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8.78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ynchbench_epcc_20_10_2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33" table:default-cell-style-name="Default"/>
        <table:table-row table:style-name="ro1">
          <table:table-cell office:value-type="string" calcext:value-type="string">
            <text:p>OMP n thre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BARRIER overhead</text:p>
          </table:table-cell>
          <table:table-cell office:value-type="float" office:value="0.442036" calcext:value-type="float">
            <text:p>0,442036</text:p>
          </table:table-cell>
          <table:table-cell office:value-type="float" office:value="0.494663" calcext:value-type="float">
            <text:p>0,494663</text:p>
          </table:table-cell>
          <table:table-cell office:value-type="float" office:value="0.590129" calcext:value-type="float">
            <text:p>0,590129</text:p>
          </table:table-cell>
          <table:table-cell office:value-type="float" office:value="0.589676" calcext:value-type="float">
            <text:p>0,589676</text:p>
          </table:table-cell>
          <table:table-cell office:value-type="float" office:value="0.601131" calcext:value-type="float">
            <text:p>0,601131</text:p>
          </table:table-cell>
          <table:table-cell office:value-type="float" office:value="0.591737" calcext:value-type="float">
            <text:p>0,591737</text:p>
          </table:table-cell>
          <table:table-cell office:value-type="float" office:value="0.672142" calcext:value-type="float">
            <text:p>0,672142</text:p>
          </table:table-cell>
          <table:table-cell office:value-type="float" office:value="0.693265" calcext:value-type="float">
            <text:p>0,693265</text:p>
          </table:table-cell>
          <table:table-cell office:value-type="float" office:value="0.817135" calcext:value-type="float">
            <text:p>0,817135</text:p>
          </table:table-cell>
          <table:table-cell office:value-type="float" office:value="0.889581" calcext:value-type="float">
            <text:p>0,889581</text:p>
          </table:table-cell>
          <table:table-cell office:value-type="float" office:value="0.932898" calcext:value-type="float">
            <text:p>0,932898</text:p>
          </table:table-cell>
          <table:table-cell office:value-type="float" office:value="0.921789" calcext:value-type="float">
            <text:p>0,921789</text:p>
          </table:table-cell>
          <table:table-cell office:value-type="float" office:value="1.024326" calcext:value-type="float">
            <text:p>1,024326</text:p>
          </table:table-cell>
          <table:table-cell office:value-type="float" office:value="1.08625" calcext:value-type="float">
            <text:p>1,08625</text:p>
          </table:table-cell>
          <table:table-cell office:value-type="float" office:value="1.152028" calcext:value-type="float">
            <text:p>1,152028</text:p>
          </table:table-cell>
          <table:table-cell office:value-type="float" office:value="1.158961" calcext:value-type="float">
            <text:p>1,158961</text:p>
          </table:table-cell>
          <table:table-cell office:value-type="float" office:value="1.298076" calcext:value-type="float">
            <text:p>1,298076</text:p>
          </table:table-cell>
          <table:table-cell office:value-type="float" office:value="1.281474" calcext:value-type="float">
            <text:p>1,281474</text:p>
          </table:table-cell>
          <table:table-cell office:value-type="float" office:value="1.462198" calcext:value-type="float">
            <text:p>1,462198</text:p>
          </table:table-cell>
          <table:table-cell office:value-type="float" office:value="1.376307" calcext:value-type="float">
            <text:p>1,376307</text:p>
          </table:table-cell>
          <table:table-cell office:value-type="float" office:value="1.451025" calcext:value-type="float">
            <text:p>1,451025</text:p>
          </table:table-cell>
          <table:table-cell office:value-type="float" office:value="1.479303" calcext:value-type="float">
            <text:p>1,479303</text:p>
          </table:table-cell>
          <table:table-cell office:value-type="float" office:value="1.581205" calcext:value-type="float">
            <text:p>1,581205</text:p>
          </table:table-cell>
          <table:table-cell office:value-type="float" office:value="1.658515" calcext:value-type="float">
            <text:p>1,658515</text:p>
          </table:table-cell>
          <table:table-cell office:value-type="float" office:value="1.731353" calcext:value-type="float">
            <text:p>1,731353</text:p>
          </table:table-cell>
          <table:table-cell office:value-type="float" office:value="1.698228" calcext:value-type="float">
            <text:p>1,698228</text:p>
          </table:table-cell>
          <table:table-cell office:value-type="float" office:value="1.878807" calcext:value-type="float">
            <text:p>1,878807</text:p>
          </table:table-cell>
          <table:table-cell office:value-type="float" office:value="1.824659" calcext:value-type="float">
            <text:p>1,824659</text:p>
          </table:table-cell>
          <table:table-cell office:value-type="float" office:value="1.892208" calcext:value-type="float">
            <text:p>1,892208</text:p>
          </table:table-cell>
          <table:table-cell office:value-type="float" office:value="1.927465" calcext:value-type="float">
            <text:p>1,927465</text:p>
          </table:table-cell>
          <table:table-cell office:value-type="float" office:value="2.008827" calcext:value-type="float">
            <text:p>2,008827</text:p>
          </table:table-cell>
          <table:table-cell office:value-type="float" office:value="2.039945" calcext:value-type="float">
            <text:p>2,039945</text:p>
          </table:table-cell>
          <table:table-cell office:value-type="float" office:value="2.163391" calcext:value-type="float">
            <text:p>2,163391</text:p>
          </table:table-cell>
          <table:table-cell office:value-type="float" office:value="2.265778" calcext:value-type="float">
            <text:p>2,265778</text:p>
          </table:table-cell>
          <table:table-cell office:value-type="float" office:value="2.223363" calcext:value-type="float">
            <text:p>2,223363</text:p>
          </table:table-cell>
          <table:table-cell office:value-type="float" office:value="2.2948" calcext:value-type="float">
            <text:p>2,2948</text:p>
          </table:table-cell>
          <table:table-cell office:value-type="float" office:value="2.411254" calcext:value-type="float">
            <text:p>2,411254</text:p>
          </table:table-cell>
          <table:table-cell office:value-type="float" office:value="2.340267" calcext:value-type="float">
            <text:p>2,340267</text:p>
          </table:table-cell>
          <table:table-cell office:value-type="float" office:value="2.462332" calcext:value-type="float">
            <text:p>2,462332</text:p>
          </table:table-cell>
          <table:table-cell office:value-type="float" office:value="2.430384" calcext:value-type="float">
            <text:p>2,430384</text:p>
          </table:table-cell>
          <table:table-cell office:value-type="float" office:value="2.515126" calcext:value-type="float">
            <text:p>2,515126</text:p>
          </table:table-cell>
          <table:table-cell office:value-type="float" office:value="2.60355" calcext:value-type="float">
            <text:p>2,60355</text:p>
          </table:table-cell>
          <table:table-cell office:value-type="float" office:value="2.654139" calcext:value-type="float">
            <text:p>2,654139</text:p>
          </table:table-cell>
          <table:table-cell office:value-type="float" office:value="2.720129" calcext:value-type="float">
            <text:p>2,720129</text:p>
          </table:table-cell>
          <table:table-cell office:value-type="float" office:value="2.837025" calcext:value-type="float">
            <text:p>2,837025</text:p>
          </table:table-cell>
          <table:table-cell office:value-type="float" office:value="2.785304" calcext:value-type="float">
            <text:p>2,785304</text:p>
          </table:table-cell>
          <table:table-cell office:value-type="float" office:value="2.905338" calcext:value-type="float">
            <text:p>2,905338</text:p>
          </table:table-cell>
          <table:table-cell office:value-type="float" office:value="3.070822" calcext:value-type="float">
            <text:p>3,070822</text:p>
          </table:table-cell>
          <table:table-cell office:value-type="float" office:value="3.01769" calcext:value-type="float">
            <text:p>3,01769</text:p>
          </table:table-cell>
          <table:table-cell office:value-type="float" office:value="3.017264" calcext:value-type="float">
            <text:p>3,017264</text:p>
          </table:table-cell>
          <table:table-cell office:value-type="float" office:value="3.078507" calcext:value-type="float">
            <text:p>3,078507</text:p>
          </table:table-cell>
          <table:table-cell office:value-type="float" office:value="3.11771" calcext:value-type="float">
            <text:p>3,11771</text:p>
          </table:table-cell>
          <table:table-cell office:value-type="float" office:value="3.194103" calcext:value-type="float">
            <text:p>3,194103</text:p>
          </table:table-cell>
          <table:table-cell office:value-type="float" office:value="3.193391" calcext:value-type="float">
            <text:p>3,193391</text:p>
          </table:table-cell>
          <table:table-cell office:value-type="float" office:value="3.352405" calcext:value-type="float">
            <text:p>3,352405</text:p>
          </table:table-cell>
          <table:table-cell office:value-type="float" office:value="3.407915" calcext:value-type="float">
            <text:p>3,407915</text:p>
          </table:table-cell>
          <table:table-cell office:value-type="float" office:value="3.464288" calcext:value-type="float">
            <text:p>3,464288</text:p>
          </table:table-cell>
          <table:table-cell office:value-type="float" office:value="3.472874" calcext:value-type="float">
            <text:p>3,472874</text:p>
          </table:table-cell>
          <table:table-cell office:value-type="float" office:value="3.491181" calcext:value-type="float">
            <text:p>3,491181</text:p>
          </table:table-cell>
          <table:table-cell office:value-type="float" office:value="3.619263" calcext:value-type="float">
            <text:p>3,619263</text:p>
          </table:table-cell>
          <table:table-cell office:value-type="float" office:value="3.659778" calcext:value-type="float">
            <text:p>3,659778</text:p>
          </table:table-cell>
          <table:table-cell office:value-type="float" office:value="3.643477" calcext:value-type="float">
            <text:p>3,643477</text:p>
          </table:table-cell>
          <table:table-cell office:value-type="float" office:value="3.791537" calcext:value-type="float">
            <text:p>3,791537</text:p>
          </table:table-cell>
          <table:table-cell office:value-type="float" office:value="3.847715" calcext:value-type="float">
            <text:p>3,847715</text:p>
          </table:table-cell>
          <table:table-cell office:value-type="float" office:value="3.92118" calcext:value-type="float">
            <text:p>3,92118</text:p>
          </table:table-cell>
          <table:table-cell office:value-type="float" office:value="3.904835" calcext:value-type="float">
            <text:p>3,904835</text:p>
          </table:table-cell>
          <table:table-cell office:value-type="float" office:value="4.084329" calcext:value-type="float">
            <text:p>4,084329</text:p>
          </table:table-cell>
          <table:table-cell office:value-type="float" office:value="4.001072" calcext:value-type="float">
            <text:p>4,001072</text:p>
          </table:table-cell>
          <table:table-cell office:value-type="float" office:value="4.041723" calcext:value-type="float">
            <text:p>4,041723</text:p>
          </table:table-cell>
          <table:table-cell office:value-type="float" office:value="4.134074" calcext:value-type="float">
            <text:p>4,134074</text:p>
          </table:table-cell>
          <table:table-cell office:value-type="float" office:value="4.153838" calcext:value-type="float">
            <text:p>4,153838</text:p>
          </table:table-cell>
          <table:table-cell office:value-type="float" office:value="4.175944" calcext:value-type="float">
            <text:p>4,175944</text:p>
          </table:table-cell>
        </table:table-row>
        <table:table-row table:style-name="ro1">
          <table:table-cell office:value-type="string" calcext:value-type="string">
            <text:p>_CENTRALIZED BARRIER overhead</text:p>
          </table:table-cell>
          <table:table-cell office:value-type="float" office:value="0.035058" calcext:value-type="float">
            <text:p>0,035058</text:p>
          </table:table-cell>
          <table:table-cell office:value-type="float" office:value="0.099862" calcext:value-type="float">
            <text:p>0,099862</text:p>
          </table:table-cell>
          <table:table-cell office:value-type="float" office:value="0.328318" calcext:value-type="float">
            <text:p>0,328318</text:p>
          </table:table-cell>
          <table:table-cell office:value-type="float" office:value="0.349313" calcext:value-type="float">
            <text:p>0,349313</text:p>
          </table:table-cell>
          <table:table-cell office:value-type="float" office:value="0.492366" calcext:value-type="float">
            <text:p>0,492366</text:p>
          </table:table-cell>
          <table:table-cell office:value-type="float" office:value="0.489399" calcext:value-type="float">
            <text:p>0,489399</text:p>
          </table:table-cell>
          <table:table-cell office:value-type="float" office:value="0.582302" calcext:value-type="float">
            <text:p>0,582302</text:p>
          </table:table-cell>
          <table:table-cell office:value-type="float" office:value="0.581709" calcext:value-type="float">
            <text:p>0,581709</text:p>
          </table:table-cell>
          <table:table-cell office:value-type="float" office:value="0.662823" calcext:value-type="float">
            <text:p>0,662823</text:p>
          </table:table-cell>
          <table:table-cell office:value-type="float" office:value="0.679745" calcext:value-type="float">
            <text:p>0,679745</text:p>
          </table:table-cell>
          <table:table-cell office:value-type="float" office:value="0.754253" calcext:value-type="float">
            <text:p>0,754253</text:p>
          </table:table-cell>
          <table:table-cell office:value-type="float" office:value="0.771061" calcext:value-type="float">
            <text:p>0,771061</text:p>
          </table:table-cell>
          <table:table-cell office:value-type="float" office:value="0.852095" calcext:value-type="float">
            <text:p>0,852095</text:p>
          </table:table-cell>
          <table:table-cell office:value-type="float" office:value="0.898367" calcext:value-type="float">
            <text:p>0,898367</text:p>
          </table:table-cell>
          <table:table-cell office:value-type="float" office:value="0.941469" calcext:value-type="float">
            <text:p>0,941469</text:p>
          </table:table-cell>
          <table:table-cell office:value-type="float" office:value="0.958239" calcext:value-type="float">
            <text:p>0,958239</text:p>
          </table:table-cell>
          <table:table-cell office:value-type="float" office:value="1.044731" calcext:value-type="float">
            <text:p>1,044731</text:p>
          </table:table-cell>
          <table:table-cell office:value-type="float" office:value="1.045474" calcext:value-type="float">
            <text:p>1,045474</text:p>
          </table:table-cell>
          <table:table-cell office:value-type="float" office:value="1.124698" calcext:value-type="float">
            <text:p>1,124698</text:p>
          </table:table-cell>
          <table:table-cell office:value-type="float" office:value="1.193786" calcext:value-type="float">
            <text:p>1,193786</text:p>
          </table:table-cell>
          <table:table-cell office:value-type="float" office:value="1.271551" calcext:value-type="float">
            <text:p>1,271551</text:p>
          </table:table-cell>
          <table:table-cell office:value-type="float" office:value="1.240457" calcext:value-type="float">
            <text:p>1,240457</text:p>
          </table:table-cell>
          <table:table-cell office:value-type="float" office:value="1.341301" calcext:value-type="float">
            <text:p>1,341301</text:p>
          </table:table-cell>
          <table:table-cell office:value-type="float" office:value="1.355154" calcext:value-type="float">
            <text:p>1,355154</text:p>
          </table:table-cell>
          <table:table-cell office:value-type="float" office:value="1.437091" calcext:value-type="float">
            <text:p>1,437091</text:p>
          </table:table-cell>
          <table:table-cell office:value-type="float" office:value="1.449881" calcext:value-type="float">
            <text:p>1,449881</text:p>
          </table:table-cell>
          <table:table-cell office:value-type="float" office:value="1.522148" calcext:value-type="float">
            <text:p>1,522148</text:p>
          </table:table-cell>
          <table:table-cell office:value-type="float" office:value="1.539169" calcext:value-type="float">
            <text:p>1,539169</text:p>
          </table:table-cell>
          <table:table-cell office:value-type="float" office:value="1.693142" calcext:value-type="float">
            <text:p>1,693142</text:p>
          </table:table-cell>
          <table:table-cell office:value-type="float" office:value="1.682014" calcext:value-type="float">
            <text:p>1,682014</text:p>
          </table:table-cell>
          <table:table-cell office:value-type="float" office:value="1.781887" calcext:value-type="float">
            <text:p>1,781887</text:p>
          </table:table-cell>
          <table:table-cell office:value-type="float" office:value="1.739325" calcext:value-type="float">
            <text:p>1,739325</text:p>
          </table:table-cell>
          <table:table-cell office:value-type="float" office:value="1.801259" calcext:value-type="float">
            <text:p>1,801259</text:p>
          </table:table-cell>
          <table:table-cell office:value-type="float" office:value="1.826902" calcext:value-type="float">
            <text:p>1,826902</text:p>
          </table:table-cell>
          <table:table-cell office:value-type="float" office:value="1.932948" calcext:value-type="float">
            <text:p>1,932948</text:p>
          </table:table-cell>
          <table:table-cell office:value-type="float" office:value="1.908276" calcext:value-type="float">
            <text:p>1,908276</text:p>
          </table:table-cell>
          <table:table-cell office:value-type="float" office:value="2.01301" calcext:value-type="float">
            <text:p>2,01301</text:p>
          </table:table-cell>
          <table:table-cell office:value-type="float" office:value="2.000522" calcext:value-type="float">
            <text:p>2,000522</text:p>
          </table:table-cell>
          <table:table-cell office:value-type="float" office:value="2.117035" calcext:value-type="float">
            <text:p>2,117035</text:p>
          </table:table-cell>
          <table:table-cell office:value-type="float" office:value="2.162528" calcext:value-type="float">
            <text:p>2,162528</text:p>
          </table:table-cell>
          <table:table-cell office:value-type="float" office:value="2.201918" calcext:value-type="float">
            <text:p>2,201918</text:p>
          </table:table-cell>
          <table:table-cell office:value-type="float" office:value="2.222194" calcext:value-type="float">
            <text:p>2,222194</text:p>
          </table:table-cell>
          <table:table-cell office:value-type="float" office:value="2.284335" calcext:value-type="float">
            <text:p>2,284335</text:p>
          </table:table-cell>
          <table:table-cell office:value-type="float" office:value="2.3059" calcext:value-type="float">
            <text:p>2,3059</text:p>
          </table:table-cell>
          <table:table-cell office:value-type="float" office:value="2.40118" calcext:value-type="float">
            <text:p>2,40118</text:p>
          </table:table-cell>
          <table:table-cell office:value-type="float" office:value="2.425931" calcext:value-type="float">
            <text:p>2,425931</text:p>
          </table:table-cell>
          <table:table-cell office:value-type="float" office:value="2.455909" calcext:value-type="float">
            <text:p>2,455909</text:p>
          </table:table-cell>
          <table:table-cell office:value-type="float" office:value="2.490614" calcext:value-type="float">
            <text:p>2,490614</text:p>
          </table:table-cell>
          <table:table-cell office:value-type="float" office:value="2.576828" calcext:value-type="float">
            <text:p>2,576828</text:p>
          </table:table-cell>
          <table:table-cell office:value-type="float" office:value="2.573795" calcext:value-type="float">
            <text:p>2,573795</text:p>
          </table:table-cell>
          <table:table-cell office:value-type="float" office:value="2.657656" calcext:value-type="float">
            <text:p>2,657656</text:p>
          </table:table-cell>
          <table:table-cell office:value-type="float" office:value="2.697354" calcext:value-type="float">
            <text:p>2,697354</text:p>
          </table:table-cell>
          <table:table-cell office:value-type="float" office:value="2.806627" calcext:value-type="float">
            <text:p>2,806627</text:p>
          </table:table-cell>
          <table:table-cell office:value-type="float" office:value="2.844005" calcext:value-type="float">
            <text:p>2,844005</text:p>
          </table:table-cell>
          <table:table-cell office:value-type="float" office:value="2.876833" calcext:value-type="float">
            <text:p>2,876833</text:p>
          </table:table-cell>
          <table:table-cell office:value-type="float" office:value="2.903471" calcext:value-type="float">
            <text:p>2,903471</text:p>
          </table:table-cell>
          <table:table-cell office:value-type="float" office:value="3.033868" calcext:value-type="float">
            <text:p>3,033868</text:p>
          </table:table-cell>
          <table:table-cell office:value-type="float" office:value="3.038621" calcext:value-type="float">
            <text:p>3,038621</text:p>
          </table:table-cell>
          <table:table-cell office:value-type="float" office:value="3.086262" calcext:value-type="float">
            <text:p>3,086262</text:p>
          </table:table-cell>
          <table:table-cell office:value-type="float" office:value="3.083837" calcext:value-type="float">
            <text:p>3,083837</text:p>
          </table:table-cell>
          <table:table-cell office:value-type="float" office:value="3.15184" calcext:value-type="float">
            <text:p>3,15184</text:p>
          </table:table-cell>
          <table:table-cell office:value-type="float" office:value="3.218299" calcext:value-type="float">
            <text:p>3,218299</text:p>
          </table:table-cell>
          <table:table-cell office:value-type="float" office:value="3.27696" calcext:value-type="float">
            <text:p>3,27696</text:p>
          </table:table-cell>
          <table:table-cell office:value-type="float" office:value="3.414309" calcext:value-type="float">
            <text:p>3,414309</text:p>
          </table:table-cell>
          <table:table-cell office:value-type="float" office:value="3.364356" calcext:value-type="float">
            <text:p>3,364356</text:p>
          </table:table-cell>
          <table:table-cell office:value-type="float" office:value="3.430519" calcext:value-type="float">
            <text:p>3,430519</text:p>
          </table:table-cell>
          <table:table-cell office:value-type="float" office:value="3.579772" calcext:value-type="float">
            <text:p>3,579772</text:p>
          </table:table-cell>
          <table:table-cell office:value-type="float" office:value="3.533832" calcext:value-type="float">
            <text:p>3,533832</text:p>
          </table:table-cell>
          <table:table-cell office:value-type="float" office:value="3.587874" calcext:value-type="float">
            <text:p>3,587874</text:p>
          </table:table-cell>
          <table:table-cell office:value-type="float" office:value="3.640402" calcext:value-type="float">
            <text:p>3,640402</text:p>
          </table:table-cell>
          <table:table-cell office:value-type="float" office:value="3.720837" calcext:value-type="float">
            <text:p>3,720837</text:p>
          </table:table-cell>
          <table:table-cell office:value-type="float" office:value="3.683034" calcext:value-type="float">
            <text:p>3,683034</text:p>
          </table:table-cell>
        </table:table-row>
        <table:table-row table:style-name="ro1">
          <table:table-cell office:value-type="string" calcext:value-type="string">
            <text:p>COMBINING TREE BARRIER overhead</text:p>
          </table:table-cell>
          <table:table-cell office:value-type="float" office:value="0.047013" calcext:value-type="float">
            <text:p>0,047013</text:p>
          </table:table-cell>
          <table:table-cell office:value-type="float" office:value="0.145012" calcext:value-type="float">
            <text:p>0,145012</text:p>
          </table:table-cell>
          <table:table-cell office:value-type="float" office:value="0.604839" calcext:value-type="float">
            <text:p>0,604839</text:p>
          </table:table-cell>
          <table:table-cell office:value-type="float" office:value="0.694106" calcext:value-type="float">
            <text:p>0,694106</text:p>
          </table:table-cell>
          <table:table-cell office:value-type="float" office:value="0.92994" calcext:value-type="float">
            <text:p>0,92994</text:p>
          </table:table-cell>
          <table:table-cell office:value-type="float" office:value="0.987866" calcext:value-type="float">
            <text:p>0,987866</text:p>
          </table:table-cell>
          <table:table-cell office:value-type="float" office:value="1.068714" calcext:value-type="float">
            <text:p>1,068714</text:p>
          </table:table-cell>
          <table:table-cell office:value-type="float" office:value="1.037907" calcext:value-type="float">
            <text:p>1,037907</text:p>
          </table:table-cell>
          <table:table-cell office:value-type="float" office:value="1.305812" calcext:value-type="float">
            <text:p>1,305812</text:p>
          </table:table-cell>
          <table:table-cell office:value-type="float" office:value="1.309906" calcext:value-type="float">
            <text:p>1,309906</text:p>
          </table:table-cell>
          <table:table-cell office:value-type="float" office:value="1.330913" calcext:value-type="float">
            <text:p>1,330913</text:p>
          </table:table-cell>
          <table:table-cell office:value-type="float" office:value="1.457953" calcext:value-type="float">
            <text:p>1,457953</text:p>
          </table:table-cell>
          <table:table-cell office:value-type="float" office:value="1.469839" calcext:value-type="float">
            <text:p>1,469839</text:p>
          </table:table-cell>
          <table:table-cell office:value-type="float" office:value="1.496168" calcext:value-type="float">
            <text:p>1,496168</text:p>
          </table:table-cell>
          <table:table-cell office:value-type="float" office:value="1.582932" calcext:value-type="float">
            <text:p>1,582932</text:p>
          </table:table-cell>
          <table:table-cell office:value-type="float" office:value="1.608912" calcext:value-type="float">
            <text:p>1,608912</text:p>
          </table:table-cell>
          <table:table-cell office:value-type="float" office:value="1.580021" calcext:value-type="float">
            <text:p>1,580021</text:p>
          </table:table-cell>
          <table:table-cell office:value-type="float" office:value="1.546987" calcext:value-type="float">
            <text:p>1,546987</text:p>
          </table:table-cell>
          <table:table-cell office:value-type="float" office:value="1.702035" calcext:value-type="float">
            <text:p>1,702035</text:p>
          </table:table-cell>
          <table:table-cell office:value-type="float" office:value="1.705252" calcext:value-type="float">
            <text:p>1,705252</text:p>
          </table:table-cell>
          <table:table-cell office:value-type="float" office:value="1.823464" calcext:value-type="float">
            <text:p>1,823464</text:p>
          </table:table-cell>
          <table:table-cell office:value-type="float" office:value="1.689894" calcext:value-type="float">
            <text:p>1,689894</text:p>
          </table:table-cell>
          <table:table-cell office:value-type="float" office:value="1.861755" calcext:value-type="float">
            <text:p>1,861755</text:p>
          </table:table-cell>
          <table:table-cell office:value-type="float" office:value="1.819378" calcext:value-type="float">
            <text:p>1,819378</text:p>
          </table:table-cell>
          <table:table-cell office:value-type="float" office:value="1.865035" calcext:value-type="float">
            <text:p>1,865035</text:p>
          </table:table-cell>
          <table:table-cell office:value-type="float" office:value="1.968001" calcext:value-type="float">
            <text:p>1,968001</text:p>
          </table:table-cell>
          <table:table-cell office:value-type="float" office:value="1.945573" calcext:value-type="float">
            <text:p>1,945573</text:p>
          </table:table-cell>
          <table:table-cell office:value-type="float" office:value="1.978936" calcext:value-type="float">
            <text:p>1,978936</text:p>
          </table:table-cell>
          <table:table-cell office:value-type="float" office:value="1.974894" calcext:value-type="float">
            <text:p>1,974894</text:p>
          </table:table-cell>
          <table:table-cell office:value-type="float" office:value="2.040111" calcext:value-type="float">
            <text:p>2,040111</text:p>
          </table:table-cell>
          <table:table-cell office:value-type="float" office:value="2.018123" calcext:value-type="float">
            <text:p>2,018123</text:p>
          </table:table-cell>
          <table:table-cell office:value-type="float" office:value="2.099835" calcext:value-type="float">
            <text:p>2,099835</text:p>
          </table:table-cell>
          <table:table-cell office:value-type="float" office:value="2.029519" calcext:value-type="float">
            <text:p>2,029519</text:p>
          </table:table-cell>
          <table:table-cell office:value-type="float" office:value="2.00901" calcext:value-type="float">
            <text:p>2,00901</text:p>
          </table:table-cell>
          <table:table-cell office:value-type="float" office:value="2.031487" calcext:value-type="float">
            <text:p>2,031487</text:p>
          </table:table-cell>
          <table:table-cell office:value-type="float" office:value="1.98668" calcext:value-type="float">
            <text:p>1,98668</text:p>
          </table:table-cell>
          <table:table-cell office:value-type="float" office:value="2.129292" calcext:value-type="float">
            <text:p>2,129292</text:p>
          </table:table-cell>
          <table:table-cell office:value-type="float" office:value="2.144581" calcext:value-type="float">
            <text:p>2,144581</text:p>
          </table:table-cell>
          <table:table-cell office:value-type="float" office:value="2.152596" calcext:value-type="float">
            <text:p>2,152596</text:p>
          </table:table-cell>
          <table:table-cell office:value-type="float" office:value="2.2384" calcext:value-type="float">
            <text:p>2,2384</text:p>
          </table:table-cell>
          <table:table-cell office:value-type="float" office:value="2.206914" calcext:value-type="float">
            <text:p>2,206914</text:p>
          </table:table-cell>
          <table:table-cell office:value-type="float" office:value="2.201485" calcext:value-type="float">
            <text:p>2,201485</text:p>
          </table:table-cell>
          <table:table-cell office:value-type="float" office:value="2.297354" calcext:value-type="float">
            <text:p>2,297354</text:p>
          </table:table-cell>
          <table:table-cell office:value-type="float" office:value="2.16178" calcext:value-type="float">
            <text:p>2,16178</text:p>
          </table:table-cell>
          <table:table-cell office:value-type="float" office:value="2.363149" calcext:value-type="float">
            <text:p>2,363149</text:p>
          </table:table-cell>
          <table:table-cell office:value-type="float" office:value="2.264658" calcext:value-type="float">
            <text:p>2,264658</text:p>
          </table:table-cell>
          <table:table-cell office:value-type="float" office:value="2.345621" calcext:value-type="float">
            <text:p>2,345621</text:p>
          </table:table-cell>
          <table:table-cell office:value-type="float" office:value="2.288333" calcext:value-type="float">
            <text:p>2,288333</text:p>
          </table:table-cell>
          <table:table-cell office:value-type="float" office:value="2.321866" calcext:value-type="float">
            <text:p>2,321866</text:p>
          </table:table-cell>
          <table:table-cell office:value-type="float" office:value="2.37961" calcext:value-type="float">
            <text:p>2,37961</text:p>
          </table:table-cell>
          <table:table-cell office:value-type="float" office:value="2.337679" calcext:value-type="float">
            <text:p>2,337679</text:p>
          </table:table-cell>
          <table:table-cell office:value-type="float" office:value="2.325636" calcext:value-type="float">
            <text:p>2,325636</text:p>
          </table:table-cell>
          <table:table-cell office:value-type="float" office:value="2.426192" calcext:value-type="float">
            <text:p>2,426192</text:p>
          </table:table-cell>
          <table:table-cell office:value-type="float" office:value="2.36286" calcext:value-type="float">
            <text:p>2,36286</text:p>
          </table:table-cell>
          <table:table-cell office:value-type="float" office:value="2.483524" calcext:value-type="float">
            <text:p>2,483524</text:p>
          </table:table-cell>
          <table:table-cell office:value-type="float" office:value="2.460684" calcext:value-type="float">
            <text:p>2,460684</text:p>
          </table:table-cell>
          <table:table-cell office:value-type="float" office:value="2.46417" calcext:value-type="float">
            <text:p>2,46417</text:p>
          </table:table-cell>
          <table:table-cell office:value-type="float" office:value="2.441224" calcext:value-type="float">
            <text:p>2,441224</text:p>
          </table:table-cell>
          <table:table-cell office:value-type="float" office:value="2.544497" calcext:value-type="float">
            <text:p>2,544497</text:p>
          </table:table-cell>
          <table:table-cell office:value-type="float" office:value="2.547585" calcext:value-type="float">
            <text:p>2,547585</text:p>
          </table:table-cell>
          <table:table-cell office:value-type="float" office:value="2.555688" calcext:value-type="float">
            <text:p>2,555688</text:p>
          </table:table-cell>
          <table:table-cell office:value-type="float" office:value="2.534002" calcext:value-type="float">
            <text:p>2,534002</text:p>
          </table:table-cell>
          <table:table-cell office:value-type="float" office:value="2.608072" calcext:value-type="float">
            <text:p>2,608072</text:p>
          </table:table-cell>
          <table:table-cell office:value-type="float" office:value="2.607653" calcext:value-type="float">
            <text:p>2,607653</text:p>
          </table:table-cell>
          <table:table-cell office:value-type="float" office:value="2.531727" calcext:value-type="float">
            <text:p>2,531727</text:p>
          </table:table-cell>
          <table:table-cell office:value-type="float" office:value="2.488592" calcext:value-type="float">
            <text:p>2,488592</text:p>
          </table:table-cell>
          <table:table-cell office:value-type="float" office:value="2.481787" calcext:value-type="float">
            <text:p>2,481787</text:p>
          </table:table-cell>
          <table:table-cell office:value-type="float" office:value="2.509337" calcext:value-type="float">
            <text:p>2,509337</text:p>
          </table:table-cell>
          <table:table-cell office:value-type="float" office:value="2.609902" calcext:value-type="float">
            <text:p>2,609902</text:p>
          </table:table-cell>
          <table:table-cell office:value-type="float" office:value="2.525252" calcext:value-type="float">
            <text:p>2,525252</text:p>
          </table:table-cell>
          <table:table-cell office:value-type="float" office:value="2.542233" calcext:value-type="float">
            <text:p>2,542233</text:p>
          </table:table-cell>
          <table:table-cell office:value-type="float" office:value="2.490544" calcext:value-type="float">
            <text:p>2,490544</text:p>
          </table:table-cell>
        </table:table-row>
        <table:table-row table:style-name="ro1">
          <table:table-cell office:value-type="string" calcext:value-type="string">
            <text:p>DISSEMINATION BARRIER overhead</text:p>
          </table:table-cell>
          <table:table-cell office:value-type="float" office:value="0.017419" calcext:value-type="float">
            <text:p>0,017419</text:p>
          </table:table-cell>
          <table:table-cell office:value-type="float" office:value="0.08481" calcext:value-type="float">
            <text:p>0,08481</text:p>
          </table:table-cell>
          <table:table-cell office:value-type="float" office:value="0.417764" calcext:value-type="float">
            <text:p>0,417764</text:p>
          </table:table-cell>
          <table:table-cell office:value-type="float" office:value="0.379288" calcext:value-type="float">
            <text:p>0,379288</text:p>
          </table:table-cell>
          <table:table-cell office:value-type="float" office:value="0.596231" calcext:value-type="float">
            <text:p>0,596231</text:p>
          </table:table-cell>
          <table:table-cell office:value-type="float" office:value="0.601869" calcext:value-type="float">
            <text:p>0,601869</text:p>
          </table:table-cell>
          <table:table-cell office:value-type="float" office:value="0.678497" calcext:value-type="float">
            <text:p>0,678497</text:p>
          </table:table-cell>
          <table:table-cell office:value-type="float" office:value="0.60304" calcext:value-type="float">
            <text:p>0,60304</text:p>
          </table:table-cell>
          <table:table-cell office:value-type="float" office:value="0.826719" calcext:value-type="float">
            <text:p>0,826719</text:p>
          </table:table-cell>
          <table:table-cell office:value-type="float" office:value="0.826469" calcext:value-type="float">
            <text:p>0,826469</text:p>
          </table:table-cell>
          <table:table-cell office:value-type="float" office:value="0.85226" calcext:value-type="float">
            <text:p>0,85226</text:p>
          </table:table-cell>
          <table:table-cell office:value-type="float" office:value="0.814073" calcext:value-type="float">
            <text:p>0,814073</text:p>
          </table:table-cell>
          <table:table-cell office:value-type="float" office:value="0.871721" calcext:value-type="float">
            <text:p>0,871721</text:p>
          </table:table-cell>
          <table:table-cell office:value-type="float" office:value="0.830354" calcext:value-type="float">
            <text:p>0,830354</text:p>
          </table:table-cell>
          <table:table-cell office:value-type="float" office:value="0.916883" calcext:value-type="float">
            <text:p>0,916883</text:p>
          </table:table-cell>
          <table:table-cell office:value-type="float" office:value="0.829828" calcext:value-type="float">
            <text:p>0,829828</text:p>
          </table:table-cell>
          <table:table-cell office:value-type="float" office:value="1.042375" calcext:value-type="float">
            <text:p>1,042375</text:p>
          </table:table-cell>
          <table:table-cell office:value-type="float" office:value="1.047663" calcext:value-type="float">
            <text:p>1,047663</text:p>
          </table:table-cell>
          <table:table-cell office:value-type="float" office:value="1.073708" calcext:value-type="float">
            <text:p>1,073708</text:p>
          </table:table-cell>
          <table:table-cell office:value-type="float" office:value="1.055032" calcext:value-type="float">
            <text:p>1,055032</text:p>
          </table:table-cell>
          <table:table-cell office:value-type="float" office:value="1.079414" calcext:value-type="float">
            <text:p>1,079414</text:p>
          </table:table-cell>
          <table:table-cell office:value-type="float" office:value="1.052318" calcext:value-type="float">
            <text:p>1,052318</text:p>
          </table:table-cell>
          <table:table-cell office:value-type="float" office:value="1.091321" calcext:value-type="float">
            <text:p>1,091321</text:p>
          </table:table-cell>
          <table:table-cell office:value-type="float" office:value="1.047509" calcext:value-type="float">
            <text:p>1,047509</text:p>
          </table:table-cell>
          <table:table-cell office:value-type="float" office:value="1.091048" calcext:value-type="float">
            <text:p>1,091048</text:p>
          </table:table-cell>
          <table:table-cell office:value-type="float" office:value="1.062846" calcext:value-type="float">
            <text:p>1,062846</text:p>
          </table:table-cell>
          <table:table-cell office:value-type="float" office:value="1.11275" calcext:value-type="float">
            <text:p>1,11275</text:p>
          </table:table-cell>
          <table:table-cell office:value-type="float" office:value="1.057152" calcext:value-type="float">
            <text:p>1,057152</text:p>
          </table:table-cell>
          <table:table-cell office:value-type="float" office:value="1.112197" calcext:value-type="float">
            <text:p>1,112197</text:p>
          </table:table-cell>
          <table:table-cell office:value-type="float" office:value="1.063849" calcext:value-type="float">
            <text:p>1,063849</text:p>
          </table:table-cell>
          <table:table-cell office:value-type="float" office:value="1.159773" calcext:value-type="float">
            <text:p>1,159773</text:p>
          </table:table-cell>
          <table:table-cell office:value-type="float" office:value="1.064982" calcext:value-type="float">
            <text:p>1,064982</text:p>
          </table:table-cell>
          <table:table-cell office:value-type="float" office:value="1.280601" calcext:value-type="float">
            <text:p>1,280601</text:p>
          </table:table-cell>
          <table:table-cell office:value-type="float" office:value="1.293475" calcext:value-type="float">
            <text:p>1,293475</text:p>
          </table:table-cell>
          <table:table-cell office:value-type="float" office:value="1.315527" calcext:value-type="float">
            <text:p>1,315527</text:p>
          </table:table-cell>
          <table:table-cell office:value-type="float" office:value="1.290516" calcext:value-type="float">
            <text:p>1,290516</text:p>
          </table:table-cell>
          <table:table-cell office:value-type="float" office:value="1.314825" calcext:value-type="float">
            <text:p>1,314825</text:p>
          </table:table-cell>
          <table:table-cell office:value-type="float" office:value="1.295495" calcext:value-type="float">
            <text:p>1,295495</text:p>
          </table:table-cell>
          <table:table-cell office:value-type="float" office:value="1.324692" calcext:value-type="float">
            <text:p>1,324692</text:p>
          </table:table-cell>
          <table:table-cell office:value-type="float" office:value="1.293308" calcext:value-type="float">
            <text:p>1,293308</text:p>
          </table:table-cell>
          <table:table-cell office:value-type="float" office:value="1.325054" calcext:value-type="float">
            <text:p>1,325054</text:p>
          </table:table-cell>
          <table:table-cell office:value-type="float" office:value="1.307394" calcext:value-type="float">
            <text:p>1,307394</text:p>
          </table:table-cell>
          <table:table-cell office:value-type="float" office:value="1.326031" calcext:value-type="float">
            <text:p>1,326031</text:p>
          </table:table-cell>
          <table:table-cell office:value-type="float" office:value="1.298522" calcext:value-type="float">
            <text:p>1,298522</text:p>
          </table:table-cell>
          <table:table-cell office:value-type="float" office:value="1.333234" calcext:value-type="float">
            <text:p>1,333234</text:p>
          </table:table-cell>
          <table:table-cell office:value-type="float" office:value="1.301653" calcext:value-type="float">
            <text:p>1,301653</text:p>
          </table:table-cell>
          <table:table-cell office:value-type="float" office:value="1.346297" calcext:value-type="float">
            <text:p>1,346297</text:p>
          </table:table-cell>
          <table:table-cell office:value-type="float" office:value="1.296494" calcext:value-type="float">
            <text:p>1,296494</text:p>
          </table:table-cell>
          <table:table-cell office:value-type="float" office:value="1.35508" calcext:value-type="float">
            <text:p>1,35508</text:p>
          </table:table-cell>
          <table:table-cell office:value-type="float" office:value="1.304205" calcext:value-type="float">
            <text:p>1,304205</text:p>
          </table:table-cell>
          <table:table-cell office:value-type="float" office:value="1.389613" calcext:value-type="float">
            <text:p>1,389613</text:p>
          </table:table-cell>
          <table:table-cell office:value-type="float" office:value="1.313005" calcext:value-type="float">
            <text:p>1,313005</text:p>
          </table:table-cell>
          <table:table-cell office:value-type="float" office:value="1.349818" calcext:value-type="float">
            <text:p>1,349818</text:p>
          </table:table-cell>
          <table:table-cell office:value-type="float" office:value="1.308085" calcext:value-type="float">
            <text:p>1,308085</text:p>
          </table:table-cell>
          <table:table-cell office:value-type="float" office:value="1.381908" calcext:value-type="float">
            <text:p>1,381908</text:p>
          </table:table-cell>
          <table:table-cell office:value-type="float" office:value="1.305301" calcext:value-type="float">
            <text:p>1,305301</text:p>
          </table:table-cell>
          <table:table-cell office:value-type="float" office:value="1.35813" calcext:value-type="float">
            <text:p>1,35813</text:p>
          </table:table-cell>
          <table:table-cell office:value-type="float" office:value="1.310384" calcext:value-type="float">
            <text:p>1,310384</text:p>
          </table:table-cell>
          <table:table-cell office:value-type="float" office:value="1.383108" calcext:value-type="float">
            <text:p>1,383108</text:p>
          </table:table-cell>
          <table:table-cell office:value-type="float" office:value="1.312707" calcext:value-type="float">
            <text:p>1,312707</text:p>
          </table:table-cell>
          <table:table-cell office:value-type="float" office:value="1.38088" calcext:value-type="float">
            <text:p>1,38088</text:p>
          </table:table-cell>
          <table:table-cell office:value-type="float" office:value="1.32793" calcext:value-type="float">
            <text:p>1,32793</text:p>
          </table:table-cell>
          <table:table-cell office:value-type="float" office:value="1.427711" calcext:value-type="float">
            <text:p>1,427711</text:p>
          </table:table-cell>
          <table:table-cell office:value-type="float" office:value="1.321369" calcext:value-type="float">
            <text:p>1,321369</text:p>
          </table:table-cell>
          <table:table-cell office:value-type="float" office:value="1.55827" calcext:value-type="float">
            <text:p>1,55827</text:p>
          </table:table-cell>
          <table:table-cell office:value-type="float" office:value="1.593092" calcext:value-type="float">
            <text:p>1,593092</text:p>
          </table:table-cell>
          <table:table-cell office:value-type="float" office:value="1.589779" calcext:value-type="float">
            <text:p>1,589779</text:p>
          </table:table-cell>
          <table:table-cell office:value-type="float" office:value="1.574496" calcext:value-type="float">
            <text:p>1,574496</text:p>
          </table:table-cell>
          <table:table-cell office:value-type="float" office:value="1.591151" calcext:value-type="float">
            <text:p>1,591151</text:p>
          </table:table-cell>
          <table:table-cell office:value-type="float" office:value="1.575782" calcext:value-type="float">
            <text:p>1,575782</text:p>
          </table:table-cell>
          <table:table-cell office:value-type="float" office:value="1.603505" calcext:value-type="float">
            <text:p>1,603505</text:p>
          </table:table-cell>
          <table:table-cell office:value-type="float" office:value="1.572173" calcext:value-type="float">
            <text:p>1,572173</text:p>
          </table:table-cell>
        </table:table-row>
        <table:table-row table:style-name="ro1">
          <table:table-cell office:value-type="string" calcext:value-type="string">
            <text:p>LINEAR CENTRALIZED BARRIER overhead</text:p>
          </table:table-cell>
          <table:table-cell office:value-type="float" office:value="0.010069" calcext:value-type="float">
            <text:p>0,010069</text:p>
          </table:table-cell>
          <table:table-cell office:value-type="float" office:value="0.100429" calcext:value-type="float">
            <text:p>0,100429</text:p>
          </table:table-cell>
          <table:table-cell office:value-type="float" office:value="0.357732" calcext:value-type="float">
            <text:p>0,357732</text:p>
          </table:table-cell>
          <table:table-cell office:value-type="float" office:value="0.461262" calcext:value-type="float">
            <text:p>0,461262</text:p>
          </table:table-cell>
          <table:table-cell office:value-type="float" office:value="0.444108" calcext:value-type="float">
            <text:p>0,444108</text:p>
          </table:table-cell>
          <table:table-cell office:value-type="float" office:value="0.509264" calcext:value-type="float">
            <text:p>0,509264</text:p>
          </table:table-cell>
          <table:table-cell office:value-type="float" office:value="0.613664" calcext:value-type="float">
            <text:p>0,613664</text:p>
          </table:table-cell>
          <table:table-cell office:value-type="float" office:value="0.52031" calcext:value-type="float">
            <text:p>0,52031</text:p>
          </table:table-cell>
          <table:table-cell office:value-type="float" office:value="0.51207" calcext:value-type="float">
            <text:p>0,51207</text:p>
          </table:table-cell>
          <table:table-cell office:value-type="float" office:value="0.558072" calcext:value-type="float">
            <text:p>0,558072</text:p>
          </table:table-cell>
          <table:table-cell office:value-type="float" office:value="0.714113" calcext:value-type="float">
            <text:p>0,714113</text:p>
          </table:table-cell>
          <table:table-cell office:value-type="float" office:value="0.822747" calcext:value-type="float">
            <text:p>0,822747</text:p>
          </table:table-cell>
          <table:table-cell office:value-type="float" office:value="0.976373" calcext:value-type="float">
            <text:p>0,976373</text:p>
          </table:table-cell>
          <table:table-cell office:value-type="float" office:value="0.864552" calcext:value-type="float">
            <text:p>0,864552</text:p>
          </table:table-cell>
          <table:table-cell office:value-type="float" office:value="0.752959" calcext:value-type="float">
            <text:p>0,752959</text:p>
          </table:table-cell>
          <table:table-cell office:value-type="float" office:value="1.063738" calcext:value-type="float">
            <text:p>1,063738</text:p>
          </table:table-cell>
          <table:table-cell office:value-type="float" office:value="1.174168" calcext:value-type="float">
            <text:p>1,174168</text:p>
          </table:table-cell>
          <table:table-cell office:value-type="float" office:value="1.015684" calcext:value-type="float">
            <text:p>1,015684</text:p>
          </table:table-cell>
          <table:table-cell office:value-type="float" office:value="1.278627" calcext:value-type="float">
            <text:p>1,278627</text:p>
          </table:table-cell>
          <table:table-cell office:value-type="float" office:value="1.129975" calcext:value-type="float">
            <text:p>1,129975</text:p>
          </table:table-cell>
          <table:table-cell office:value-type="float" office:value="1.239608" calcext:value-type="float">
            <text:p>1,239608</text:p>
          </table:table-cell>
          <table:table-cell office:value-type="float" office:value="1.236192" calcext:value-type="float">
            <text:p>1,236192</text:p>
          </table:table-cell>
          <table:table-cell office:value-type="float" office:value="1.376984" calcext:value-type="float">
            <text:p>1,376984</text:p>
          </table:table-cell>
          <table:table-cell office:value-type="float" office:value="1.807943" calcext:value-type="float">
            <text:p>1,807943</text:p>
          </table:table-cell>
          <table:table-cell office:value-type="float" office:value="1.598154" calcext:value-type="float">
            <text:p>1,598154</text:p>
          </table:table-cell>
          <table:table-cell office:value-type="float" office:value="1.738985" calcext:value-type="float">
            <text:p>1,738985</text:p>
          </table:table-cell>
          <table:table-cell office:value-type="float" office:value="1.816811" calcext:value-type="float">
            <text:p>1,816811</text:p>
          </table:table-cell>
          <table:table-cell office:value-type="float" office:value="1.897755" calcext:value-type="float">
            <text:p>1,897755</text:p>
          </table:table-cell>
          <table:table-cell office:value-type="float" office:value="1.99945" calcext:value-type="float">
            <text:p>1,99945</text:p>
          </table:table-cell>
          <table:table-cell office:value-type="float" office:value="2.020601" calcext:value-type="float">
            <text:p>2,020601</text:p>
          </table:table-cell>
          <table:table-cell office:value-type="float" office:value="2.344626" calcext:value-type="float">
            <text:p>2,344626</text:p>
          </table:table-cell>
          <table:table-cell office:value-type="float" office:value="2.281259" calcext:value-type="float">
            <text:p>2,281259</text:p>
          </table:table-cell>
          <table:table-cell office:value-type="float" office:value="2.267024" calcext:value-type="float">
            <text:p>2,267024</text:p>
          </table:table-cell>
          <table:table-cell office:value-type="float" office:value="2.247777" calcext:value-type="float">
            <text:p>2,247777</text:p>
          </table:table-cell>
          <table:table-cell office:value-type="float" office:value="2.152024" calcext:value-type="float">
            <text:p>2,152024</text:p>
          </table:table-cell>
          <table:table-cell office:value-type="float" office:value="2.561302" calcext:value-type="float">
            <text:p>2,561302</text:p>
          </table:table-cell>
          <table:table-cell office:value-type="float" office:value="2.721272" calcext:value-type="float">
            <text:p>2,721272</text:p>
          </table:table-cell>
          <table:table-cell office:value-type="float" office:value="2.785407" calcext:value-type="float">
            <text:p>2,785407</text:p>
          </table:table-cell>
          <table:table-cell office:value-type="float" office:value="2.529118" calcext:value-type="float">
            <text:p>2,529118</text:p>
          </table:table-cell>
          <table:table-cell office:value-type="float" office:value="2.688242" calcext:value-type="float">
            <text:p>2,688242</text:p>
          </table:table-cell>
          <table:table-cell office:value-type="float" office:value="2.779562" calcext:value-type="float">
            <text:p>2,779562</text:p>
          </table:table-cell>
          <table:table-cell office:value-type="float" office:value="3.120146" calcext:value-type="float">
            <text:p>3,120146</text:p>
          </table:table-cell>
          <table:table-cell office:value-type="float" office:value="3.179131" calcext:value-type="float">
            <text:p>3,179131</text:p>
          </table:table-cell>
          <table:table-cell office:value-type="float" office:value="3.165446" calcext:value-type="float">
            <text:p>3,165446</text:p>
          </table:table-cell>
          <table:table-cell office:value-type="float" office:value="3.180809" calcext:value-type="float">
            <text:p>3,180809</text:p>
          </table:table-cell>
          <table:table-cell office:value-type="float" office:value="3.759769" calcext:value-type="float">
            <text:p>3,759769</text:p>
          </table:table-cell>
          <table:table-cell office:value-type="float" office:value="3.219314" calcext:value-type="float">
            <text:p>3,219314</text:p>
          </table:table-cell>
          <table:table-cell office:value-type="float" office:value="3.162047" calcext:value-type="float">
            <text:p>3,162047</text:p>
          </table:table-cell>
          <table:table-cell office:value-type="float" office:value="3.75524" calcext:value-type="float">
            <text:p>3,75524</text:p>
          </table:table-cell>
          <table:table-cell office:value-type="float" office:value="3.955241" calcext:value-type="float">
            <text:p>3,955241</text:p>
          </table:table-cell>
          <table:table-cell office:value-type="float" office:value="4.042916" calcext:value-type="float">
            <text:p>4,042916</text:p>
          </table:table-cell>
          <table:table-cell office:value-type="float" office:value="3.767405" calcext:value-type="float">
            <text:p>3,767405</text:p>
          </table:table-cell>
          <table:table-cell office:value-type="float" office:value="4.044704" calcext:value-type="float">
            <text:p>4,044704</text:p>
          </table:table-cell>
          <table:table-cell office:value-type="float" office:value="4.498638" calcext:value-type="float">
            <text:p>4,498638</text:p>
          </table:table-cell>
          <table:table-cell office:value-type="float" office:value="4.342288" calcext:value-type="float">
            <text:p>4,342288</text:p>
          </table:table-cell>
          <table:table-cell office:value-type="float" office:value="4.61622" calcext:value-type="float">
            <text:p>4,61622</text:p>
          </table:table-cell>
          <table:table-cell office:value-type="float" office:value="4.763549" calcext:value-type="float">
            <text:p>4,763549</text:p>
          </table:table-cell>
          <table:table-cell office:value-type="float" office:value="4.95944" calcext:value-type="float">
            <text:p>4,95944</text:p>
          </table:table-cell>
          <table:table-cell office:value-type="float" office:value="5.196481" calcext:value-type="float">
            <text:p>5,196481</text:p>
          </table:table-cell>
          <table:table-cell office:value-type="float" office:value="5.350934" calcext:value-type="float">
            <text:p>5,350934</text:p>
          </table:table-cell>
          <table:table-cell office:value-type="float" office:value="5.344812" calcext:value-type="float">
            <text:p>5,344812</text:p>
          </table:table-cell>
          <table:table-cell office:value-type="float" office:value="5.572818" calcext:value-type="float">
            <text:p>5,572818</text:p>
          </table:table-cell>
          <table:table-cell office:value-type="float" office:value="5.881719" calcext:value-type="float">
            <text:p>5,881719</text:p>
          </table:table-cell>
          <table:table-cell office:value-type="float" office:value="6.836022" calcext:value-type="float">
            <text:p>6,836022</text:p>
          </table:table-cell>
          <table:table-cell office:value-type="float" office:value="6.233205" calcext:value-type="float">
            <text:p>6,233205</text:p>
          </table:table-cell>
          <table:table-cell office:value-type="float" office:value="6.581066" calcext:value-type="float">
            <text:p>6,581066</text:p>
          </table:table-cell>
          <table:table-cell office:value-type="float" office:value="6.504869" calcext:value-type="float">
            <text:p>6,504869</text:p>
          </table:table-cell>
          <table:table-cell office:value-type="float" office:value="6.322605" calcext:value-type="float">
            <text:p>6,322605</text:p>
          </table:table-cell>
          <table:table-cell office:value-type="float" office:value="6.53501" calcext:value-type="float">
            <text:p>6,53501</text:p>
          </table:table-cell>
          <table:table-cell office:value-type="float" office:value="6.77244" calcext:value-type="float">
            <text:p>6,77244</text:p>
          </table:table-cell>
          <table:table-cell office:value-type="float" office:value="6.701308" calcext:value-type="float">
            <text:p>6,701308</text:p>
          </table:table-cell>
          <table:table-cell office:value-type="float" office:value="6.839906" calcext:value-type="float">
            <text:p>6,839906</text:p>
          </table:table-cell>
        </table:table-row>
        <table:table-row table:style-name="ro1">
          <table:table-cell office:value-type="string" calcext:value-type="string">
            <text:p>HYBRID BARRIER overhead</text:p>
          </table:table-cell>
          <table:table-cell office:value-type="float" office:value="0.025197" calcext:value-type="float">
            <text:p>0,025197</text:p>
          </table:table-cell>
          <table:table-cell office:value-type="float" office:value="0.09206" calcext:value-type="float">
            <text:p>0,09206</text:p>
          </table:table-cell>
          <table:table-cell office:value-type="float" office:value="0.27912" calcext:value-type="float">
            <text:p>0,27912</text:p>
          </table:table-cell>
          <table:table-cell office:value-type="float" office:value="0.300518" calcext:value-type="float">
            <text:p>0,300518</text:p>
          </table:table-cell>
          <table:table-cell office:value-type="float" office:value="0.493209" calcext:value-type="float">
            <text:p>0,493209</text:p>
          </table:table-cell>
          <table:table-cell office:value-type="float" office:value="0.482967" calcext:value-type="float">
            <text:p>0,482967</text:p>
          </table:table-cell>
          <table:table-cell office:value-type="float" office:value="0.550483" calcext:value-type="float">
            <text:p>0,550483</text:p>
          </table:table-cell>
          <table:table-cell office:value-type="float" office:value="0.50794" calcext:value-type="float">
            <text:p>0,50794</text:p>
          </table:table-cell>
          <table:table-cell office:value-type="float" office:value="0.701822" calcext:value-type="float">
            <text:p>0,701822</text:p>
          </table:table-cell>
          <table:table-cell office:value-type="float" office:value="0.644716" calcext:value-type="float">
            <text:p>0,644716</text:p>
          </table:table-cell>
          <table:table-cell office:value-type="float" office:value="0.709545" calcext:value-type="float">
            <text:p>0,709545</text:p>
          </table:table-cell>
          <table:table-cell office:value-type="float" office:value="0.683222" calcext:value-type="float">
            <text:p>0,683222</text:p>
          </table:table-cell>
          <table:table-cell office:value-type="float" office:value="0.762151" calcext:value-type="float">
            <text:p>0,762151</text:p>
          </table:table-cell>
          <table:table-cell office:value-type="float" office:value="0.762727" calcext:value-type="float">
            <text:p>0,762727</text:p>
          </table:table-cell>
          <table:table-cell office:value-type="float" office:value="0.765613" calcext:value-type="float">
            <text:p>0,765613</text:p>
          </table:table-cell>
          <table:table-cell office:value-type="float" office:value="0.735553" calcext:value-type="float">
            <text:p>0,735553</text:p>
          </table:table-cell>
          <table:table-cell office:value-type="float" office:value="0.910381" calcext:value-type="float">
            <text:p>0,910381</text:p>
          </table:table-cell>
          <table:table-cell office:value-type="float" office:value="0.847784" calcext:value-type="float">
            <text:p>0,847784</text:p>
          </table:table-cell>
          <table:table-cell office:value-type="float" office:value="0.909596" calcext:value-type="float">
            <text:p>0,909596</text:p>
          </table:table-cell>
          <table:table-cell office:value-type="float" office:value="0.858371" calcext:value-type="float">
            <text:p>0,858371</text:p>
          </table:table-cell>
          <table:table-cell office:value-type="float" office:value="0.926183" calcext:value-type="float">
            <text:p>0,926183</text:p>
          </table:table-cell>
          <table:table-cell office:value-type="float" office:value="0.893713" calcext:value-type="float">
            <text:p>0,893713</text:p>
          </table:table-cell>
          <table:table-cell office:value-type="float" office:value="0.929336" calcext:value-type="float">
            <text:p>0,929336</text:p>
          </table:table-cell>
          <table:table-cell office:value-type="float" office:value="0.905274" calcext:value-type="float">
            <text:p>0,905274</text:p>
          </table:table-cell>
          <table:table-cell office:value-type="float" office:value="0.967665" calcext:value-type="float">
            <text:p>0,967665</text:p>
          </table:table-cell>
          <table:table-cell office:value-type="float" office:value="0.975119" calcext:value-type="float">
            <text:p>0,975119</text:p>
          </table:table-cell>
          <table:table-cell office:value-type="float" office:value="0.98171" calcext:value-type="float">
            <text:p>0,98171</text:p>
          </table:table-cell>
          <table:table-cell office:value-type="float" office:value="0.981802" calcext:value-type="float">
            <text:p>0,981802</text:p>
          </table:table-cell>
          <table:table-cell office:value-type="float" office:value="0.984902" calcext:value-type="float">
            <text:p>0,984902</text:p>
          </table:table-cell>
          <table:table-cell office:value-type="float" office:value="0.987289" calcext:value-type="float">
            <text:p>0,987289</text:p>
          </table:table-cell>
          <table:table-cell office:value-type="float" office:value="0.988574" calcext:value-type="float">
            <text:p>0,988574</text:p>
          </table:table-cell>
          <table:table-cell office:value-type="float" office:value="0.971753" calcext:value-type="float">
            <text:p>0,971753</text:p>
          </table:table-cell>
          <table:table-cell office:value-type="float" office:value="1.13267" calcext:value-type="float">
            <text:p>1,13267</text:p>
          </table:table-cell>
          <table:table-cell office:value-type="float" office:value="1.080758" calcext:value-type="float">
            <text:p>1,080758</text:p>
          </table:table-cell>
          <table:table-cell office:value-type="float" office:value="1.138885" calcext:value-type="float">
            <text:p>1,138885</text:p>
          </table:table-cell>
          <table:table-cell office:value-type="float" office:value="1.079418" calcext:value-type="float">
            <text:p>1,079418</text:p>
          </table:table-cell>
          <table:table-cell office:value-type="float" office:value="1.144174" calcext:value-type="float">
            <text:p>1,144174</text:p>
          </table:table-cell>
          <table:table-cell office:value-type="float" office:value="1.09142" calcext:value-type="float">
            <text:p>1,09142</text:p>
          </table:table-cell>
          <table:table-cell office:value-type="float" office:value="1.153638" calcext:value-type="float">
            <text:p>1,153638</text:p>
          </table:table-cell>
          <table:table-cell office:value-type="float" office:value="1.092126" calcext:value-type="float">
            <text:p>1,092126</text:p>
          </table:table-cell>
          <table:table-cell office:value-type="float" office:value="1.156496" calcext:value-type="float">
            <text:p>1,156496</text:p>
          </table:table-cell>
          <table:table-cell office:value-type="float" office:value="1.124462" calcext:value-type="float">
            <text:p>1,124462</text:p>
          </table:table-cell>
          <table:table-cell office:value-type="float" office:value="1.160468" calcext:value-type="float">
            <text:p>1,160468</text:p>
          </table:table-cell>
          <table:table-cell office:value-type="float" office:value="1.133408" calcext:value-type="float">
            <text:p>1,133408</text:p>
          </table:table-cell>
          <table:table-cell office:value-type="float" office:value="1.162661" calcext:value-type="float">
            <text:p>1,162661</text:p>
          </table:table-cell>
          <table:table-cell office:value-type="float" office:value="1.139007" calcext:value-type="float">
            <text:p>1,139007</text:p>
          </table:table-cell>
          <table:table-cell office:value-type="float" office:value="1.161807" calcext:value-type="float">
            <text:p>1,161807</text:p>
          </table:table-cell>
          <table:table-cell office:value-type="float" office:value="1.179186" calcext:value-type="float">
            <text:p>1,179186</text:p>
          </table:table-cell>
          <table:table-cell office:value-type="float" office:value="1.194848" calcext:value-type="float">
            <text:p>1,194848</text:p>
          </table:table-cell>
          <table:table-cell office:value-type="float" office:value="1.196046" calcext:value-type="float">
            <text:p>1,196046</text:p>
          </table:table-cell>
          <table:table-cell office:value-type="float" office:value="1.197422" calcext:value-type="float">
            <text:p>1,197422</text:p>
          </table:table-cell>
          <table:table-cell office:value-type="float" office:value="1.204269" calcext:value-type="float">
            <text:p>1,204269</text:p>
          </table:table-cell>
          <table:table-cell office:value-type="float" office:value="1.206814" calcext:value-type="float">
            <text:p>1,206814</text:p>
          </table:table-cell>
          <table:table-cell office:value-type="float" office:value="1.210037" calcext:value-type="float">
            <text:p>1,210037</text:p>
          </table:table-cell>
          <table:table-cell office:value-type="float" office:value="1.212138" calcext:value-type="float">
            <text:p>1,212138</text:p>
          </table:table-cell>
          <table:table-cell office:value-type="float" office:value="1.242964" calcext:value-type="float">
            <text:p>1,242964</text:p>
          </table:table-cell>
          <table:table-cell office:value-type="float" office:value="1.218702" calcext:value-type="float">
            <text:p>1,218702</text:p>
          </table:table-cell>
          <table:table-cell office:value-type="float" office:value="1.22087" calcext:value-type="float">
            <text:p>1,22087</text:p>
          </table:table-cell>
          <table:table-cell office:value-type="float" office:value="1.219078" calcext:value-type="float">
            <text:p>1,219078</text:p>
          </table:table-cell>
          <table:table-cell office:value-type="float" office:value="1.222976" calcext:value-type="float">
            <text:p>1,222976</text:p>
          </table:table-cell>
          <table:table-cell office:value-type="float" office:value="1.221951" calcext:value-type="float">
            <text:p>1,221951</text:p>
          </table:table-cell>
          <table:table-cell office:value-type="float" office:value="1.232077" calcext:value-type="float">
            <text:p>1,232077</text:p>
          </table:table-cell>
          <table:table-cell office:value-type="float" office:value="1.224593" calcext:value-type="float">
            <text:p>1,224593</text:p>
          </table:table-cell>
          <table:table-cell office:value-type="float" office:value="1.362874" calcext:value-type="float">
            <text:p>1,362874</text:p>
          </table:table-cell>
          <table:table-cell office:value-type="float" office:value="1.376147" calcext:value-type="float">
            <text:p>1,376147</text:p>
          </table:table-cell>
          <table:table-cell office:value-type="float" office:value="1.31528" calcext:value-type="float">
            <text:p>1,31528</text:p>
          </table:table-cell>
          <table:table-cell office:value-type="float" office:value="1.389388" calcext:value-type="float">
            <text:p>1,389388</text:p>
          </table:table-cell>
          <table:table-cell office:value-type="float" office:value="1.327966" calcext:value-type="float">
            <text:p>1,327966</text:p>
          </table:table-cell>
          <table:table-cell office:value-type="float" office:value="1.395125" calcext:value-type="float">
            <text:p>1,395125</text:p>
          </table:table-cell>
          <table:table-cell office:value-type="float" office:value="1.330994" calcext:value-type="float">
            <text:p>1,330994</text:p>
          </table:table-cell>
          <table:table-cell office:value-type="float" office:value="1.404232" calcext:value-type="float">
            <text:p>1,404232</text:p>
          </table:table-cell>
          <table:table-cell office:value-type="float" office:value="1.335901" calcext:value-type="float">
            <text:p>1,335901</text:p>
          </table:table-cell>
        </table:table-row>
        <table:table-row table:style-name="ro1" table:number-rows-repeated="2">
          <table:table-cell table:number-columns-repeated="73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REDUCTION overhead</text:p>
          </table:table-cell>
          <table:table-cell office:value-type="float" office:value="0.845405" calcext:value-type="float">
            <text:p>0,845405</text:p>
          </table:table-cell>
          <table:table-cell office:value-type="float" office:value="1.288445" calcext:value-type="float">
            <text:p>1,288445</text:p>
          </table:table-cell>
          <table:table-cell office:value-type="float" office:value="1.833767" calcext:value-type="float">
            <text:p>1,833767</text:p>
          </table:table-cell>
          <table:table-cell office:value-type="float" office:value="1.969311" calcext:value-type="float">
            <text:p>1,969311</text:p>
          </table:table-cell>
          <table:table-cell office:value-type="float" office:value="2.384845" calcext:value-type="float">
            <text:p>2,384845</text:p>
          </table:table-cell>
          <table:table-cell office:value-type="float" office:value="2.41848" calcext:value-type="float">
            <text:p>2,41848</text:p>
          </table:table-cell>
          <table:table-cell office:value-type="float" office:value="2.711219" calcext:value-type="float">
            <text:p>2,711219</text:p>
          </table:table-cell>
          <table:table-cell office:value-type="float" office:value="3.103911" calcext:value-type="float">
            <text:p>3,103911</text:p>
          </table:table-cell>
          <table:table-cell office:value-type="float" office:value="3.18729" calcext:value-type="float">
            <text:p>3,18729</text:p>
          </table:table-cell>
          <table:table-cell office:value-type="float" office:value="3.336881" calcext:value-type="float">
            <text:p>3,336881</text:p>
          </table:table-cell>
          <table:table-cell office:value-type="float" office:value="3.743665" calcext:value-type="float">
            <text:p>3,743665</text:p>
          </table:table-cell>
          <table:table-cell office:value-type="float" office:value="3.754249" calcext:value-type="float">
            <text:p>3,754249</text:p>
          </table:table-cell>
          <table:table-cell office:value-type="float" office:value="4.052237" calcext:value-type="float">
            <text:p>4,052237</text:p>
          </table:table-cell>
          <table:table-cell office:value-type="float" office:value="4.442659" calcext:value-type="float">
            <text:p>4,442659</text:p>
          </table:table-cell>
          <table:table-cell office:value-type="float" office:value="4.642548" calcext:value-type="float">
            <text:p>4,642548</text:p>
          </table:table-cell>
          <table:table-cell office:value-type="float" office:value="4.642853" calcext:value-type="float">
            <text:p>4,642853</text:p>
          </table:table-cell>
          <table:table-cell office:value-type="float" office:value="5.079982" calcext:value-type="float">
            <text:p>5,079982</text:p>
          </table:table-cell>
          <table:table-cell office:value-type="float" office:value="5.268735" calcext:value-type="float">
            <text:p>5,268735</text:p>
          </table:table-cell>
          <table:table-cell office:value-type="float" office:value="5.57988" calcext:value-type="float">
            <text:p>5,57988</text:p>
          </table:table-cell>
          <table:table-cell office:value-type="float" office:value="5.652754" calcext:value-type="float">
            <text:p>5,652754</text:p>
          </table:table-cell>
          <table:table-cell office:value-type="float" office:value="5.766302" calcext:value-type="float">
            <text:p>5,766302</text:p>
          </table:table-cell>
          <table:table-cell office:value-type="float" office:value="6.079639" calcext:value-type="float">
            <text:p>6,079639</text:p>
          </table:table-cell>
          <table:table-cell office:value-type="float" office:value="6.36592" calcext:value-type="float">
            <text:p>6,36592</text:p>
          </table:table-cell>
          <table:table-cell office:value-type="float" office:value="6.645602" calcext:value-type="float">
            <text:p>6,645602</text:p>
          </table:table-cell>
          <table:table-cell office:value-type="float" office:value="7.084334" calcext:value-type="float">
            <text:p>7,084334</text:p>
          </table:table-cell>
          <table:table-cell office:value-type="float" office:value="7.047082" calcext:value-type="float">
            <text:p>7,047082</text:p>
          </table:table-cell>
          <table:table-cell office:value-type="float" office:value="7.572181" calcext:value-type="float">
            <text:p>7,572181</text:p>
          </table:table-cell>
          <table:table-cell office:value-type="float" office:value="7.514397" calcext:value-type="float">
            <text:p>7,514397</text:p>
          </table:table-cell>
          <table:table-cell office:value-type="float" office:value="7.656386" calcext:value-type="float">
            <text:p>7,656386</text:p>
          </table:table-cell>
          <table:table-cell office:value-type="float" office:value="8.129196" calcext:value-type="float">
            <text:p>8,129196</text:p>
          </table:table-cell>
          <table:table-cell office:value-type="float" office:value="8.287114" calcext:value-type="float">
            <text:p>8,287114</text:p>
          </table:table-cell>
          <table:table-cell office:value-type="float" office:value="8.492335" calcext:value-type="float">
            <text:p>8,492335</text:p>
          </table:table-cell>
          <table:table-cell office:value-type="float" office:value="8.847474" calcext:value-type="float">
            <text:p>8,847474</text:p>
          </table:table-cell>
          <table:table-cell office:value-type="float" office:value="9.342443" calcext:value-type="float">
            <text:p>9,342443</text:p>
          </table:table-cell>
          <table:table-cell office:value-type="float" office:value="9.207212" calcext:value-type="float">
            <text:p>9,207212</text:p>
          </table:table-cell>
          <table:table-cell office:value-type="float" office:value="9.70937" calcext:value-type="float">
            <text:p>9,70937</text:p>
          </table:table-cell>
          <table:table-cell office:value-type="float" office:value="10.014535" calcext:value-type="float">
            <text:p>10,014535</text:p>
          </table:table-cell>
          <table:table-cell office:value-type="float" office:value="9.940487" calcext:value-type="float">
            <text:p>9,940487</text:p>
          </table:table-cell>
          <table:table-cell office:value-type="float" office:value="10.65657" calcext:value-type="float">
            <text:p>10,65657</text:p>
          </table:table-cell>
          <table:table-cell office:value-type="float" office:value="10.41782" calcext:value-type="float">
            <text:p>10,41782</text:p>
          </table:table-cell>
          <table:table-cell office:value-type="float" office:value="10.56738" calcext:value-type="float">
            <text:p>10,56738</text:p>
          </table:table-cell>
          <table:table-cell office:value-type="float" office:value="10.988937" calcext:value-type="float">
            <text:p>10,988937</text:p>
          </table:table-cell>
          <table:table-cell office:value-type="float" office:value="11.662382" calcext:value-type="float">
            <text:p>11,662382</text:p>
          </table:table-cell>
          <table:table-cell office:value-type="float" office:value="11.587243" calcext:value-type="float">
            <text:p>11,587243</text:p>
          </table:table-cell>
          <table:table-cell office:value-type="float" office:value="11.764265" calcext:value-type="float">
            <text:p>11,764265</text:p>
          </table:table-cell>
          <table:table-cell office:value-type="float" office:value="11.800779" calcext:value-type="float">
            <text:p>11,800779</text:p>
          </table:table-cell>
          <table:table-cell office:value-type="float" office:value="12.106357" calcext:value-type="float">
            <text:p>12,106357</text:p>
          </table:table-cell>
          <table:table-cell office:value-type="float" office:value="12.534392" calcext:value-type="float">
            <text:p>12,534392</text:p>
          </table:table-cell>
          <table:table-cell office:value-type="float" office:value="12.617029" calcext:value-type="float">
            <text:p>12,617029</text:p>
          </table:table-cell>
          <table:table-cell office:value-type="float" office:value="12.682314" calcext:value-type="float">
            <text:p>12,682314</text:p>
          </table:table-cell>
          <table:table-cell office:value-type="float" office:value="12.721803" calcext:value-type="float">
            <text:p>12,721803</text:p>
          </table:table-cell>
          <table:table-cell office:value-type="float" office:value="12.926714" calcext:value-type="float">
            <text:p>12,926714</text:p>
          </table:table-cell>
          <table:table-cell office:value-type="float" office:value="13.761371" calcext:value-type="float">
            <text:p>13,761371</text:p>
          </table:table-cell>
          <table:table-cell office:value-type="float" office:value="13.924454" calcext:value-type="float">
            <text:p>13,924454</text:p>
          </table:table-cell>
          <table:table-cell office:value-type="float" office:value="14.598692" calcext:value-type="float">
            <text:p>14,598692</text:p>
          </table:table-cell>
          <table:table-cell office:value-type="float" office:value="14.386388" calcext:value-type="float">
            <text:p>14,386388</text:p>
          </table:table-cell>
          <table:table-cell office:value-type="float" office:value="14.64786" calcext:value-type="float">
            <text:p>14,64786</text:p>
          </table:table-cell>
          <table:table-cell office:value-type="float" office:value="14.555954" calcext:value-type="float">
            <text:p>14,555954</text:p>
          </table:table-cell>
          <table:table-cell office:value-type="float" office:value="14.858923" calcext:value-type="float">
            <text:p>14,858923</text:p>
          </table:table-cell>
          <table:table-cell office:value-type="float" office:value="15.316221" calcext:value-type="float">
            <text:p>15,316221</text:p>
          </table:table-cell>
          <table:table-cell office:value-type="float" office:value="15.639957" calcext:value-type="float">
            <text:p>15,639957</text:p>
          </table:table-cell>
          <table:table-cell office:value-type="float" office:value="15.781211" calcext:value-type="float">
            <text:p>15,781211</text:p>
          </table:table-cell>
          <table:table-cell office:value-type="float" office:value="16.087539" calcext:value-type="float">
            <text:p>16,087539</text:p>
          </table:table-cell>
          <table:table-cell office:value-type="float" office:value="16.245992" calcext:value-type="float">
            <text:p>16,245992</text:p>
          </table:table-cell>
          <table:table-cell office:value-type="float" office:value="17.168283" calcext:value-type="float">
            <text:p>17,168283</text:p>
          </table:table-cell>
          <table:table-cell office:value-type="float" office:value="16.645035" calcext:value-type="float">
            <text:p>16,645035</text:p>
          </table:table-cell>
          <table:table-cell office:value-type="float" office:value="17.703443" calcext:value-type="float">
            <text:p>17,703443</text:p>
          </table:table-cell>
          <table:table-cell office:value-type="float" office:value="17.19087" calcext:value-type="float">
            <text:p>17,19087</text:p>
          </table:table-cell>
          <table:table-cell office:value-type="float" office:value="17.702054" calcext:value-type="float">
            <text:p>17,702054</text:p>
          </table:table-cell>
          <table:table-cell office:value-type="float" office:value="18.357947" calcext:value-type="float">
            <text:p>18,357947</text:p>
          </table:table-cell>
          <table:table-cell office:value-type="float" office:value="18.907922" calcext:value-type="float">
            <text:p>18,907922</text:p>
          </table:table-cell>
          <table:table-cell office:value-type="float" office:value="18.582801" calcext:value-type="float">
            <text:p>18,582801</text:p>
          </table:table-cell>
        </table:table-row>
        <table:table-row table:style-name="ro1">
          <table:table-cell office:value-type="string" calcext:value-type="string">
            <text:p>_FOR REDUCTION overhead</text:p>
          </table:table-cell>
          <table:table-cell office:value-type="float" office:value="0.4458" calcext:value-type="float">
            <text:p>0,4458</text:p>
          </table:table-cell>
          <table:table-cell office:value-type="float" office:value="0.526807" calcext:value-type="float">
            <text:p>0,526807</text:p>
          </table:table-cell>
          <table:table-cell office:value-type="float" office:value="0.70651" calcext:value-type="float">
            <text:p>0,70651</text:p>
          </table:table-cell>
          <table:table-cell office:value-type="float" office:value="0.701221" calcext:value-type="float">
            <text:p>0,701221</text:p>
          </table:table-cell>
          <table:table-cell office:value-type="float" office:value="0.720001" calcext:value-type="float">
            <text:p>0,720001</text:p>
          </table:table-cell>
          <table:table-cell office:value-type="float" office:value="0.709676" calcext:value-type="float">
            <text:p>0,709676</text:p>
          </table:table-cell>
          <table:table-cell office:value-type="float" office:value="0.791699" calcext:value-type="float">
            <text:p>0,791699</text:p>
          </table:table-cell>
          <table:table-cell office:value-type="float" office:value="0.805562" calcext:value-type="float">
            <text:p>0,805562</text:p>
          </table:table-cell>
          <table:table-cell office:value-type="float" office:value="0.922164" calcext:value-type="float">
            <text:p>0,922164</text:p>
          </table:table-cell>
          <table:table-cell office:value-type="float" office:value="0.999272" calcext:value-type="float">
            <text:p>0,999272</text:p>
          </table:table-cell>
          <table:table-cell office:value-type="float" office:value="1.04031" calcext:value-type="float">
            <text:p>1,04031</text:p>
          </table:table-cell>
          <table:table-cell office:value-type="float" office:value="1.026305" calcext:value-type="float">
            <text:p>1,026305</text:p>
          </table:table-cell>
          <table:table-cell office:value-type="float" office:value="1.135538" calcext:value-type="float">
            <text:p>1,135538</text:p>
          </table:table-cell>
          <table:table-cell office:value-type="float" office:value="1.202116" calcext:value-type="float">
            <text:p>1,202116</text:p>
          </table:table-cell>
          <table:table-cell office:value-type="float" office:value="1.267998" calcext:value-type="float">
            <text:p>1,267998</text:p>
          </table:table-cell>
          <table:table-cell office:value-type="float" office:value="1.27058" calcext:value-type="float">
            <text:p>1,27058</text:p>
          </table:table-cell>
          <table:table-cell office:value-type="float" office:value="1.404564" calcext:value-type="float">
            <text:p>1,404564</text:p>
          </table:table-cell>
          <table:table-cell office:value-type="float" office:value="1.387159" calcext:value-type="float">
            <text:p>1,387159</text:p>
          </table:table-cell>
          <table:table-cell office:value-type="float" office:value="1.565158" calcext:value-type="float">
            <text:p>1,565158</text:p>
          </table:table-cell>
          <table:table-cell office:value-type="float" office:value="1.482797" calcext:value-type="float">
            <text:p>1,482797</text:p>
          </table:table-cell>
          <table:table-cell office:value-type="float" office:value="1.564909" calcext:value-type="float">
            <text:p>1,564909</text:p>
          </table:table-cell>
          <table:table-cell office:value-type="float" office:value="1.587424" calcext:value-type="float">
            <text:p>1,587424</text:p>
          </table:table-cell>
          <table:table-cell office:value-type="float" office:value="1.691358" calcext:value-type="float">
            <text:p>1,691358</text:p>
          </table:table-cell>
          <table:table-cell office:value-type="float" office:value="1.766224" calcext:value-type="float">
            <text:p>1,766224</text:p>
          </table:table-cell>
          <table:table-cell office:value-type="float" office:value="1.839452" calcext:value-type="float">
            <text:p>1,839452</text:p>
          </table:table-cell>
          <table:table-cell office:value-type="float" office:value="1.808388" calcext:value-type="float">
            <text:p>1,808388</text:p>
          </table:table-cell>
          <table:table-cell office:value-type="float" office:value="1.987959" calcext:value-type="float">
            <text:p>1,987959</text:p>
          </table:table-cell>
          <table:table-cell office:value-type="float" office:value="1.940092" calcext:value-type="float">
            <text:p>1,940092</text:p>
          </table:table-cell>
          <table:table-cell office:value-type="float" office:value="2.004648" calcext:value-type="float">
            <text:p>2,004648</text:p>
          </table:table-cell>
          <table:table-cell office:value-type="float" office:value="2.032793" calcext:value-type="float">
            <text:p>2,032793</text:p>
          </table:table-cell>
          <table:table-cell office:value-type="float" office:value="2.133549" calcext:value-type="float">
            <text:p>2,133549</text:p>
          </table:table-cell>
          <table:table-cell office:value-type="float" office:value="2.151073" calcext:value-type="float">
            <text:p>2,151073</text:p>
          </table:table-cell>
          <table:table-cell office:value-type="float" office:value="2.27399" calcext:value-type="float">
            <text:p>2,27399</text:p>
          </table:table-cell>
          <table:table-cell office:value-type="float" office:value="2.366229" calcext:value-type="float">
            <text:p>2,366229</text:p>
          </table:table-cell>
          <table:table-cell office:value-type="float" office:value="2.342518" calcext:value-type="float">
            <text:p>2,342518</text:p>
          </table:table-cell>
          <table:table-cell office:value-type="float" office:value="2.403002" calcext:value-type="float">
            <text:p>2,403002</text:p>
          </table:table-cell>
          <table:table-cell office:value-type="float" office:value="2.52734" calcext:value-type="float">
            <text:p>2,52734</text:p>
          </table:table-cell>
          <table:table-cell office:value-type="float" office:value="2.461703" calcext:value-type="float">
            <text:p>2,461703</text:p>
          </table:table-cell>
          <table:table-cell office:value-type="float" office:value="2.579562" calcext:value-type="float">
            <text:p>2,579562</text:p>
          </table:table-cell>
          <table:table-cell office:value-type="float" office:value="2.538833" calcext:value-type="float">
            <text:p>2,538833</text:p>
          </table:table-cell>
          <table:table-cell office:value-type="float" office:value="2.62545" calcext:value-type="float">
            <text:p>2,62545</text:p>
          </table:table-cell>
          <table:table-cell office:value-type="float" office:value="2.719765" calcext:value-type="float">
            <text:p>2,719765</text:p>
          </table:table-cell>
          <table:table-cell office:value-type="float" office:value="2.763063" calcext:value-type="float">
            <text:p>2,763063</text:p>
          </table:table-cell>
          <table:table-cell office:value-type="float" office:value="2.838121" calcext:value-type="float">
            <text:p>2,838121</text:p>
          </table:table-cell>
          <table:table-cell office:value-type="float" office:value="2.941394" calcext:value-type="float">
            <text:p>2,941394</text:p>
          </table:table-cell>
          <table:table-cell office:value-type="float" office:value="2.903011" calcext:value-type="float">
            <text:p>2,903011</text:p>
          </table:table-cell>
          <table:table-cell office:value-type="float" office:value="3.034871" calcext:value-type="float">
            <text:p>3,034871</text:p>
          </table:table-cell>
          <table:table-cell office:value-type="float" office:value="3.187441" calcext:value-type="float">
            <text:p>3,187441</text:p>
          </table:table-cell>
          <table:table-cell office:value-type="float" office:value="3.129041" calcext:value-type="float">
            <text:p>3,129041</text:p>
          </table:table-cell>
          <table:table-cell office:value-type="float" office:value="3.158658" calcext:value-type="float">
            <text:p>3,158658</text:p>
          </table:table-cell>
          <table:table-cell office:value-type="float" office:value="3.194624" calcext:value-type="float">
            <text:p>3,194624</text:p>
          </table:table-cell>
          <table:table-cell office:value-type="float" office:value="3.224796" calcext:value-type="float">
            <text:p>3,224796</text:p>
          </table:table-cell>
          <table:table-cell office:value-type="float" office:value="3.30484" calcext:value-type="float">
            <text:p>3,30484</text:p>
          </table:table-cell>
          <table:table-cell office:value-type="float" office:value="3.308571" calcext:value-type="float">
            <text:p>3,308571</text:p>
          </table:table-cell>
          <table:table-cell office:value-type="float" office:value="3.471" calcext:value-type="float">
            <text:p>3,471</text:p>
          </table:table-cell>
          <table:table-cell office:value-type="float" office:value="3.53682" calcext:value-type="float">
            <text:p>3,53682</text:p>
          </table:table-cell>
          <table:table-cell office:value-type="float" office:value="3.577066" calcext:value-type="float">
            <text:p>3,577066</text:p>
          </table:table-cell>
          <table:table-cell office:value-type="float" office:value="3.590128" calcext:value-type="float">
            <text:p>3,590128</text:p>
          </table:table-cell>
          <table:table-cell office:value-type="float" office:value="3.602423" calcext:value-type="float">
            <text:p>3,602423</text:p>
          </table:table-cell>
          <table:table-cell office:value-type="float" office:value="3.727935" calcext:value-type="float">
            <text:p>3,727935</text:p>
          </table:table-cell>
          <table:table-cell office:value-type="float" office:value="3.77652" calcext:value-type="float">
            <text:p>3,77652</text:p>
          </table:table-cell>
          <table:table-cell office:value-type="float" office:value="3.786691" calcext:value-type="float">
            <text:p>3,786691</text:p>
          </table:table-cell>
          <table:table-cell office:value-type="float" office:value="3.915951" calcext:value-type="float">
            <text:p>3,915951</text:p>
          </table:table-cell>
          <table:table-cell office:value-type="float" office:value="3.953095" calcext:value-type="float">
            <text:p>3,953095</text:p>
          </table:table-cell>
          <table:table-cell office:value-type="float" office:value="4.034819" calcext:value-type="float">
            <text:p>4,034819</text:p>
          </table:table-cell>
          <table:table-cell office:value-type="float" office:value="4.030235" calcext:value-type="float">
            <text:p>4,030235</text:p>
          </table:table-cell>
          <table:table-cell office:value-type="float" office:value="4.193368" calcext:value-type="float">
            <text:p>4,193368</text:p>
          </table:table-cell>
          <table:table-cell office:value-type="float" office:value="4.110045" calcext:value-type="float">
            <text:p>4,110045</text:p>
          </table:table-cell>
          <table:table-cell office:value-type="float" office:value="4.158669" calcext:value-type="float">
            <text:p>4,158669</text:p>
          </table:table-cell>
          <table:table-cell office:value-type="float" office:value="4.248474" calcext:value-type="float">
            <text:p>4,248474</text:p>
          </table:table-cell>
          <table:table-cell office:value-type="float" office:value="4.439765" calcext:value-type="float">
            <text:p>4,439765</text:p>
          </table:table-cell>
          <table:table-cell office:value-type="float" office:value="4.918262" calcext:value-type="float">
            <text:p>4,918262</text:p>
          </table:table-cell>
        </table:table-row>
        <table:table-row table:style-name="ro1">
          <table:table-cell office:value-type="string" calcext:value-type="string">
            <text:p>LINEAR CENTRALIZED REDUCTION overhead</text:p>
          </table:table-cell>
          <table:table-cell office:value-type="float" office:value="0.01745" calcext:value-type="float">
            <text:p>0,01745</text:p>
          </table:table-cell>
          <table:table-cell office:value-type="float" office:value="0.195723" calcext:value-type="float">
            <text:p>0,195723</text:p>
          </table:table-cell>
          <table:table-cell office:value-type="float" office:value="0.435732" calcext:value-type="float">
            <text:p>0,435732</text:p>
          </table:table-cell>
          <table:table-cell office:value-type="float" office:value="0.585839" calcext:value-type="float">
            <text:p>0,585839</text:p>
          </table:table-cell>
          <table:table-cell office:value-type="float" office:value="0.712614" calcext:value-type="float">
            <text:p>0,712614</text:p>
          </table:table-cell>
          <table:table-cell office:value-type="float" office:value="0.828784" calcext:value-type="float">
            <text:p>0,828784</text:p>
          </table:table-cell>
          <table:table-cell office:value-type="float" office:value="0.885059" calcext:value-type="float">
            <text:p>0,885059</text:p>
          </table:table-cell>
          <table:table-cell office:value-type="float" office:value="0.902036" calcext:value-type="float">
            <text:p>0,902036</text:p>
          </table:table-cell>
          <table:table-cell office:value-type="float" office:value="0.99202" calcext:value-type="float">
            <text:p>0,99202</text:p>
          </table:table-cell>
          <table:table-cell office:value-type="float" office:value="0.998013" calcext:value-type="float">
            <text:p>0,998013</text:p>
          </table:table-cell>
          <table:table-cell office:value-type="float" office:value="0.87435" calcext:value-type="float">
            <text:p>0,87435</text:p>
          </table:table-cell>
          <table:table-cell office:value-type="float" office:value="0.896997" calcext:value-type="float">
            <text:p>0,896997</text:p>
          </table:table-cell>
          <table:table-cell office:value-type="float" office:value="1.049808" calcext:value-type="float">
            <text:p>1,049808</text:p>
          </table:table-cell>
          <table:table-cell office:value-type="float" office:value="1.138395" calcext:value-type="float">
            <text:p>1,138395</text:p>
          </table:table-cell>
          <table:table-cell office:value-type="float" office:value="1.036855" calcext:value-type="float">
            <text:p>1,036855</text:p>
          </table:table-cell>
          <table:table-cell office:value-type="float" office:value="1.281484" calcext:value-type="float">
            <text:p>1,281484</text:p>
          </table:table-cell>
          <table:table-cell office:value-type="float" office:value="1.304763" calcext:value-type="float">
            <text:p>1,304763</text:p>
          </table:table-cell>
          <table:table-cell office:value-type="float" office:value="1.276475" calcext:value-type="float">
            <text:p>1,276475</text:p>
          </table:table-cell>
          <table:table-cell office:value-type="float" office:value="1.41978" calcext:value-type="float">
            <text:p>1,41978</text:p>
          </table:table-cell>
          <table:table-cell office:value-type="float" office:value="1.345901" calcext:value-type="float">
            <text:p>1,345901</text:p>
          </table:table-cell>
          <table:table-cell office:value-type="float" office:value="1.474203" calcext:value-type="float">
            <text:p>1,474203</text:p>
          </table:table-cell>
          <table:table-cell office:value-type="float" office:value="1.446854" calcext:value-type="float">
            <text:p>1,446854</text:p>
          </table:table-cell>
          <table:table-cell office:value-type="float" office:value="1.571453" calcext:value-type="float">
            <text:p>1,571453</text:p>
          </table:table-cell>
          <table:table-cell office:value-type="float" office:value="1.824649" calcext:value-type="float">
            <text:p>1,824649</text:p>
          </table:table-cell>
          <table:table-cell office:value-type="float" office:value="1.74649" calcext:value-type="float">
            <text:p>1,74649</text:p>
          </table:table-cell>
          <table:table-cell office:value-type="float" office:value="1.828804" calcext:value-type="float">
            <text:p>1,828804</text:p>
          </table:table-cell>
          <table:table-cell office:value-type="float" office:value="1.914531" calcext:value-type="float">
            <text:p>1,914531</text:p>
          </table:table-cell>
          <table:table-cell office:value-type="float" office:value="1.959136" calcext:value-type="float">
            <text:p>1,959136</text:p>
          </table:table-cell>
          <table:table-cell office:value-type="float" office:value="2.042939" calcext:value-type="float">
            <text:p>2,042939</text:p>
          </table:table-cell>
          <table:table-cell office:value-type="float" office:value="2.119894" calcext:value-type="float">
            <text:p>2,119894</text:p>
          </table:table-cell>
          <table:table-cell office:value-type="float" office:value="2.321832" calcext:value-type="float">
            <text:p>2,321832</text:p>
          </table:table-cell>
          <table:table-cell office:value-type="float" office:value="2.298861" calcext:value-type="float">
            <text:p>2,298861</text:p>
          </table:table-cell>
          <table:table-cell office:value-type="float" office:value="2.264764" calcext:value-type="float">
            <text:p>2,264764</text:p>
          </table:table-cell>
          <table:table-cell office:value-type="float" office:value="2.42703" calcext:value-type="float">
            <text:p>2,42703</text:p>
          </table:table-cell>
          <table:table-cell office:value-type="float" office:value="2.432823" calcext:value-type="float">
            <text:p>2,432823</text:p>
          </table:table-cell>
          <table:table-cell office:value-type="float" office:value="2.503009" calcext:value-type="float">
            <text:p>2,503009</text:p>
          </table:table-cell>
          <table:table-cell office:value-type="float" office:value="2.762546" calcext:value-type="float">
            <text:p>2,762546</text:p>
          </table:table-cell>
          <table:table-cell office:value-type="float" office:value="2.855172" calcext:value-type="float">
            <text:p>2,855172</text:p>
          </table:table-cell>
          <table:table-cell office:value-type="float" office:value="2.913153" calcext:value-type="float">
            <text:p>2,913153</text:p>
          </table:table-cell>
          <table:table-cell office:value-type="float" office:value="2.96629" calcext:value-type="float">
            <text:p>2,96629</text:p>
          </table:table-cell>
          <table:table-cell office:value-type="float" office:value="3.141852" calcext:value-type="float">
            <text:p>3,141852</text:p>
          </table:table-cell>
          <table:table-cell office:value-type="float" office:value="3.190308" calcext:value-type="float">
            <text:p>3,190308</text:p>
          </table:table-cell>
          <table:table-cell office:value-type="float" office:value="3.212854" calcext:value-type="float">
            <text:p>3,212854</text:p>
          </table:table-cell>
          <table:table-cell office:value-type="float" office:value="3.317952" calcext:value-type="float">
            <text:p>3,317952</text:p>
          </table:table-cell>
          <table:table-cell office:value-type="float" office:value="3.609377" calcext:value-type="float">
            <text:p>3,609377</text:p>
          </table:table-cell>
          <table:table-cell office:value-type="float" office:value="3.860814" calcext:value-type="float">
            <text:p>3,860814</text:p>
          </table:table-cell>
          <table:table-cell office:value-type="float" office:value="3.550549" calcext:value-type="float">
            <text:p>3,550549</text:p>
          </table:table-cell>
          <table:table-cell office:value-type="float" office:value="3.687943" calcext:value-type="float">
            <text:p>3,687943</text:p>
          </table:table-cell>
          <table:table-cell office:value-type="float" office:value="4.078429" calcext:value-type="float">
            <text:p>4,078429</text:p>
          </table:table-cell>
          <table:table-cell office:value-type="float" office:value="4.298908" calcext:value-type="float">
            <text:p>4,298908</text:p>
          </table:table-cell>
          <table:table-cell office:value-type="float" office:value="4.209787" calcext:value-type="float">
            <text:p>4,209787</text:p>
          </table:table-cell>
          <table:table-cell office:value-type="float" office:value="4.48867" calcext:value-type="float">
            <text:p>4,48867</text:p>
          </table:table-cell>
          <table:table-cell office:value-type="float" office:value="4.559822" calcext:value-type="float">
            <text:p>4,559822</text:p>
          </table:table-cell>
          <table:table-cell office:value-type="float" office:value="4.904531" calcext:value-type="float">
            <text:p>4,904531</text:p>
          </table:table-cell>
          <table:table-cell office:value-type="float" office:value="4.804519" calcext:value-type="float">
            <text:p>4,804519</text:p>
          </table:table-cell>
          <table:table-cell office:value-type="float" office:value="5.064755" calcext:value-type="float">
            <text:p>5,064755</text:p>
          </table:table-cell>
          <table:table-cell office:value-type="float" office:value="5.356633" calcext:value-type="float">
            <text:p>5,356633</text:p>
          </table:table-cell>
          <table:table-cell office:value-type="float" office:value="5.620894" calcext:value-type="float">
            <text:p>5,620894</text:p>
          </table:table-cell>
          <table:table-cell office:value-type="float" office:value="5.720365" calcext:value-type="float">
            <text:p>5,720365</text:p>
          </table:table-cell>
          <table:table-cell office:value-type="float" office:value="5.758442" calcext:value-type="float">
            <text:p>5,758442</text:p>
          </table:table-cell>
          <table:table-cell office:value-type="float" office:value="5.92425" calcext:value-type="float">
            <text:p>5,92425</text:p>
          </table:table-cell>
          <table:table-cell office:value-type="float" office:value="5.975695" calcext:value-type="float">
            <text:p>5,975695</text:p>
          </table:table-cell>
          <table:table-cell office:value-type="float" office:value="6.363834" calcext:value-type="float">
            <text:p>6,363834</text:p>
          </table:table-cell>
          <table:table-cell office:value-type="float" office:value="6.492007" calcext:value-type="float">
            <text:p>6,492007</text:p>
          </table:table-cell>
          <table:table-cell office:value-type="float" office:value="6.817741" calcext:value-type="float">
            <text:p>6,817741</text:p>
          </table:table-cell>
          <table:table-cell office:value-type="float" office:value="7.406142" calcext:value-type="float">
            <text:p>7,406142</text:p>
          </table:table-cell>
          <table:table-cell office:value-type="float" office:value="7.114835" calcext:value-type="float">
            <text:p>7,114835</text:p>
          </table:table-cell>
          <table:table-cell office:value-type="float" office:value="6.937618" calcext:value-type="float">
            <text:p>6,937618</text:p>
          </table:table-cell>
          <table:table-cell office:value-type="float" office:value="7.264455" calcext:value-type="float">
            <text:p>7,264455</text:p>
          </table:table-cell>
          <table:table-cell office:value-type="float" office:value="7.447917" calcext:value-type="float">
            <text:p>7,447917</text:p>
          </table:table-cell>
          <table:table-cell office:value-type="float" office:value="7.431305" calcext:value-type="float">
            <text:p>7,431305</text:p>
          </table:table-cell>
          <table:table-cell office:value-type="float" office:value="7.62729" calcext:value-type="float">
            <text:p>7,62729</text:p>
          </table:table-cell>
        </table:table-row>
        <table:table-row table:style-name="ro1">
          <table:table-cell office:value-type="string" calcext:value-type="string">
            <text:p>HYBRID REDUCTION overhead</text:p>
          </table:table-cell>
          <table:table-cell office:value-type="float" office:value="0.036089" calcext:value-type="float">
            <text:p>0,036089</text:p>
          </table:table-cell>
          <table:table-cell office:value-type="float" office:value="0.175129" calcext:value-type="float">
            <text:p>0,175129</text:p>
          </table:table-cell>
          <table:table-cell office:value-type="float" office:value="0.346621" calcext:value-type="float">
            <text:p>0,346621</text:p>
          </table:table-cell>
          <table:table-cell office:value-type="float" office:value="0.42202" calcext:value-type="float">
            <text:p>0,42202</text:p>
          </table:table-cell>
          <table:table-cell office:value-type="float" office:value="0.569563" calcext:value-type="float">
            <text:p>0,569563</text:p>
          </table:table-cell>
          <table:table-cell office:value-type="float" office:value="0.56118" calcext:value-type="float">
            <text:p>0,56118</text:p>
          </table:table-cell>
          <table:table-cell office:value-type="float" office:value="0.627654" calcext:value-type="float">
            <text:p>0,627654</text:p>
          </table:table-cell>
          <table:table-cell office:value-type="float" office:value="0.666681" calcext:value-type="float">
            <text:p>0,666681</text:p>
          </table:table-cell>
          <table:table-cell office:value-type="float" office:value="0.789744" calcext:value-type="float">
            <text:p>0,789744</text:p>
          </table:table-cell>
          <table:table-cell office:value-type="float" office:value="0.730359" calcext:value-type="float">
            <text:p>0,730359</text:p>
          </table:table-cell>
          <table:table-cell office:value-type="float" office:value="0.793512" calcext:value-type="float">
            <text:p>0,793512</text:p>
          </table:table-cell>
          <table:table-cell office:value-type="float" office:value="0.769667" calcext:value-type="float">
            <text:p>0,769667</text:p>
          </table:table-cell>
          <table:table-cell office:value-type="float" office:value="0.845249" calcext:value-type="float">
            <text:p>0,845249</text:p>
          </table:table-cell>
          <table:table-cell office:value-type="float" office:value="0.854378" calcext:value-type="float">
            <text:p>0,854378</text:p>
          </table:table-cell>
          <table:table-cell office:value-type="float" office:value="0.877955" calcext:value-type="float">
            <text:p>0,877955</text:p>
          </table:table-cell>
          <table:table-cell office:value-type="float" office:value="0.926794" calcext:value-type="float">
            <text:p>0,926794</text:p>
          </table:table-cell>
          <table:table-cell office:value-type="float" office:value="1.018075" calcext:value-type="float">
            <text:p>1,018075</text:p>
          </table:table-cell>
          <table:table-cell office:value-type="float" office:value="0.955894" calcext:value-type="float">
            <text:p>0,955894</text:p>
          </table:table-cell>
          <table:table-cell office:value-type="float" office:value="1.028451" calcext:value-type="float">
            <text:p>1,028451</text:p>
          </table:table-cell>
          <table:table-cell office:value-type="float" office:value="0.959392" calcext:value-type="float">
            <text:p>0,959392</text:p>
          </table:table-cell>
          <table:table-cell office:value-type="float" office:value="1.027357" calcext:value-type="float">
            <text:p>1,027357</text:p>
          </table:table-cell>
          <table:table-cell office:value-type="float" office:value="1.00134" calcext:value-type="float">
            <text:p>1,00134</text:p>
          </table:table-cell>
          <table:table-cell office:value-type="float" office:value="1.032235" calcext:value-type="float">
            <text:p>1,032235</text:p>
          </table:table-cell>
          <table:table-cell office:value-type="float" office:value="1.027949" calcext:value-type="float">
            <text:p>1,027949</text:p>
          </table:table-cell>
          <table:table-cell office:value-type="float" office:value="1.073501" calcext:value-type="float">
            <text:p>1,073501</text:p>
          </table:table-cell>
          <table:table-cell office:value-type="float" office:value="1.084549" calcext:value-type="float">
            <text:p>1,084549</text:p>
          </table:table-cell>
          <table:table-cell office:value-type="float" office:value="1.082683" calcext:value-type="float">
            <text:p>1,082683</text:p>
          </table:table-cell>
          <table:table-cell office:value-type="float" office:value="1.083936" calcext:value-type="float">
            <text:p>1,083936</text:p>
          </table:table-cell>
          <table:table-cell office:value-type="float" office:value="1.093701" calcext:value-type="float">
            <text:p>1,093701</text:p>
          </table:table-cell>
          <table:table-cell office:value-type="float" office:value="1.103499" calcext:value-type="float">
            <text:p>1,103499</text:p>
          </table:table-cell>
          <table:table-cell office:value-type="float" office:value="1.088965" calcext:value-type="float">
            <text:p>1,088965</text:p>
          </table:table-cell>
          <table:table-cell office:value-type="float" office:value="1.19793" calcext:value-type="float">
            <text:p>1,19793</text:p>
          </table:table-cell>
          <table:table-cell office:value-type="float" office:value="1.264837" calcext:value-type="float">
            <text:p>1,264837</text:p>
          </table:table-cell>
          <table:table-cell office:value-type="float" office:value="1.213237" calcext:value-type="float">
            <text:p>1,213237</text:p>
          </table:table-cell>
          <table:table-cell office:value-type="float" office:value="1.271092" calcext:value-type="float">
            <text:p>1,271092</text:p>
          </table:table-cell>
          <table:table-cell office:value-type="float" office:value="1.214599" calcext:value-type="float">
            <text:p>1,214599</text:p>
          </table:table-cell>
          <table:table-cell office:value-type="float" office:value="1.272132" calcext:value-type="float">
            <text:p>1,272132</text:p>
          </table:table-cell>
          <table:table-cell office:value-type="float" office:value="1.218259" calcext:value-type="float">
            <text:p>1,218259</text:p>
          </table:table-cell>
          <table:table-cell office:value-type="float" office:value="1.276485" calcext:value-type="float">
            <text:p>1,276485</text:p>
          </table:table-cell>
          <table:table-cell office:value-type="float" office:value="1.214547" calcext:value-type="float">
            <text:p>1,214547</text:p>
          </table:table-cell>
          <table:table-cell office:value-type="float" office:value="1.280061" calcext:value-type="float">
            <text:p>1,280061</text:p>
          </table:table-cell>
          <table:table-cell office:value-type="float" office:value="1.264302" calcext:value-type="float">
            <text:p>1,264302</text:p>
          </table:table-cell>
          <table:table-cell office:value-type="float" office:value="1.283584" calcext:value-type="float">
            <text:p>1,283584</text:p>
          </table:table-cell>
          <table:table-cell office:value-type="float" office:value="1.253317" calcext:value-type="float">
            <text:p>1,253317</text:p>
          </table:table-cell>
          <table:table-cell office:value-type="float" office:value="1.285386" calcext:value-type="float">
            <text:p>1,285386</text:p>
          </table:table-cell>
          <table:table-cell office:value-type="float" office:value="1.259217" calcext:value-type="float">
            <text:p>1,259217</text:p>
          </table:table-cell>
          <table:table-cell office:value-type="float" office:value="1.315837" calcext:value-type="float">
            <text:p>1,315837</text:p>
          </table:table-cell>
          <table:table-cell office:value-type="float" office:value="1.263856" calcext:value-type="float">
            <text:p>1,263856</text:p>
          </table:table-cell>
          <table:table-cell office:value-type="float" office:value="1.316081" calcext:value-type="float">
            <text:p>1,316081</text:p>
          </table:table-cell>
          <table:table-cell office:value-type="float" office:value="1.324923" calcext:value-type="float">
            <text:p>1,324923</text:p>
          </table:table-cell>
          <table:table-cell office:value-type="float" office:value="1.317859" calcext:value-type="float">
            <text:p>1,317859</text:p>
          </table:table-cell>
          <table:table-cell office:value-type="float" office:value="1.324571" calcext:value-type="float">
            <text:p>1,324571</text:p>
          </table:table-cell>
          <table:table-cell office:value-type="float" office:value="1.32243" calcext:value-type="float">
            <text:p>1,32243</text:p>
          </table:table-cell>
          <table:table-cell office:value-type="float" office:value="1.33187" calcext:value-type="float">
            <text:p>1,33187</text:p>
          </table:table-cell>
          <table:table-cell office:value-type="float" office:value="1.333262" calcext:value-type="float">
            <text:p>1,333262</text:p>
          </table:table-cell>
          <table:table-cell office:value-type="float" office:value="1.333121" calcext:value-type="float">
            <text:p>1,333121</text:p>
          </table:table-cell>
          <table:table-cell office:value-type="float" office:value="1.332833" calcext:value-type="float">
            <text:p>1,332833</text:p>
          </table:table-cell>
          <table:table-cell office:value-type="float" office:value="1.343516" calcext:value-type="float">
            <text:p>1,343516</text:p>
          </table:table-cell>
          <table:table-cell office:value-type="float" office:value="1.34146" calcext:value-type="float">
            <text:p>1,34146</text:p>
          </table:table-cell>
          <table:table-cell office:value-type="float" office:value="1.343307" calcext:value-type="float">
            <text:p>1,343307</text:p>
          </table:table-cell>
          <table:table-cell office:value-type="float" office:value="1.344607" calcext:value-type="float">
            <text:p>1,344607</text:p>
          </table:table-cell>
          <table:table-cell office:value-type="float" office:value="1.349759" calcext:value-type="float">
            <text:p>1,349759</text:p>
          </table:table-cell>
          <table:table-cell office:value-type="float" office:value="1.340403" calcext:value-type="float">
            <text:p>1,340403</text:p>
          </table:table-cell>
          <table:table-cell office:value-type="float" office:value="1.506446" calcext:value-type="float">
            <text:p>1,506446</text:p>
          </table:table-cell>
          <table:table-cell office:value-type="float" office:value="1.548693" calcext:value-type="float">
            <text:p>1,548693</text:p>
          </table:table-cell>
          <table:table-cell office:value-type="float" office:value="1.527358" calcext:value-type="float">
            <text:p>1,527358</text:p>
          </table:table-cell>
          <table:table-cell office:value-type="float" office:value="1.561827" calcext:value-type="float">
            <text:p>1,561827</text:p>
          </table:table-cell>
          <table:table-cell office:value-type="float" office:value="1.49685" calcext:value-type="float">
            <text:p>1,49685</text:p>
          </table:table-cell>
          <table:table-cell office:value-type="float" office:value="1.582895" calcext:value-type="float">
            <text:p>1,582895</text:p>
          </table:table-cell>
          <table:table-cell office:value-type="float" office:value="1.496045" calcext:value-type="float">
            <text:p>1,496045</text:p>
          </table:table-cell>
          <table:table-cell office:value-type="float" office:value="1.593416" calcext:value-type="float">
            <text:p>1,593416</text:p>
          </table:table-cell>
          <table:table-cell office:value-type="float" office:value="1.513434" calcext:value-type="float">
            <text:p>1,513434</text:p>
          </table:table-cell>
        </table:table-row>
        <table:table-row table:style-name="ro1">
          <table:table-cell office:value-type="string" calcext:value-type="string">
            <text:p>PARALLEL overhead</text:p>
          </table:table-cell>
          <table:table-cell office:value-type="float" office:value="0.815574" calcext:value-type="float">
            <text:p>0,815574</text:p>
          </table:table-cell>
          <table:table-cell office:value-type="float" office:value="1.247185" calcext:value-type="float">
            <text:p>1,247185</text:p>
          </table:table-cell>
          <table:table-cell office:value-type="float" office:value="1.683128" calcext:value-type="float">
            <text:p>1,683128</text:p>
          </table:table-cell>
          <table:table-cell office:value-type="float" office:value="1.834728" calcext:value-type="float">
            <text:p>1,834728</text:p>
          </table:table-cell>
          <table:table-cell office:value-type="float" office:value="2.149321" calcext:value-type="float">
            <text:p>2,149321</text:p>
          </table:table-cell>
          <table:table-cell office:value-type="float" office:value="2.35787" calcext:value-type="float">
            <text:p>2,35787</text:p>
          </table:table-cell>
          <table:table-cell office:value-type="float" office:value="2.545727" calcext:value-type="float">
            <text:p>2,545727</text:p>
          </table:table-cell>
          <table:table-cell office:value-type="float" office:value="2.778" calcext:value-type="float">
            <text:p>2,778</text:p>
          </table:table-cell>
          <table:table-cell office:value-type="float" office:value="3.097635" calcext:value-type="float">
            <text:p>3,097635</text:p>
          </table:table-cell>
          <table:table-cell office:value-type="float" office:value="3.214708" calcext:value-type="float">
            <text:p>3,214708</text:p>
          </table:table-cell>
          <table:table-cell office:value-type="float" office:value="3.425401" calcext:value-type="float">
            <text:p>3,425401</text:p>
          </table:table-cell>
          <table:table-cell office:value-type="float" office:value="3.666344" calcext:value-type="float">
            <text:p>3,666344</text:p>
          </table:table-cell>
          <table:table-cell office:value-type="float" office:value="3.954316" calcext:value-type="float">
            <text:p>3,954316</text:p>
          </table:table-cell>
          <table:table-cell office:value-type="float" office:value="4.067767" calcext:value-type="float">
            <text:p>4,067767</text:p>
          </table:table-cell>
          <table:table-cell office:value-type="float" office:value="4.33023" calcext:value-type="float">
            <text:p>4,33023</text:p>
          </table:table-cell>
          <table:table-cell office:value-type="float" office:value="4.496614" calcext:value-type="float">
            <text:p>4,496614</text:p>
          </table:table-cell>
          <table:table-cell office:value-type="float" office:value="4.692137" calcext:value-type="float">
            <text:p>4,692137</text:p>
          </table:table-cell>
          <table:table-cell office:value-type="float" office:value="4.938211" calcext:value-type="float">
            <text:p>4,938211</text:p>
          </table:table-cell>
          <table:table-cell office:value-type="float" office:value="5.203525" calcext:value-type="float">
            <text:p>5,203525</text:p>
          </table:table-cell>
          <table:table-cell office:value-type="float" office:value="5.365923" calcext:value-type="float">
            <text:p>5,365923</text:p>
          </table:table-cell>
          <table:table-cell office:value-type="float" office:value="5.725428" calcext:value-type="float">
            <text:p>5,725428</text:p>
          </table:table-cell>
          <table:table-cell office:value-type="float" office:value="5.788829" calcext:value-type="float">
            <text:p>5,788829</text:p>
          </table:table-cell>
          <table:table-cell office:value-type="float" office:value="6.094375" calcext:value-type="float">
            <text:p>6,094375</text:p>
          </table:table-cell>
          <table:table-cell office:value-type="float" office:value="6.382835" calcext:value-type="float">
            <text:p>6,382835</text:p>
          </table:table-cell>
          <table:table-cell office:value-type="float" office:value="6.537797" calcext:value-type="float">
            <text:p>6,537797</text:p>
          </table:table-cell>
          <table:table-cell office:value-type="float" office:value="6.991726" calcext:value-type="float">
            <text:p>6,991726</text:p>
          </table:table-cell>
          <table:table-cell office:value-type="float" office:value="7.143326" calcext:value-type="float">
            <text:p>7,143326</text:p>
          </table:table-cell>
          <table:table-cell office:value-type="float" office:value="7.499176" calcext:value-type="float">
            <text:p>7,499176</text:p>
          </table:table-cell>
          <table:table-cell office:value-type="float" office:value="7.573089" calcext:value-type="float">
            <text:p>7,573089</text:p>
          </table:table-cell>
          <table:table-cell office:value-type="float" office:value="7.860666" calcext:value-type="float">
            <text:p>7,860666</text:p>
          </table:table-cell>
          <table:table-cell office:value-type="float" office:value="8.145837" calcext:value-type="float">
            <text:p>8,145837</text:p>
          </table:table-cell>
          <table:table-cell office:value-type="float" office:value="8.012226" calcext:value-type="float">
            <text:p>8,012226</text:p>
          </table:table-cell>
          <table:table-cell office:value-type="float" office:value="8.587742" calcext:value-type="float">
            <text:p>8,587742</text:p>
          </table:table-cell>
          <table:table-cell office:value-type="float" office:value="8.713593" calcext:value-type="float">
            <text:p>8,713593</text:p>
          </table:table-cell>
          <table:table-cell office:value-type="float" office:value="9.211239" calcext:value-type="float">
            <text:p>9,211239</text:p>
          </table:table-cell>
          <table:table-cell office:value-type="float" office:value="9.450771" calcext:value-type="float">
            <text:p>9,450771</text:p>
          </table:table-cell>
          <table:table-cell office:value-type="float" office:value="9.531763" calcext:value-type="float">
            <text:p>9,531763</text:p>
          </table:table-cell>
          <table:table-cell office:value-type="float" office:value="9.843192" calcext:value-type="float">
            <text:p>9,843192</text:p>
          </table:table-cell>
          <table:table-cell office:value-type="float" office:value="9.997058" calcext:value-type="float">
            <text:p>9,997058</text:p>
          </table:table-cell>
          <table:table-cell office:value-type="float" office:value="10.002031" calcext:value-type="float">
            <text:p>10,002031</text:p>
          </table:table-cell>
          <table:table-cell office:value-type="float" office:value="10.296618" calcext:value-type="float">
            <text:p>10,296618</text:p>
          </table:table-cell>
          <table:table-cell office:value-type="float" office:value="10.582576" calcext:value-type="float">
            <text:p>10,582576</text:p>
          </table:table-cell>
          <table:table-cell office:value-type="float" office:value="11.365523" calcext:value-type="float">
            <text:p>11,365523</text:p>
          </table:table-cell>
          <table:table-cell office:value-type="float" office:value="11.248413" calcext:value-type="float">
            <text:p>11,248413</text:p>
          </table:table-cell>
          <table:table-cell office:value-type="float" office:value="11.449763" calcext:value-type="float">
            <text:p>11,449763</text:p>
          </table:table-cell>
          <table:table-cell office:value-type="float" office:value="11.680847" calcext:value-type="float">
            <text:p>11,680847</text:p>
          </table:table-cell>
          <table:table-cell office:value-type="float" office:value="11.925983" calcext:value-type="float">
            <text:p>11,925983</text:p>
          </table:table-cell>
          <table:table-cell office:value-type="float" office:value="12.409818" calcext:value-type="float">
            <text:p>12,409818</text:p>
          </table:table-cell>
          <table:table-cell office:value-type="float" office:value="12.482762" calcext:value-type="float">
            <text:p>12,482762</text:p>
          </table:table-cell>
          <table:table-cell office:value-type="float" office:value="12.841456" calcext:value-type="float">
            <text:p>12,841456</text:p>
          </table:table-cell>
          <table:table-cell office:value-type="float" office:value="13.055702" calcext:value-type="float">
            <text:p>13,055702</text:p>
          </table:table-cell>
          <table:table-cell office:value-type="float" office:value="13.494786" calcext:value-type="float">
            <text:p>13,494786</text:p>
          </table:table-cell>
          <table:table-cell office:value-type="float" office:value="13.689314" calcext:value-type="float">
            <text:p>13,689314</text:p>
          </table:table-cell>
          <table:table-cell office:value-type="float" office:value="13.614924" calcext:value-type="float">
            <text:p>13,614924</text:p>
          </table:table-cell>
          <table:table-cell office:value-type="float" office:value="13.599807" calcext:value-type="float">
            <text:p>13,599807</text:p>
          </table:table-cell>
          <table:table-cell office:value-type="float" office:value="13.914847" calcext:value-type="float">
            <text:p>13,914847</text:p>
          </table:table-cell>
          <table:table-cell office:value-type="float" office:value="14.724984" calcext:value-type="float">
            <text:p>14,724984</text:p>
          </table:table-cell>
          <table:table-cell office:value-type="float" office:value="14.361557" calcext:value-type="float">
            <text:p>14,361557</text:p>
          </table:table-cell>
          <table:table-cell office:value-type="float" office:value="14.76029" calcext:value-type="float">
            <text:p>14,76029</text:p>
          </table:table-cell>
          <table:table-cell office:value-type="float" office:value="15.009785" calcext:value-type="float">
            <text:p>15,009785</text:p>
          </table:table-cell>
          <table:table-cell office:value-type="float" office:value="15.057959" calcext:value-type="float">
            <text:p>15,057959</text:p>
          </table:table-cell>
          <table:table-cell office:value-type="float" office:value="15.867344" calcext:value-type="float">
            <text:p>15,867344</text:p>
          </table:table-cell>
          <table:table-cell office:value-type="float" office:value="15.873987" calcext:value-type="float">
            <text:p>15,873987</text:p>
          </table:table-cell>
          <table:table-cell office:value-type="float" office:value="15.944911" calcext:value-type="float">
            <text:p>15,944911</text:p>
          </table:table-cell>
          <table:table-cell office:value-type="float" office:value="16.709479" calcext:value-type="float">
            <text:p>16,709479</text:p>
          </table:table-cell>
          <table:table-cell office:value-type="float" office:value="16.676125" calcext:value-type="float">
            <text:p>16,676125</text:p>
          </table:table-cell>
          <table:table-cell office:value-type="float" office:value="16.920496" calcext:value-type="float">
            <text:p>16,920496</text:p>
          </table:table-cell>
          <table:table-cell office:value-type="float" office:value="16.908521" calcext:value-type="float">
            <text:p>16,908521</text:p>
          </table:table-cell>
          <table:table-cell office:value-type="float" office:value="17.285493" calcext:value-type="float">
            <text:p>17,285493</text:p>
          </table:table-cell>
          <table:table-cell office:value-type="float" office:value="17.178788" calcext:value-type="float">
            <text:p>17,178788</text:p>
          </table:table-cell>
          <table:table-cell office:value-type="float" office:value="17.976128" calcext:value-type="float">
            <text:p>17,976128</text:p>
          </table:table-cell>
          <table:table-cell office:value-type="float" office:value="20.542989" calcext:value-type="float">
            <text:p>20,542989</text:p>
          </table:table-cell>
        </table:table-row>
        <table:table-row table:style-name="ro1">
          <table:table-cell office:value-type="string" calcext:value-type="string">
            <text:p>FOR overhead</text:p>
          </table:table-cell>
          <table:table-cell office:value-type="float" office:value="0.475482" calcext:value-type="float">
            <text:p>0,475482</text:p>
          </table:table-cell>
          <table:table-cell office:value-type="float" office:value="0.520091" calcext:value-type="float">
            <text:p>0,520091</text:p>
          </table:table-cell>
          <table:table-cell office:value-type="float" office:value="0.625139" calcext:value-type="float">
            <text:p>0,625139</text:p>
          </table:table-cell>
          <table:table-cell office:value-type="float" office:value="0.621491" calcext:value-type="float">
            <text:p>0,621491</text:p>
          </table:table-cell>
          <table:table-cell office:value-type="float" office:value="0.626842" calcext:value-type="float">
            <text:p>0,626842</text:p>
          </table:table-cell>
          <table:table-cell office:value-type="float" office:value="0.626763" calcext:value-type="float">
            <text:p>0,626763</text:p>
          </table:table-cell>
          <table:table-cell office:value-type="float" office:value="0.718728" calcext:value-type="float">
            <text:p>0,718728</text:p>
          </table:table-cell>
          <table:table-cell office:value-type="float" office:value="0.710903" calcext:value-type="float">
            <text:p>0,710903</text:p>
          </table:table-cell>
          <table:table-cell office:value-type="float" office:value="0.879837" calcext:value-type="float">
            <text:p>0,879837</text:p>
          </table:table-cell>
          <table:table-cell office:value-type="float" office:value="0.864503" calcext:value-type="float">
            <text:p>0,864503</text:p>
          </table:table-cell>
          <table:table-cell office:value-type="float" office:value="0.937593" calcext:value-type="float">
            <text:p>0,937593</text:p>
          </table:table-cell>
          <table:table-cell office:value-type="float" office:value="1.019584" calcext:value-type="float">
            <text:p>1,019584</text:p>
          </table:table-cell>
          <table:table-cell office:value-type="float" office:value="1.127056" calcext:value-type="float">
            <text:p>1,127056</text:p>
          </table:table-cell>
          <table:table-cell office:value-type="float" office:value="1.08389" calcext:value-type="float">
            <text:p>1,08389</text:p>
          </table:table-cell>
          <table:table-cell office:value-type="float" office:value="1.178799" calcext:value-type="float">
            <text:p>1,178799</text:p>
          </table:table-cell>
          <table:table-cell office:value-type="float" office:value="1.186971" calcext:value-type="float">
            <text:p>1,186971</text:p>
          </table:table-cell>
          <table:table-cell office:value-type="float" office:value="1.27045" calcext:value-type="float">
            <text:p>1,27045</text:p>
          </table:table-cell>
          <table:table-cell office:value-type="float" office:value="1.309138" calcext:value-type="float">
            <text:p>1,309138</text:p>
          </table:table-cell>
          <table:table-cell office:value-type="float" office:value="1.412377" calcext:value-type="float">
            <text:p>1,412377</text:p>
          </table:table-cell>
          <table:table-cell office:value-type="float" office:value="1.413024" calcext:value-type="float">
            <text:p>1,413024</text:p>
          </table:table-cell>
          <table:table-cell office:value-type="float" office:value="1.454923" calcext:value-type="float">
            <text:p>1,454923</text:p>
          </table:table-cell>
          <table:table-cell office:value-type="float" office:value="1.527371" calcext:value-type="float">
            <text:p>1,527371</text:p>
          </table:table-cell>
          <table:table-cell office:value-type="float" office:value="1.570878" calcext:value-type="float">
            <text:p>1,570878</text:p>
          </table:table-cell>
          <table:table-cell office:value-type="float" office:value="1.62643" calcext:value-type="float">
            <text:p>1,62643</text:p>
          </table:table-cell>
          <table:table-cell office:value-type="float" office:value="1.705523" calcext:value-type="float">
            <text:p>1,705523</text:p>
          </table:table-cell>
          <table:table-cell office:value-type="float" office:value="1.731515" calcext:value-type="float">
            <text:p>1,731515</text:p>
          </table:table-cell>
          <table:table-cell office:value-type="float" office:value="1.870488" calcext:value-type="float">
            <text:p>1,870488</text:p>
          </table:table-cell>
          <table:table-cell office:value-type="float" office:value="1.864704" calcext:value-type="float">
            <text:p>1,864704</text:p>
          </table:table-cell>
          <table:table-cell office:value-type="float" office:value="1.931256" calcext:value-type="float">
            <text:p>1,931256</text:p>
          </table:table-cell>
          <table:table-cell office:value-type="float" office:value="1.980714" calcext:value-type="float">
            <text:p>1,980714</text:p>
          </table:table-cell>
          <table:table-cell office:value-type="float" office:value="2.032814" calcext:value-type="float">
            <text:p>2,032814</text:p>
          </table:table-cell>
          <table:table-cell office:value-type="float" office:value="2.030345" calcext:value-type="float">
            <text:p>2,030345</text:p>
          </table:table-cell>
          <table:table-cell office:value-type="float" office:value="2.186422" calcext:value-type="float">
            <text:p>2,186422</text:p>
          </table:table-cell>
          <table:table-cell office:value-type="float" office:value="2.184629" calcext:value-type="float">
            <text:p>2,184629</text:p>
          </table:table-cell>
          <table:table-cell office:value-type="float" office:value="2.247867" calcext:value-type="float">
            <text:p>2,247867</text:p>
          </table:table-cell>
          <table:table-cell office:value-type="float" office:value="2.350594" calcext:value-type="float">
            <text:p>2,350594</text:p>
          </table:table-cell>
          <table:table-cell office:value-type="float" office:value="2.361929" calcext:value-type="float">
            <text:p>2,361929</text:p>
          </table:table-cell>
          <table:table-cell office:value-type="float" office:value="2.402217" calcext:value-type="float">
            <text:p>2,402217</text:p>
          </table:table-cell>
          <table:table-cell office:value-type="float" office:value="2.45555" calcext:value-type="float">
            <text:p>2,45555</text:p>
          </table:table-cell>
          <table:table-cell office:value-type="float" office:value="2.538625" calcext:value-type="float">
            <text:p>2,538625</text:p>
          </table:table-cell>
          <table:table-cell office:value-type="float" office:value="2.560046" calcext:value-type="float">
            <text:p>2,560046</text:p>
          </table:table-cell>
          <table:table-cell office:value-type="float" office:value="2.561074" calcext:value-type="float">
            <text:p>2,561074</text:p>
          </table:table-cell>
          <table:table-cell office:value-type="float" office:value="2.775756" calcext:value-type="float">
            <text:p>2,775756</text:p>
          </table:table-cell>
          <table:table-cell office:value-type="float" office:value="2.733259" calcext:value-type="float">
            <text:p>2,733259</text:p>
          </table:table-cell>
          <table:table-cell office:value-type="float" office:value="2.796729" calcext:value-type="float">
            <text:p>2,796729</text:p>
          </table:table-cell>
          <table:table-cell office:value-type="float" office:value="2.878936" calcext:value-type="float">
            <text:p>2,878936</text:p>
          </table:table-cell>
          <table:table-cell office:value-type="float" office:value="2.868306" calcext:value-type="float">
            <text:p>2,868306</text:p>
          </table:table-cell>
          <table:table-cell office:value-type="float" office:value="2.875186" calcext:value-type="float">
            <text:p>2,875186</text:p>
          </table:table-cell>
          <table:table-cell office:value-type="float" office:value="3.082383" calcext:value-type="float">
            <text:p>3,082383</text:p>
          </table:table-cell>
          <table:table-cell office:value-type="float" office:value="3.05618" calcext:value-type="float">
            <text:p>3,05618</text:p>
          </table:table-cell>
          <table:table-cell office:value-type="float" office:value="3.185613" calcext:value-type="float">
            <text:p>3,185613</text:p>
          </table:table-cell>
          <table:table-cell office:value-type="float" office:value="3.170265" calcext:value-type="float">
            <text:p>3,170265</text:p>
          </table:table-cell>
          <table:table-cell office:value-type="float" office:value="3.333871" calcext:value-type="float">
            <text:p>3,333871</text:p>
          </table:table-cell>
          <table:table-cell office:value-type="float" office:value="3.285779" calcext:value-type="float">
            <text:p>3,285779</text:p>
          </table:table-cell>
          <table:table-cell office:value-type="float" office:value="3.327664" calcext:value-type="float">
            <text:p>3,327664</text:p>
          </table:table-cell>
          <table:table-cell office:value-type="float" office:value="3.296714" calcext:value-type="float">
            <text:p>3,296714</text:p>
          </table:table-cell>
          <table:table-cell office:value-type="float" office:value="3.491888" calcext:value-type="float">
            <text:p>3,491888</text:p>
          </table:table-cell>
          <table:table-cell office:value-type="float" office:value="3.485706" calcext:value-type="float">
            <text:p>3,485706</text:p>
          </table:table-cell>
          <table:table-cell office:value-type="float" office:value="3.509169" calcext:value-type="float">
            <text:p>3,509169</text:p>
          </table:table-cell>
          <table:table-cell office:value-type="float" office:value="3.592253" calcext:value-type="float">
            <text:p>3,592253</text:p>
          </table:table-cell>
          <table:table-cell office:value-type="float" office:value="3.589623" calcext:value-type="float">
            <text:p>3,589623</text:p>
          </table:table-cell>
          <table:table-cell office:value-type="float" office:value="3.773105" calcext:value-type="float">
            <text:p>3,773105</text:p>
          </table:table-cell>
          <table:table-cell office:value-type="float" office:value="3.81583" calcext:value-type="float">
            <text:p>3,81583</text:p>
          </table:table-cell>
          <table:table-cell office:value-type="float" office:value="3.780646" calcext:value-type="float">
            <text:p>3,780646</text:p>
          </table:table-cell>
          <table:table-cell office:value-type="float" office:value="4.753827" calcext:value-type="float">
            <text:p>4,753827</text:p>
          </table:table-cell>
          <table:table-cell office:value-type="float" office:value="3.877473" calcext:value-type="float">
            <text:p>3,877473</text:p>
          </table:table-cell>
          <table:table-cell office:value-type="float" office:value="4.042075" calcext:value-type="float">
            <text:p>4,042075</text:p>
          </table:table-cell>
          <table:table-cell office:value-type="float" office:value="4.092231" calcext:value-type="float">
            <text:p>4,092231</text:p>
          </table:table-cell>
          <table:table-cell office:value-type="float" office:value="4.187403" calcext:value-type="float">
            <text:p>4,187403</text:p>
          </table:table-cell>
          <table:table-cell office:value-type="float" office:value="4.135085" calcext:value-type="float">
            <text:p>4,135085</text:p>
          </table:table-cell>
          <table:table-cell office:value-type="float" office:value="4.270095" calcext:value-type="float">
            <text:p>4,270095</text:p>
          </table:table-cell>
          <table:table-cell office:value-type="float" office:value="4.245388" calcext:value-type="float">
            <text:p>4,245388</text:p>
          </table:table-cell>
        </table:table-row>
        <table:table-row table:style-name="ro1" table:number-rows-repeated="2">
          <table:table-cell table:number-columns-repeated="73"/>
        </table:table-row>
        <table:table-row table:style-name="ro1">
          <table:table-cell office:value-type="string" calcext:value-type="string">
            <text:p>BARRIER time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507088" calcext:value-type="float">
            <text:p>0,507088</text:p>
          </table:table-cell>
          <table:table-cell office:value-type="float" office:value="0.497925" calcext:value-type="float">
            <text:p>0,497925</text:p>
          </table:table-cell>
          <table:table-cell office:value-type="float" office:value="0.558417" calcext:value-type="float">
            <text:p>0,558417</text:p>
          </table:table-cell>
          <table:table-cell office:value-type="float" office:value="0.012642" calcext:value-type="float">
            <text:p>0,012642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566079" calcext:value-type="float">
            <text:p>0,566079</text:p>
          </table:table-cell>
          <table:table-cell office:value-type="float" office:value="0.548343" calcext:value-type="float">
            <text:p>0,548343</text:p>
          </table:table-cell>
          <table:table-cell office:value-type="float" office:value="0.590786" calcext:value-type="float">
            <text:p>0,590786</text:p>
          </table:table-cell>
          <table:table-cell office:value-type="float" office:value="0.00726" calcext:value-type="float">
            <text:p>0,00726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691906" calcext:value-type="float">
            <text:p>0,691906</text:p>
          </table:table-cell>
          <table:table-cell office:value-type="float" office:value="0.688522" calcext:value-type="float">
            <text:p>0,688522</text:p>
          </table:table-cell>
          <table:table-cell office:value-type="float" office:value="0.710172" calcext:value-type="float">
            <text:p>0,710172</text:p>
          </table:table-cell>
          <table:table-cell office:value-type="float" office:value="0.001996" calcext:value-type="float">
            <text:p>0,001996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661812" calcext:value-type="float">
            <text:p>0,661812</text:p>
          </table:table-cell>
          <table:table-cell office:value-type="float" office:value="0.657505" calcext:value-type="float">
            <text:p>0,657505</text:p>
          </table:table-cell>
          <table:table-cell office:value-type="float" office:value="0.676442" calcext:value-type="float">
            <text:p>0,676442</text:p>
          </table:table-cell>
          <table:table-cell office:value-type="float" office:value="0.001577" calcext:value-type="float">
            <text:p>0,001577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697229" calcext:value-type="float">
            <text:p>0,697229</text:p>
          </table:table-cell>
          <table:table-cell office:value-type="float" office:value="0.693479" calcext:value-type="float">
            <text:p>0,693479</text:p>
          </table:table-cell>
          <table:table-cell office:value-type="float" office:value="0.718379" calcext:value-type="float">
            <text:p>0,718379</text:p>
          </table:table-cell>
          <table:table-cell office:value-type="float" office:value="0.001891" calcext:value-type="float">
            <text:p>0,001891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693521" calcext:value-type="float">
            <text:p>0,693521</text:p>
          </table:table-cell>
          <table:table-cell office:value-type="float" office:value="0.688969" calcext:value-type="float">
            <text:p>0,688969</text:p>
          </table:table-cell>
          <table:table-cell office:value-type="float" office:value="0.711801" calcext:value-type="float">
            <text:p>0,711801</text:p>
          </table:table-cell>
          <table:table-cell office:value-type="float" office:value="0.00192" calcext:value-type="float">
            <text:p>0,00192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773931" calcext:value-type="float">
            <text:p>0,773931</text:p>
          </table:table-cell>
          <table:table-cell office:value-type="float" office:value="0.768736" calcext:value-type="float">
            <text:p>0,768736</text:p>
          </table:table-cell>
          <table:table-cell office:value-type="float" office:value="0.795834" calcext:value-type="float">
            <text:p>0,795834</text:p>
          </table:table-cell>
          <table:table-cell office:value-type="float" office:value="0.004229" calcext:value-type="float">
            <text:p>0,004229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789394" calcext:value-type="float">
            <text:p>0,789394</text:p>
          </table:table-cell>
          <table:table-cell office:value-type="float" office:value="0.780071" calcext:value-type="float">
            <text:p>0,780071</text:p>
          </table:table-cell>
          <table:table-cell office:value-type="float" office:value="0.82327" calcext:value-type="float">
            <text:p>0,82327</text:p>
          </table:table-cell>
          <table:table-cell office:value-type="float" office:value="0.003452" calcext:value-type="float">
            <text:p>0,003452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.918839" calcext:value-type="float">
            <text:p>0,918839</text:p>
          </table:table-cell>
          <table:table-cell office:value-type="float" office:value="0.9133" calcext:value-type="float">
            <text:p>0,9133</text:p>
          </table:table-cell>
          <table:table-cell office:value-type="float" office:value="0.953976" calcext:value-type="float">
            <text:p>0,953976</text:p>
          </table:table-cell>
          <table:table-cell office:value-type="float" office:value="0.003051" calcext:value-type="float">
            <text:p>0,003051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991375" calcext:value-type="float">
            <text:p>0,991375</text:p>
          </table:table-cell>
          <table:table-cell office:value-type="float" office:value="0.982292" calcext:value-type="float">
            <text:p>0,982292</text:p>
          </table:table-cell>
          <table:table-cell office:value-type="float" office:value="1.033976" calcext:value-type="float">
            <text:p>1,033976</text:p>
          </table:table-cell>
          <table:table-cell office:value-type="float" office:value="0.004176" calcext:value-type="float">
            <text:p>0,004176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1.034677" calcext:value-type="float">
            <text:p>1,034677</text:p>
          </table:table-cell>
          <table:table-cell office:value-type="float" office:value="1.026909" calcext:value-type="float">
            <text:p>1,026909</text:p>
          </table:table-cell>
          <table:table-cell office:value-type="float" office:value="1.069956" calcext:value-type="float">
            <text:p>1,069956</text:p>
          </table:table-cell>
          <table:table-cell office:value-type="float" office:value="0.003576" calcext:value-type="float">
            <text:p>0,003576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1.023614" calcext:value-type="float">
            <text:p>1,023614</text:p>
          </table:table-cell>
          <table:table-cell office:value-type="float" office:value="1.017479" calcext:value-type="float">
            <text:p>1,017479</text:p>
          </table:table-cell>
          <table:table-cell office:value-type="float" office:value="1.064494" calcext:value-type="float">
            <text:p>1,064494</text:p>
          </table:table-cell>
          <table:table-cell office:value-type="float" office:value="0.003478" calcext:value-type="float">
            <text:p>0,003478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1.126103" calcext:value-type="float">
            <text:p>1,126103</text:p>
          </table:table-cell>
          <table:table-cell office:value-type="float" office:value="1.119912" calcext:value-type="float">
            <text:p>1,119912</text:p>
          </table:table-cell>
          <table:table-cell office:value-type="float" office:value="1.161104" calcext:value-type="float">
            <text:p>1,161104</text:p>
          </table:table-cell>
          <table:table-cell office:value-type="float" office:value="0.003346" calcext:value-type="float">
            <text:p>0,003346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.188054" calcext:value-type="float">
            <text:p>1,188054</text:p>
          </table:table-cell>
          <table:table-cell office:value-type="float" office:value="1.177998" calcext:value-type="float">
            <text:p>1,177998</text:p>
          </table:table-cell>
          <table:table-cell office:value-type="float" office:value="1.225986" calcext:value-type="float">
            <text:p>1,225986</text:p>
          </table:table-cell>
          <table:table-cell office:value-type="float" office:value="0.004637" calcext:value-type="float">
            <text:p>0,004637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1.2538" calcext:value-type="float">
            <text:p>1,2538</text:p>
          </table:table-cell>
          <table:table-cell office:value-type="float" office:value="1.245517" calcext:value-type="float">
            <text:p>1,245517</text:p>
          </table:table-cell>
          <table:table-cell office:value-type="float" office:value="1.287837" calcext:value-type="float">
            <text:p>1,287837</text:p>
          </table:table-cell>
          <table:table-cell office:value-type="float" office:value="0.004289" calcext:value-type="float">
            <text:p>0,004289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.260752" calcext:value-type="float">
            <text:p>1,260752</text:p>
          </table:table-cell>
          <table:table-cell office:value-type="float" office:value="1.253728" calcext:value-type="float">
            <text:p>1,253728</text:p>
          </table:table-cell>
          <table:table-cell office:value-type="float" office:value="1.30024" calcext:value-type="float">
            <text:p>1,30024</text:p>
          </table:table-cell>
          <table:table-cell office:value-type="float" office:value="0.00427" calcext:value-type="float">
            <text:p>0,00427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1.399789" calcext:value-type="float">
            <text:p>1,399789</text:p>
          </table:table-cell>
          <table:table-cell office:value-type="float" office:value="1.385521" calcext:value-type="float">
            <text:p>1,385521</text:p>
          </table:table-cell>
          <table:table-cell office:value-type="float" office:value="1.443322" calcext:value-type="float">
            <text:p>1,443322</text:p>
          </table:table-cell>
          <table:table-cell office:value-type="float" office:value="0.005885" calcext:value-type="float">
            <text:p>0,005885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1.383255" calcext:value-type="float">
            <text:p>1,383255</text:p>
          </table:table-cell>
          <table:table-cell office:value-type="float" office:value="1.374803" calcext:value-type="float">
            <text:p>1,374803</text:p>
          </table:table-cell>
          <table:table-cell office:value-type="float" office:value="1.422115" calcext:value-type="float">
            <text:p>1,422115</text:p>
          </table:table-cell>
          <table:table-cell office:value-type="float" office:value="0.004648" calcext:value-type="float">
            <text:p>0,004648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1.563927" calcext:value-type="float">
            <text:p>1,563927</text:p>
          </table:table-cell>
          <table:table-cell office:value-type="float" office:value="1.534612" calcext:value-type="float">
            <text:p>1,534612</text:p>
          </table:table-cell>
          <table:table-cell office:value-type="float" office:value="1.640368" calcext:value-type="float">
            <text:p>1,640368</text:p>
          </table:table-cell>
          <table:table-cell office:value-type="float" office:value="0.009807" calcext:value-type="float">
            <text:p>0,009807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.478043" calcext:value-type="float">
            <text:p>1,478043</text:p>
          </table:table-cell>
          <table:table-cell office:value-type="float" office:value="1.467556" calcext:value-type="float">
            <text:p>1,467556</text:p>
          </table:table-cell>
          <table:table-cell office:value-type="float" office:value="1.521275" calcext:value-type="float">
            <text:p>1,521275</text:p>
          </table:table-cell>
          <table:table-cell office:value-type="float" office:value="0.004998" calcext:value-type="float">
            <text:p>0,004998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1.552802" calcext:value-type="float">
            <text:p>1,552802</text:p>
          </table:table-cell>
          <table:table-cell office:value-type="float" office:value="1.547383" calcext:value-type="float">
            <text:p>1,547383</text:p>
          </table:table-cell>
          <table:table-cell office:value-type="float" office:value="1.591169" calcext:value-type="float">
            <text:p>1,591169</text:p>
          </table:table-cell>
          <table:table-cell office:value-type="float" office:value="0.004011" calcext:value-type="float">
            <text:p>0,004011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1.581008" calcext:value-type="float">
            <text:p>1,581008</text:p>
          </table:table-cell>
          <table:table-cell office:value-type="float" office:value="1.570954" calcext:value-type="float">
            <text:p>1,570954</text:p>
          </table:table-cell>
          <table:table-cell office:value-type="float" office:value="1.689266" calcext:value-type="float">
            <text:p>1,689266</text:p>
          </table:table-cell>
          <table:table-cell office:value-type="float" office:value="0.007251" calcext:value-type="float">
            <text:p>0,007251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1.683018" calcext:value-type="float">
            <text:p>1,683018</text:p>
          </table:table-cell>
          <table:table-cell office:value-type="float" office:value="1.670688" calcext:value-type="float">
            <text:p>1,670688</text:p>
          </table:table-cell>
          <table:table-cell office:value-type="float" office:value="1.759687" calcext:value-type="float">
            <text:p>1,759687</text:p>
          </table:table-cell>
          <table:table-cell office:value-type="float" office:value="0.006385" calcext:value-type="float">
            <text:p>0,006385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1.760263" calcext:value-type="float">
            <text:p>1,760263</text:p>
          </table:table-cell>
          <table:table-cell office:value-type="float" office:value="1.731375" calcext:value-type="float">
            <text:p>1,731375</text:p>
          </table:table-cell>
          <table:table-cell office:value-type="float" office:value="1.857398" calcext:value-type="float">
            <text:p>1,857398</text:p>
          </table:table-cell>
          <table:table-cell office:value-type="float" office:value="0.01279" calcext:value-type="float">
            <text:p>0,01279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.833158" calcext:value-type="float">
            <text:p>1,833158</text:p>
          </table:table-cell>
          <table:table-cell office:value-type="float" office:value="1.809593" calcext:value-type="float">
            <text:p>1,809593</text:p>
          </table:table-cell>
          <table:table-cell office:value-type="float" office:value="1.895524" calcext:value-type="float">
            <text:p>1,895524</text:p>
          </table:table-cell>
          <table:table-cell office:value-type="float" office:value="0.009914" calcext:value-type="float">
            <text:p>0,009914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1.800046" calcext:value-type="float">
            <text:p>1,800046</text:p>
          </table:table-cell>
          <table:table-cell office:value-type="float" office:value="1.792351" calcext:value-type="float">
            <text:p>1,792351</text:p>
          </table:table-cell>
          <table:table-cell office:value-type="float" office:value="1.871366" calcext:value-type="float">
            <text:p>1,871366</text:p>
          </table:table-cell>
          <table:table-cell office:value-type="float" office:value="0.00647" calcext:value-type="float">
            <text:p>0,00647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1.980596" calcext:value-type="float">
            <text:p>1,980596</text:p>
          </table:table-cell>
          <table:table-cell office:value-type="float" office:value="1.947209" calcext:value-type="float">
            <text:p>1,947209</text:p>
          </table:table-cell>
          <table:table-cell office:value-type="float" office:value="2.058092" calcext:value-type="float">
            <text:p>2,058092</text:p>
          </table:table-cell>
          <table:table-cell office:value-type="float" office:value="0.011748" calcext:value-type="float">
            <text:p>0,011748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1.926451" calcext:value-type="float">
            <text:p>1,926451</text:p>
          </table:table-cell>
          <table:table-cell office:value-type="float" office:value="1.914445" calcext:value-type="float">
            <text:p>1,914445</text:p>
          </table:table-cell>
          <table:table-cell office:value-type="float" office:value="1.999437" calcext:value-type="float">
            <text:p>1,999437</text:p>
          </table:table-cell>
          <table:table-cell office:value-type="float" office:value="0.007398" calcext:value-type="float">
            <text:p>0,007398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1.970079" calcext:value-type="float">
            <text:p>1,970079</text:p>
          </table:table-cell>
          <table:table-cell office:value-type="float" office:value="1.952171" calcext:value-type="float">
            <text:p>1,952171</text:p>
          </table:table-cell>
          <table:table-cell office:value-type="float" office:value="2.03278" calcext:value-type="float">
            <text:p>2,03278</text:p>
          </table:table-cell>
          <table:table-cell office:value-type="float" office:value="0.007351" calcext:value-type="float">
            <text:p>0,007351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2.029275" calcext:value-type="float">
            <text:p>2,029275</text:p>
          </table:table-cell>
          <table:table-cell office:value-type="float" office:value="2.012069" calcext:value-type="float">
            <text:p>2,012069</text:p>
          </table:table-cell>
          <table:table-cell office:value-type="float" office:value="2.232388" calcext:value-type="float">
            <text:p>2,232388</text:p>
          </table:table-cell>
          <table:table-cell office:value-type="float" office:value="0.014251" calcext:value-type="float">
            <text:p>0,014251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2.110632" calcext:value-type="float">
            <text:p>2,110632</text:p>
          </table:table-cell>
          <table:table-cell office:value-type="float" office:value="2.086217" calcext:value-type="float">
            <text:p>2,086217</text:p>
          </table:table-cell>
          <table:table-cell office:value-type="float" office:value="2.18635" calcext:value-type="float">
            <text:p>2,18635</text:p>
          </table:table-cell>
          <table:table-cell office:value-type="float" office:value="0.010796" calcext:value-type="float">
            <text:p>0,01079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.141776" calcext:value-type="float">
            <text:p>2,141776</text:p>
          </table:table-cell>
          <table:table-cell office:value-type="float" office:value="2.12771" calcext:value-type="float">
            <text:p>2,12771</text:p>
          </table:table-cell>
          <table:table-cell office:value-type="float" office:value="2.231225" calcext:value-type="float">
            <text:p>2,231225</text:p>
          </table:table-cell>
          <table:table-cell office:value-type="float" office:value="0.008543" calcext:value-type="float">
            <text:p>0,008543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2.259533" calcext:value-type="float">
            <text:p>2,259533</text:p>
          </table:table-cell>
          <table:table-cell office:value-type="float" office:value="2.245052" calcext:value-type="float">
            <text:p>2,245052</text:p>
          </table:table-cell>
          <table:table-cell office:value-type="float" office:value="2.407747" calcext:value-type="float">
            <text:p>2,407747</text:p>
          </table:table-cell>
          <table:table-cell office:value-type="float" office:value="0.009648" calcext:value-type="float">
            <text:p>0,009648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2.367625" calcext:value-type="float">
            <text:p>2,367625</text:p>
          </table:table-cell>
          <table:table-cell office:value-type="float" office:value="2.323677" calcext:value-type="float">
            <text:p>2,323677</text:p>
          </table:table-cell>
          <table:table-cell office:value-type="float" office:value="2.44988" calcext:value-type="float">
            <text:p>2,44988</text:p>
          </table:table-cell>
          <table:table-cell office:value-type="float" office:value="0.017589" calcext:value-type="float">
            <text:p>0,017589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2.325179" calcext:value-type="float">
            <text:p>2,325179</text:p>
          </table:table-cell>
          <table:table-cell office:value-type="float" office:value="2.305325" calcext:value-type="float">
            <text:p>2,305325</text:p>
          </table:table-cell>
          <table:table-cell office:value-type="float" office:value="2.436606" calcext:value-type="float">
            <text:p>2,436606</text:p>
          </table:table-cell>
          <table:table-cell office:value-type="float" office:value="0.011275" calcext:value-type="float">
            <text:p>0,011275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2.396657" calcext:value-type="float">
            <text:p>2,396657</text:p>
          </table:table-cell>
          <table:table-cell office:value-type="float" office:value="2.376372" calcext:value-type="float">
            <text:p>2,376372</text:p>
          </table:table-cell>
          <table:table-cell office:value-type="float" office:value="2.885971" calcext:value-type="float">
            <text:p>2,885971</text:p>
          </table:table-cell>
          <table:table-cell office:value-type="float" office:value="0.024784" calcext:value-type="float">
            <text:p>0,024784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2.513094" calcext:value-type="float">
            <text:p>2,513094</text:p>
          </table:table-cell>
          <table:table-cell office:value-type="float" office:value="2.480685" calcext:value-type="float">
            <text:p>2,480685</text:p>
          </table:table-cell>
          <table:table-cell office:value-type="float" office:value="2.575121" calcext:value-type="float">
            <text:p>2,575121</text:p>
          </table:table-cell>
          <table:table-cell office:value-type="float" office:value="0.013478" calcext:value-type="float">
            <text:p>0,013478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2.441992" calcext:value-type="float">
            <text:p>2,441992</text:p>
          </table:table-cell>
          <table:table-cell office:value-type="float" office:value="2.434848" calcext:value-type="float">
            <text:p>2,434848</text:p>
          </table:table-cell>
          <table:table-cell office:value-type="float" office:value="2.926705" calcext:value-type="float">
            <text:p>2,926705</text:p>
          </table:table-cell>
          <table:table-cell office:value-type="float" office:value="0.022471" calcext:value-type="float">
            <text:p>0,022471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2.564127" calcext:value-type="float">
            <text:p>2,564127</text:p>
          </table:table-cell>
          <table:table-cell office:value-type="float" office:value="2.547591" calcext:value-type="float">
            <text:p>2,547591</text:p>
          </table:table-cell>
          <table:table-cell office:value-type="float" office:value="3.045526" calcext:value-type="float">
            <text:p>3,045526</text:p>
          </table:table-cell>
          <table:table-cell office:value-type="float" office:value="0.023515" calcext:value-type="float">
            <text:p>0,023515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2.532226" calcext:value-type="float">
            <text:p>2,532226</text:p>
          </table:table-cell>
          <table:table-cell office:value-type="float" office:value="2.509489" calcext:value-type="float">
            <text:p>2,509489</text:p>
          </table:table-cell>
          <table:table-cell office:value-type="float" office:value="3.858655" calcext:value-type="float">
            <text:p>3,858655</text:p>
          </table:table-cell>
          <table:table-cell office:value-type="float" office:value="0.063881" calcext:value-type="float">
            <text:p>0,063881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2.616978" calcext:value-type="float">
            <text:p>2,616978</text:p>
          </table:table-cell>
          <table:table-cell office:value-type="float" office:value="2.601316" calcext:value-type="float">
            <text:p>2,601316</text:p>
          </table:table-cell>
          <table:table-cell office:value-type="float" office:value="3.949241" calcext:value-type="float">
            <text:p>3,949241</text:p>
          </table:table-cell>
          <table:table-cell office:value-type="float" office:value="0.060198" calcext:value-type="float">
            <text:p>0,060198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2.705393" calcext:value-type="float">
            <text:p>2,705393</text:p>
          </table:table-cell>
          <table:table-cell office:value-type="float" office:value="2.674293" calcext:value-type="float">
            <text:p>2,674293</text:p>
          </table:table-cell>
          <table:table-cell office:value-type="float" office:value="4.069998" calcext:value-type="float">
            <text:p>4,069998</text:p>
          </table:table-cell>
          <table:table-cell office:value-type="float" office:value="0.066057" calcext:value-type="float">
            <text:p>0,066057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2.755994" calcext:value-type="float">
            <text:p>2,755994</text:p>
          </table:table-cell>
          <table:table-cell office:value-type="float" office:value="2.732472" calcext:value-type="float">
            <text:p>2,732472</text:p>
          </table:table-cell>
          <table:table-cell office:value-type="float" office:value="4.071849" calcext:value-type="float">
            <text:p>4,071849</text:p>
          </table:table-cell>
          <table:table-cell office:value-type="float" office:value="0.063717" calcext:value-type="float">
            <text:p>0,063717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2.822023" calcext:value-type="float">
            <text:p>2,822023</text:p>
          </table:table-cell>
          <table:table-cell office:value-type="float" office:value="2.782097" calcext:value-type="float">
            <text:p>2,782097</text:p>
          </table:table-cell>
          <table:table-cell office:value-type="float" office:value="4.146544" calcext:value-type="float">
            <text:p>4,146544</text:p>
          </table:table-cell>
          <table:table-cell office:value-type="float" office:value="0.063994" calcext:value-type="float">
            <text:p>0,063994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2.938858" calcext:value-type="float">
            <text:p>2,938858</text:p>
          </table:table-cell>
          <table:table-cell office:value-type="float" office:value="2.891557" calcext:value-type="float">
            <text:p>2,891557</text:p>
          </table:table-cell>
          <table:table-cell office:value-type="float" office:value="4.257802" calcext:value-type="float">
            <text:p>4,257802</text:p>
          </table:table-cell>
          <table:table-cell office:value-type="float" office:value="0.06483" calcext:value-type="float">
            <text:p>0,06483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2.887195" calcext:value-type="float">
            <text:p>2,887195</text:p>
          </table:table-cell>
          <table:table-cell office:value-type="float" office:value="2.863269" calcext:value-type="float">
            <text:p>2,863269</text:p>
          </table:table-cell>
          <table:table-cell office:value-type="float" office:value="4.204107" calcext:value-type="float">
            <text:p>4,204107</text:p>
          </table:table-cell>
          <table:table-cell office:value-type="float" office:value="0.064285" calcext:value-type="float">
            <text:p>0,064285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3.007217" calcext:value-type="float">
            <text:p>3,007217</text:p>
          </table:table-cell>
          <table:table-cell office:value-type="float" office:value="2.984612" calcext:value-type="float">
            <text:p>2,984612</text:p>
          </table:table-cell>
          <table:table-cell office:value-type="float" office:value="4.32773" calcext:value-type="float">
            <text:p>4,32773</text:p>
          </table:table-cell>
          <table:table-cell office:value-type="float" office:value="0.063874" calcext:value-type="float">
            <text:p>0,063874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3.172735" calcext:value-type="float">
            <text:p>3,172735</text:p>
          </table:table-cell>
          <table:table-cell office:value-type="float" office:value="3.122064" calcext:value-type="float">
            <text:p>3,122064</text:p>
          </table:table-cell>
          <table:table-cell office:value-type="float" office:value="4.159403" calcext:value-type="float">
            <text:p>4,159403</text:p>
          </table:table-cell>
          <table:table-cell office:value-type="float" office:value="0.04848" calcext:value-type="float">
            <text:p>0,04848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3.119685" calcext:value-type="float">
            <text:p>3,119685</text:p>
          </table:table-cell>
          <table:table-cell office:value-type="float" office:value="3.054705" calcext:value-type="float">
            <text:p>3,054705</text:p>
          </table:table-cell>
          <table:table-cell office:value-type="float" office:value="5.80913" calcext:value-type="float">
            <text:p>5,80913</text:p>
          </table:table-cell>
          <table:table-cell office:value-type="float" office:value="0.122476" calcext:value-type="float">
            <text:p>0,122476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.119141" calcext:value-type="float">
            <text:p>3,119141</text:p>
          </table:table-cell>
          <table:table-cell office:value-type="float" office:value="3.096877" calcext:value-type="float">
            <text:p>3,096877</text:p>
          </table:table-cell>
          <table:table-cell office:value-type="float" office:value="4.067075" calcext:value-type="float">
            <text:p>4,067075</text:p>
          </table:table-cell>
          <table:table-cell office:value-type="float" office:value="0.054332" calcext:value-type="float">
            <text:p>0,054332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3.1804" calcext:value-type="float">
            <text:p>3,1804</text:p>
          </table:table-cell>
          <table:table-cell office:value-type="float" office:value="3.162127" calcext:value-type="float">
            <text:p>3,162127</text:p>
          </table:table-cell>
          <table:table-cell office:value-type="float" office:value="5.844553" calcext:value-type="float">
            <text:p>5,844553</text:p>
          </table:table-cell>
          <table:table-cell office:value-type="float" office:value="0.120114" calcext:value-type="float">
            <text:p>0,120114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3.219745" calcext:value-type="float">
            <text:p>3,219745</text:p>
          </table:table-cell>
          <table:table-cell office:value-type="float" office:value="3.199876" calcext:value-type="float">
            <text:p>3,199876</text:p>
          </table:table-cell>
          <table:table-cell office:value-type="float" office:value="5.864303" calcext:value-type="float">
            <text:p>5,864303</text:p>
          </table:table-cell>
          <table:table-cell office:value-type="float" office:value="0.12816" calcext:value-type="float">
            <text:p>0,12816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3.296001" calcext:value-type="float">
            <text:p>3,296001</text:p>
          </table:table-cell>
          <table:table-cell office:value-type="float" office:value="3.279455" calcext:value-type="float">
            <text:p>3,279455</text:p>
          </table:table-cell>
          <table:table-cell office:value-type="float" office:value="5.945849" calcext:value-type="float">
            <text:p>5,945849</text:p>
          </table:table-cell>
          <table:table-cell office:value-type="float" office:value="0.119406" calcext:value-type="float">
            <text:p>0,119406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3.295305" calcext:value-type="float">
            <text:p>3,295305</text:p>
          </table:table-cell>
          <table:table-cell office:value-type="float" office:value="3.262595" calcext:value-type="float">
            <text:p>3,262595</text:p>
          </table:table-cell>
          <table:table-cell office:value-type="float" office:value="5.918207" calcext:value-type="float">
            <text:p>5,918207</text:p>
          </table:table-cell>
          <table:table-cell office:value-type="float" office:value="0.119339" calcext:value-type="float">
            <text:p>0,119339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3.44864" calcext:value-type="float">
            <text:p>3,44864</text:p>
          </table:table-cell>
          <table:table-cell office:value-type="float" office:value="3.398344" calcext:value-type="float">
            <text:p>3,398344</text:p>
          </table:table-cell>
          <table:table-cell office:value-type="float" office:value="6.095128" calcext:value-type="float">
            <text:p>6,095128</text:p>
          </table:table-cell>
          <table:table-cell office:value-type="float" office:value="0.128621" calcext:value-type="float">
            <text:p>0,128621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3.509866" calcext:value-type="float">
            <text:p>3,509866</text:p>
          </table:table-cell>
          <table:table-cell office:value-type="float" office:value="3.474517" calcext:value-type="float">
            <text:p>3,474517</text:p>
          </table:table-cell>
          <table:table-cell office:value-type="float" office:value="6.175223" calcext:value-type="float">
            <text:p>6,175223</text:p>
          </table:table-cell>
          <table:table-cell office:value-type="float" office:value="0.120555" calcext:value-type="float">
            <text:p>0,120555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3.566185" calcext:value-type="float">
            <text:p>3,566185</text:p>
          </table:table-cell>
          <table:table-cell office:value-type="float" office:value="3.511921" calcext:value-type="float">
            <text:p>3,511921</text:p>
          </table:table-cell>
          <table:table-cell office:value-type="float" office:value="6.23102" calcext:value-type="float">
            <text:p>6,23102</text:p>
          </table:table-cell>
          <table:table-cell office:value-type="float" office:value="0.121409" calcext:value-type="float">
            <text:p>0,121409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3.574818" calcext:value-type="float">
            <text:p>3,574818</text:p>
          </table:table-cell>
          <table:table-cell office:value-type="float" office:value="3.553688" calcext:value-type="float">
            <text:p>3,553688</text:p>
          </table:table-cell>
          <table:table-cell office:value-type="float" office:value="6.218957" calcext:value-type="float">
            <text:p>6,218957</text:p>
          </table:table-cell>
          <table:table-cell office:value-type="float" office:value="0.119578" calcext:value-type="float">
            <text:p>0,119578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3.593269" calcext:value-type="float">
            <text:p>3,593269</text:p>
          </table:table-cell>
          <table:table-cell office:value-type="float" office:value="3.573344" calcext:value-type="float">
            <text:p>3,573344</text:p>
          </table:table-cell>
          <table:table-cell office:value-type="float" office:value="6.241177" calcext:value-type="float">
            <text:p>6,241177</text:p>
          </table:table-cell>
          <table:table-cell office:value-type="float" office:value="0.119407" calcext:value-type="float">
            <text:p>0,119407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3.721232" calcext:value-type="float">
            <text:p>3,721232</text:p>
          </table:table-cell>
          <table:table-cell office:value-type="float" office:value="3.666515" calcext:value-type="float">
            <text:p>3,666515</text:p>
          </table:table-cell>
          <table:table-cell office:value-type="float" office:value="6.362847" calcext:value-type="float">
            <text:p>6,362847</text:p>
          </table:table-cell>
          <table:table-cell office:value-type="float" office:value="0.128088" calcext:value-type="float">
            <text:p>0,128088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3.761713" calcext:value-type="float">
            <text:p>3,761713</text:p>
          </table:table-cell>
          <table:table-cell office:value-type="float" office:value="3.745234" calcext:value-type="float">
            <text:p>3,745234</text:p>
          </table:table-cell>
          <table:table-cell office:value-type="float" office:value="4.726418" calcext:value-type="float">
            <text:p>4,726418</text:p>
          </table:table-cell>
          <table:table-cell office:value-type="float" office:value="0.045033" calcext:value-type="float">
            <text:p>0,045033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3.745427" calcext:value-type="float">
            <text:p>3,745427</text:p>
          </table:table-cell>
          <table:table-cell office:value-type="float" office:value="3.706485" calcext:value-type="float">
            <text:p>3,706485</text:p>
          </table:table-cell>
          <table:table-cell office:value-type="float" office:value="5.307869" calcext:value-type="float">
            <text:p>5,307869</text:p>
          </table:table-cell>
          <table:table-cell office:value-type="float" office:value="0.176015" calcext:value-type="float">
            <text:p>0,176015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3.887795" calcext:value-type="float">
            <text:p>3,887795</text:p>
          </table:table-cell>
          <table:table-cell office:value-type="float" office:value="3.847266" calcext:value-type="float">
            <text:p>3,847266</text:p>
          </table:table-cell>
          <table:table-cell office:value-type="float" office:value="5.368757" calcext:value-type="float">
            <text:p>5,368757</text:p>
          </table:table-cell>
          <table:table-cell office:value-type="float" office:value="0.16852" calcext:value-type="float">
            <text:p>0,16852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3.949685" calcext:value-type="float">
            <text:p>3,949685</text:p>
          </table:table-cell>
          <table:table-cell office:value-type="float" office:value="3.892404" calcext:value-type="float">
            <text:p>3,892404</text:p>
          </table:table-cell>
          <table:table-cell office:value-type="float" office:value="6.570957" calcext:value-type="float">
            <text:p>6,570957</text:p>
          </table:table-cell>
          <table:table-cell office:value-type="float" office:value="0.205887" calcext:value-type="float">
            <text:p>0,205887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4.02314" calcext:value-type="float">
            <text:p>4,02314</text:p>
          </table:table-cell>
          <table:table-cell office:value-type="float" office:value="3.972701" calcext:value-type="float">
            <text:p>3,972701</text:p>
          </table:table-cell>
          <table:table-cell office:value-type="float" office:value="6.644784" calcext:value-type="float">
            <text:p>6,644784</text:p>
          </table:table-cell>
          <table:table-cell office:value-type="float" office:value="0.20169" calcext:value-type="float">
            <text:p>0,20169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4.006815" calcext:value-type="float">
            <text:p>4,006815</text:p>
          </table:table-cell>
          <table:table-cell office:value-type="float" office:value="3.962296" calcext:value-type="float">
            <text:p>3,962296</text:p>
          </table:table-cell>
          <table:table-cell office:value-type="float" office:value="6.626878" calcext:value-type="float">
            <text:p>6,626878</text:p>
          </table:table-cell>
          <table:table-cell office:value-type="float" office:value="0.207821" calcext:value-type="float">
            <text:p>0,207821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4.18061" calcext:value-type="float">
            <text:p>4,18061</text:p>
          </table:table-cell>
          <table:table-cell office:value-type="float" office:value="4.094654" calcext:value-type="float">
            <text:p>4,094654</text:p>
          </table:table-cell>
          <table:table-cell office:value-type="float" office:value="7.039268" calcext:value-type="float">
            <text:p>7,039268</text:p>
          </table:table-cell>
          <table:table-cell office:value-type="float" office:value="0.250473" calcext:value-type="float">
            <text:p>0,250473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4.097385" calcext:value-type="float">
            <text:p>4,097385</text:p>
          </table:table-cell>
          <table:table-cell office:value-type="float" office:value="4.047561" calcext:value-type="float">
            <text:p>4,047561</text:p>
          </table:table-cell>
          <table:table-cell office:value-type="float" office:value="6.739204" calcext:value-type="float">
            <text:p>6,739204</text:p>
          </table:table-cell>
          <table:table-cell office:value-type="float" office:value="0.216201" calcext:value-type="float">
            <text:p>0,216201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4.143714" calcext:value-type="float">
            <text:p>4,143714</text:p>
          </table:table-cell>
          <table:table-cell office:value-type="float" office:value="4.099327" calcext:value-type="float">
            <text:p>4,099327</text:p>
          </table:table-cell>
          <table:table-cell office:value-type="float" office:value="6.76522" calcext:value-type="float">
            <text:p>6,76522</text:p>
          </table:table-cell>
          <table:table-cell office:value-type="float" office:value="0.20185" calcext:value-type="float">
            <text:p>0,20185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4.236088" calcext:value-type="float">
            <text:p>4,236088</text:p>
          </table:table-cell>
          <table:table-cell office:value-type="float" office:value="4.14473" calcext:value-type="float">
            <text:p>4,14473</text:p>
          </table:table-cell>
          <table:table-cell office:value-type="float" office:value="6.870111" calcext:value-type="float">
            <text:p>6,870111</text:p>
          </table:table-cell>
          <table:table-cell office:value-type="float" office:value="0.214442" calcext:value-type="float">
            <text:p>0,214442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4.25579" calcext:value-type="float">
            <text:p>4,25579</text:p>
          </table:table-cell>
          <table:table-cell office:value-type="float" office:value="4.202608" calcext:value-type="float">
            <text:p>4,202608</text:p>
          </table:table-cell>
          <table:table-cell office:value-type="float" office:value="6.876641" calcext:value-type="float">
            <text:p>6,876641</text:p>
          </table:table-cell>
          <table:table-cell office:value-type="float" office:value="0.208753" calcext:value-type="float">
            <text:p>0,208753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4.27772" calcext:value-type="float">
            <text:p>4,27772</text:p>
          </table:table-cell>
          <table:table-cell office:value-type="float" office:value="4.211433" calcext:value-type="float">
            <text:p>4,211433</text:p>
          </table:table-cell>
          <table:table-cell office:value-type="float" office:value="11.006702" calcext:value-type="float">
            <text:p>11,006702</text:p>
          </table:table-cell>
          <table:table-cell office:value-type="float" office:value="0.370439" calcext:value-type="float">
            <text:p>0,370439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 table:number-rows-repeated="2">
          <table:table-cell table:number-columns-repeated="73"/>
        </table:table-row>
        <table:table-row table:style-name="ro1">
          <table:table-cell office:value-type="string" calcext:value-type="string">
            <text:p>REDUCTION time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913983" calcext:value-type="float">
            <text:p>0,913983</text:p>
          </table:table-cell>
          <table:table-cell office:value-type="float" office:value="0.894371" calcext:value-type="float">
            <text:p>0,894371</text:p>
          </table:table-cell>
          <table:table-cell office:value-type="float" office:value="1.026355" calcext:value-type="float">
            <text:p>1,026355</text:p>
          </table:table-cell>
          <table:table-cell office:value-type="float" office:value="0.024165" calcext:value-type="float">
            <text:p>0,024165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.359677" calcext:value-type="float">
            <text:p>1,359677</text:p>
          </table:table-cell>
          <table:table-cell office:value-type="float" office:value="1.118835" calcext:value-type="float">
            <text:p>1,118835</text:p>
          </table:table-cell>
          <table:table-cell office:value-type="float" office:value="1.422575" calcext:value-type="float">
            <text:p>1,422575</text:p>
          </table:table-cell>
          <table:table-cell office:value-type="float" office:value="0.021242" calcext:value-type="float">
            <text:p>0,021242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.935521" calcext:value-type="float">
            <text:p>1,935521</text:p>
          </table:table-cell>
          <table:table-cell office:value-type="float" office:value="1.921483" calcext:value-type="float">
            <text:p>1,921483</text:p>
          </table:table-cell>
          <table:table-cell office:value-type="float" office:value="2.009833" calcext:value-type="float">
            <text:p>2,009833</text:p>
          </table:table-cell>
          <table:table-cell office:value-type="float" office:value="0.005933" calcext:value-type="float">
            <text:p>0,005933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.040888" calcext:value-type="float">
            <text:p>2,040888</text:p>
          </table:table-cell>
          <table:table-cell office:value-type="float" office:value="2.030874" calcext:value-type="float">
            <text:p>2,030874</text:p>
          </table:table-cell>
          <table:table-cell office:value-type="float" office:value="2.106607" calcext:value-type="float">
            <text:p>2,106607</text:p>
          </table:table-cell>
          <table:table-cell office:value-type="float" office:value="0.007067" calcext:value-type="float">
            <text:p>0,007067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.480956" calcext:value-type="float">
            <text:p>2,480956</text:p>
          </table:table-cell>
          <table:table-cell office:value-type="float" office:value="2.439895" calcext:value-type="float">
            <text:p>2,439895</text:p>
          </table:table-cell>
          <table:table-cell office:value-type="float" office:value="2.562472" calcext:value-type="float">
            <text:p>2,562472</text:p>
          </table:table-cell>
          <table:table-cell office:value-type="float" office:value="0.006853" calcext:value-type="float">
            <text:p>0,006853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2.520252" calcext:value-type="float">
            <text:p>2,520252</text:p>
          </table:table-cell>
          <table:table-cell office:value-type="float" office:value="2.489636" calcext:value-type="float">
            <text:p>2,489636</text:p>
          </table:table-cell>
          <table:table-cell office:value-type="float" office:value="2.589597" calcext:value-type="float">
            <text:p>2,589597</text:p>
          </table:table-cell>
          <table:table-cell office:value-type="float" office:value="0.016484" calcext:value-type="float">
            <text:p>0,016484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2.812976" calcext:value-type="float">
            <text:p>2,812976</text:p>
          </table:table-cell>
          <table:table-cell office:value-type="float" office:value="2.795456" calcext:value-type="float">
            <text:p>2,795456</text:p>
          </table:table-cell>
          <table:table-cell office:value-type="float" office:value="2.878338" calcext:value-type="float">
            <text:p>2,878338</text:p>
          </table:table-cell>
          <table:table-cell office:value-type="float" office:value="0.007208" calcext:value-type="float">
            <text:p>0,007208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3.200015" calcext:value-type="float">
            <text:p>3,200015</text:p>
          </table:table-cell>
          <table:table-cell office:value-type="float" office:value="3.148734" calcext:value-type="float">
            <text:p>3,148734</text:p>
          </table:table-cell>
          <table:table-cell office:value-type="float" office:value="3.293125" calcext:value-type="float">
            <text:p>3,293125</text:p>
          </table:table-cell>
          <table:table-cell office:value-type="float" office:value="0.017" calcext:value-type="float">
            <text:p>0,017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3.288986" calcext:value-type="float">
            <text:p>3,288986</text:p>
          </table:table-cell>
          <table:table-cell office:value-type="float" office:value="3.261624" calcext:value-type="float">
            <text:p>3,261624</text:p>
          </table:table-cell>
          <table:table-cell office:value-type="float" office:value="3.424077" calcext:value-type="float">
            <text:p>3,424077</text:p>
          </table:table-cell>
          <table:table-cell office:value-type="float" office:value="0.012915" calcext:value-type="float">
            <text:p>0,012915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.438592" calcext:value-type="float">
            <text:p>3,438592</text:p>
          </table:table-cell>
          <table:table-cell office:value-type="float" office:value="3.402609" calcext:value-type="float">
            <text:p>3,402609</text:p>
          </table:table-cell>
          <table:table-cell office:value-type="float" office:value="3.574371" calcext:value-type="float">
            <text:p>3,574371</text:p>
          </table:table-cell>
          <table:table-cell office:value-type="float" office:value="0.013523" calcext:value-type="float">
            <text:p>0,013523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3.845348" calcext:value-type="float">
            <text:p>3,845348</text:p>
          </table:table-cell>
          <table:table-cell office:value-type="float" office:value="3.814559" calcext:value-type="float">
            <text:p>3,814559</text:p>
          </table:table-cell>
          <table:table-cell office:value-type="float" office:value="4.002512" calcext:value-type="float">
            <text:p>4,002512</text:p>
          </table:table-cell>
          <table:table-cell office:value-type="float" office:value="0.013751" calcext:value-type="float">
            <text:p>0,013751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3.856015" calcext:value-type="float">
            <text:p>3,856015</text:p>
          </table:table-cell>
          <table:table-cell office:value-type="float" office:value="3.830589" calcext:value-type="float">
            <text:p>3,830589</text:p>
          </table:table-cell>
          <table:table-cell office:value-type="float" office:value="4.045994" calcext:value-type="float">
            <text:p>4,045994</text:p>
          </table:table-cell>
          <table:table-cell office:value-type="float" office:value="0.015656" calcext:value-type="float">
            <text:p>0,01565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4.154007" calcext:value-type="float">
            <text:p>4,154007</text:p>
          </table:table-cell>
          <table:table-cell office:value-type="float" office:value="4.117448" calcext:value-type="float">
            <text:p>4,117448</text:p>
          </table:table-cell>
          <table:table-cell office:value-type="float" office:value="4.744773" calcext:value-type="float">
            <text:p>4,744773</text:p>
          </table:table-cell>
          <table:table-cell office:value-type="float" office:value="0.034917" calcext:value-type="float">
            <text:p>0,034917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4.544468" calcext:value-type="float">
            <text:p>4,544468</text:p>
          </table:table-cell>
          <table:table-cell office:value-type="float" office:value="4.461463" calcext:value-type="float">
            <text:p>4,461463</text:p>
          </table:table-cell>
          <table:table-cell office:value-type="float" office:value="4.661758" calcext:value-type="float">
            <text:p>4,661758</text:p>
          </table:table-cell>
          <table:table-cell office:value-type="float" office:value="0.035717" calcext:value-type="float">
            <text:p>0,035717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4.744262" calcext:value-type="float">
            <text:p>4,744262</text:p>
          </table:table-cell>
          <table:table-cell office:value-type="float" office:value="4.70746" calcext:value-type="float">
            <text:p>4,70746</text:p>
          </table:table-cell>
          <table:table-cell office:value-type="float" office:value="4.916069" calcext:value-type="float">
            <text:p>4,916069</text:p>
          </table:table-cell>
          <table:table-cell office:value-type="float" office:value="0.016956" calcext:value-type="float">
            <text:p>0,016956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4.744555" calcext:value-type="float">
            <text:p>4,744555</text:p>
          </table:table-cell>
          <table:table-cell office:value-type="float" office:value="4.689994" calcext:value-type="float">
            <text:p>4,689994</text:p>
          </table:table-cell>
          <table:table-cell office:value-type="float" office:value="4.88946" calcext:value-type="float">
            <text:p>4,88946</text:p>
          </table:table-cell>
          <table:table-cell office:value-type="float" office:value="0.021062" calcext:value-type="float">
            <text:p>0,021062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5.181721" calcext:value-type="float">
            <text:p>5,181721</text:p>
          </table:table-cell>
          <table:table-cell office:value-type="float" office:value="5.10457" calcext:value-type="float">
            <text:p>5,10457</text:p>
          </table:table-cell>
          <table:table-cell office:value-type="float" office:value="5.307196" calcext:value-type="float">
            <text:p>5,307196</text:p>
          </table:table-cell>
          <table:table-cell office:value-type="float" office:value="0.034664" calcext:value-type="float">
            <text:p>0,034664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5.37045" calcext:value-type="float">
            <text:p>5,37045</text:p>
          </table:table-cell>
          <table:table-cell office:value-type="float" office:value="5.329712" calcext:value-type="float">
            <text:p>5,329712</text:p>
          </table:table-cell>
          <table:table-cell office:value-type="float" office:value="5.541493" calcext:value-type="float">
            <text:p>5,541493</text:p>
          </table:table-cell>
          <table:table-cell office:value-type="float" office:value="0.025879" calcext:value-type="float">
            <text:p>0,025879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5.681599" calcext:value-type="float">
            <text:p>5,681599</text:p>
          </table:table-cell>
          <table:table-cell office:value-type="float" office:value="5.622429" calcext:value-type="float">
            <text:p>5,622429</text:p>
          </table:table-cell>
          <table:table-cell office:value-type="float" office:value="5.83177" calcext:value-type="float">
            <text:p>5,83177</text:p>
          </table:table-cell>
          <table:table-cell office:value-type="float" office:value="0.024057" calcext:value-type="float">
            <text:p>0,024057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5.754469" calcext:value-type="float">
            <text:p>5,754469</text:p>
          </table:table-cell>
          <table:table-cell office:value-type="float" office:value="5.694492" calcext:value-type="float">
            <text:p>5,694492</text:p>
          </table:table-cell>
          <table:table-cell office:value-type="float" office:value="5.896021" calcext:value-type="float">
            <text:p>5,896021</text:p>
          </table:table-cell>
          <table:table-cell office:value-type="float" office:value="0.026886" calcext:value-type="float">
            <text:p>0,026886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5.86807" calcext:value-type="float">
            <text:p>5,86807</text:p>
          </table:table-cell>
          <table:table-cell office:value-type="float" office:value="5.813521" calcext:value-type="float">
            <text:p>5,813521</text:p>
          </table:table-cell>
          <table:table-cell office:value-type="float" office:value="6.417629" calcext:value-type="float">
            <text:p>6,417629</text:p>
          </table:table-cell>
          <table:table-cell office:value-type="float" office:value="0.03452" calcext:value-type="float">
            <text:p>0,03452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6.181341" calcext:value-type="float">
            <text:p>6,181341</text:p>
          </table:table-cell>
          <table:table-cell office:value-type="float" office:value="6.115646" calcext:value-type="float">
            <text:p>6,115646</text:p>
          </table:table-cell>
          <table:table-cell office:value-type="float" office:value="6.347877" calcext:value-type="float">
            <text:p>6,347877</text:p>
          </table:table-cell>
          <table:table-cell office:value-type="float" office:value="0.026063" calcext:value-type="float">
            <text:p>0,026063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6.46765" calcext:value-type="float">
            <text:p>6,46765</text:p>
          </table:table-cell>
          <table:table-cell office:value-type="float" office:value="6.296346" calcext:value-type="float">
            <text:p>6,296346</text:p>
          </table:table-cell>
          <table:table-cell office:value-type="float" office:value="6.796874" calcext:value-type="float">
            <text:p>6,796874</text:p>
          </table:table-cell>
          <table:table-cell office:value-type="float" office:value="0.04899" calcext:value-type="float">
            <text:p>0,04899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6.747406" calcext:value-type="float">
            <text:p>6,747406</text:p>
          </table:table-cell>
          <table:table-cell office:value-type="float" office:value="6.682129" calcext:value-type="float">
            <text:p>6,682129</text:p>
          </table:table-cell>
          <table:table-cell office:value-type="float" office:value="7.044969" calcext:value-type="float">
            <text:p>7,044969</text:p>
          </table:table-cell>
          <table:table-cell office:value-type="float" office:value="0.031041" calcext:value-type="float">
            <text:p>0,031041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7.186105" calcext:value-type="float">
            <text:p>7,186105</text:p>
          </table:table-cell>
          <table:table-cell office:value-type="float" office:value="6.967189" calcext:value-type="float">
            <text:p>6,967189</text:p>
          </table:table-cell>
          <table:table-cell office:value-type="float" office:value="7.48772" calcext:value-type="float">
            <text:p>7,48772</text:p>
          </table:table-cell>
          <table:table-cell office:value-type="float" office:value="0.059622" calcext:value-type="float">
            <text:p>0,059622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7.148829" calcext:value-type="float">
            <text:p>7,148829</text:p>
          </table:table-cell>
          <table:table-cell office:value-type="float" office:value="7.073782" calcext:value-type="float">
            <text:p>7,073782</text:p>
          </table:table-cell>
          <table:table-cell office:value-type="float" office:value="7.430467" calcext:value-type="float">
            <text:p>7,430467</text:p>
          </table:table-cell>
          <table:table-cell office:value-type="float" office:value="0.034279" calcext:value-type="float">
            <text:p>0,034279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7.673954" calcext:value-type="float">
            <text:p>7,673954</text:p>
          </table:table-cell>
          <table:table-cell office:value-type="float" office:value="7.496841" calcext:value-type="float">
            <text:p>7,496841</text:p>
          </table:table-cell>
          <table:table-cell office:value-type="float" office:value="8.048711" calcext:value-type="float">
            <text:p>8,048711</text:p>
          </table:table-cell>
          <table:table-cell office:value-type="float" office:value="0.084901" calcext:value-type="float">
            <text:p>0,084901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7.616137" calcext:value-type="float">
            <text:p>7,616137</text:p>
          </table:table-cell>
          <table:table-cell office:value-type="float" office:value="7.409937" calcext:value-type="float">
            <text:p>7,409937</text:p>
          </table:table-cell>
          <table:table-cell office:value-type="float" office:value="7.998373" calcext:value-type="float">
            <text:p>7,998373</text:p>
          </table:table-cell>
          <table:table-cell office:value-type="float" office:value="0.061452" calcext:value-type="float">
            <text:p>0,061452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7.734251" calcext:value-type="float">
            <text:p>7,734251</text:p>
          </table:table-cell>
          <table:table-cell office:value-type="float" office:value="7.626027" calcext:value-type="float">
            <text:p>7,626027</text:p>
          </table:table-cell>
          <table:table-cell office:value-type="float" office:value="8.064555" calcext:value-type="float">
            <text:p>8,064555</text:p>
          </table:table-cell>
          <table:table-cell office:value-type="float" office:value="0.051871" calcext:value-type="float">
            <text:p>0,051871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8.230943" calcext:value-type="float">
            <text:p>8,230943</text:p>
          </table:table-cell>
          <table:table-cell office:value-type="float" office:value="8.065841" calcext:value-type="float">
            <text:p>8,065841</text:p>
          </table:table-cell>
          <table:table-cell office:value-type="float" office:value="8.556651" calcext:value-type="float">
            <text:p>8,556651</text:p>
          </table:table-cell>
          <table:table-cell office:value-type="float" office:value="0.072158" calcext:value-type="float">
            <text:p>0,072158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8.388897" calcext:value-type="float">
            <text:p>8,388897</text:p>
          </table:table-cell>
          <table:table-cell office:value-type="float" office:value="8.178715" calcext:value-type="float">
            <text:p>8,178715</text:p>
          </table:table-cell>
          <table:table-cell office:value-type="float" office:value="9.625926" calcext:value-type="float">
            <text:p>9,625926</text:p>
          </table:table-cell>
          <table:table-cell office:value-type="float" office:value="0.101896" calcext:value-type="float">
            <text:p>0,101896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8.594134" calcext:value-type="float">
            <text:p>8,594134</text:p>
          </table:table-cell>
          <table:table-cell office:value-type="float" office:value="8.384901" calcext:value-type="float">
            <text:p>8,384901</text:p>
          </table:table-cell>
          <table:table-cell office:value-type="float" office:value="8.931555" calcext:value-type="float">
            <text:p>8,931555</text:p>
          </table:table-cell>
          <table:table-cell office:value-type="float" office:value="0.061565" calcext:value-type="float">
            <text:p>0,061565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8.943611" calcext:value-type="float">
            <text:p>8,943611</text:p>
          </table:table-cell>
          <table:table-cell office:value-type="float" office:value="8.762148" calcext:value-type="float">
            <text:p>8,762148</text:p>
          </table:table-cell>
          <table:table-cell office:value-type="float" office:value="9.282518" calcext:value-type="float">
            <text:p>9,282518</text:p>
          </table:table-cell>
          <table:table-cell office:value-type="float" office:value="0.043404" calcext:value-type="float">
            <text:p>0,043404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9.444247" calcext:value-type="float">
            <text:p>9,444247</text:p>
          </table:table-cell>
          <table:table-cell office:value-type="float" office:value="9.269803" calcext:value-type="float">
            <text:p>9,269803</text:p>
          </table:table-cell>
          <table:table-cell office:value-type="float" office:value="9.744486" calcext:value-type="float">
            <text:p>9,744486</text:p>
          </table:table-cell>
          <table:table-cell office:value-type="float" office:value="0.047885" calcext:value-type="float">
            <text:p>0,047885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9.309005" calcext:value-type="float">
            <text:p>9,309005</text:p>
          </table:table-cell>
          <table:table-cell office:value-type="float" office:value="9.186083" calcext:value-type="float">
            <text:p>9,186083</text:p>
          </table:table-cell>
          <table:table-cell office:value-type="float" office:value="9.634206" calcext:value-type="float">
            <text:p>9,634206</text:p>
          </table:table-cell>
          <table:table-cell office:value-type="float" office:value="0.041866" calcext:value-type="float">
            <text:p>0,041866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9.81123" calcext:value-type="float">
            <text:p>9,81123</text:p>
          </table:table-cell>
          <table:table-cell office:value-type="float" office:value="9.678112" calcext:value-type="float">
            <text:p>9,678112</text:p>
          </table:table-cell>
          <table:table-cell office:value-type="float" office:value="11.694821" calcext:value-type="float">
            <text:p>11,694821</text:p>
          </table:table-cell>
          <table:table-cell office:value-type="float" office:value="0.094221" calcext:value-type="float">
            <text:p>0,094221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10.116328" calcext:value-type="float">
            <text:p>10,116328</text:p>
          </table:table-cell>
          <table:table-cell office:value-type="float" office:value="9.984052" calcext:value-type="float">
            <text:p>9,984052</text:p>
          </table:table-cell>
          <table:table-cell office:value-type="float" office:value="12.071506" calcext:value-type="float">
            <text:p>12,071506</text:p>
          </table:table-cell>
          <table:table-cell office:value-type="float" office:value="0.109007" calcext:value-type="float">
            <text:p>0,109007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10.042174" calcext:value-type="float">
            <text:p>10,042174</text:p>
          </table:table-cell>
          <table:table-cell office:value-type="float" office:value="9.821018" calcext:value-type="float">
            <text:p>9,821018</text:p>
          </table:table-cell>
          <table:table-cell office:value-type="float" office:value="11.9431" calcext:value-type="float">
            <text:p>11,9431</text:p>
          </table:table-cell>
          <table:table-cell office:value-type="float" office:value="0.101927" calcext:value-type="float">
            <text:p>0,101927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10.758337" calcext:value-type="float">
            <text:p>10,758337</text:p>
          </table:table-cell>
          <table:table-cell office:value-type="float" office:value="10.431581" calcext:value-type="float">
            <text:p>10,431581</text:p>
          </table:table-cell>
          <table:table-cell office:value-type="float" office:value="16.010521" calcext:value-type="float">
            <text:p>16,010521</text:p>
          </table:table-cell>
          <table:table-cell office:value-type="float" office:value="0.263375" calcext:value-type="float">
            <text:p>0,263375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0.519631" calcext:value-type="float">
            <text:p>10,519631</text:p>
          </table:table-cell>
          <table:table-cell office:value-type="float" office:value="10.408266" calcext:value-type="float">
            <text:p>10,408266</text:p>
          </table:table-cell>
          <table:table-cell office:value-type="float" office:value="15.829992" calcext:value-type="float">
            <text:p>15,829992</text:p>
          </table:table-cell>
          <table:table-cell office:value-type="float" office:value="0.257492" calcext:value-type="float">
            <text:p>0,257492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10.669216" calcext:value-type="float">
            <text:p>10,669216</text:p>
          </table:table-cell>
          <table:table-cell office:value-type="float" office:value="10.492108" calcext:value-type="float">
            <text:p>10,492108</text:p>
          </table:table-cell>
          <table:table-cell office:value-type="float" office:value="15.93749" calcext:value-type="float">
            <text:p>15,93749</text:p>
          </table:table-cell>
          <table:table-cell office:value-type="float" office:value="0.259939" calcext:value-type="float">
            <text:p>0,259939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11.090764" calcext:value-type="float">
            <text:p>11,090764</text:p>
          </table:table-cell>
          <table:table-cell office:value-type="float" office:value="10.943419" calcext:value-type="float">
            <text:p>10,943419</text:p>
          </table:table-cell>
          <table:table-cell office:value-type="float" office:value="16.346085" calcext:value-type="float">
            <text:p>16,346085</text:p>
          </table:table-cell>
          <table:table-cell office:value-type="float" office:value="0.255858" calcext:value-type="float">
            <text:p>0,255858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11.764175" calcext:value-type="float">
            <text:p>11,764175</text:p>
          </table:table-cell>
          <table:table-cell office:value-type="float" office:value="11.518356" calcext:value-type="float">
            <text:p>11,518356</text:p>
          </table:table-cell>
          <table:table-cell office:value-type="float" office:value="17.105145" calcext:value-type="float">
            <text:p>17,105145</text:p>
          </table:table-cell>
          <table:table-cell office:value-type="float" office:value="0.263519" calcext:value-type="float">
            <text:p>0,263519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11.689108" calcext:value-type="float">
            <text:p>11,689108</text:p>
          </table:table-cell>
          <table:table-cell office:value-type="float" office:value="11.553671" calcext:value-type="float">
            <text:p>11,553671</text:p>
          </table:table-cell>
          <table:table-cell office:value-type="float" office:value="16.966235" calcext:value-type="float">
            <text:p>16,966235</text:p>
          </table:table-cell>
          <table:table-cell office:value-type="float" office:value="0.255932" calcext:value-type="float">
            <text:p>0,255932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11.866079" calcext:value-type="float">
            <text:p>11,866079</text:p>
          </table:table-cell>
          <table:table-cell office:value-type="float" office:value="11.574014" calcext:value-type="float">
            <text:p>11,574014</text:p>
          </table:table-cell>
          <table:table-cell office:value-type="float" office:value="17.185175" calcext:value-type="float">
            <text:p>17,185175</text:p>
          </table:table-cell>
          <table:table-cell office:value-type="float" office:value="0.264184" calcext:value-type="float">
            <text:p>0,264184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11.902631" calcext:value-type="float">
            <text:p>11,902631</text:p>
          </table:table-cell>
          <table:table-cell office:value-type="float" office:value="11.747165" calcext:value-type="float">
            <text:p>11,747165</text:p>
          </table:table-cell>
          <table:table-cell office:value-type="float" office:value="17.196019" calcext:value-type="float">
            <text:p>17,196019</text:p>
          </table:table-cell>
          <table:table-cell office:value-type="float" office:value="0.282397" calcext:value-type="float">
            <text:p>0,282397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12.208163" calcext:value-type="float">
            <text:p>12,208163</text:p>
          </table:table-cell>
          <table:table-cell office:value-type="float" office:value="12.065197" calcext:value-type="float">
            <text:p>12,065197</text:p>
          </table:table-cell>
          <table:table-cell office:value-type="float" office:value="17.416014" calcext:value-type="float">
            <text:p>17,416014</text:p>
          </table:table-cell>
          <table:table-cell office:value-type="float" office:value="0.255234" calcext:value-type="float">
            <text:p>0,255234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12.636262" calcext:value-type="float">
            <text:p>12,636262</text:p>
          </table:table-cell>
          <table:table-cell office:value-type="float" office:value="12.389891" calcext:value-type="float">
            <text:p>12,389891</text:p>
          </table:table-cell>
          <table:table-cell office:value-type="float" office:value="16.408681" calcext:value-type="float">
            <text:p>16,408681</text:p>
          </table:table-cell>
          <table:table-cell office:value-type="float" office:value="0.185658" calcext:value-type="float">
            <text:p>0,185658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12.718866" calcext:value-type="float">
            <text:p>12,718866</text:p>
          </table:table-cell>
          <table:table-cell office:value-type="float" office:value="12.509443" calcext:value-type="float">
            <text:p>12,509443</text:p>
          </table:table-cell>
          <table:table-cell office:value-type="float" office:value="23.28683" calcext:value-type="float">
            <text:p>23,28683</text:p>
          </table:table-cell>
          <table:table-cell office:value-type="float" office:value="0.478444" calcext:value-type="float">
            <text:p>0,478444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2.784158" calcext:value-type="float">
            <text:p>12,784158</text:p>
          </table:table-cell>
          <table:table-cell office:value-type="float" office:value="12.61094" calcext:value-type="float">
            <text:p>12,61094</text:p>
          </table:table-cell>
          <table:table-cell office:value-type="float" office:value="16.567053" calcext:value-type="float">
            <text:p>16,567053</text:p>
          </table:table-cell>
          <table:table-cell office:value-type="float" office:value="0.182561" calcext:value-type="float">
            <text:p>0,182561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12.823671" calcext:value-type="float">
            <text:p>12,823671</text:p>
          </table:table-cell>
          <table:table-cell office:value-type="float" office:value="12.695941" calcext:value-type="float">
            <text:p>12,695941</text:p>
          </table:table-cell>
          <table:table-cell office:value-type="float" office:value="16.635237" calcext:value-type="float">
            <text:p>16,635237</text:p>
          </table:table-cell>
          <table:table-cell office:value-type="float" office:value="0.180496" calcext:value-type="float">
            <text:p>0,180496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13.028559" calcext:value-type="float">
            <text:p>13,028559</text:p>
          </table:table-cell>
          <table:table-cell office:value-type="float" office:value="12.802758" calcext:value-type="float">
            <text:p>12,802758</text:p>
          </table:table-cell>
          <table:table-cell office:value-type="float" office:value="23.554522" calcext:value-type="float">
            <text:p>23,554522</text:p>
          </table:table-cell>
          <table:table-cell office:value-type="float" office:value="0.475039" calcext:value-type="float">
            <text:p>0,475039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13.863208" calcext:value-type="float">
            <text:p>13,863208</text:p>
          </table:table-cell>
          <table:table-cell office:value-type="float" office:value="13.632566" calcext:value-type="float">
            <text:p>13,632566</text:p>
          </table:table-cell>
          <table:table-cell office:value-type="float" office:value="24.374767" calcext:value-type="float">
            <text:p>24,374767</text:p>
          </table:table-cell>
          <table:table-cell office:value-type="float" office:value="0.508211" calcext:value-type="float">
            <text:p>0,508211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14.026339" calcext:value-type="float">
            <text:p>14,026339</text:p>
          </table:table-cell>
          <table:table-cell office:value-type="float" office:value="13.808633" calcext:value-type="float">
            <text:p>13,808633</text:p>
          </table:table-cell>
          <table:table-cell office:value-type="float" office:value="17.914356" calcext:value-type="float">
            <text:p>17,914356</text:p>
          </table:table-cell>
          <table:table-cell office:value-type="float" office:value="0.194276" calcext:value-type="float">
            <text:p>0,194276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14.694897" calcext:value-type="float">
            <text:p>14,694897</text:p>
          </table:table-cell>
          <table:table-cell office:value-type="float" office:value="14.471688" calcext:value-type="float">
            <text:p>14,471688</text:p>
          </table:table-cell>
          <table:table-cell office:value-type="float" office:value="18.588227" calcext:value-type="float">
            <text:p>18,588227</text:p>
          </table:table-cell>
          <table:table-cell office:value-type="float" office:value="0.192238" calcext:value-type="float">
            <text:p>0,192238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14.488273" calcext:value-type="float">
            <text:p>14,488273</text:p>
          </table:table-cell>
          <table:table-cell office:value-type="float" office:value="14.210428" calcext:value-type="float">
            <text:p>14,210428</text:p>
          </table:table-cell>
          <table:table-cell office:value-type="float" office:value="24.937204" calcext:value-type="float">
            <text:p>24,937204</text:p>
          </table:table-cell>
          <table:table-cell office:value-type="float" office:value="0.476795" calcext:value-type="float">
            <text:p>0,476795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14.749739" calcext:value-type="float">
            <text:p>14,749739</text:p>
          </table:table-cell>
          <table:table-cell office:value-type="float" office:value="14.521746" calcext:value-type="float">
            <text:p>14,521746</text:p>
          </table:table-cell>
          <table:table-cell office:value-type="float" office:value="18.53811" calcext:value-type="float">
            <text:p>18,53811</text:p>
          </table:table-cell>
          <table:table-cell office:value-type="float" office:value="0.188203" calcext:value-type="float">
            <text:p>0,188203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14.657855" calcext:value-type="float">
            <text:p>14,657855</text:p>
          </table:table-cell>
          <table:table-cell office:value-type="float" office:value="14.534994" calcext:value-type="float">
            <text:p>14,534994</text:p>
          </table:table-cell>
          <table:table-cell office:value-type="float" office:value="18.487725" calcext:value-type="float">
            <text:p>18,487725</text:p>
          </table:table-cell>
          <table:table-cell office:value-type="float" office:value="0.185897" calcext:value-type="float">
            <text:p>0,185897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14.960804" calcext:value-type="float">
            <text:p>14,960804</text:p>
          </table:table-cell>
          <table:table-cell office:value-type="float" office:value="14.784187" calcext:value-type="float">
            <text:p>14,784187</text:p>
          </table:table-cell>
          <table:table-cell office:value-type="float" office:value="25.480147" calcext:value-type="float">
            <text:p>25,480147</text:p>
          </table:table-cell>
          <table:table-cell office:value-type="float" office:value="0.476476" calcext:value-type="float">
            <text:p>0,476476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5.418156" calcext:value-type="float">
            <text:p>15,418156</text:p>
          </table:table-cell>
          <table:table-cell office:value-type="float" office:value="15.203003" calcext:value-type="float">
            <text:p>15,203003</text:p>
          </table:table-cell>
          <table:table-cell office:value-type="float" office:value="19.375107" calcext:value-type="float">
            <text:p>19,375107</text:p>
          </table:table-cell>
          <table:table-cell office:value-type="float" office:value="0.209179" calcext:value-type="float">
            <text:p>0,209179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5.742044" calcext:value-type="float">
            <text:p>15,742044</text:p>
          </table:table-cell>
          <table:table-cell office:value-type="float" office:value="15.36262" calcext:value-type="float">
            <text:p>15,36262</text:p>
          </table:table-cell>
          <table:table-cell office:value-type="float" office:value="26.098453" calcext:value-type="float">
            <text:p>26,098453</text:p>
          </table:table-cell>
          <table:table-cell office:value-type="float" office:value="1.050478" calcext:value-type="float">
            <text:p>1,050478</text:p>
          </table:table-cell>
          <table:table-cell office:value-type="float" office:value="14" calcext:value-type="float">
            <text:p>14</text:p>
          </table:table-cell>
          <table:table-cell table:number-columns-repeated="6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5.883088" calcext:value-type="float">
            <text:p>15,883088</text:p>
          </table:table-cell>
          <table:table-cell office:value-type="float" office:value="15.589554" calcext:value-type="float">
            <text:p>15,589554</text:p>
          </table:table-cell>
          <table:table-cell office:value-type="float" office:value="26.428327" calcext:value-type="float">
            <text:p>26,428327</text:p>
          </table:table-cell>
          <table:table-cell office:value-type="float" office:value="0.862549" calcext:value-type="float">
            <text:p>0,862549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6.183763" calcext:value-type="float">
            <text:p>16,183763</text:p>
          </table:table-cell>
          <table:table-cell office:value-type="float" office:value="15.901303" calcext:value-type="float">
            <text:p>15,901303</text:p>
          </table:table-cell>
          <table:table-cell office:value-type="float" office:value="22.096024" calcext:value-type="float">
            <text:p>22,096024</text:p>
          </table:table-cell>
          <table:table-cell office:value-type="float" office:value="0.721359" calcext:value-type="float">
            <text:p>0,721359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6.347923" calcext:value-type="float">
            <text:p>16,347923</text:p>
          </table:table-cell>
          <table:table-cell office:value-type="float" office:value="15.999557" calcext:value-type="float">
            <text:p>15,999557</text:p>
          </table:table-cell>
          <table:table-cell office:value-type="float" office:value="26.981637" calcext:value-type="float">
            <text:p>26,981637</text:p>
          </table:table-cell>
          <table:table-cell office:value-type="float" office:value="0.863293" calcext:value-type="float">
            <text:p>0,863293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17.270185" calcext:value-type="float">
            <text:p>17,270185</text:p>
          </table:table-cell>
          <table:table-cell office:value-type="float" office:value="16.937428" calcext:value-type="float">
            <text:p>16,937428</text:p>
          </table:table-cell>
          <table:table-cell office:value-type="float" office:value="27.843256" calcext:value-type="float">
            <text:p>27,843256</text:p>
          </table:table-cell>
          <table:table-cell office:value-type="float" office:value="0.846544" calcext:value-type="float">
            <text:p>0,846544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16.746976" calcext:value-type="float">
            <text:p>16,746976</text:p>
          </table:table-cell>
          <table:table-cell office:value-type="float" office:value="16.499934" calcext:value-type="float">
            <text:p>16,499934</text:p>
          </table:table-cell>
          <table:table-cell office:value-type="float" office:value="27.142942" calcext:value-type="float">
            <text:p>27,142942</text:p>
          </table:table-cell>
          <table:table-cell office:value-type="float" office:value="0.799848" calcext:value-type="float">
            <text:p>0,799848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17.799703" calcext:value-type="float">
            <text:p>17,799703</text:p>
          </table:table-cell>
          <table:table-cell office:value-type="float" office:value="17.379422" calcext:value-type="float">
            <text:p>17,379422</text:p>
          </table:table-cell>
          <table:table-cell office:value-type="float" office:value="28.1115" calcext:value-type="float">
            <text:p>28,1115</text:p>
          </table:table-cell>
          <table:table-cell office:value-type="float" office:value="0.856352" calcext:value-type="float">
            <text:p>0,856352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17.287162" calcext:value-type="float">
            <text:p>17,287162</text:p>
          </table:table-cell>
          <table:table-cell office:value-type="float" office:value="16.987114" calcext:value-type="float">
            <text:p>16,987114</text:p>
          </table:table-cell>
          <table:table-cell office:value-type="float" office:value="23.187965" calcext:value-type="float">
            <text:p>23,187965</text:p>
          </table:table-cell>
          <table:table-cell office:value-type="float" office:value="0.669571" calcext:value-type="float">
            <text:p>0,669571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17.803976" calcext:value-type="float">
            <text:p>17,803976</text:p>
          </table:table-cell>
          <table:table-cell office:value-type="float" office:value="17.455418" calcext:value-type="float">
            <text:p>17,455418</text:p>
          </table:table-cell>
          <table:table-cell office:value-type="float" office:value="28.189627" calcext:value-type="float">
            <text:p>28,189627</text:p>
          </table:table-cell>
          <table:table-cell office:value-type="float" office:value="0.858525" calcext:value-type="float">
            <text:p>0,858525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18.460085" calcext:value-type="float">
            <text:p>18,460085</text:p>
          </table:table-cell>
          <table:table-cell office:value-type="float" office:value="18.077675" calcext:value-type="float">
            <text:p>18,077675</text:p>
          </table:table-cell>
          <table:table-cell office:value-type="float" office:value="28.622377" calcext:value-type="float">
            <text:p>28,622377</text:p>
          </table:table-cell>
          <table:table-cell office:value-type="float" office:value="0.833516" calcext:value-type="float">
            <text:p>0,833516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19.009846" calcext:value-type="float">
            <text:p>19,009846</text:p>
          </table:table-cell>
          <table:table-cell office:value-type="float" office:value="18.083985" calcext:value-type="float">
            <text:p>18,083985</text:p>
          </table:table-cell>
          <table:table-cell office:value-type="float" office:value="79.519086" calcext:value-type="float">
            <text:p>79,519086</text:p>
          </table:table-cell>
          <table:table-cell office:value-type="float" office:value="4.227036" calcext:value-type="float">
            <text:p>4,227036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18.684552" calcext:value-type="float">
            <text:p>18,684552</text:p>
          </table:table-cell>
          <table:table-cell office:value-type="float" office:value="18.294854" calcext:value-type="float">
            <text:p>18,294854</text:p>
          </table:table-cell>
          <table:table-cell office:value-type="float" office:value="29.075379" calcext:value-type="float">
            <text:p>29,075379</text:p>
          </table:table-cell>
          <table:table-cell office:value-type="float" office:value="0.926565" calcext:value-type="float">
            <text:p>0,926565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 table:number-rows-repeated="2">
          <table:table-cell table:number-columns-repeated="73"/>
        </table:table-row>
        <table:table-row table:style-name="ro1">
          <table:table-cell office:value-type="string" calcext:value-type="string">
            <text:p>_FOR REDUCTION time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514379" calcext:value-type="float">
            <text:p>0,514379</text:p>
          </table:table-cell>
          <table:table-cell office:value-type="float" office:value="0.508999" calcext:value-type="float">
            <text:p>0,508999</text:p>
          </table:table-cell>
          <table:table-cell office:value-type="float" office:value="0.563812" calcext:value-type="float">
            <text:p>0,563812</text:p>
          </table:table-cell>
          <table:table-cell office:value-type="float" office:value="0.00911" calcext:value-type="float">
            <text:p>0,00911</text:p>
          </table:table-cell>
          <table:table-cell office:value-type="float" office:value="15" calcext:value-type="float">
            <text:p>15</text:p>
          </table:table-cell>
          <table:table-cell table:number-columns-repeated="6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59804" calcext:value-type="float">
            <text:p>0,59804</text:p>
          </table:table-cell>
          <table:table-cell office:value-type="float" office:value="0.572943" calcext:value-type="float">
            <text:p>0,572943</text:p>
          </table:table-cell>
          <table:table-cell office:value-type="float" office:value="0.630796" calcext:value-type="float">
            <text:p>0,630796</text:p>
          </table:table-cell>
          <table:table-cell office:value-type="float" office:value="0.009763" calcext:value-type="float">
            <text:p>0,009763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808264" calcext:value-type="float">
            <text:p>0,808264</text:p>
          </table:table-cell>
          <table:table-cell office:value-type="float" office:value="0.80402" calcext:value-type="float">
            <text:p>0,80402</text:p>
          </table:table-cell>
          <table:table-cell office:value-type="float" office:value="0.843703" calcext:value-type="float">
            <text:p>0,843703</text:p>
          </table:table-cell>
          <table:table-cell office:value-type="float" office:value="0.002634" calcext:value-type="float">
            <text:p>0,002634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772798" calcext:value-type="float">
            <text:p>0,772798</text:p>
          </table:table-cell>
          <table:table-cell office:value-type="float" office:value="0.769924" calcext:value-type="float">
            <text:p>0,769924</text:p>
          </table:table-cell>
          <table:table-cell office:value-type="float" office:value="0.789982" calcext:value-type="float">
            <text:p>0,789982</text:p>
          </table:table-cell>
          <table:table-cell office:value-type="float" office:value="0.001673" calcext:value-type="float">
            <text:p>0,001673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816112" calcext:value-type="float">
            <text:p>0,816112</text:p>
          </table:table-cell>
          <table:table-cell office:value-type="float" office:value="0.812031" calcext:value-type="float">
            <text:p>0,812031</text:p>
          </table:table-cell>
          <table:table-cell office:value-type="float" office:value="0.904335" calcext:value-type="float">
            <text:p>0,904335</text:p>
          </table:table-cell>
          <table:table-cell office:value-type="float" office:value="0.006078" calcext:value-type="float">
            <text:p>0,006078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811448" calcext:value-type="float">
            <text:p>0,811448</text:p>
          </table:table-cell>
          <table:table-cell office:value-type="float" office:value="0.808797" calcext:value-type="float">
            <text:p>0,808797</text:p>
          </table:table-cell>
          <table:table-cell office:value-type="float" office:value="0.846973" calcext:value-type="float">
            <text:p>0,846973</text:p>
          </table:table-cell>
          <table:table-cell office:value-type="float" office:value="0.002138" calcext:value-type="float">
            <text:p>0,002138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893456" calcext:value-type="float">
            <text:p>0,893456</text:p>
          </table:table-cell>
          <table:table-cell office:value-type="float" office:value="0.886211" calcext:value-type="float">
            <text:p>0,886211</text:p>
          </table:table-cell>
          <table:table-cell office:value-type="float" office:value="0.928187" calcext:value-type="float">
            <text:p>0,928187</text:p>
          </table:table-cell>
          <table:table-cell office:value-type="float" office:value="0.005724" calcext:value-type="float">
            <text:p>0,005724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901666" calcext:value-type="float">
            <text:p>0,901666</text:p>
          </table:table-cell>
          <table:table-cell office:value-type="float" office:value="0.896531" calcext:value-type="float">
            <text:p>0,896531</text:p>
          </table:table-cell>
          <table:table-cell office:value-type="float" office:value="0.939824" calcext:value-type="float">
            <text:p>0,939824</text:p>
          </table:table-cell>
          <table:table-cell office:value-type="float" office:value="0.003338" calcext:value-type="float">
            <text:p>0,003338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1.023859" calcext:value-type="float">
            <text:p>1,023859</text:p>
          </table:table-cell>
          <table:table-cell office:value-type="float" office:value="1.017706" calcext:value-type="float">
            <text:p>1,017706</text:p>
          </table:table-cell>
          <table:table-cell office:value-type="float" office:value="1.056229" calcext:value-type="float">
            <text:p>1,056229</text:p>
          </table:table-cell>
          <table:table-cell office:value-type="float" office:value="0.002901" calcext:value-type="float">
            <text:p>0,002901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.100984" calcext:value-type="float">
            <text:p>1,100984</text:p>
          </table:table-cell>
          <table:table-cell office:value-type="float" office:value="1.092983" calcext:value-type="float">
            <text:p>1,092983</text:p>
          </table:table-cell>
          <table:table-cell office:value-type="float" office:value="1.139631" calcext:value-type="float">
            <text:p>1,139631</text:p>
          </table:table-cell>
          <table:table-cell office:value-type="float" office:value="0.003587" calcext:value-type="float">
            <text:p>0,003587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1.141992" calcext:value-type="float">
            <text:p>1,141992</text:p>
          </table:table-cell>
          <table:table-cell office:value-type="float" office:value="1.133733" calcext:value-type="float">
            <text:p>1,133733</text:p>
          </table:table-cell>
          <table:table-cell office:value-type="float" office:value="1.178892" calcext:value-type="float">
            <text:p>1,178892</text:p>
          </table:table-cell>
          <table:table-cell office:value-type="float" office:value="0.003382" calcext:value-type="float">
            <text:p>0,003382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1.128071" calcext:value-type="float">
            <text:p>1,128071</text:p>
          </table:table-cell>
          <table:table-cell office:value-type="float" office:value="1.122311" calcext:value-type="float">
            <text:p>1,122311</text:p>
          </table:table-cell>
          <table:table-cell office:value-type="float" office:value="1.175658" calcext:value-type="float">
            <text:p>1,175658</text:p>
          </table:table-cell>
          <table:table-cell office:value-type="float" office:value="0.003659" calcext:value-type="float">
            <text:p>0,003659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1.237307" calcext:value-type="float">
            <text:p>1,237307</text:p>
          </table:table-cell>
          <table:table-cell office:value-type="float" office:value="1.22963" calcext:value-type="float">
            <text:p>1,22963</text:p>
          </table:table-cell>
          <table:table-cell office:value-type="float" office:value="1.333798" calcext:value-type="float">
            <text:p>1,333798</text:p>
          </table:table-cell>
          <table:table-cell office:value-type="float" office:value="0.006705" calcext:value-type="float">
            <text:p>0,006705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.303925" calcext:value-type="float">
            <text:p>1,303925</text:p>
          </table:table-cell>
          <table:table-cell office:value-type="float" office:value="1.293431" calcext:value-type="float">
            <text:p>1,293431</text:p>
          </table:table-cell>
          <table:table-cell office:value-type="float" office:value="1.354966" calcext:value-type="float">
            <text:p>1,354966</text:p>
          </table:table-cell>
          <table:table-cell office:value-type="float" office:value="0.005173" calcext:value-type="float">
            <text:p>0,005173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1.369713" calcext:value-type="float">
            <text:p>1,369713</text:p>
          </table:table-cell>
          <table:table-cell office:value-type="float" office:value="1.359146" calcext:value-type="float">
            <text:p>1,359146</text:p>
          </table:table-cell>
          <table:table-cell office:value-type="float" office:value="1.545453" calcext:value-type="float">
            <text:p>1,545453</text:p>
          </table:table-cell>
          <table:table-cell office:value-type="float" office:value="0.009646" calcext:value-type="float">
            <text:p>0,00964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.372282" calcext:value-type="float">
            <text:p>1,372282</text:p>
          </table:table-cell>
          <table:table-cell office:value-type="float" office:value="1.365654" calcext:value-type="float">
            <text:p>1,365654</text:p>
          </table:table-cell>
          <table:table-cell office:value-type="float" office:value="1.411638" calcext:value-type="float">
            <text:p>1,411638</text:p>
          </table:table-cell>
          <table:table-cell office:value-type="float" office:value="0.004517" calcext:value-type="float">
            <text:p>0,004517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1.506304" calcext:value-type="float">
            <text:p>1,506304</text:p>
          </table:table-cell>
          <table:table-cell office:value-type="float" office:value="1.486556" calcext:value-type="float">
            <text:p>1,486556</text:p>
          </table:table-cell>
          <table:table-cell office:value-type="float" office:value="1.650774" calcext:value-type="float">
            <text:p>1,650774</text:p>
          </table:table-cell>
          <table:table-cell office:value-type="float" office:value="0.014012" calcext:value-type="float">
            <text:p>0,014012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1.488874" calcext:value-type="float">
            <text:p>1,488874</text:p>
          </table:table-cell>
          <table:table-cell office:value-type="float" office:value="1.478435" calcext:value-type="float">
            <text:p>1,478435</text:p>
          </table:table-cell>
          <table:table-cell office:value-type="float" office:value="1.524294" calcext:value-type="float">
            <text:p>1,524294</text:p>
          </table:table-cell>
          <table:table-cell office:value-type="float" office:value="0.004661" calcext:value-type="float">
            <text:p>0,004661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1.666877" calcext:value-type="float">
            <text:p>1,666877</text:p>
          </table:table-cell>
          <table:table-cell office:value-type="float" office:value="1.642907" calcext:value-type="float">
            <text:p>1,642907</text:p>
          </table:table-cell>
          <table:table-cell office:value-type="float" office:value="1.726179" calcext:value-type="float">
            <text:p>1,726179</text:p>
          </table:table-cell>
          <table:table-cell office:value-type="float" office:value="0.009676" calcext:value-type="float">
            <text:p>0,009676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.584513" calcext:value-type="float">
            <text:p>1,584513</text:p>
          </table:table-cell>
          <table:table-cell office:value-type="float" office:value="1.572001" calcext:value-type="float">
            <text:p>1,572001</text:p>
          </table:table-cell>
          <table:table-cell office:value-type="float" office:value="1.658251" calcext:value-type="float">
            <text:p>1,658251</text:p>
          </table:table-cell>
          <table:table-cell office:value-type="float" office:value="0.006448" calcext:value-type="float">
            <text:p>0,006448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1.666676" calcext:value-type="float">
            <text:p>1,666676</text:p>
          </table:table-cell>
          <table:table-cell office:value-type="float" office:value="1.660297" calcext:value-type="float">
            <text:p>1,660297</text:p>
          </table:table-cell>
          <table:table-cell office:value-type="float" office:value="1.741844" calcext:value-type="float">
            <text:p>1,741844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1.689126" calcext:value-type="float">
            <text:p>1,689126</text:p>
          </table:table-cell>
          <table:table-cell office:value-type="float" office:value="1.677914" calcext:value-type="float">
            <text:p>1,677914</text:p>
          </table:table-cell>
          <table:table-cell office:value-type="float" office:value="1.768469" calcext:value-type="float">
            <text:p>1,768469</text:p>
          </table:table-cell>
          <table:table-cell office:value-type="float" office:value="0.007429" calcext:value-type="float">
            <text:p>0,007429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1.793088" calcext:value-type="float">
            <text:p>1,793088</text:p>
          </table:table-cell>
          <table:table-cell office:value-type="float" office:value="1.777468" calcext:value-type="float">
            <text:p>1,777468</text:p>
          </table:table-cell>
          <table:table-cell office:value-type="float" office:value="1.869163" calcext:value-type="float">
            <text:p>1,869163</text:p>
          </table:table-cell>
          <table:table-cell office:value-type="float" office:value="0.006921" calcext:value-type="float">
            <text:p>0,006921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1.868029" calcext:value-type="float">
            <text:p>1,868029</text:p>
          </table:table-cell>
          <table:table-cell office:value-type="float" office:value="1.838531" calcext:value-type="float">
            <text:p>1,838531</text:p>
          </table:table-cell>
          <table:table-cell office:value-type="float" office:value="1.940694" calcext:value-type="float">
            <text:p>1,940694</text:p>
          </table:table-cell>
          <table:table-cell office:value-type="float" office:value="0.011592" calcext:value-type="float">
            <text:p>0,011592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.941222" calcext:value-type="float">
            <text:p>1,941222</text:p>
          </table:table-cell>
          <table:table-cell office:value-type="float" office:value="1.916663" calcext:value-type="float">
            <text:p>1,916663</text:p>
          </table:table-cell>
          <table:table-cell office:value-type="float" office:value="2.012514" calcext:value-type="float">
            <text:p>2,012514</text:p>
          </table:table-cell>
          <table:table-cell office:value-type="float" office:value="0.009499" calcext:value-type="float">
            <text:p>0,009499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1.910135" calcext:value-type="float">
            <text:p>1,910135</text:p>
          </table:table-cell>
          <table:table-cell office:value-type="float" office:value="1.900093" calcext:value-type="float">
            <text:p>1,900093</text:p>
          </table:table-cell>
          <table:table-cell office:value-type="float" office:value="1.99157" calcext:value-type="float">
            <text:p>1,99157</text:p>
          </table:table-cell>
          <table:table-cell office:value-type="float" office:value="0.007732" calcext:value-type="float">
            <text:p>0,007732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2.089732" calcext:value-type="float">
            <text:p>2,089732</text:p>
          </table:table-cell>
          <table:table-cell office:value-type="float" office:value="2.051998" calcext:value-type="float">
            <text:p>2,051998</text:p>
          </table:table-cell>
          <table:table-cell office:value-type="float" office:value="2.196092" calcext:value-type="float">
            <text:p>2,196092</text:p>
          </table:table-cell>
          <table:table-cell office:value-type="float" office:value="0.01337" calcext:value-type="float">
            <text:p>0,01337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2.041832" calcext:value-type="float">
            <text:p>2,041832</text:p>
          </table:table-cell>
          <table:table-cell office:value-type="float" office:value="2.028483" calcext:value-type="float">
            <text:p>2,028483</text:p>
          </table:table-cell>
          <table:table-cell office:value-type="float" office:value="2.125319" calcext:value-type="float">
            <text:p>2,125319</text:p>
          </table:table-cell>
          <table:table-cell office:value-type="float" office:value="0.008181" calcext:value-type="float">
            <text:p>0,008181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2.082513" calcext:value-type="float">
            <text:p>2,082513</text:p>
          </table:table-cell>
          <table:table-cell office:value-type="float" office:value="2.059178" calcext:value-type="float">
            <text:p>2,059178</text:p>
          </table:table-cell>
          <table:table-cell office:value-type="float" office:value="2.36324" calcext:value-type="float">
            <text:p>2,36324</text:p>
          </table:table-cell>
          <table:table-cell office:value-type="float" office:value="0.020912" calcext:value-type="float">
            <text:p>0,020912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2.13454" calcext:value-type="float">
            <text:p>2,13454</text:p>
          </table:table-cell>
          <table:table-cell office:value-type="float" office:value="2.121647" calcext:value-type="float">
            <text:p>2,121647</text:p>
          </table:table-cell>
          <table:table-cell office:value-type="float" office:value="2.208709" calcext:value-type="float">
            <text:p>2,208709</text:p>
          </table:table-cell>
          <table:table-cell office:value-type="float" office:value="0.007264" calcext:value-type="float">
            <text:p>0,007264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2.235331" calcext:value-type="float">
            <text:p>2,235331</text:p>
          </table:table-cell>
          <table:table-cell office:value-type="float" office:value="2.211592" calcext:value-type="float">
            <text:p>2,211592</text:p>
          </table:table-cell>
          <table:table-cell office:value-type="float" office:value="2.432231" calcext:value-type="float">
            <text:p>2,432231</text:p>
          </table:table-cell>
          <table:table-cell office:value-type="float" office:value="0.015073" calcext:value-type="float">
            <text:p>0,015073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.252873" calcext:value-type="float">
            <text:p>2,252873</text:p>
          </table:table-cell>
          <table:table-cell office:value-type="float" office:value="2.239303" calcext:value-type="float">
            <text:p>2,239303</text:p>
          </table:table-cell>
          <table:table-cell office:value-type="float" office:value="2.323958" calcext:value-type="float">
            <text:p>2,323958</text:p>
          </table:table-cell>
          <table:table-cell office:value-type="float" office:value="0.00731" calcext:value-type="float">
            <text:p>0,00731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2.370127" calcext:value-type="float">
            <text:p>2,370127</text:p>
          </table:table-cell>
          <table:table-cell office:value-type="float" office:value="2.358888" calcext:value-type="float">
            <text:p>2,358888</text:p>
          </table:table-cell>
          <table:table-cell office:value-type="float" office:value="2.454325" calcext:value-type="float">
            <text:p>2,454325</text:p>
          </table:table-cell>
          <table:table-cell office:value-type="float" office:value="0.00806" calcext:value-type="float">
            <text:p>0,00806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2.468033" calcext:value-type="float">
            <text:p>2,468033</text:p>
          </table:table-cell>
          <table:table-cell office:value-type="float" office:value="2.421076" calcext:value-type="float">
            <text:p>2,421076</text:p>
          </table:table-cell>
          <table:table-cell office:value-type="float" office:value="2.54695" calcext:value-type="float">
            <text:p>2,54695</text:p>
          </table:table-cell>
          <table:table-cell office:value-type="float" office:value="0.017641" calcext:value-type="float">
            <text:p>0,017641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2.444311" calcext:value-type="float">
            <text:p>2,444311</text:p>
          </table:table-cell>
          <table:table-cell office:value-type="float" office:value="2.42602" calcext:value-type="float">
            <text:p>2,42602</text:p>
          </table:table-cell>
          <table:table-cell office:value-type="float" office:value="2.519684" calcext:value-type="float">
            <text:p>2,519684</text:p>
          </table:table-cell>
          <table:table-cell office:value-type="float" office:value="0.008566" calcext:value-type="float">
            <text:p>0,008566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2.504862" calcext:value-type="float">
            <text:p>2,504862</text:p>
          </table:table-cell>
          <table:table-cell office:value-type="float" office:value="2.482613" calcext:value-type="float">
            <text:p>2,482613</text:p>
          </table:table-cell>
          <table:table-cell office:value-type="float" office:value="2.984182" calcext:value-type="float">
            <text:p>2,984182</text:p>
          </table:table-cell>
          <table:table-cell office:value-type="float" office:value="0.023467" calcext:value-type="float">
            <text:p>0,023467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2.629133" calcext:value-type="float">
            <text:p>2,629133</text:p>
          </table:table-cell>
          <table:table-cell office:value-type="float" office:value="2.588848" calcext:value-type="float">
            <text:p>2,588848</text:p>
          </table:table-cell>
          <table:table-cell office:value-type="float" office:value="3.123962" calcext:value-type="float">
            <text:p>3,123962</text:p>
          </table:table-cell>
          <table:table-cell office:value-type="float" office:value="0.025665" calcext:value-type="float">
            <text:p>0,025665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2.56339" calcext:value-type="float">
            <text:p>2,56339</text:p>
          </table:table-cell>
          <table:table-cell office:value-type="float" office:value="2.554934" calcext:value-type="float">
            <text:p>2,554934</text:p>
          </table:table-cell>
          <table:table-cell office:value-type="float" office:value="3.040439" calcext:value-type="float">
            <text:p>3,040439</text:p>
          </table:table-cell>
          <table:table-cell office:value-type="float" office:value="0.022546" calcext:value-type="float">
            <text:p>0,022546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2.68133" calcext:value-type="float">
            <text:p>2,68133</text:p>
          </table:table-cell>
          <table:table-cell office:value-type="float" office:value="2.658559" calcext:value-type="float">
            <text:p>2,658559</text:p>
          </table:table-cell>
          <table:table-cell office:value-type="float" office:value="4.008553" calcext:value-type="float">
            <text:p>4,008553</text:p>
          </table:table-cell>
          <table:table-cell office:value-type="float" office:value="0.06389" calcext:value-type="float">
            <text:p>0,06389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2.640645" calcext:value-type="float">
            <text:p>2,640645</text:p>
          </table:table-cell>
          <table:table-cell office:value-type="float" office:value="2.621129" calcext:value-type="float">
            <text:p>2,621129</text:p>
          </table:table-cell>
          <table:table-cell office:value-type="float" office:value="3.969865" calcext:value-type="float">
            <text:p>3,969865</text:p>
          </table:table-cell>
          <table:table-cell office:value-type="float" office:value="0.06396" calcext:value-type="float">
            <text:p>0,06396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2.727286" calcext:value-type="float">
            <text:p>2,727286</text:p>
          </table:table-cell>
          <table:table-cell office:value-type="float" office:value="2.709582" calcext:value-type="float">
            <text:p>2,709582</text:p>
          </table:table-cell>
          <table:table-cell office:value-type="float" office:value="4.05613" calcext:value-type="float">
            <text:p>4,05613</text:p>
          </table:table-cell>
          <table:table-cell office:value-type="float" office:value="0.063752" calcext:value-type="float">
            <text:p>0,063752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2.821593" calcext:value-type="float">
            <text:p>2,821593</text:p>
          </table:table-cell>
          <table:table-cell office:value-type="float" office:value="2.792339" calcext:value-type="float">
            <text:p>2,792339</text:p>
          </table:table-cell>
          <table:table-cell office:value-type="float" office:value="4.139599" calcext:value-type="float">
            <text:p>4,139599</text:p>
          </table:table-cell>
          <table:table-cell office:value-type="float" office:value="0.064409" calcext:value-type="float">
            <text:p>0,064409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2.864856" calcext:value-type="float">
            <text:p>2,864856</text:p>
          </table:table-cell>
          <table:table-cell office:value-type="float" office:value="2.839636" calcext:value-type="float">
            <text:p>2,839636</text:p>
          </table:table-cell>
          <table:table-cell office:value-type="float" office:value="4.18942" calcext:value-type="float">
            <text:p>4,18942</text:p>
          </table:table-cell>
          <table:table-cell office:value-type="float" office:value="0.063771" calcext:value-type="float">
            <text:p>0,063771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2.939987" calcext:value-type="float">
            <text:p>2,939987</text:p>
          </table:table-cell>
          <table:table-cell office:value-type="float" office:value="2.915315" calcext:value-type="float">
            <text:p>2,915315</text:p>
          </table:table-cell>
          <table:table-cell office:value-type="float" office:value="4.287622" calcext:value-type="float">
            <text:p>4,287622</text:p>
          </table:table-cell>
          <table:table-cell office:value-type="float" office:value="0.065572" calcext:value-type="float">
            <text:p>0,065572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3.043209" calcext:value-type="float">
            <text:p>3,043209</text:p>
          </table:table-cell>
          <table:table-cell office:value-type="float" office:value="3.007096" calcext:value-type="float">
            <text:p>3,007096</text:p>
          </table:table-cell>
          <table:table-cell office:value-type="float" office:value="3.522095" calcext:value-type="float">
            <text:p>3,522095</text:p>
          </table:table-cell>
          <table:table-cell office:value-type="float" office:value="0.02575" calcext:value-type="float">
            <text:p>0,02575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3.004863" calcext:value-type="float">
            <text:p>3,004863</text:p>
          </table:table-cell>
          <table:table-cell office:value-type="float" office:value="2.982479" calcext:value-type="float">
            <text:p>2,982479</text:p>
          </table:table-cell>
          <table:table-cell office:value-type="float" office:value="4.325355" calcext:value-type="float">
            <text:p>4,325355</text:p>
          </table:table-cell>
          <table:table-cell office:value-type="float" office:value="0.063648" calcext:value-type="float">
            <text:p>0,063648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3.136677" calcext:value-type="float">
            <text:p>3,136677</text:p>
          </table:table-cell>
          <table:table-cell office:value-type="float" office:value="3.108643" calcext:value-type="float">
            <text:p>3,108643</text:p>
          </table:table-cell>
          <table:table-cell office:value-type="float" office:value="5.777944" calcext:value-type="float">
            <text:p>5,777944</text:p>
          </table:table-cell>
          <table:table-cell office:value-type="float" office:value="0.119096" calcext:value-type="float">
            <text:p>0,119096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3.28931" calcext:value-type="float">
            <text:p>3,28931</text:p>
          </table:table-cell>
          <table:table-cell office:value-type="float" office:value="3.219111" calcext:value-type="float">
            <text:p>3,219111</text:p>
          </table:table-cell>
          <table:table-cell office:value-type="float" office:value="5.910412" calcext:value-type="float">
            <text:p>5,910412</text:p>
          </table:table-cell>
          <table:table-cell office:value-type="float" office:value="0.119263" calcext:value-type="float">
            <text:p>0,119263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3.230878" calcext:value-type="float">
            <text:p>3,230878</text:p>
          </table:table-cell>
          <table:table-cell office:value-type="float" office:value="3.181846" calcext:value-type="float">
            <text:p>3,181846</text:p>
          </table:table-cell>
          <table:table-cell office:value-type="float" office:value="4.204357" calcext:value-type="float">
            <text:p>4,204357</text:p>
          </table:table-cell>
          <table:table-cell office:value-type="float" office:value="0.048714" calcext:value-type="float">
            <text:p>0,048714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.260502" calcext:value-type="float">
            <text:p>3,260502</text:p>
          </table:table-cell>
          <table:table-cell office:value-type="float" office:value="3.23869" calcext:value-type="float">
            <text:p>3,23869</text:p>
          </table:table-cell>
          <table:table-cell office:value-type="float" office:value="5.889771" calcext:value-type="float">
            <text:p>5,889771</text:p>
          </table:table-cell>
          <table:table-cell office:value-type="float" office:value="0.118469" calcext:value-type="float">
            <text:p>0,118469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3.296493" calcext:value-type="float">
            <text:p>3,296493</text:p>
          </table:table-cell>
          <table:table-cell office:value-type="float" office:value="3.280188" calcext:value-type="float">
            <text:p>3,280188</text:p>
          </table:table-cell>
          <table:table-cell office:value-type="float" office:value="5.952286" calcext:value-type="float">
            <text:p>5,952286</text:p>
          </table:table-cell>
          <table:table-cell office:value-type="float" office:value="0.119529" calcext:value-type="float">
            <text:p>0,119529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3.326641" calcext:value-type="float">
            <text:p>3,326641</text:p>
          </table:table-cell>
          <table:table-cell office:value-type="float" office:value="3.312531" calcext:value-type="float">
            <text:p>3,312531</text:p>
          </table:table-cell>
          <table:table-cell office:value-type="float" office:value="4.285715" calcext:value-type="float">
            <text:p>4,285715</text:p>
          </table:table-cell>
          <table:table-cell office:value-type="float" office:value="0.048565" calcext:value-type="float">
            <text:p>0,048565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3.406678" calcext:value-type="float">
            <text:p>3,406678</text:p>
          </table:table-cell>
          <table:table-cell office:value-type="float" office:value="3.39275" calcext:value-type="float">
            <text:p>3,39275</text:p>
          </table:table-cell>
          <table:table-cell office:value-type="float" office:value="4.355745" calcext:value-type="float">
            <text:p>4,355745</text:p>
          </table:table-cell>
          <table:table-cell office:value-type="float" office:value="0.045949" calcext:value-type="float">
            <text:p>0,045949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3.410456" calcext:value-type="float">
            <text:p>3,410456</text:p>
          </table:table-cell>
          <table:table-cell office:value-type="float" office:value="3.380484" calcext:value-type="float">
            <text:p>3,380484</text:p>
          </table:table-cell>
          <table:table-cell office:value-type="float" office:value="6.069129" calcext:value-type="float">
            <text:p>6,069129</text:p>
          </table:table-cell>
          <table:table-cell office:value-type="float" office:value="0.119998" calcext:value-type="float">
            <text:p>0,119998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3.567204" calcext:value-type="float">
            <text:p>3,567204</text:p>
          </table:table-cell>
          <table:table-cell office:value-type="float" office:value="3.517655" calcext:value-type="float">
            <text:p>3,517655</text:p>
          </table:table-cell>
          <table:table-cell office:value-type="float" office:value="6.190159" calcext:value-type="float">
            <text:p>6,190159</text:p>
          </table:table-cell>
          <table:table-cell office:value-type="float" office:value="0.119261" calcext:value-type="float">
            <text:p>0,119261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3.638705" calcext:value-type="float">
            <text:p>3,638705</text:p>
          </table:table-cell>
          <table:table-cell office:value-type="float" office:value="3.604344" calcext:value-type="float">
            <text:p>3,604344</text:p>
          </table:table-cell>
          <table:table-cell office:value-type="float" office:value="6.284878" calcext:value-type="float">
            <text:p>6,284878</text:p>
          </table:table-cell>
          <table:table-cell office:value-type="float" office:value="0.128212" calcext:value-type="float">
            <text:p>0,128212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3.678945" calcext:value-type="float">
            <text:p>3,678945</text:p>
          </table:table-cell>
          <table:table-cell office:value-type="float" office:value="3.624827" calcext:value-type="float">
            <text:p>3,624827</text:p>
          </table:table-cell>
          <table:table-cell office:value-type="float" office:value="6.327938" calcext:value-type="float">
            <text:p>6,327938</text:p>
          </table:table-cell>
          <table:table-cell office:value-type="float" office:value="0.120901" calcext:value-type="float">
            <text:p>0,120901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3.692029" calcext:value-type="float">
            <text:p>3,692029</text:p>
          </table:table-cell>
          <table:table-cell office:value-type="float" office:value="3.66528" calcext:value-type="float">
            <text:p>3,66528</text:p>
          </table:table-cell>
          <table:table-cell office:value-type="float" office:value="6.429845" calcext:value-type="float">
            <text:p>6,429845</text:p>
          </table:table-cell>
          <table:table-cell office:value-type="float" office:value="0.171947" calcext:value-type="float">
            <text:p>0,171947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3.704304" calcext:value-type="float">
            <text:p>3,704304</text:p>
          </table:table-cell>
          <table:table-cell office:value-type="float" office:value="3.683796" calcext:value-type="float">
            <text:p>3,683796</text:p>
          </table:table-cell>
          <table:table-cell office:value-type="float" office:value="4.662808" calcext:value-type="float">
            <text:p>4,662808</text:p>
          </table:table-cell>
          <table:table-cell office:value-type="float" office:value="0.045336" calcext:value-type="float">
            <text:p>0,045336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3.829871" calcext:value-type="float">
            <text:p>3,829871</text:p>
          </table:table-cell>
          <table:table-cell office:value-type="float" office:value="3.774218" calcext:value-type="float">
            <text:p>3,774218</text:p>
          </table:table-cell>
          <table:table-cell office:value-type="float" office:value="6.477753" calcext:value-type="float">
            <text:p>6,477753</text:p>
          </table:table-cell>
          <table:table-cell office:value-type="float" office:value="0.127821" calcext:value-type="float">
            <text:p>0,127821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3.878606" calcext:value-type="float">
            <text:p>3,878606</text:p>
          </table:table-cell>
          <table:table-cell office:value-type="float" office:value="3.858938" calcext:value-type="float">
            <text:p>3,858938</text:p>
          </table:table-cell>
          <table:table-cell office:value-type="float" office:value="4.834526" calcext:value-type="float">
            <text:p>4,834526</text:p>
          </table:table-cell>
          <table:table-cell office:value-type="float" office:value="0.045902" calcext:value-type="float">
            <text:p>0,045902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3.888567" calcext:value-type="float">
            <text:p>3,888567</text:p>
          </table:table-cell>
          <table:table-cell office:value-type="float" office:value="3.849639" calcext:value-type="float">
            <text:p>3,849639</text:p>
          </table:table-cell>
          <table:table-cell office:value-type="float" office:value="5.380476" calcext:value-type="float">
            <text:p>5,380476</text:p>
          </table:table-cell>
          <table:table-cell office:value-type="float" office:value="0.168629" calcext:value-type="float">
            <text:p>0,168629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4.012175" calcext:value-type="float">
            <text:p>4,012175</text:p>
          </table:table-cell>
          <table:table-cell office:value-type="float" office:value="3.964061" calcext:value-type="float">
            <text:p>3,964061</text:p>
          </table:table-cell>
          <table:table-cell office:value-type="float" office:value="6.651159" calcext:value-type="float">
            <text:p>6,651159</text:p>
          </table:table-cell>
          <table:table-cell office:value-type="float" office:value="0.207383" calcext:value-type="float">
            <text:p>0,207383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4.055026" calcext:value-type="float">
            <text:p>4,055026</text:p>
          </table:table-cell>
          <table:table-cell office:value-type="float" office:value="3.998748" calcext:value-type="float">
            <text:p>3,998748</text:p>
          </table:table-cell>
          <table:table-cell office:value-type="float" office:value="5.556743" calcext:value-type="float">
            <text:p>5,556743</text:p>
          </table:table-cell>
          <table:table-cell office:value-type="float" office:value="0.170496" calcext:value-type="float">
            <text:p>0,170496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4.136722" calcext:value-type="float">
            <text:p>4,136722</text:p>
          </table:table-cell>
          <table:table-cell office:value-type="float" office:value="4.089873" calcext:value-type="float">
            <text:p>4,089873</text:p>
          </table:table-cell>
          <table:table-cell office:value-type="float" office:value="5.626131" calcext:value-type="float">
            <text:p>5,626131</text:p>
          </table:table-cell>
          <table:table-cell office:value-type="float" office:value="0.169276" calcext:value-type="float">
            <text:p>0,169276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4.132176" calcext:value-type="float">
            <text:p>4,132176</text:p>
          </table:table-cell>
          <table:table-cell office:value-type="float" office:value="4.082138" calcext:value-type="float">
            <text:p>4,082138</text:p>
          </table:table-cell>
          <table:table-cell office:value-type="float" office:value="6.771299" calcext:value-type="float">
            <text:p>6,771299</text:p>
          </table:table-cell>
          <table:table-cell office:value-type="float" office:value="0.216391" calcext:value-type="float">
            <text:p>0,216391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4.289628" calcext:value-type="float">
            <text:p>4,289628</text:p>
          </table:table-cell>
          <table:table-cell office:value-type="float" office:value="4.216059" calcext:value-type="float">
            <text:p>4,216059</text:p>
          </table:table-cell>
          <table:table-cell office:value-type="float" office:value="6.885923" calcext:value-type="float">
            <text:p>6,885923</text:p>
          </table:table-cell>
          <table:table-cell office:value-type="float" office:value="0.210217" calcext:value-type="float">
            <text:p>0,210217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4.206337" calcext:value-type="float">
            <text:p>4,206337</text:p>
          </table:table-cell>
          <table:table-cell office:value-type="float" office:value="4.156232" calcext:value-type="float">
            <text:p>4,156232</text:p>
          </table:table-cell>
          <table:table-cell office:value-type="float" office:value="6.839423" calcext:value-type="float">
            <text:p>6,839423</text:p>
          </table:table-cell>
          <table:table-cell office:value-type="float" office:value="0.21264" calcext:value-type="float">
            <text:p>0,21264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4.260591" calcext:value-type="float">
            <text:p>4,260591</text:p>
          </table:table-cell>
          <table:table-cell office:value-type="float" office:value="4.213481" calcext:value-type="float">
            <text:p>4,213481</text:p>
          </table:table-cell>
          <table:table-cell office:value-type="float" office:value="5.747535" calcext:value-type="float">
            <text:p>5,747535</text:p>
          </table:table-cell>
          <table:table-cell office:value-type="float" office:value="0.185488" calcext:value-type="float">
            <text:p>0,185488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4.350612" calcext:value-type="float">
            <text:p>4,350612</text:p>
          </table:table-cell>
          <table:table-cell office:value-type="float" office:value="4.270248" calcext:value-type="float">
            <text:p>4,270248</text:p>
          </table:table-cell>
          <table:table-cell office:value-type="float" office:value="6.975049" calcext:value-type="float">
            <text:p>6,975049</text:p>
          </table:table-cell>
          <table:table-cell office:value-type="float" office:value="0.217462" calcext:value-type="float">
            <text:p>0,217462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4.541688" calcext:value-type="float">
            <text:p>4,541688</text:p>
          </table:table-cell>
          <table:table-cell office:value-type="float" office:value="4.328185" calcext:value-type="float">
            <text:p>4,328185</text:p>
          </table:table-cell>
          <table:table-cell office:value-type="float" office:value="12.0169" calcext:value-type="float">
            <text:p>12,0169</text:p>
          </table:table-cell>
          <table:table-cell office:value-type="float" office:value="0.584679" calcext:value-type="float">
            <text:p>0,584679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5.020013" calcext:value-type="float">
            <text:p>5,020013</text:p>
          </table:table-cell>
          <table:table-cell office:value-type="float" office:value="4.324356" calcext:value-type="float">
            <text:p>4,324356</text:p>
          </table:table-cell>
          <table:table-cell office:value-type="float" office:value="40.275526" calcext:value-type="float">
            <text:p>40,275526</text:p>
          </table:table-cell>
          <table:table-cell office:value-type="float" office:value="3.162777" calcext:value-type="float">
            <text:p>3,162777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 table:number-rows-repeated="2">
          <table:table-cell table:number-columns-repeated="73"/>
        </table:table-row>
        <table:table-row table:style-name="ro1">
          <table:table-cell office:value-type="string" calcext:value-type="string">
            <text:p>_CENTRALIZED BARRIER time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7569" calcext:value-type="float">
            <text:p>0,097569</text:p>
          </table:table-cell>
          <table:table-cell office:value-type="float" office:value="0.096293" calcext:value-type="float">
            <text:p>0,096293</text:p>
          </table:table-cell>
          <table:table-cell office:value-type="float" office:value="0.104594" calcext:value-type="float">
            <text:p>0,104594</text:p>
          </table:table-cell>
          <table:table-cell office:value-type="float" office:value="0.001939" calcext:value-type="float">
            <text:p>0,001939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199725" calcext:value-type="float">
            <text:p>0,199725</text:p>
          </table:table-cell>
          <table:table-cell office:value-type="float" office:value="0.179678" calcext:value-type="float">
            <text:p>0,179678</text:p>
          </table:table-cell>
          <table:table-cell office:value-type="float" office:value="0.216813" calcext:value-type="float">
            <text:p>0,216813</text:p>
          </table:table-cell>
          <table:table-cell office:value-type="float" office:value="0.005989" calcext:value-type="float">
            <text:p>0,005989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394497" calcext:value-type="float">
            <text:p>0,394497</text:p>
          </table:table-cell>
          <table:table-cell office:value-type="float" office:value="0.393314" calcext:value-type="float">
            <text:p>0,393314</text:p>
          </table:table-cell>
          <table:table-cell office:value-type="float" office:value="0.413953" calcext:value-type="float">
            <text:p>0,413953</text:p>
          </table:table-cell>
          <table:table-cell office:value-type="float" office:value="0.001243" calcext:value-type="float">
            <text:p>0,001243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451044" calcext:value-type="float">
            <text:p>0,451044</text:p>
          </table:table-cell>
          <table:table-cell office:value-type="float" office:value="0.449035" calcext:value-type="float">
            <text:p>0,449035</text:p>
          </table:table-cell>
          <table:table-cell office:value-type="float" office:value="0.472217" calcext:value-type="float">
            <text:p>0,472217</text:p>
          </table:table-cell>
          <table:table-cell office:value-type="float" office:value="0.001434" calcext:value-type="float">
            <text:p>0,001434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594197" calcext:value-type="float">
            <text:p>0,594197</text:p>
          </table:table-cell>
          <table:table-cell office:value-type="float" office:value="0.592689" calcext:value-type="float">
            <text:p>0,592689</text:p>
          </table:table-cell>
          <table:table-cell office:value-type="float" office:value="0.614515" calcext:value-type="float">
            <text:p>0,614515</text:p>
          </table:table-cell>
          <table:table-cell office:value-type="float" office:value="0.001599" calcext:value-type="float">
            <text:p>0,001599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567303" calcext:value-type="float">
            <text:p>0,567303</text:p>
          </table:table-cell>
          <table:table-cell office:value-type="float" office:value="0.565349" calcext:value-type="float">
            <text:p>0,565349</text:p>
          </table:table-cell>
          <table:table-cell office:value-type="float" office:value="0.590144" calcext:value-type="float">
            <text:p>0,590144</text:p>
          </table:table-cell>
          <table:table-cell office:value-type="float" office:value="0.001777" calcext:value-type="float">
            <text:p>0,001777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684082" calcext:value-type="float">
            <text:p>0,684082</text:p>
          </table:table-cell>
          <table:table-cell office:value-type="float" office:value="0.681741" calcext:value-type="float">
            <text:p>0,681741</text:p>
          </table:table-cell>
          <table:table-cell office:value-type="float" office:value="0.705791" calcext:value-type="float">
            <text:p>0,705791</text:p>
          </table:table-cell>
          <table:table-cell office:value-type="float" office:value="0.00154" calcext:value-type="float">
            <text:p>0,00154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677735" calcext:value-type="float">
            <text:p>0,677735</text:p>
          </table:table-cell>
          <table:table-cell office:value-type="float" office:value="0.675641" calcext:value-type="float">
            <text:p>0,675641</text:p>
          </table:table-cell>
          <table:table-cell office:value-type="float" office:value="0.702649" calcext:value-type="float">
            <text:p>0,702649</text:p>
          </table:table-cell>
          <table:table-cell office:value-type="float" office:value="0.001921" calcext:value-type="float">
            <text:p>0,001921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.764598" calcext:value-type="float">
            <text:p>0,764598</text:p>
          </table:table-cell>
          <table:table-cell office:value-type="float" office:value="0.762576" calcext:value-type="float">
            <text:p>0,762576</text:p>
          </table:table-cell>
          <table:table-cell office:value-type="float" office:value="0.787299" calcext:value-type="float">
            <text:p>0,787299</text:p>
          </table:table-cell>
          <table:table-cell office:value-type="float" office:value="0.001527" calcext:value-type="float">
            <text:p>0,001527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781461" calcext:value-type="float">
            <text:p>0,781461</text:p>
          </table:table-cell>
          <table:table-cell office:value-type="float" office:value="0.778852" calcext:value-type="float">
            <text:p>0,778852</text:p>
          </table:table-cell>
          <table:table-cell office:value-type="float" office:value="0.824473" calcext:value-type="float">
            <text:p>0,824473</text:p>
          </table:table-cell>
          <table:table-cell office:value-type="float" office:value="0.002264" calcext:value-type="float">
            <text:p>0,002264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.855973" calcext:value-type="float">
            <text:p>0,855973</text:p>
          </table:table-cell>
          <table:table-cell office:value-type="float" office:value="0.852214" calcext:value-type="float">
            <text:p>0,852214</text:p>
          </table:table-cell>
          <table:table-cell office:value-type="float" office:value="0.897725" calcext:value-type="float">
            <text:p>0,897725</text:p>
          </table:table-cell>
          <table:table-cell office:value-type="float" office:value="0.002667" calcext:value-type="float">
            <text:p>0,002667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.872785" calcext:value-type="float">
            <text:p>0,872785</text:p>
          </table:table-cell>
          <table:table-cell office:value-type="float" office:value="0.869445" calcext:value-type="float">
            <text:p>0,869445</text:p>
          </table:table-cell>
          <table:table-cell office:value-type="float" office:value="0.916711" calcext:value-type="float">
            <text:p>0,916711</text:p>
          </table:table-cell>
          <table:table-cell office:value-type="float" office:value="0.003587" calcext:value-type="float">
            <text:p>0,003587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.948109" calcext:value-type="float">
            <text:p>0,948109</text:p>
          </table:table-cell>
          <table:table-cell office:value-type="float" office:value="0.944113" calcext:value-type="float">
            <text:p>0,944113</text:p>
          </table:table-cell>
          <table:table-cell office:value-type="float" office:value="0.970519" calcext:value-type="float">
            <text:p>0,970519</text:p>
          </table:table-cell>
          <table:table-cell office:value-type="float" office:value="0.00285" calcext:value-type="float">
            <text:p>0,00285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.000165" calcext:value-type="float">
            <text:p>1,000165</text:p>
          </table:table-cell>
          <table:table-cell office:value-type="float" office:value="0.995863" calcext:value-type="float">
            <text:p>0,995863</text:p>
          </table:table-cell>
          <table:table-cell office:value-type="float" office:value="1.045757" calcext:value-type="float">
            <text:p>1,045757</text:p>
          </table:table-cell>
          <table:table-cell office:value-type="float" office:value="0.004129" calcext:value-type="float">
            <text:p>0,004129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1.043151" calcext:value-type="float">
            <text:p>1,043151</text:p>
          </table:table-cell>
          <table:table-cell office:value-type="float" office:value="1.03762" calcext:value-type="float">
            <text:p>1,03762</text:p>
          </table:table-cell>
          <table:table-cell office:value-type="float" office:value="1.088491" calcext:value-type="float">
            <text:p>1,088491</text:p>
          </table:table-cell>
          <table:table-cell office:value-type="float" office:value="0.003786" calcext:value-type="float">
            <text:p>0,003786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.06003" calcext:value-type="float">
            <text:p>1,06003</text:p>
          </table:table-cell>
          <table:table-cell office:value-type="float" office:value="1.054315" calcext:value-type="float">
            <text:p>1,054315</text:p>
          </table:table-cell>
          <table:table-cell office:value-type="float" office:value="1.107569" calcext:value-type="float">
            <text:p>1,107569</text:p>
          </table:table-cell>
          <table:table-cell office:value-type="float" office:value="0.004425" calcext:value-type="float">
            <text:p>0,004425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1.146496" calcext:value-type="float">
            <text:p>1,146496</text:p>
          </table:table-cell>
          <table:table-cell office:value-type="float" office:value="1.139749" calcext:value-type="float">
            <text:p>1,139749</text:p>
          </table:table-cell>
          <table:table-cell office:value-type="float" office:value="1.191889" calcext:value-type="float">
            <text:p>1,191889</text:p>
          </table:table-cell>
          <table:table-cell office:value-type="float" office:value="0.004399" calcext:value-type="float">
            <text:p>0,004399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1.147208" calcext:value-type="float">
            <text:p>1,147208</text:p>
          </table:table-cell>
          <table:table-cell office:value-type="float" office:value="1.140444" calcext:value-type="float">
            <text:p>1,140444</text:p>
          </table:table-cell>
          <table:table-cell office:value-type="float" office:value="1.210248" calcext:value-type="float">
            <text:p>1,210248</text:p>
          </table:table-cell>
          <table:table-cell office:value-type="float" office:value="0.004851" calcext:value-type="float">
            <text:p>0,004851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1.226417" calcext:value-type="float">
            <text:p>1,226417</text:p>
          </table:table-cell>
          <table:table-cell office:value-type="float" office:value="1.221311" calcext:value-type="float">
            <text:p>1,221311</text:p>
          </table:table-cell>
          <table:table-cell office:value-type="float" office:value="1.279674" calcext:value-type="float">
            <text:p>1,279674</text:p>
          </table:table-cell>
          <table:table-cell office:value-type="float" office:value="0.004155" calcext:value-type="float">
            <text:p>0,004155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.295572" calcext:value-type="float">
            <text:p>1,295572</text:p>
          </table:table-cell>
          <table:table-cell office:value-type="float" office:value="1.289228" calcext:value-type="float">
            <text:p>1,289228</text:p>
          </table:table-cell>
          <table:table-cell office:value-type="float" office:value="1.345428" calcext:value-type="float">
            <text:p>1,345428</text:p>
          </table:table-cell>
          <table:table-cell office:value-type="float" office:value="0.005061" calcext:value-type="float">
            <text:p>0,005061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1.37328" calcext:value-type="float">
            <text:p>1,37328</text:p>
          </table:table-cell>
          <table:table-cell office:value-type="float" office:value="1.366865" calcext:value-type="float">
            <text:p>1,366865</text:p>
          </table:table-cell>
          <table:table-cell office:value-type="float" office:value="1.418994" calcext:value-type="float">
            <text:p>1,418994</text:p>
          </table:table-cell>
          <table:table-cell office:value-type="float" office:value="0.004951" calcext:value-type="float">
            <text:p>0,004951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1.342272" calcext:value-type="float">
            <text:p>1,342272</text:p>
          </table:table-cell>
          <table:table-cell office:value-type="float" office:value="1.335119" calcext:value-type="float">
            <text:p>1,335119</text:p>
          </table:table-cell>
          <table:table-cell office:value-type="float" office:value="1.398993" calcext:value-type="float">
            <text:p>1,398993</text:p>
          </table:table-cell>
          <table:table-cell office:value-type="float" office:value="0.006038" calcext:value-type="float">
            <text:p>0,006038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1.443036" calcext:value-type="float">
            <text:p>1,443036</text:p>
          </table:table-cell>
          <table:table-cell office:value-type="float" office:value="1.434412" calcext:value-type="float">
            <text:p>1,434412</text:p>
          </table:table-cell>
          <table:table-cell office:value-type="float" office:value="1.648282" calcext:value-type="float">
            <text:p>1,648282</text:p>
          </table:table-cell>
          <table:table-cell office:value-type="float" office:value="0.011152" calcext:value-type="float">
            <text:p>0,011152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1.456913" calcext:value-type="float">
            <text:p>1,456913</text:p>
          </table:table-cell>
          <table:table-cell office:value-type="float" office:value="1.449103" calcext:value-type="float">
            <text:p>1,449103</text:p>
          </table:table-cell>
          <table:table-cell office:value-type="float" office:value="1.503083" calcext:value-type="float">
            <text:p>1,503083</text:p>
          </table:table-cell>
          <table:table-cell office:value-type="float" office:value="0.005399" calcext:value-type="float">
            <text:p>0,005399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.538881" calcext:value-type="float">
            <text:p>1,538881</text:p>
          </table:table-cell>
          <table:table-cell office:value-type="float" office:value="1.529251" calcext:value-type="float">
            <text:p>1,529251</text:p>
          </table:table-cell>
          <table:table-cell office:value-type="float" office:value="1.589446" calcext:value-type="float">
            <text:p>1,589446</text:p>
          </table:table-cell>
          <table:table-cell office:value-type="float" office:value="0.005916" calcext:value-type="float">
            <text:p>0,005916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1.551694" calcext:value-type="float">
            <text:p>1,551694</text:p>
          </table:table-cell>
          <table:table-cell office:value-type="float" office:value="1.536368" calcext:value-type="float">
            <text:p>1,536368</text:p>
          </table:table-cell>
          <table:table-cell office:value-type="float" office:value="1.649805" calcext:value-type="float">
            <text:p>1,649805</text:p>
          </table:table-cell>
          <table:table-cell office:value-type="float" office:value="0.008131" calcext:value-type="float">
            <text:p>0,008131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1.623896" calcext:value-type="float">
            <text:p>1,623896</text:p>
          </table:table-cell>
          <table:table-cell office:value-type="float" office:value="1.608352" calcext:value-type="float">
            <text:p>1,608352</text:p>
          </table:table-cell>
          <table:table-cell office:value-type="float" office:value="1.856843" calcext:value-type="float">
            <text:p>1,856843</text:p>
          </table:table-cell>
          <table:table-cell office:value-type="float" office:value="0.015186" calcext:value-type="float">
            <text:p>0,015186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1.64098" calcext:value-type="float">
            <text:p>1,64098</text:p>
          </table:table-cell>
          <table:table-cell office:value-type="float" office:value="1.628453" calcext:value-type="float">
            <text:p>1,628453</text:p>
          </table:table-cell>
          <table:table-cell office:value-type="float" office:value="1.749469" calcext:value-type="float">
            <text:p>1,749469</text:p>
          </table:table-cell>
          <table:table-cell office:value-type="float" office:value="0.010687" calcext:value-type="float">
            <text:p>0,010687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1.794954" calcext:value-type="float">
            <text:p>1,794954</text:p>
          </table:table-cell>
          <table:table-cell office:value-type="float" office:value="1.779976" calcext:value-type="float">
            <text:p>1,779976</text:p>
          </table:table-cell>
          <table:table-cell office:value-type="float" office:value="1.893297" calcext:value-type="float">
            <text:p>1,893297</text:p>
          </table:table-cell>
          <table:table-cell office:value-type="float" office:value="0.010802" calcext:value-type="float">
            <text:p>0,010802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.783797" calcext:value-type="float">
            <text:p>1,783797</text:p>
          </table:table-cell>
          <table:table-cell office:value-type="float" office:value="1.770078" calcext:value-type="float">
            <text:p>1,770078</text:p>
          </table:table-cell>
          <table:table-cell office:value-type="float" office:value="1.847734" calcext:value-type="float">
            <text:p>1,847734</text:p>
          </table:table-cell>
          <table:table-cell office:value-type="float" office:value="0.008359" calcext:value-type="float">
            <text:p>0,008359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1.883694" calcext:value-type="float">
            <text:p>1,883694</text:p>
          </table:table-cell>
          <table:table-cell office:value-type="float" office:value="1.867468" calcext:value-type="float">
            <text:p>1,867468</text:p>
          </table:table-cell>
          <table:table-cell office:value-type="float" office:value="1.983084" calcext:value-type="float">
            <text:p>1,983084</text:p>
          </table:table-cell>
          <table:table-cell office:value-type="float" office:value="0.011231" calcext:value-type="float">
            <text:p>0,011231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.84113" calcext:value-type="float">
            <text:p>1,84113</text:p>
          </table:table-cell>
          <table:table-cell office:value-type="float" office:value="1.826304" calcext:value-type="float">
            <text:p>1,826304</text:p>
          </table:table-cell>
          <table:table-cell office:value-type="float" office:value="1.931249" calcext:value-type="float">
            <text:p>1,931249</text:p>
          </table:table-cell>
          <table:table-cell office:value-type="float" office:value="0.009854" calcext:value-type="float">
            <text:p>0,009854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1.903082" calcext:value-type="float">
            <text:p>1,903082</text:p>
          </table:table-cell>
          <table:table-cell office:value-type="float" office:value="1.886812" calcext:value-type="float">
            <text:p>1,886812</text:p>
          </table:table-cell>
          <table:table-cell office:value-type="float" office:value="1.989648" calcext:value-type="float">
            <text:p>1,989648</text:p>
          </table:table-cell>
          <table:table-cell office:value-type="float" office:value="0.011144" calcext:value-type="float">
            <text:p>0,011144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1.928705" calcext:value-type="float">
            <text:p>1,928705</text:p>
          </table:table-cell>
          <table:table-cell office:value-type="float" office:value="1.914203" calcext:value-type="float">
            <text:p>1,914203</text:p>
          </table:table-cell>
          <table:table-cell office:value-type="float" office:value="2.022795" calcext:value-type="float">
            <text:p>2,022795</text:p>
          </table:table-cell>
          <table:table-cell office:value-type="float" office:value="0.011842" calcext:value-type="float">
            <text:p>0,011842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2.029094" calcext:value-type="float">
            <text:p>2,029094</text:p>
          </table:table-cell>
          <table:table-cell office:value-type="float" office:value="2.009108" calcext:value-type="float">
            <text:p>2,009108</text:p>
          </table:table-cell>
          <table:table-cell office:value-type="float" office:value="2.381505" calcext:value-type="float">
            <text:p>2,381505</text:p>
          </table:table-cell>
          <table:table-cell office:value-type="float" office:value="0.021728" calcext:value-type="float">
            <text:p>0,021728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2.010122" calcext:value-type="float">
            <text:p>2,010122</text:p>
          </table:table-cell>
          <table:table-cell office:value-type="float" office:value="1.993257" calcext:value-type="float">
            <text:p>1,993257</text:p>
          </table:table-cell>
          <table:table-cell office:value-type="float" office:value="2.112795" calcext:value-type="float">
            <text:p>2,112795</text:p>
          </table:table-cell>
          <table:table-cell office:value-type="float" office:value="0.013121" calcext:value-type="float">
            <text:p>0,013121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2.114838" calcext:value-type="float">
            <text:p>2,114838</text:p>
          </table:table-cell>
          <table:table-cell office:value-type="float" office:value="2.082186" calcext:value-type="float">
            <text:p>2,082186</text:p>
          </table:table-cell>
          <table:table-cell office:value-type="float" office:value="2.225974" calcext:value-type="float">
            <text:p>2,225974</text:p>
          </table:table-cell>
          <table:table-cell office:value-type="float" office:value="0.020994" calcext:value-type="float">
            <text:p>0,020994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2.102372" calcext:value-type="float">
            <text:p>2,102372</text:p>
          </table:table-cell>
          <table:table-cell office:value-type="float" office:value="2.083123" calcext:value-type="float">
            <text:p>2,083123</text:p>
          </table:table-cell>
          <table:table-cell office:value-type="float" office:value="2.585285" calcext:value-type="float">
            <text:p>2,585285</text:p>
          </table:table-cell>
          <table:table-cell office:value-type="float" office:value="0.024161" calcext:value-type="float">
            <text:p>0,024161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2.21885" calcext:value-type="float">
            <text:p>2,21885</text:p>
          </table:table-cell>
          <table:table-cell office:value-type="float" office:value="2.199092" calcext:value-type="float">
            <text:p>2,199092</text:p>
          </table:table-cell>
          <table:table-cell office:value-type="float" office:value="2.6972" calcext:value-type="float">
            <text:p>2,6972</text:p>
          </table:table-cell>
          <table:table-cell office:value-type="float" office:value="0.024109" calcext:value-type="float">
            <text:p>0,024109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2.264394" calcext:value-type="float">
            <text:p>2,264394</text:p>
          </table:table-cell>
          <table:table-cell office:value-type="float" office:value="2.241224" calcext:value-type="float">
            <text:p>2,241224</text:p>
          </table:table-cell>
          <table:table-cell office:value-type="float" office:value="3.596055" calcext:value-type="float">
            <text:p>3,596055</text:p>
          </table:table-cell>
          <table:table-cell office:value-type="float" office:value="0.064916" calcext:value-type="float">
            <text:p>0,064916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2.297952" calcext:value-type="float">
            <text:p>2,297952</text:p>
          </table:table-cell>
          <table:table-cell office:value-type="float" office:value="2.278209" calcext:value-type="float">
            <text:p>2,278209</text:p>
          </table:table-cell>
          <table:table-cell office:value-type="float" office:value="3.648734" calcext:value-type="float">
            <text:p>3,648734</text:p>
          </table:table-cell>
          <table:table-cell office:value-type="float" office:value="0.065101" calcext:value-type="float">
            <text:p>0,065101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2.32404" calcext:value-type="float">
            <text:p>2,32404</text:p>
          </table:table-cell>
          <table:table-cell office:value-type="float" office:value="2.304764" calcext:value-type="float">
            <text:p>2,304764</text:p>
          </table:table-cell>
          <table:table-cell office:value-type="float" office:value="3.65157" calcext:value-type="float">
            <text:p>3,65157</text:p>
          </table:table-cell>
          <table:table-cell office:value-type="float" office:value="0.060039" calcext:value-type="float">
            <text:p>0,060039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2.386164" calcext:value-type="float">
            <text:p>2,386164</text:p>
          </table:table-cell>
          <table:table-cell office:value-type="float" office:value="2.369966" calcext:value-type="float">
            <text:p>2,369966</text:p>
          </table:table-cell>
          <table:table-cell office:value-type="float" office:value="3.711312" calcext:value-type="float">
            <text:p>3,711312</text:p>
          </table:table-cell>
          <table:table-cell office:value-type="float" office:value="0.063533" calcext:value-type="float">
            <text:p>0,063533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2.407774" calcext:value-type="float">
            <text:p>2,407774</text:p>
          </table:table-cell>
          <table:table-cell office:value-type="float" office:value="2.387177" calcext:value-type="float">
            <text:p>2,387177</text:p>
          </table:table-cell>
          <table:table-cell office:value-type="float" office:value="3.730538" calcext:value-type="float">
            <text:p>3,730538</text:p>
          </table:table-cell>
          <table:table-cell office:value-type="float" office:value="0.084448" calcext:value-type="float">
            <text:p>0,084448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2.503056" calcext:value-type="float">
            <text:p>2,503056</text:p>
          </table:table-cell>
          <table:table-cell office:value-type="float" office:value="2.482106" calcext:value-type="float">
            <text:p>2,482106</text:p>
          </table:table-cell>
          <table:table-cell office:value-type="float" office:value="3.817632" calcext:value-type="float">
            <text:p>3,817632</text:p>
          </table:table-cell>
          <table:table-cell office:value-type="float" office:value="0.067331" calcext:value-type="float">
            <text:p>0,067331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2.527802" calcext:value-type="float">
            <text:p>2,527802</text:p>
          </table:table-cell>
          <table:table-cell office:value-type="float" office:value="2.507419" calcext:value-type="float">
            <text:p>2,507419</text:p>
          </table:table-cell>
          <table:table-cell office:value-type="float" office:value="3.844725" calcext:value-type="float">
            <text:p>3,844725</text:p>
          </table:table-cell>
          <table:table-cell office:value-type="float" office:value="0.063998" calcext:value-type="float">
            <text:p>0,063998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2.557626" calcext:value-type="float">
            <text:p>2,557626</text:p>
          </table:table-cell>
          <table:table-cell office:value-type="float" office:value="2.535855" calcext:value-type="float">
            <text:p>2,535855</text:p>
          </table:table-cell>
          <table:table-cell office:value-type="float" office:value="3.880889" calcext:value-type="float">
            <text:p>3,880889</text:p>
          </table:table-cell>
          <table:table-cell office:value-type="float" office:value="0.084518" calcext:value-type="float">
            <text:p>0,084518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2.592509" calcext:value-type="float">
            <text:p>2,592509</text:p>
          </table:table-cell>
          <table:table-cell office:value-type="float" office:value="2.570262" calcext:value-type="float">
            <text:p>2,570262</text:p>
          </table:table-cell>
          <table:table-cell office:value-type="float" office:value="3.924342" calcext:value-type="float">
            <text:p>3,924342</text:p>
          </table:table-cell>
          <table:table-cell office:value-type="float" office:value="0.068153" calcext:value-type="float">
            <text:p>0,068153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2.678718" calcext:value-type="float">
            <text:p>2,678718</text:p>
          </table:table-cell>
          <table:table-cell office:value-type="float" office:value="2.653879" calcext:value-type="float">
            <text:p>2,653879</text:p>
          </table:table-cell>
          <table:table-cell office:value-type="float" office:value="3.994755" calcext:value-type="float">
            <text:p>3,994755</text:p>
          </table:table-cell>
          <table:table-cell office:value-type="float" office:value="0.087167" calcext:value-type="float">
            <text:p>0,087167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2.675699" calcext:value-type="float">
            <text:p>2,675699</text:p>
          </table:table-cell>
          <table:table-cell office:value-type="float" office:value="2.655581" calcext:value-type="float">
            <text:p>2,655581</text:p>
          </table:table-cell>
          <table:table-cell office:value-type="float" office:value="3.168103" calcext:value-type="float">
            <text:p>3,168103</text:p>
          </table:table-cell>
          <table:table-cell office:value-type="float" office:value="0.025439" calcext:value-type="float">
            <text:p>0,025439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2.759528" calcext:value-type="float">
            <text:p>2,759528</text:p>
          </table:table-cell>
          <table:table-cell office:value-type="float" office:value="2.739277" calcext:value-type="float">
            <text:p>2,739277</text:p>
          </table:table-cell>
          <table:table-cell office:value-type="float" office:value="3.241736" calcext:value-type="float">
            <text:p>3,241736</text:p>
          </table:table-cell>
          <table:table-cell office:value-type="float" office:value="0.034246" calcext:value-type="float">
            <text:p>0,03424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2.799078" calcext:value-type="float">
            <text:p>2,799078</text:p>
          </table:table-cell>
          <table:table-cell office:value-type="float" office:value="2.779855" calcext:value-type="float">
            <text:p>2,779855</text:p>
          </table:table-cell>
          <table:table-cell office:value-type="float" office:value="3.287509" calcext:value-type="float">
            <text:p>3,287509</text:p>
          </table:table-cell>
          <table:table-cell office:value-type="float" office:value="0.033079" calcext:value-type="float">
            <text:p>0,033079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2.90851" calcext:value-type="float">
            <text:p>2,90851</text:p>
          </table:table-cell>
          <table:table-cell office:value-type="float" office:value="2.884855" calcext:value-type="float">
            <text:p>2,884855</text:p>
          </table:table-cell>
          <table:table-cell office:value-type="float" office:value="4.225902" calcext:value-type="float">
            <text:p>4,225902</text:p>
          </table:table-cell>
          <table:table-cell office:value-type="float" office:value="0.087419" calcext:value-type="float">
            <text:p>0,087419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2.945914" calcext:value-type="float">
            <text:p>2,945914</text:p>
          </table:table-cell>
          <table:table-cell office:value-type="float" office:value="2.920104" calcext:value-type="float">
            <text:p>2,920104</text:p>
          </table:table-cell>
          <table:table-cell office:value-type="float" office:value="4.285692" calcext:value-type="float">
            <text:p>4,285692</text:p>
          </table:table-cell>
          <table:table-cell office:value-type="float" office:value="0.071395" calcext:value-type="float">
            <text:p>0,071395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2.973043" calcext:value-type="float">
            <text:p>2,973043</text:p>
          </table:table-cell>
          <table:table-cell office:value-type="float" office:value="2.950744" calcext:value-type="float">
            <text:p>2,950744</text:p>
          </table:table-cell>
          <table:table-cell office:value-type="float" office:value="4.287684" calcext:value-type="float">
            <text:p>4,287684</text:p>
          </table:table-cell>
          <table:table-cell office:value-type="float" office:value="0.067391" calcext:value-type="float">
            <text:p>0,067391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3.005214" calcext:value-type="float">
            <text:p>3,005214</text:p>
          </table:table-cell>
          <table:table-cell office:value-type="float" office:value="2.983331" calcext:value-type="float">
            <text:p>2,983331</text:p>
          </table:table-cell>
          <table:table-cell office:value-type="float" office:value="3.482297" calcext:value-type="float">
            <text:p>3,482297</text:p>
          </table:table-cell>
          <table:table-cell office:value-type="float" office:value="0.032324" calcext:value-type="float">
            <text:p>0,032324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3.135769" calcext:value-type="float">
            <text:p>3,135769</text:p>
          </table:table-cell>
          <table:table-cell office:value-type="float" office:value="3.113768" calcext:value-type="float">
            <text:p>3,113768</text:p>
          </table:table-cell>
          <table:table-cell office:value-type="float" office:value="3.481985" calcext:value-type="float">
            <text:p>3,481985</text:p>
          </table:table-cell>
          <table:table-cell office:value-type="float" office:value="0.020794" calcext:value-type="float">
            <text:p>0,020794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3.140405" calcext:value-type="float">
            <text:p>3,140405</text:p>
          </table:table-cell>
          <table:table-cell office:value-type="float" office:value="3.111533" calcext:value-type="float">
            <text:p>3,111533</text:p>
          </table:table-cell>
          <table:table-cell office:value-type="float" office:value="5.773301" calcext:value-type="float">
            <text:p>5,773301</text:p>
          </table:table-cell>
          <table:table-cell office:value-type="float" office:value="0.124303" calcext:value-type="float">
            <text:p>0,124303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3.188187" calcext:value-type="float">
            <text:p>3,188187</text:p>
          </table:table-cell>
          <table:table-cell office:value-type="float" office:value="3.156003" calcext:value-type="float">
            <text:p>3,156003</text:p>
          </table:table-cell>
          <table:table-cell office:value-type="float" office:value="5.877632" calcext:value-type="float">
            <text:p>5,877632</text:p>
          </table:table-cell>
          <table:table-cell office:value-type="float" office:value="0.128979" calcext:value-type="float">
            <text:p>0,128979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3.185771" calcext:value-type="float">
            <text:p>3,185771</text:p>
          </table:table-cell>
          <table:table-cell office:value-type="float" office:value="3.154641" calcext:value-type="float">
            <text:p>3,154641</text:p>
          </table:table-cell>
          <table:table-cell office:value-type="float" office:value="5.811991" calcext:value-type="float">
            <text:p>5,811991</text:p>
          </table:table-cell>
          <table:table-cell office:value-type="float" office:value="0.119258" calcext:value-type="float">
            <text:p>0,119258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3.247914" calcext:value-type="float">
            <text:p>3,247914</text:p>
          </table:table-cell>
          <table:table-cell office:value-type="float" office:value="3.221362" calcext:value-type="float">
            <text:p>3,221362</text:p>
          </table:table-cell>
          <table:table-cell office:value-type="float" office:value="3.448424" calcext:value-type="float">
            <text:p>3,448424</text:p>
          </table:table-cell>
          <table:table-cell office:value-type="float" office:value="0.021519" calcext:value-type="float">
            <text:p>0,021519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3.320258" calcext:value-type="float">
            <text:p>3,320258</text:p>
          </table:table-cell>
          <table:table-cell office:value-type="float" office:value="3.272064" calcext:value-type="float">
            <text:p>3,272064</text:p>
          </table:table-cell>
          <table:table-cell office:value-type="float" office:value="4.809182" calcext:value-type="float">
            <text:p>4,809182</text:p>
          </table:table-cell>
          <table:table-cell office:value-type="float" office:value="0.180737" calcext:value-type="float">
            <text:p>0,180737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3.378907" calcext:value-type="float">
            <text:p>3,378907</text:p>
          </table:table-cell>
          <table:table-cell office:value-type="float" office:value="3.336422" calcext:value-type="float">
            <text:p>3,336422</text:p>
          </table:table-cell>
          <table:table-cell office:value-type="float" office:value="6.013458" calcext:value-type="float">
            <text:p>6,013458</text:p>
          </table:table-cell>
          <table:table-cell office:value-type="float" office:value="0.172775" calcext:value-type="float">
            <text:p>0,172775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3.516283" calcext:value-type="float">
            <text:p>3,516283</text:p>
          </table:table-cell>
          <table:table-cell office:value-type="float" office:value="3.460361" calcext:value-type="float">
            <text:p>3,460361</text:p>
          </table:table-cell>
          <table:table-cell office:value-type="float" office:value="6.124521" calcext:value-type="float">
            <text:p>6,124521</text:p>
          </table:table-cell>
          <table:table-cell office:value-type="float" office:value="0.215425" calcext:value-type="float">
            <text:p>0,215425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3.466316" calcext:value-type="float">
            <text:p>3,466316</text:p>
          </table:table-cell>
          <table:table-cell office:value-type="float" office:value="3.425658" calcext:value-type="float">
            <text:p>3,425658</text:p>
          </table:table-cell>
          <table:table-cell office:value-type="float" office:value="6.09374" calcext:value-type="float">
            <text:p>6,09374</text:p>
          </table:table-cell>
          <table:table-cell office:value-type="float" office:value="0.137076" calcext:value-type="float">
            <text:p>0,137076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3.532495" calcext:value-type="float">
            <text:p>3,532495</text:p>
          </table:table-cell>
          <table:table-cell office:value-type="float" office:value="3.488109" calcext:value-type="float">
            <text:p>3,488109</text:p>
          </table:table-cell>
          <table:table-cell office:value-type="float" office:value="5.023807" calcext:value-type="float">
            <text:p>5,023807</text:p>
          </table:table-cell>
          <table:table-cell office:value-type="float" office:value="0.150033" calcext:value-type="float">
            <text:p>0,150033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3.681741" calcext:value-type="float">
            <text:p>3,681741</text:p>
          </table:table-cell>
          <table:table-cell office:value-type="float" office:value="3.620298" calcext:value-type="float">
            <text:p>3,620298</text:p>
          </table:table-cell>
          <table:table-cell office:value-type="float" office:value="6.31127" calcext:value-type="float">
            <text:p>6,31127</text:p>
          </table:table-cell>
          <table:table-cell office:value-type="float" office:value="0.236788" calcext:value-type="float">
            <text:p>0,236788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3.635821" calcext:value-type="float">
            <text:p>3,635821</text:p>
          </table:table-cell>
          <table:table-cell office:value-type="float" office:value="3.579345" calcext:value-type="float">
            <text:p>3,579345</text:p>
          </table:table-cell>
          <table:table-cell office:value-type="float" office:value="6.253441" calcext:value-type="float">
            <text:p>6,253441</text:p>
          </table:table-cell>
          <table:table-cell office:value-type="float" office:value="0.199476" calcext:value-type="float">
            <text:p>0,199476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3.689861" calcext:value-type="float">
            <text:p>3,689861</text:p>
          </table:table-cell>
          <table:table-cell office:value-type="float" office:value="3.620452" calcext:value-type="float">
            <text:p>3,620452</text:p>
          </table:table-cell>
          <table:table-cell office:value-type="float" office:value="6.290487" calcext:value-type="float">
            <text:p>6,290487</text:p>
          </table:table-cell>
          <table:table-cell office:value-type="float" office:value="0.232978" calcext:value-type="float">
            <text:p>0,232978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3.742416" calcext:value-type="float">
            <text:p>3,742416</text:p>
          </table:table-cell>
          <table:table-cell office:value-type="float" office:value="3.65789" calcext:value-type="float">
            <text:p>3,65789</text:p>
          </table:table-cell>
          <table:table-cell office:value-type="float" office:value="6.351675" calcext:value-type="float">
            <text:p>6,351675</text:p>
          </table:table-cell>
          <table:table-cell office:value-type="float" office:value="0.245851" calcext:value-type="float">
            <text:p>0,245851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3.817098" calcext:value-type="float">
            <text:p>3,817098</text:p>
          </table:table-cell>
          <table:table-cell office:value-type="float" office:value="3.739202" calcext:value-type="float">
            <text:p>3,739202</text:p>
          </table:table-cell>
          <table:table-cell office:value-type="float" office:value="6.482644" calcext:value-type="float">
            <text:p>6,482644</text:p>
          </table:table-cell>
          <table:table-cell office:value-type="float" office:value="0.206614" calcext:value-type="float">
            <text:p>0,206614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3.785371" calcext:value-type="float">
            <text:p>3,785371</text:p>
          </table:table-cell>
          <table:table-cell office:value-type="float" office:value="3.703265" calcext:value-type="float">
            <text:p>3,703265</text:p>
          </table:table-cell>
          <table:table-cell office:value-type="float" office:value="10.623298" calcext:value-type="float">
            <text:p>10,623298</text:p>
          </table:table-cell>
          <table:table-cell office:value-type="float" office:value="0.339139" calcext:value-type="float">
            <text:p>0,339139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 table:number-rows-repeated="2">
          <table:table-cell table:number-columns-repeated="73"/>
        </table:table-row>
        <table:table-row table:style-name="ro1">
          <table:table-cell office:value-type="string" calcext:value-type="string">
            <text:p>COMBINING TREE BARRIER time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09524" calcext:value-type="float">
            <text:p>0,109524</text:p>
          </table:table-cell>
          <table:table-cell office:value-type="float" office:value="0.108325" calcext:value-type="float">
            <text:p>0,108325</text:p>
          </table:table-cell>
          <table:table-cell office:value-type="float" office:value="0.118445" calcext:value-type="float">
            <text:p>0,118445</text:p>
          </table:table-cell>
          <table:table-cell office:value-type="float" office:value="0.002141" calcext:value-type="float">
            <text:p>0,002141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244875" calcext:value-type="float">
            <text:p>0,244875</text:p>
          </table:table-cell>
          <table:table-cell office:value-type="float" office:value="0.233476" calcext:value-type="float">
            <text:p>0,233476</text:p>
          </table:table-cell>
          <table:table-cell office:value-type="float" office:value="0.25994" calcext:value-type="float">
            <text:p>0,25994</text:p>
          </table:table-cell>
          <table:table-cell office:value-type="float" office:value="0.004977" calcext:value-type="float">
            <text:p>0,004977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671018" calcext:value-type="float">
            <text:p>0,671018</text:p>
          </table:table-cell>
          <table:table-cell office:value-type="float" office:value="0.668291" calcext:value-type="float">
            <text:p>0,668291</text:p>
          </table:table-cell>
          <table:table-cell office:value-type="float" office:value="0.69035" calcext:value-type="float">
            <text:p>0,69035</text:p>
          </table:table-cell>
          <table:table-cell office:value-type="float" office:value="0.001847" calcext:value-type="float">
            <text:p>0,001847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795837" calcext:value-type="float">
            <text:p>0,795837</text:p>
          </table:table-cell>
          <table:table-cell office:value-type="float" office:value="0.785199" calcext:value-type="float">
            <text:p>0,785199</text:p>
          </table:table-cell>
          <table:table-cell office:value-type="float" office:value="0.841875" calcext:value-type="float">
            <text:p>0,841875</text:p>
          </table:table-cell>
          <table:table-cell office:value-type="float" office:value="0.014407" calcext:value-type="float">
            <text:p>0,014407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.031771" calcext:value-type="float">
            <text:p>1,031771</text:p>
          </table:table-cell>
          <table:table-cell office:value-type="float" office:value="1.026855" calcext:value-type="float">
            <text:p>1,026855</text:p>
          </table:table-cell>
          <table:table-cell office:value-type="float" office:value="1.098221" calcext:value-type="float">
            <text:p>1,098221</text:p>
          </table:table-cell>
          <table:table-cell office:value-type="float" office:value="0.003754" calcext:value-type="float">
            <text:p>0,003754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.065771" calcext:value-type="float">
            <text:p>1,065771</text:p>
          </table:table-cell>
          <table:table-cell office:value-type="float" office:value="1.056155" calcext:value-type="float">
            <text:p>1,056155</text:p>
          </table:table-cell>
          <table:table-cell office:value-type="float" office:value="1.111737" calcext:value-type="float">
            <text:p>1,111737</text:p>
          </table:table-cell>
          <table:table-cell office:value-type="float" office:value="0.003889" calcext:value-type="float">
            <text:p>0,003889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.170494" calcext:value-type="float">
            <text:p>1,170494</text:p>
          </table:table-cell>
          <table:table-cell office:value-type="float" office:value="1.152253" calcext:value-type="float">
            <text:p>1,152253</text:p>
          </table:table-cell>
          <table:table-cell office:value-type="float" office:value="1.254455" calcext:value-type="float">
            <text:p>1,254455</text:p>
          </table:table-cell>
          <table:table-cell office:value-type="float" office:value="0.024502" calcext:value-type="float">
            <text:p>0,024502</text:p>
          </table:table-cell>
          <table:table-cell office:value-type="float" office:value="15" calcext:value-type="float">
            <text:p>15</text:p>
          </table:table-cell>
          <table:table-cell table:number-columns-repeated="6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.133933" calcext:value-type="float">
            <text:p>1,133933</text:p>
          </table:table-cell>
          <table:table-cell office:value-type="float" office:value="1.121245" calcext:value-type="float">
            <text:p>1,121245</text:p>
          </table:table-cell>
          <table:table-cell office:value-type="float" office:value="1.176311" calcext:value-type="float">
            <text:p>1,176311</text:p>
          </table:table-cell>
          <table:table-cell office:value-type="float" office:value="0.008455" calcext:value-type="float">
            <text:p>0,008455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1.407587" calcext:value-type="float">
            <text:p>1,407587</text:p>
          </table:table-cell>
          <table:table-cell office:value-type="float" office:value="1.399391" calcext:value-type="float">
            <text:p>1,399391</text:p>
          </table:table-cell>
          <table:table-cell office:value-type="float" office:value="1.455919" calcext:value-type="float">
            <text:p>1,455919</text:p>
          </table:table-cell>
          <table:table-cell office:value-type="float" office:value="0.004605" calcext:value-type="float">
            <text:p>0,004605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.411622" calcext:value-type="float">
            <text:p>1,411622</text:p>
          </table:table-cell>
          <table:table-cell office:value-type="float" office:value="1.34336" calcext:value-type="float">
            <text:p>1,34336</text:p>
          </table:table-cell>
          <table:table-cell office:value-type="float" office:value="1.502719" calcext:value-type="float">
            <text:p>1,502719</text:p>
          </table:table-cell>
          <table:table-cell office:value-type="float" office:value="0.032185" calcext:value-type="float">
            <text:p>0,032185</text:p>
          </table:table-cell>
          <table:table-cell office:value-type="float" office:value="0" calcext:value-type="float">
            <text:p>0</text:p>
          </table:table-cell>
          <table:table-cell table:number-columns-repeated="6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1.432633" calcext:value-type="float">
            <text:p>1,432633</text:p>
          </table:table-cell>
          <table:table-cell office:value-type="float" office:value="1.417059" calcext:value-type="float">
            <text:p>1,417059</text:p>
          </table:table-cell>
          <table:table-cell office:value-type="float" office:value="1.485059" calcext:value-type="float">
            <text:p>1,485059</text:p>
          </table:table-cell>
          <table:table-cell office:value-type="float" office:value="0.006775" calcext:value-type="float">
            <text:p>0,006775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1.559677" calcext:value-type="float">
            <text:p>1,559677</text:p>
          </table:table-cell>
          <table:table-cell office:value-type="float" office:value="1.536345" calcext:value-type="float">
            <text:p>1,536345</text:p>
          </table:table-cell>
          <table:table-cell office:value-type="float" office:value="1.64607" calcext:value-type="float">
            <text:p>1,64607</text:p>
          </table:table-cell>
          <table:table-cell office:value-type="float" office:value="0.010754" calcext:value-type="float">
            <text:p>0,010754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1.565853" calcext:value-type="float">
            <text:p>1,565853</text:p>
          </table:table-cell>
          <table:table-cell office:value-type="float" office:value="1.543546" calcext:value-type="float">
            <text:p>1,543546</text:p>
          </table:table-cell>
          <table:table-cell office:value-type="float" office:value="1.700407" calcext:value-type="float">
            <text:p>1,700407</text:p>
          </table:table-cell>
          <table:table-cell office:value-type="float" office:value="0.011149" calcext:value-type="float">
            <text:p>0,011149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.597966" calcext:value-type="float">
            <text:p>1,597966</text:p>
          </table:table-cell>
          <table:table-cell office:value-type="float" office:value="1.528906" calcext:value-type="float">
            <text:p>1,528906</text:p>
          </table:table-cell>
          <table:table-cell office:value-type="float" office:value="1.696718" calcext:value-type="float">
            <text:p>1,696718</text:p>
          </table:table-cell>
          <table:table-cell office:value-type="float" office:value="0.013703" calcext:value-type="float">
            <text:p>0,013703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1.684614" calcext:value-type="float">
            <text:p>1,684614</text:p>
          </table:table-cell>
          <table:table-cell office:value-type="float" office:value="1.622922" calcext:value-type="float">
            <text:p>1,622922</text:p>
          </table:table-cell>
          <table:table-cell office:value-type="float" office:value="1.777187" calcext:value-type="float">
            <text:p>1,777187</text:p>
          </table:table-cell>
          <table:table-cell office:value-type="float" office:value="0.034257" calcext:value-type="float">
            <text:p>0,034257</text:p>
          </table:table-cell>
          <table:table-cell office:value-type="float" office:value="0" calcext:value-type="float">
            <text:p>0</text:p>
          </table:table-cell>
          <table:table-cell table:number-columns-repeated="6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.710703" calcext:value-type="float">
            <text:p>1,710703</text:p>
          </table:table-cell>
          <table:table-cell office:value-type="float" office:value="1.668031" calcext:value-type="float">
            <text:p>1,668031</text:p>
          </table:table-cell>
          <table:table-cell office:value-type="float" office:value="1.79171" calcext:value-type="float">
            <text:p>1,79171</text:p>
          </table:table-cell>
          <table:table-cell office:value-type="float" office:value="0.016817" calcext:value-type="float">
            <text:p>0,016817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1.681785" calcext:value-type="float">
            <text:p>1,681785</text:p>
          </table:table-cell>
          <table:table-cell office:value-type="float" office:value="1.651735" calcext:value-type="float">
            <text:p>1,651735</text:p>
          </table:table-cell>
          <table:table-cell office:value-type="float" office:value="1.770133" calcext:value-type="float">
            <text:p>1,770133</text:p>
          </table:table-cell>
          <table:table-cell office:value-type="float" office:value="0.012243" calcext:value-type="float">
            <text:p>0,012243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1.648722" calcext:value-type="float">
            <text:p>1,648722</text:p>
          </table:table-cell>
          <table:table-cell office:value-type="float" office:value="1.600798" calcext:value-type="float">
            <text:p>1,600798</text:p>
          </table:table-cell>
          <table:table-cell office:value-type="float" office:value="1.726836" calcext:value-type="float">
            <text:p>1,726836</text:p>
          </table:table-cell>
          <table:table-cell office:value-type="float" office:value="0.026602" calcext:value-type="float">
            <text:p>0,026602</text:p>
          </table:table-cell>
          <table:table-cell office:value-type="float" office:value="0" calcext:value-type="float">
            <text:p>0</text:p>
          </table:table-cell>
          <table:table-cell table:number-columns-repeated="6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1.803753" calcext:value-type="float">
            <text:p>1,803753</text:p>
          </table:table-cell>
          <table:table-cell office:value-type="float" office:value="1.787367" calcext:value-type="float">
            <text:p>1,787367</text:p>
          </table:table-cell>
          <table:table-cell office:value-type="float" office:value="1.889734" calcext:value-type="float">
            <text:p>1,889734</text:p>
          </table:table-cell>
          <table:table-cell office:value-type="float" office:value="0.010072" calcext:value-type="float">
            <text:p>0,010072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.807038" calcext:value-type="float">
            <text:p>1,807038</text:p>
          </table:table-cell>
          <table:table-cell office:value-type="float" office:value="1.756648" calcext:value-type="float">
            <text:p>1,756648</text:p>
          </table:table-cell>
          <table:table-cell office:value-type="float" office:value="1.898335" calcext:value-type="float">
            <text:p>1,898335</text:p>
          </table:table-cell>
          <table:table-cell office:value-type="float" office:value="0.025318" calcext:value-type="float">
            <text:p>0,025318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1.925192" calcext:value-type="float">
            <text:p>1,925192</text:p>
          </table:table-cell>
          <table:table-cell office:value-type="float" office:value="1.872836" calcext:value-type="float">
            <text:p>1,872836</text:p>
          </table:table-cell>
          <table:table-cell office:value-type="float" office:value="2.03135" calcext:value-type="float">
            <text:p>2,03135</text:p>
          </table:table-cell>
          <table:table-cell office:value-type="float" office:value="0.017391" calcext:value-type="float">
            <text:p>0,017391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1.791708" calcext:value-type="float">
            <text:p>1,791708</text:p>
          </table:table-cell>
          <table:table-cell office:value-type="float" office:value="1.758219" calcext:value-type="float">
            <text:p>1,758219</text:p>
          </table:table-cell>
          <table:table-cell office:value-type="float" office:value="1.896312" calcext:value-type="float">
            <text:p>1,896312</text:p>
          </table:table-cell>
          <table:table-cell office:value-type="float" office:value="0.015791" calcext:value-type="float">
            <text:p>0,015791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1.96349" calcext:value-type="float">
            <text:p>1,96349</text:p>
          </table:table-cell>
          <table:table-cell office:value-type="float" office:value="1.902617" calcext:value-type="float">
            <text:p>1,902617</text:p>
          </table:table-cell>
          <table:table-cell office:value-type="float" office:value="2.223771" calcext:value-type="float">
            <text:p>2,223771</text:p>
          </table:table-cell>
          <table:table-cell office:value-type="float" office:value="0.021253" calcext:value-type="float">
            <text:p>0,021253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1.921137" calcext:value-type="float">
            <text:p>1,921137</text:p>
          </table:table-cell>
          <table:table-cell office:value-type="float" office:value="1.866368" calcext:value-type="float">
            <text:p>1,866368</text:p>
          </table:table-cell>
          <table:table-cell office:value-type="float" office:value="2.048295" calcext:value-type="float">
            <text:p>2,048295</text:p>
          </table:table-cell>
          <table:table-cell office:value-type="float" office:value="0.026507" calcext:value-type="float">
            <text:p>0,026507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.966826" calcext:value-type="float">
            <text:p>1,966826</text:p>
          </table:table-cell>
          <table:table-cell office:value-type="float" office:value="1.936007" calcext:value-type="float">
            <text:p>1,936007</text:p>
          </table:table-cell>
          <table:table-cell office:value-type="float" office:value="2.093085" calcext:value-type="float">
            <text:p>2,093085</text:p>
          </table:table-cell>
          <table:table-cell office:value-type="float" office:value="0.017078" calcext:value-type="float">
            <text:p>0,017078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2.069814" calcext:value-type="float">
            <text:p>2,069814</text:p>
          </table:table-cell>
          <table:table-cell office:value-type="float" office:value="2.026983" calcext:value-type="float">
            <text:p>2,026983</text:p>
          </table:table-cell>
          <table:table-cell office:value-type="float" office:value="2.174435" calcext:value-type="float">
            <text:p>2,174435</text:p>
          </table:table-cell>
          <table:table-cell office:value-type="float" office:value="0.018499" calcext:value-type="float">
            <text:p>0,018499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2.047321" calcext:value-type="float">
            <text:p>2,047321</text:p>
          </table:table-cell>
          <table:table-cell office:value-type="float" office:value="1.980295" calcext:value-type="float">
            <text:p>1,980295</text:p>
          </table:table-cell>
          <table:table-cell office:value-type="float" office:value="2.175263" calcext:value-type="float">
            <text:p>2,175263</text:p>
          </table:table-cell>
          <table:table-cell office:value-type="float" office:value="0.022161" calcext:value-type="float">
            <text:p>0,022161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2.080748" calcext:value-type="float">
            <text:p>2,080748</text:p>
          </table:table-cell>
          <table:table-cell office:value-type="float" office:value="2.024281" calcext:value-type="float">
            <text:p>2,024281</text:p>
          </table:table-cell>
          <table:table-cell office:value-type="float" office:value="2.171225" calcext:value-type="float">
            <text:p>2,171225</text:p>
          </table:table-cell>
          <table:table-cell office:value-type="float" office:value="0.021948" calcext:value-type="float">
            <text:p>0,021948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2.076706" calcext:value-type="float">
            <text:p>2,076706</text:p>
          </table:table-cell>
          <table:table-cell office:value-type="float" office:value="2.005147" calcext:value-type="float">
            <text:p>2,005147</text:p>
          </table:table-cell>
          <table:table-cell office:value-type="float" office:value="2.257904" calcext:value-type="float">
            <text:p>2,257904</text:p>
          </table:table-cell>
          <table:table-cell office:value-type="float" office:value="0.036249" calcext:value-type="float">
            <text:p>0,036249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2.141895" calcext:value-type="float">
            <text:p>2,141895</text:p>
          </table:table-cell>
          <table:table-cell office:value-type="float" office:value="2.099475" calcext:value-type="float">
            <text:p>2,099475</text:p>
          </table:table-cell>
          <table:table-cell office:value-type="float" office:value="2.227693" calcext:value-type="float">
            <text:p>2,227693</text:p>
          </table:table-cell>
          <table:table-cell office:value-type="float" office:value="0.019027" calcext:value-type="float">
            <text:p>0,019027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2.11993" calcext:value-type="float">
            <text:p>2,11993</text:p>
          </table:table-cell>
          <table:table-cell office:value-type="float" office:value="2.056975" calcext:value-type="float">
            <text:p>2,056975</text:p>
          </table:table-cell>
          <table:table-cell office:value-type="float" office:value="2.199014" calcext:value-type="float">
            <text:p>2,199014</text:p>
          </table:table-cell>
          <table:table-cell office:value-type="float" office:value="0.022015" calcext:value-type="float">
            <text:p>0,022015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.20164" calcext:value-type="float">
            <text:p>2,20164</text:p>
          </table:table-cell>
          <table:table-cell office:value-type="float" office:value="2.117833" calcext:value-type="float">
            <text:p>2,117833</text:p>
          </table:table-cell>
          <table:table-cell office:value-type="float" office:value="2.322537" calcext:value-type="float">
            <text:p>2,322537</text:p>
          </table:table-cell>
          <table:table-cell office:value-type="float" office:value="0.033692" calcext:value-type="float">
            <text:p>0,033692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2.131341" calcext:value-type="float">
            <text:p>2,131341</text:p>
          </table:table-cell>
          <table:table-cell office:value-type="float" office:value="2.091771" calcext:value-type="float">
            <text:p>2,091771</text:p>
          </table:table-cell>
          <table:table-cell office:value-type="float" office:value="2.218255" calcext:value-type="float">
            <text:p>2,218255</text:p>
          </table:table-cell>
          <table:table-cell office:value-type="float" office:value="0.017631" calcext:value-type="float">
            <text:p>0,017631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2.110813" calcext:value-type="float">
            <text:p>2,110813</text:p>
          </table:table-cell>
          <table:table-cell office:value-type="float" office:value="2.060155" calcext:value-type="float">
            <text:p>2,060155</text:p>
          </table:table-cell>
          <table:table-cell office:value-type="float" office:value="2.238958" calcext:value-type="float">
            <text:p>2,238958</text:p>
          </table:table-cell>
          <table:table-cell office:value-type="float" office:value="0.02437" calcext:value-type="float">
            <text:p>0,02437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2.127633" calcext:value-type="float">
            <text:p>2,127633</text:p>
          </table:table-cell>
          <table:table-cell office:value-type="float" office:value="2.082655" calcext:value-type="float">
            <text:p>2,082655</text:p>
          </table:table-cell>
          <table:table-cell office:value-type="float" office:value="2.213146" calcext:value-type="float">
            <text:p>2,213146</text:p>
          </table:table-cell>
          <table:table-cell office:value-type="float" office:value="0.01445" calcext:value-type="float">
            <text:p>0,01445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2.088526" calcext:value-type="float">
            <text:p>2,088526</text:p>
          </table:table-cell>
          <table:table-cell office:value-type="float" office:value="2.037194" calcext:value-type="float">
            <text:p>2,037194</text:p>
          </table:table-cell>
          <table:table-cell office:value-type="float" office:value="2.584793" calcext:value-type="float">
            <text:p>2,584793</text:p>
          </table:table-cell>
          <table:table-cell office:value-type="float" office:value="0.029758" calcext:value-type="float">
            <text:p>0,029758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2.231121" calcext:value-type="float">
            <text:p>2,231121</text:p>
          </table:table-cell>
          <table:table-cell office:value-type="float" office:value="2.178209" calcext:value-type="float">
            <text:p>2,178209</text:p>
          </table:table-cell>
          <table:table-cell office:value-type="float" office:value="2.762308" calcext:value-type="float">
            <text:p>2,762308</text:p>
          </table:table-cell>
          <table:table-cell office:value-type="float" office:value="0.033608" calcext:value-type="float">
            <text:p>0,033608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2.246431" calcext:value-type="float">
            <text:p>2,246431</text:p>
          </table:table-cell>
          <table:table-cell office:value-type="float" office:value="2.193865" calcext:value-type="float">
            <text:p>2,193865</text:p>
          </table:table-cell>
          <table:table-cell office:value-type="float" office:value="2.764784" calcext:value-type="float">
            <text:p>2,764784</text:p>
          </table:table-cell>
          <table:table-cell office:value-type="float" office:value="0.033469" calcext:value-type="float">
            <text:p>0,033469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2.254411" calcext:value-type="float">
            <text:p>2,254411</text:p>
          </table:table-cell>
          <table:table-cell office:value-type="float" office:value="2.207998" calcext:value-type="float">
            <text:p>2,207998</text:p>
          </table:table-cell>
          <table:table-cell office:value-type="float" office:value="2.748637" calcext:value-type="float">
            <text:p>2,748637</text:p>
          </table:table-cell>
          <table:table-cell office:value-type="float" office:value="0.029671" calcext:value-type="float">
            <text:p>0,029671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2.340266" calcext:value-type="float">
            <text:p>2,340266</text:p>
          </table:table-cell>
          <table:table-cell office:value-type="float" office:value="2.284482" calcext:value-type="float">
            <text:p>2,284482</text:p>
          </table:table-cell>
          <table:table-cell office:value-type="float" office:value="3.659983" calcext:value-type="float">
            <text:p>3,659983</text:p>
          </table:table-cell>
          <table:table-cell office:value-type="float" office:value="0.070271" calcext:value-type="float">
            <text:p>0,070271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2.302948" calcext:value-type="float">
            <text:p>2,302948</text:p>
          </table:table-cell>
          <table:table-cell office:value-type="float" office:value="2.251123" calcext:value-type="float">
            <text:p>2,251123</text:p>
          </table:table-cell>
          <table:table-cell office:value-type="float" office:value="3.641726" calcext:value-type="float">
            <text:p>3,641726</text:p>
          </table:table-cell>
          <table:table-cell office:value-type="float" office:value="0.08695" calcext:value-type="float">
            <text:p>0,08695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2.303332" calcext:value-type="float">
            <text:p>2,303332</text:p>
          </table:table-cell>
          <table:table-cell office:value-type="float" office:value="2.244865" calcext:value-type="float">
            <text:p>2,244865</text:p>
          </table:table-cell>
          <table:table-cell office:value-type="float" office:value="3.629742" calcext:value-type="float">
            <text:p>3,629742</text:p>
          </table:table-cell>
          <table:table-cell office:value-type="float" office:value="0.06595" calcext:value-type="float">
            <text:p>0,06595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2.399184" calcext:value-type="float">
            <text:p>2,399184</text:p>
          </table:table-cell>
          <table:table-cell office:value-type="float" office:value="2.336381" calcext:value-type="float">
            <text:p>2,336381</text:p>
          </table:table-cell>
          <table:table-cell office:value-type="float" office:value="3.744061" calcext:value-type="float">
            <text:p>3,744061</text:p>
          </table:table-cell>
          <table:table-cell office:value-type="float" office:value="0.09006" calcext:value-type="float">
            <text:p>0,0900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2.263654" calcext:value-type="float">
            <text:p>2,263654</text:p>
          </table:table-cell>
          <table:table-cell office:value-type="float" office:value="2.209366" calcext:value-type="float">
            <text:p>2,209366</text:p>
          </table:table-cell>
          <table:table-cell office:value-type="float" office:value="3.598789" calcext:value-type="float">
            <text:p>3,598789</text:p>
          </table:table-cell>
          <table:table-cell office:value-type="float" office:value="0.066976" calcext:value-type="float">
            <text:p>0,066976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2.465024" calcext:value-type="float">
            <text:p>2,465024</text:p>
          </table:table-cell>
          <table:table-cell office:value-type="float" office:value="2.395607" calcext:value-type="float">
            <text:p>2,395607</text:p>
          </table:table-cell>
          <table:table-cell office:value-type="float" office:value="3.817116" calcext:value-type="float">
            <text:p>3,817116</text:p>
          </table:table-cell>
          <table:table-cell office:value-type="float" office:value="0.0681" calcext:value-type="float">
            <text:p>0,0681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2.366529" calcext:value-type="float">
            <text:p>2,366529</text:p>
          </table:table-cell>
          <table:table-cell office:value-type="float" office:value="2.310357" calcext:value-type="float">
            <text:p>2,310357</text:p>
          </table:table-cell>
          <table:table-cell office:value-type="float" office:value="2.898127" calcext:value-type="float">
            <text:p>2,898127</text:p>
          </table:table-cell>
          <table:table-cell office:value-type="float" office:value="0.040446" calcext:value-type="float">
            <text:p>0,040446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2.447337" calcext:value-type="float">
            <text:p>2,447337</text:p>
          </table:table-cell>
          <table:table-cell office:value-type="float" office:value="2.385279" calcext:value-type="float">
            <text:p>2,385279</text:p>
          </table:table-cell>
          <table:table-cell office:value-type="float" office:value="3.779554" calcext:value-type="float">
            <text:p>3,779554</text:p>
          </table:table-cell>
          <table:table-cell office:value-type="float" office:value="0.064961" calcext:value-type="float">
            <text:p>0,064961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2.390227" calcext:value-type="float">
            <text:p>2,390227</text:p>
          </table:table-cell>
          <table:table-cell office:value-type="float" office:value="2.334076" calcext:value-type="float">
            <text:p>2,334076</text:p>
          </table:table-cell>
          <table:table-cell office:value-type="float" office:value="3.766053" calcext:value-type="float">
            <text:p>3,766053</text:p>
          </table:table-cell>
          <table:table-cell office:value-type="float" office:value="0.091948" calcext:value-type="float">
            <text:p>0,091948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2.423757" calcext:value-type="float">
            <text:p>2,423757</text:p>
          </table:table-cell>
          <table:table-cell office:value-type="float" office:value="2.383169" calcext:value-type="float">
            <text:p>2,383169</text:p>
          </table:table-cell>
          <table:table-cell office:value-type="float" office:value="3.763616" calcext:value-type="float">
            <text:p>3,763616</text:p>
          </table:table-cell>
          <table:table-cell office:value-type="float" office:value="0.066664" calcext:value-type="float">
            <text:p>0,066664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2.481514" calcext:value-type="float">
            <text:p>2,481514</text:p>
          </table:table-cell>
          <table:table-cell office:value-type="float" office:value="2.432153" calcext:value-type="float">
            <text:p>2,432153</text:p>
          </table:table-cell>
          <table:table-cell office:value-type="float" office:value="3.799123" calcext:value-type="float">
            <text:p>3,799123</text:p>
          </table:table-cell>
          <table:table-cell office:value-type="float" office:value="0.072387" calcext:value-type="float">
            <text:p>0,072387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2.439551" calcext:value-type="float">
            <text:p>2,439551</text:p>
          </table:table-cell>
          <table:table-cell office:value-type="float" office:value="2.402411" calcext:value-type="float">
            <text:p>2,402411</text:p>
          </table:table-cell>
          <table:table-cell office:value-type="float" office:value="3.757109" calcext:value-type="float">
            <text:p>3,757109</text:p>
          </table:table-cell>
          <table:table-cell office:value-type="float" office:value="0.063355" calcext:value-type="float">
            <text:p>0,063355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2.42736" calcext:value-type="float">
            <text:p>2,42736</text:p>
          </table:table-cell>
          <table:table-cell office:value-type="float" office:value="2.3851" calcext:value-type="float">
            <text:p>2,3851</text:p>
          </table:table-cell>
          <table:table-cell office:value-type="float" office:value="3.726396" calcext:value-type="float">
            <text:p>3,726396</text:p>
          </table:table-cell>
          <table:table-cell office:value-type="float" office:value="0.064764" calcext:value-type="float">
            <text:p>0,064764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2.528075" calcext:value-type="float">
            <text:p>2,528075</text:p>
          </table:table-cell>
          <table:table-cell office:value-type="float" office:value="2.484418" calcext:value-type="float">
            <text:p>2,484418</text:p>
          </table:table-cell>
          <table:table-cell office:value-type="float" office:value="3.021806" calcext:value-type="float">
            <text:p>3,021806</text:p>
          </table:table-cell>
          <table:table-cell office:value-type="float" office:value="0.037374" calcext:value-type="float">
            <text:p>0,037374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2.464769" calcext:value-type="float">
            <text:p>2,464769</text:p>
          </table:table-cell>
          <table:table-cell office:value-type="float" office:value="2.404662" calcext:value-type="float">
            <text:p>2,404662</text:p>
          </table:table-cell>
          <table:table-cell office:value-type="float" office:value="3.831123" calcext:value-type="float">
            <text:p>3,831123</text:p>
          </table:table-cell>
          <table:table-cell office:value-type="float" office:value="0.070258" calcext:value-type="float">
            <text:p>0,070258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2.579734" calcext:value-type="float">
            <text:p>2,579734</text:p>
          </table:table-cell>
          <table:table-cell office:value-type="float" office:value="2.482989" calcext:value-type="float">
            <text:p>2,482989</text:p>
          </table:table-cell>
          <table:table-cell office:value-type="float" office:value="7.275522" calcext:value-type="float">
            <text:p>7,275522</text:p>
          </table:table-cell>
          <table:table-cell office:value-type="float" office:value="0.275234" calcext:value-type="float">
            <text:p>0,275234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2.562428" calcext:value-type="float">
            <text:p>2,562428</text:p>
          </table:table-cell>
          <table:table-cell office:value-type="float" office:value="2.493325" calcext:value-type="float">
            <text:p>2,493325</text:p>
          </table:table-cell>
          <table:table-cell office:value-type="float" office:value="3.290102" calcext:value-type="float">
            <text:p>3,290102</text:p>
          </table:table-cell>
          <table:table-cell office:value-type="float" office:value="0.051838" calcext:value-type="float">
            <text:p>0,051838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2.566071" calcext:value-type="float">
            <text:p>2,566071</text:p>
          </table:table-cell>
          <table:table-cell office:value-type="float" office:value="2.505036" calcext:value-type="float">
            <text:p>2,505036</text:p>
          </table:table-cell>
          <table:table-cell office:value-type="float" office:value="3.891272" calcext:value-type="float">
            <text:p>3,891272</text:p>
          </table:table-cell>
          <table:table-cell office:value-type="float" office:value="0.089473" calcext:value-type="float">
            <text:p>0,089473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2.543008" calcext:value-type="float">
            <text:p>2,543008</text:p>
          </table:table-cell>
          <table:table-cell office:value-type="float" office:value="2.475715" calcext:value-type="float">
            <text:p>2,475715</text:p>
          </table:table-cell>
          <table:table-cell office:value-type="float" office:value="3.925154" calcext:value-type="float">
            <text:p>3,925154</text:p>
          </table:table-cell>
          <table:table-cell office:value-type="float" office:value="0.093555" calcext:value-type="float">
            <text:p>0,093555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2.646421" calcext:value-type="float">
            <text:p>2,646421</text:p>
          </table:table-cell>
          <table:table-cell office:value-type="float" office:value="2.583567" calcext:value-type="float">
            <text:p>2,583567</text:p>
          </table:table-cell>
          <table:table-cell office:value-type="float" office:value="3.107143" calcext:value-type="float">
            <text:p>3,107143</text:p>
          </table:table-cell>
          <table:table-cell office:value-type="float" office:value="0.039196" calcext:value-type="float">
            <text:p>0,03919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2.649519" calcext:value-type="float">
            <text:p>2,649519</text:p>
          </table:table-cell>
          <table:table-cell office:value-type="float" office:value="2.596528" calcext:value-type="float">
            <text:p>2,596528</text:p>
          </table:table-cell>
          <table:table-cell office:value-type="float" office:value="3.945186" calcext:value-type="float">
            <text:p>3,945186</text:p>
          </table:table-cell>
          <table:table-cell office:value-type="float" office:value="0.072833" calcext:value-type="float">
            <text:p>0,072833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2.651762" calcext:value-type="float">
            <text:p>2,651762</text:p>
          </table:table-cell>
          <table:table-cell office:value-type="float" office:value="2.580512" calcext:value-type="float">
            <text:p>2,580512</text:p>
          </table:table-cell>
          <table:table-cell office:value-type="float" office:value="4.005678" calcext:value-type="float">
            <text:p>4,005678</text:p>
          </table:table-cell>
          <table:table-cell office:value-type="float" office:value="0.070741" calcext:value-type="float">
            <text:p>0,070741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2.635962" calcext:value-type="float">
            <text:p>2,635962</text:p>
          </table:table-cell>
          <table:table-cell office:value-type="float" office:value="2.588466" calcext:value-type="float">
            <text:p>2,588466</text:p>
          </table:table-cell>
          <table:table-cell office:value-type="float" office:value="3.937796" calcext:value-type="float">
            <text:p>3,937796</text:p>
          </table:table-cell>
          <table:table-cell office:value-type="float" office:value="0.108814" calcext:value-type="float">
            <text:p>0,108814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2.710019" calcext:value-type="float">
            <text:p>2,710019</text:p>
          </table:table-cell>
          <table:table-cell office:value-type="float" office:value="2.579395" calcext:value-type="float">
            <text:p>2,579395</text:p>
          </table:table-cell>
          <table:table-cell office:value-type="float" office:value="6.061497" calcext:value-type="float">
            <text:p>6,061497</text:p>
          </table:table-cell>
          <table:table-cell office:value-type="float" office:value="0.275233" calcext:value-type="float">
            <text:p>0,275233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2.709628" calcext:value-type="float">
            <text:p>2,709628</text:p>
          </table:table-cell>
          <table:table-cell office:value-type="float" office:value="2.636621" calcext:value-type="float">
            <text:p>2,636621</text:p>
          </table:table-cell>
          <table:table-cell office:value-type="float" office:value="3.996991" calcext:value-type="float">
            <text:p>3,996991</text:p>
          </table:table-cell>
          <table:table-cell office:value-type="float" office:value="0.110874" calcext:value-type="float">
            <text:p>0,110874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2.633687" calcext:value-type="float">
            <text:p>2,633687</text:p>
          </table:table-cell>
          <table:table-cell office:value-type="float" office:value="2.571653" calcext:value-type="float">
            <text:p>2,571653</text:p>
          </table:table-cell>
          <table:table-cell office:value-type="float" office:value="3.977124" calcext:value-type="float">
            <text:p>3,977124</text:p>
          </table:table-cell>
          <table:table-cell office:value-type="float" office:value="0.141402" calcext:value-type="float">
            <text:p>0,141402</text:p>
          </table:table-cell>
          <table:table-cell office:value-type="float" office:value="15" calcext:value-type="float">
            <text:p>15</text:p>
          </table:table-cell>
          <table:table-cell table:number-columns-repeated="6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2.590568" calcext:value-type="float">
            <text:p>2,590568</text:p>
          </table:table-cell>
          <table:table-cell office:value-type="float" office:value="2.531411" calcext:value-type="float">
            <text:p>2,531411</text:p>
          </table:table-cell>
          <table:table-cell office:value-type="float" office:value="3.330009" calcext:value-type="float">
            <text:p>3,330009</text:p>
          </table:table-cell>
          <table:table-cell office:value-type="float" office:value="0.094976" calcext:value-type="float">
            <text:p>0,094976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2.583756" calcext:value-type="float">
            <text:p>2,583756</text:p>
          </table:table-cell>
          <table:table-cell office:value-type="float" office:value="2.520098" calcext:value-type="float">
            <text:p>2,520098</text:p>
          </table:table-cell>
          <table:table-cell office:value-type="float" office:value="3.878882" calcext:value-type="float">
            <text:p>3,878882</text:p>
          </table:table-cell>
          <table:table-cell office:value-type="float" office:value="0.138321" calcext:value-type="float">
            <text:p>0,138321</text:p>
          </table:table-cell>
          <table:table-cell office:value-type="float" office:value="16" calcext:value-type="float">
            <text:p>16</text:p>
          </table:table-cell>
          <table:table-cell table:number-columns-repeated="6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2.611326" calcext:value-type="float">
            <text:p>2,611326</text:p>
          </table:table-cell>
          <table:table-cell office:value-type="float" office:value="2.557778" calcext:value-type="float">
            <text:p>2,557778</text:p>
          </table:table-cell>
          <table:table-cell office:value-type="float" office:value="3.914827" calcext:value-type="float">
            <text:p>3,914827</text:p>
          </table:table-cell>
          <table:table-cell office:value-type="float" office:value="0.119986" calcext:value-type="float">
            <text:p>0,119986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2.711889" calcext:value-type="float">
            <text:p>2,711889</text:p>
          </table:table-cell>
          <table:table-cell office:value-type="float" office:value="2.642778" calcext:value-type="float">
            <text:p>2,642778</text:p>
          </table:table-cell>
          <table:table-cell office:value-type="float" office:value="4.026193" calcext:value-type="float">
            <text:p>4,026193</text:p>
          </table:table-cell>
          <table:table-cell office:value-type="float" office:value="0.125069" calcext:value-type="float">
            <text:p>0,125069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2.627266" calcext:value-type="float">
            <text:p>2,627266</text:p>
          </table:table-cell>
          <table:table-cell office:value-type="float" office:value="2.562942" calcext:value-type="float">
            <text:p>2,562942</text:p>
          </table:table-cell>
          <table:table-cell office:value-type="float" office:value="3.937076" calcext:value-type="float">
            <text:p>3,937076</text:p>
          </table:table-cell>
          <table:table-cell office:value-type="float" office:value="0.116108" calcext:value-type="float">
            <text:p>0,116108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2.638495" calcext:value-type="float">
            <text:p>2,638495</text:p>
          </table:table-cell>
          <table:table-cell office:value-type="float" office:value="2.579996" calcext:value-type="float">
            <text:p>2,579996</text:p>
          </table:table-cell>
          <table:table-cell office:value-type="float" office:value="3.947029" calcext:value-type="float">
            <text:p>3,947029</text:p>
          </table:table-cell>
          <table:table-cell office:value-type="float" office:value="0.122045" calcext:value-type="float">
            <text:p>0,122045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2.592881" calcext:value-type="float">
            <text:p>2,592881</text:p>
          </table:table-cell>
          <table:table-cell office:value-type="float" office:value="2.531036" calcext:value-type="float">
            <text:p>2,531036</text:p>
          </table:table-cell>
          <table:table-cell office:value-type="float" office:value="3.943733" calcext:value-type="float">
            <text:p>3,943733</text:p>
          </table:table-cell>
          <table:table-cell office:value-type="float" office:value="0.088762" calcext:value-type="float">
            <text:p>0,088762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 table:number-rows-repeated="2">
          <table:table-cell table:number-columns-repeated="73"/>
        </table:table-row>
        <table:table-row table:style-name="ro1">
          <table:table-cell office:value-type="string" calcext:value-type="string">
            <text:p>DISSEMINATION BARRIER time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7993" calcext:value-type="float">
            <text:p>0,07993</text:p>
          </table:table-cell>
          <table:table-cell office:value-type="float" office:value="0.078956" calcext:value-type="float">
            <text:p>0,078956</text:p>
          </table:table-cell>
          <table:table-cell office:value-type="float" office:value="0.086449" calcext:value-type="float">
            <text:p>0,086449</text:p>
          </table:table-cell>
          <table:table-cell office:value-type="float" office:value="0.001616" calcext:value-type="float">
            <text:p>0,001616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184674" calcext:value-type="float">
            <text:p>0,184674</text:p>
          </table:table-cell>
          <table:table-cell office:value-type="float" office:value="0.17388" calcext:value-type="float">
            <text:p>0,17388</text:p>
          </table:table-cell>
          <table:table-cell office:value-type="float" office:value="0.194242" calcext:value-type="float">
            <text:p>0,194242</text:p>
          </table:table-cell>
          <table:table-cell office:value-type="float" office:value="0.00315" calcext:value-type="float">
            <text:p>0,00315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483943" calcext:value-type="float">
            <text:p>0,483943</text:p>
          </table:table-cell>
          <table:table-cell office:value-type="float" office:value="0.467365" calcext:value-type="float">
            <text:p>0,467365</text:p>
          </table:table-cell>
          <table:table-cell office:value-type="float" office:value="0.507299" calcext:value-type="float">
            <text:p>0,507299</text:p>
          </table:table-cell>
          <table:table-cell office:value-type="float" office:value="0.00761" calcext:value-type="float">
            <text:p>0,00761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481019" calcext:value-type="float">
            <text:p>0,481019</text:p>
          </table:table-cell>
          <table:table-cell office:value-type="float" office:value="0.472552" calcext:value-type="float">
            <text:p>0,472552</text:p>
          </table:table-cell>
          <table:table-cell office:value-type="float" office:value="0.500445" calcext:value-type="float">
            <text:p>0,500445</text:p>
          </table:table-cell>
          <table:table-cell office:value-type="float" office:value="0.003044" calcext:value-type="float">
            <text:p>0,003044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698062" calcext:value-type="float">
            <text:p>0,698062</text:p>
          </table:table-cell>
          <table:table-cell office:value-type="float" office:value="0.688004" calcext:value-type="float">
            <text:p>0,688004</text:p>
          </table:table-cell>
          <table:table-cell office:value-type="float" office:value="0.724305" calcext:value-type="float">
            <text:p>0,724305</text:p>
          </table:table-cell>
          <table:table-cell office:value-type="float" office:value="0.004699" calcext:value-type="float">
            <text:p>0,004699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679773" calcext:value-type="float">
            <text:p>0,679773</text:p>
          </table:table-cell>
          <table:table-cell office:value-type="float" office:value="0.669395" calcext:value-type="float">
            <text:p>0,669395</text:p>
          </table:table-cell>
          <table:table-cell office:value-type="float" office:value="0.704352" calcext:value-type="float">
            <text:p>0,704352</text:p>
          </table:table-cell>
          <table:table-cell office:value-type="float" office:value="0.003221" calcext:value-type="float">
            <text:p>0,003221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780278" calcext:value-type="float">
            <text:p>0,780278</text:p>
          </table:table-cell>
          <table:table-cell office:value-type="float" office:value="0.731449" calcext:value-type="float">
            <text:p>0,731449</text:p>
          </table:table-cell>
          <table:table-cell office:value-type="float" office:value="0.831351" calcext:value-type="float">
            <text:p>0,831351</text:p>
          </table:table-cell>
          <table:table-cell office:value-type="float" office:value="0.012497" calcext:value-type="float">
            <text:p>0,012497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699067" calcext:value-type="float">
            <text:p>0,699067</text:p>
          </table:table-cell>
          <table:table-cell office:value-type="float" office:value="0.689938" calcext:value-type="float">
            <text:p>0,689938</text:p>
          </table:table-cell>
          <table:table-cell office:value-type="float" office:value="0.726079" calcext:value-type="float">
            <text:p>0,726079</text:p>
          </table:table-cell>
          <table:table-cell office:value-type="float" office:value="0.003945" calcext:value-type="float">
            <text:p>0,003945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.928493" calcext:value-type="float">
            <text:p>0,928493</text:p>
          </table:table-cell>
          <table:table-cell office:value-type="float" office:value="0.91716" calcext:value-type="float">
            <text:p>0,91716</text:p>
          </table:table-cell>
          <table:table-cell office:value-type="float" office:value="0.967175" calcext:value-type="float">
            <text:p>0,967175</text:p>
          </table:table-cell>
          <table:table-cell office:value-type="float" office:value="0.005152" calcext:value-type="float">
            <text:p>0,005152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928185" calcext:value-type="float">
            <text:p>0,928185</text:p>
          </table:table-cell>
          <table:table-cell office:value-type="float" office:value="0.914472" calcext:value-type="float">
            <text:p>0,914472</text:p>
          </table:table-cell>
          <table:table-cell office:value-type="float" office:value="0.971749" calcext:value-type="float">
            <text:p>0,971749</text:p>
          </table:table-cell>
          <table:table-cell office:value-type="float" office:value="0.006552" calcext:value-type="float">
            <text:p>0,006552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.953981" calcext:value-type="float">
            <text:p>0,953981</text:p>
          </table:table-cell>
          <table:table-cell office:value-type="float" office:value="0.943984" calcext:value-type="float">
            <text:p>0,943984</text:p>
          </table:table-cell>
          <table:table-cell office:value-type="float" office:value="0.995343" calcext:value-type="float">
            <text:p>0,995343</text:p>
          </table:table-cell>
          <table:table-cell office:value-type="float" office:value="0.005648" calcext:value-type="float">
            <text:p>0,005648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.915797" calcext:value-type="float">
            <text:p>0,915797</text:p>
          </table:table-cell>
          <table:table-cell office:value-type="float" office:value="0.905929" calcext:value-type="float">
            <text:p>0,905929</text:p>
          </table:table-cell>
          <table:table-cell office:value-type="float" office:value="0.927276" calcext:value-type="float">
            <text:p>0,927276</text:p>
          </table:table-cell>
          <table:table-cell office:value-type="float" office:value="0.003629" calcext:value-type="float">
            <text:p>0,003629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.967736" calcext:value-type="float">
            <text:p>0,967736</text:p>
          </table:table-cell>
          <table:table-cell office:value-type="float" office:value="0.956222" calcext:value-type="float">
            <text:p>0,956222</text:p>
          </table:table-cell>
          <table:table-cell office:value-type="float" office:value="1.00762" calcext:value-type="float">
            <text:p>1,00762</text:p>
          </table:table-cell>
          <table:table-cell office:value-type="float" office:value="0.005507" calcext:value-type="float">
            <text:p>0,005507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0.932153" calcext:value-type="float">
            <text:p>0,932153</text:p>
          </table:table-cell>
          <table:table-cell office:value-type="float" office:value="0.920925" calcext:value-type="float">
            <text:p>0,920925</text:p>
          </table:table-cell>
          <table:table-cell office:value-type="float" office:value="0.973288" calcext:value-type="float">
            <text:p>0,973288</text:p>
          </table:table-cell>
          <table:table-cell office:value-type="float" office:value="0.005249" calcext:value-type="float">
            <text:p>0,005249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1.018565" calcext:value-type="float">
            <text:p>1,018565</text:p>
          </table:table-cell>
          <table:table-cell office:value-type="float" office:value="0.991823" calcext:value-type="float">
            <text:p>0,991823</text:p>
          </table:table-cell>
          <table:table-cell office:value-type="float" office:value="1.059721" calcext:value-type="float">
            <text:p>1,059721</text:p>
          </table:table-cell>
          <table:table-cell office:value-type="float" office:value="0.010557" calcext:value-type="float">
            <text:p>0,010557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0.931619" calcext:value-type="float">
            <text:p>0,931619</text:p>
          </table:table-cell>
          <table:table-cell office:value-type="float" office:value="0.919761" calcext:value-type="float">
            <text:p>0,919761</text:p>
          </table:table-cell>
          <table:table-cell office:value-type="float" office:value="0.979565" calcext:value-type="float">
            <text:p>0,979565</text:p>
          </table:table-cell>
          <table:table-cell office:value-type="float" office:value="0.005227" calcext:value-type="float">
            <text:p>0,005227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1.144139" calcext:value-type="float">
            <text:p>1,144139</text:p>
          </table:table-cell>
          <table:table-cell office:value-type="float" office:value="1.129214" calcext:value-type="float">
            <text:p>1,129214</text:p>
          </table:table-cell>
          <table:table-cell office:value-type="float" office:value="1.191202" calcext:value-type="float">
            <text:p>1,191202</text:p>
          </table:table-cell>
          <table:table-cell office:value-type="float" office:value="0.005801" calcext:value-type="float">
            <text:p>0,005801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1.149397" calcext:value-type="float">
            <text:p>1,149397</text:p>
          </table:table-cell>
          <table:table-cell office:value-type="float" office:value="1.136198" calcext:value-type="float">
            <text:p>1,136198</text:p>
          </table:table-cell>
          <table:table-cell office:value-type="float" office:value="1.273416" calcext:value-type="float">
            <text:p>1,273416</text:p>
          </table:table-cell>
          <table:table-cell office:value-type="float" office:value="0.009689" calcext:value-type="float">
            <text:p>0,009689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1.175426" calcext:value-type="float">
            <text:p>1,175426</text:p>
          </table:table-cell>
          <table:table-cell office:value-type="float" office:value="1.160167" calcext:value-type="float">
            <text:p>1,160167</text:p>
          </table:table-cell>
          <table:table-cell office:value-type="float" office:value="1.227413" calcext:value-type="float">
            <text:p>1,227413</text:p>
          </table:table-cell>
          <table:table-cell office:value-type="float" office:value="0.006415" calcext:value-type="float">
            <text:p>0,006415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.156818" calcext:value-type="float">
            <text:p>1,156818</text:p>
          </table:table-cell>
          <table:table-cell office:value-type="float" office:value="1.143573" calcext:value-type="float">
            <text:p>1,143573</text:p>
          </table:table-cell>
          <table:table-cell office:value-type="float" office:value="1.211331" calcext:value-type="float">
            <text:p>1,211331</text:p>
          </table:table-cell>
          <table:table-cell office:value-type="float" office:value="0.005751" calcext:value-type="float">
            <text:p>0,005751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1.181143" calcext:value-type="float">
            <text:p>1,181143</text:p>
          </table:table-cell>
          <table:table-cell office:value-type="float" office:value="1.165925" calcext:value-type="float">
            <text:p>1,165925</text:p>
          </table:table-cell>
          <table:table-cell office:value-type="float" office:value="1.249166" calcext:value-type="float">
            <text:p>1,249166</text:p>
          </table:table-cell>
          <table:table-cell office:value-type="float" office:value="0.006604" calcext:value-type="float">
            <text:p>0,006604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1.154133" calcext:value-type="float">
            <text:p>1,154133</text:p>
          </table:table-cell>
          <table:table-cell office:value-type="float" office:value="1.142893" calcext:value-type="float">
            <text:p>1,142893</text:p>
          </table:table-cell>
          <table:table-cell office:value-type="float" office:value="1.198131" calcext:value-type="float">
            <text:p>1,198131</text:p>
          </table:table-cell>
          <table:table-cell office:value-type="float" office:value="0.005114" calcext:value-type="float">
            <text:p>0,005114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1.193057" calcext:value-type="float">
            <text:p>1,193057</text:p>
          </table:table-cell>
          <table:table-cell office:value-type="float" office:value="1.176632" calcext:value-type="float">
            <text:p>1,176632</text:p>
          </table:table-cell>
          <table:table-cell office:value-type="float" office:value="1.253264" calcext:value-type="float">
            <text:p>1,253264</text:p>
          </table:table-cell>
          <table:table-cell office:value-type="float" office:value="0.007927" calcext:value-type="float">
            <text:p>0,007927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1.149268" calcext:value-type="float">
            <text:p>1,149268</text:p>
          </table:table-cell>
          <table:table-cell office:value-type="float" office:value="1.135995" calcext:value-type="float">
            <text:p>1,135995</text:p>
          </table:table-cell>
          <table:table-cell office:value-type="float" office:value="1.190839" calcext:value-type="float">
            <text:p>1,190839</text:p>
          </table:table-cell>
          <table:table-cell office:value-type="float" office:value="0.004781" calcext:value-type="float">
            <text:p>0,004781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.192838" calcext:value-type="float">
            <text:p>1,192838</text:p>
          </table:table-cell>
          <table:table-cell office:value-type="float" office:value="1.178737" calcext:value-type="float">
            <text:p>1,178737</text:p>
          </table:table-cell>
          <table:table-cell office:value-type="float" office:value="1.244061" calcext:value-type="float">
            <text:p>1,244061</text:p>
          </table:table-cell>
          <table:table-cell office:value-type="float" office:value="0.00629" calcext:value-type="float">
            <text:p>0,00629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1.164659" calcext:value-type="float">
            <text:p>1,164659</text:p>
          </table:table-cell>
          <table:table-cell office:value-type="float" office:value="1.151393" calcext:value-type="float">
            <text:p>1,151393</text:p>
          </table:table-cell>
          <table:table-cell office:value-type="float" office:value="1.210256" calcext:value-type="float">
            <text:p>1,210256</text:p>
          </table:table-cell>
          <table:table-cell office:value-type="float" office:value="0.005399" calcext:value-type="float">
            <text:p>0,005399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1.214497" calcext:value-type="float">
            <text:p>1,214497</text:p>
          </table:table-cell>
          <table:table-cell office:value-type="float" office:value="1.187042" calcext:value-type="float">
            <text:p>1,187042</text:p>
          </table:table-cell>
          <table:table-cell office:value-type="float" office:value="1.250717" calcext:value-type="float">
            <text:p>1,250717</text:p>
          </table:table-cell>
          <table:table-cell office:value-type="float" office:value="0.01138" calcext:value-type="float">
            <text:p>0,01138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1.158963" calcext:value-type="float">
            <text:p>1,158963</text:p>
          </table:table-cell>
          <table:table-cell office:value-type="float" office:value="1.146604" calcext:value-type="float">
            <text:p>1,146604</text:p>
          </table:table-cell>
          <table:table-cell office:value-type="float" office:value="1.20242" calcext:value-type="float">
            <text:p>1,20242</text:p>
          </table:table-cell>
          <table:table-cell office:value-type="float" office:value="0.006292" calcext:value-type="float">
            <text:p>0,006292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1.214009" calcext:value-type="float">
            <text:p>1,214009</text:p>
          </table:table-cell>
          <table:table-cell office:value-type="float" office:value="1.199811" calcext:value-type="float">
            <text:p>1,199811</text:p>
          </table:table-cell>
          <table:table-cell office:value-type="float" office:value="1.254776" calcext:value-type="float">
            <text:p>1,254776</text:p>
          </table:table-cell>
          <table:table-cell office:value-type="float" office:value="0.006574" calcext:value-type="float">
            <text:p>0,006574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.165633" calcext:value-type="float">
            <text:p>1,165633</text:p>
          </table:table-cell>
          <table:table-cell office:value-type="float" office:value="1.147901" calcext:value-type="float">
            <text:p>1,147901</text:p>
          </table:table-cell>
          <table:table-cell office:value-type="float" office:value="1.208311" calcext:value-type="float">
            <text:p>1,208311</text:p>
          </table:table-cell>
          <table:table-cell office:value-type="float" office:value="0.005264" calcext:value-type="float">
            <text:p>0,005264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1.26158" calcext:value-type="float">
            <text:p>1,26158</text:p>
          </table:table-cell>
          <table:table-cell office:value-type="float" office:value="1.235904" calcext:value-type="float">
            <text:p>1,235904</text:p>
          </table:table-cell>
          <table:table-cell office:value-type="float" office:value="1.30017" calcext:value-type="float">
            <text:p>1,30017</text:p>
          </table:table-cell>
          <table:table-cell office:value-type="float" office:value="0.011321" calcext:value-type="float">
            <text:p>0,011321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.166787" calcext:value-type="float">
            <text:p>1,166787</text:p>
          </table:table-cell>
          <table:table-cell office:value-type="float" office:value="1.153643" calcext:value-type="float">
            <text:p>1,153643</text:p>
          </table:table-cell>
          <table:table-cell office:value-type="float" office:value="1.222901" calcext:value-type="float">
            <text:p>1,222901</text:p>
          </table:table-cell>
          <table:table-cell office:value-type="float" office:value="0.006209" calcext:value-type="float">
            <text:p>0,006209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1.382423" calcext:value-type="float">
            <text:p>1,382423</text:p>
          </table:table-cell>
          <table:table-cell office:value-type="float" office:value="1.366927" calcext:value-type="float">
            <text:p>1,366927</text:p>
          </table:table-cell>
          <table:table-cell office:value-type="float" office:value="1.439583" calcext:value-type="float">
            <text:p>1,439583</text:p>
          </table:table-cell>
          <table:table-cell office:value-type="float" office:value="0.008333" calcext:value-type="float">
            <text:p>0,008333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1.395277" calcext:value-type="float">
            <text:p>1,395277</text:p>
          </table:table-cell>
          <table:table-cell office:value-type="float" office:value="1.380459" calcext:value-type="float">
            <text:p>1,380459</text:p>
          </table:table-cell>
          <table:table-cell office:value-type="float" office:value="1.450865" calcext:value-type="float">
            <text:p>1,450865</text:p>
          </table:table-cell>
          <table:table-cell office:value-type="float" office:value="0.006677" calcext:value-type="float">
            <text:p>0,006677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.411673" calcext:value-type="float">
            <text:p>1,411673</text:p>
          </table:table-cell>
          <table:table-cell office:value-type="float" office:value="1.394611" calcext:value-type="float">
            <text:p>1,394611</text:p>
          </table:table-cell>
          <table:table-cell office:value-type="float" office:value="1.472623" calcext:value-type="float">
            <text:p>1,472623</text:p>
          </table:table-cell>
          <table:table-cell office:value-type="float" office:value="0.008" calcext:value-type="float">
            <text:p>0,008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1.392361" calcext:value-type="float">
            <text:p>1,392361</text:p>
          </table:table-cell>
          <table:table-cell office:value-type="float" office:value="1.377603" calcext:value-type="float">
            <text:p>1,377603</text:p>
          </table:table-cell>
          <table:table-cell office:value-type="float" office:value="1.636329" calcext:value-type="float">
            <text:p>1,636329</text:p>
          </table:table-cell>
          <table:table-cell office:value-type="float" office:value="0.013013" calcext:value-type="float">
            <text:p>0,013013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1.416654" calcext:value-type="float">
            <text:p>1,416654</text:p>
          </table:table-cell>
          <table:table-cell office:value-type="float" office:value="1.4004" calcext:value-type="float">
            <text:p>1,4004</text:p>
          </table:table-cell>
          <table:table-cell office:value-type="float" office:value="1.660906" calcext:value-type="float">
            <text:p>1,660906</text:p>
          </table:table-cell>
          <table:table-cell office:value-type="float" office:value="0.013111" calcext:value-type="float">
            <text:p>0,013111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1.397346" calcext:value-type="float">
            <text:p>1,397346</text:p>
          </table:table-cell>
          <table:table-cell office:value-type="float" office:value="1.381904" calcext:value-type="float">
            <text:p>1,381904</text:p>
          </table:table-cell>
          <table:table-cell office:value-type="float" office:value="1.637637" calcext:value-type="float">
            <text:p>1,637637</text:p>
          </table:table-cell>
          <table:table-cell office:value-type="float" office:value="0.014627" calcext:value-type="float">
            <text:p>0,014627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1.426507" calcext:value-type="float">
            <text:p>1,426507</text:p>
          </table:table-cell>
          <table:table-cell office:value-type="float" office:value="1.407197" calcext:value-type="float">
            <text:p>1,407197</text:p>
          </table:table-cell>
          <table:table-cell office:value-type="float" office:value="2.089612" calcext:value-type="float">
            <text:p>2,089612</text:p>
          </table:table-cell>
          <table:table-cell office:value-type="float" office:value="0.044092" calcext:value-type="float">
            <text:p>0,044092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.395174" calcext:value-type="float">
            <text:p>1,395174</text:p>
          </table:table-cell>
          <table:table-cell office:value-type="float" office:value="1.378857" calcext:value-type="float">
            <text:p>1,378857</text:p>
          </table:table-cell>
          <table:table-cell office:value-type="float" office:value="1.639501" calcext:value-type="float">
            <text:p>1,639501</text:p>
          </table:table-cell>
          <table:table-cell office:value-type="float" office:value="0.012979" calcext:value-type="float">
            <text:p>0,012979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1.421088" calcext:value-type="float">
            <text:p>1,421088</text:p>
          </table:table-cell>
          <table:table-cell office:value-type="float" office:value="1.404959" calcext:value-type="float">
            <text:p>1,404959</text:p>
          </table:table-cell>
          <table:table-cell office:value-type="float" office:value="2.080917" calcext:value-type="float">
            <text:p>2,080917</text:p>
          </table:table-cell>
          <table:table-cell office:value-type="float" office:value="0.032852" calcext:value-type="float">
            <text:p>0,032852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1.409241" calcext:value-type="float">
            <text:p>1,409241</text:p>
          </table:table-cell>
          <table:table-cell office:value-type="float" office:value="1.38556" calcext:value-type="float">
            <text:p>1,38556</text:p>
          </table:table-cell>
          <table:table-cell office:value-type="float" office:value="2.074354" calcext:value-type="float">
            <text:p>2,074354</text:p>
          </table:table-cell>
          <table:table-cell office:value-type="float" office:value="0.035957" calcext:value-type="float">
            <text:p>0,035957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1.427861" calcext:value-type="float">
            <text:p>1,427861</text:p>
          </table:table-cell>
          <table:table-cell office:value-type="float" office:value="1.409798" calcext:value-type="float">
            <text:p>1,409798</text:p>
          </table:table-cell>
          <table:table-cell office:value-type="float" office:value="2.092123" calcext:value-type="float">
            <text:p>2,092123</text:p>
          </table:table-cell>
          <table:table-cell office:value-type="float" office:value="0.032562" calcext:value-type="float">
            <text:p>0,032562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1.400396" calcext:value-type="float">
            <text:p>1,400396</text:p>
          </table:table-cell>
          <table:table-cell office:value-type="float" office:value="1.386123" calcext:value-type="float">
            <text:p>1,386123</text:p>
          </table:table-cell>
          <table:table-cell office:value-type="float" office:value="1.502622" calcext:value-type="float">
            <text:p>1,502622</text:p>
          </table:table-cell>
          <table:table-cell office:value-type="float" office:value="0.009021" calcext:value-type="float">
            <text:p>0,009021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1.435109" calcext:value-type="float">
            <text:p>1,435109</text:p>
          </table:table-cell>
          <table:table-cell office:value-type="float" office:value="1.417283" calcext:value-type="float">
            <text:p>1,417283</text:p>
          </table:table-cell>
          <table:table-cell office:value-type="float" office:value="2.109351" calcext:value-type="float">
            <text:p>2,109351</text:p>
          </table:table-cell>
          <table:table-cell office:value-type="float" office:value="0.044597" calcext:value-type="float">
            <text:p>0,044597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1.403524" calcext:value-type="float">
            <text:p>1,403524</text:p>
          </table:table-cell>
          <table:table-cell office:value-type="float" office:value="1.384412" calcext:value-type="float">
            <text:p>1,384412</text:p>
          </table:table-cell>
          <table:table-cell office:value-type="float" office:value="2.064354" calcext:value-type="float">
            <text:p>2,064354</text:p>
          </table:table-cell>
          <table:table-cell office:value-type="float" office:value="0.04406" calcext:value-type="float">
            <text:p>0,0440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1.448014" calcext:value-type="float">
            <text:p>1,448014</text:p>
          </table:table-cell>
          <table:table-cell office:value-type="float" office:value="1.42447" calcext:value-type="float">
            <text:p>1,42447</text:p>
          </table:table-cell>
          <table:table-cell office:value-type="float" office:value="2.11653" calcext:value-type="float">
            <text:p>2,11653</text:p>
          </table:table-cell>
          <table:table-cell office:value-type="float" office:value="0.035506" calcext:value-type="float">
            <text:p>0,03550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1.398389" calcext:value-type="float">
            <text:p>1,398389</text:p>
          </table:table-cell>
          <table:table-cell office:value-type="float" office:value="1.382127" calcext:value-type="float">
            <text:p>1,382127</text:p>
          </table:table-cell>
          <table:table-cell office:value-type="float" office:value="2.058674" calcext:value-type="float">
            <text:p>2,058674</text:p>
          </table:table-cell>
          <table:table-cell office:value-type="float" office:value="0.032421" calcext:value-type="float">
            <text:p>0,032421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1.456971" calcext:value-type="float">
            <text:p>1,456971</text:p>
          </table:table-cell>
          <table:table-cell office:value-type="float" office:value="1.419435" calcext:value-type="float">
            <text:p>1,419435</text:p>
          </table:table-cell>
          <table:table-cell office:value-type="float" office:value="2.114846" calcext:value-type="float">
            <text:p>2,114846</text:p>
          </table:table-cell>
          <table:table-cell office:value-type="float" office:value="0.062461" calcext:value-type="float">
            <text:p>0,062461</text:p>
          </table:table-cell>
          <table:table-cell office:value-type="float" office:value="15" calcext:value-type="float">
            <text:p>15</text:p>
          </table:table-cell>
          <table:table-cell table:number-columns-repeated="6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.406109" calcext:value-type="float">
            <text:p>1,406109</text:p>
          </table:table-cell>
          <table:table-cell office:value-type="float" office:value="1.390326" calcext:value-type="float">
            <text:p>1,390326</text:p>
          </table:table-cell>
          <table:table-cell office:value-type="float" office:value="2.072796" calcext:value-type="float">
            <text:p>2,072796</text:p>
          </table:table-cell>
          <table:table-cell office:value-type="float" office:value="0.034687" calcext:value-type="float">
            <text:p>0,034687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1.491485" calcext:value-type="float">
            <text:p>1,491485</text:p>
          </table:table-cell>
          <table:table-cell office:value-type="float" office:value="1.426482" calcext:value-type="float">
            <text:p>1,426482</text:p>
          </table:table-cell>
          <table:table-cell office:value-type="float" office:value="1.724047" calcext:value-type="float">
            <text:p>1,724047</text:p>
          </table:table-cell>
          <table:table-cell office:value-type="float" office:value="0.046057" calcext:value-type="float">
            <text:p>0,046057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1.414729" calcext:value-type="float">
            <text:p>1,414729</text:p>
          </table:table-cell>
          <table:table-cell office:value-type="float" office:value="1.3904" calcext:value-type="float">
            <text:p>1,3904</text:p>
          </table:table-cell>
          <table:table-cell office:value-type="float" office:value="6.742196" calcext:value-type="float">
            <text:p>6,742196</text:p>
          </table:table-cell>
          <table:table-cell office:value-type="float" office:value="0.241224" calcext:value-type="float">
            <text:p>0,241224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1.451701" calcext:value-type="float">
            <text:p>1,451701</text:p>
          </table:table-cell>
          <table:table-cell office:value-type="float" office:value="1.435306" calcext:value-type="float">
            <text:p>1,435306</text:p>
          </table:table-cell>
          <table:table-cell office:value-type="float" office:value="2.118865" calcext:value-type="float">
            <text:p>2,118865</text:p>
          </table:table-cell>
          <table:table-cell office:value-type="float" office:value="0.043915" calcext:value-type="float">
            <text:p>0,043915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1.409994" calcext:value-type="float">
            <text:p>1,409994</text:p>
          </table:table-cell>
          <table:table-cell office:value-type="float" office:value="1.393967" calcext:value-type="float">
            <text:p>1,393967</text:p>
          </table:table-cell>
          <table:table-cell office:value-type="float" office:value="2.073932" calcext:value-type="float">
            <text:p>2,073932</text:p>
          </table:table-cell>
          <table:table-cell office:value-type="float" office:value="0.0326" calcext:value-type="float">
            <text:p>0,0326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1.478118" calcext:value-type="float">
            <text:p>1,478118</text:p>
          </table:table-cell>
          <table:table-cell office:value-type="float" office:value="1.453427" calcext:value-type="float">
            <text:p>1,453427</text:p>
          </table:table-cell>
          <table:table-cell office:value-type="float" office:value="2.064592" calcext:value-type="float">
            <text:p>2,064592</text:p>
          </table:table-cell>
          <table:table-cell office:value-type="float" office:value="0.040416" calcext:value-type="float">
            <text:p>0,040416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1.407045" calcext:value-type="float">
            <text:p>1,407045</text:p>
          </table:table-cell>
          <table:table-cell office:value-type="float" office:value="1.392576" calcext:value-type="float">
            <text:p>1,392576</text:p>
          </table:table-cell>
          <table:table-cell office:value-type="float" office:value="1.651977" calcext:value-type="float">
            <text:p>1,651977</text:p>
          </table:table-cell>
          <table:table-cell office:value-type="float" office:value="0.016729" calcext:value-type="float">
            <text:p>0,016729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1.46003" calcext:value-type="float">
            <text:p>1,46003</text:p>
          </table:table-cell>
          <table:table-cell office:value-type="float" office:value="1.442415" calcext:value-type="float">
            <text:p>1,442415</text:p>
          </table:table-cell>
          <table:table-cell office:value-type="float" office:value="2.127366" calcext:value-type="float">
            <text:p>2,127366</text:p>
          </table:table-cell>
          <table:table-cell office:value-type="float" office:value="0.032385" calcext:value-type="float">
            <text:p>0,032385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1.412168" calcext:value-type="float">
            <text:p>1,412168</text:p>
          </table:table-cell>
          <table:table-cell office:value-type="float" office:value="1.39892" calcext:value-type="float">
            <text:p>1,39892</text:p>
          </table:table-cell>
          <table:table-cell office:value-type="float" office:value="1.464938" calcext:value-type="float">
            <text:p>1,464938</text:p>
          </table:table-cell>
          <table:table-cell office:value-type="float" office:value="0.007259" calcext:value-type="float">
            <text:p>0,007259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1.485033" calcext:value-type="float">
            <text:p>1,485033</text:p>
          </table:table-cell>
          <table:table-cell office:value-type="float" office:value="1.456904" calcext:value-type="float">
            <text:p>1,456904</text:p>
          </table:table-cell>
          <table:table-cell office:value-type="float" office:value="2.150381" calcext:value-type="float">
            <text:p>2,150381</text:p>
          </table:table-cell>
          <table:table-cell office:value-type="float" office:value="0.044314" calcext:value-type="float">
            <text:p>0,044314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.41464" calcext:value-type="float">
            <text:p>1,41464</text:p>
          </table:table-cell>
          <table:table-cell office:value-type="float" office:value="1.396923" calcext:value-type="float">
            <text:p>1,396923</text:p>
          </table:table-cell>
          <table:table-cell office:value-type="float" office:value="2.080749" calcext:value-type="float">
            <text:p>2,080749</text:p>
          </table:table-cell>
          <table:table-cell office:value-type="float" office:value="0.04719" calcext:value-type="float">
            <text:p>0,04719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.476954" calcext:value-type="float">
            <text:p>1,476954</text:p>
          </table:table-cell>
          <table:table-cell office:value-type="float" office:value="1.459252" calcext:value-type="float">
            <text:p>1,459252</text:p>
          </table:table-cell>
          <table:table-cell office:value-type="float" office:value="2.141788" calcext:value-type="float">
            <text:p>2,141788</text:p>
          </table:table-cell>
          <table:table-cell office:value-type="float" office:value="0.032575" calcext:value-type="float">
            <text:p>0,032575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.42989" calcext:value-type="float">
            <text:p>1,42989</text:p>
          </table:table-cell>
          <table:table-cell office:value-type="float" office:value="1.40269" calcext:value-type="float">
            <text:p>1,40269</text:p>
          </table:table-cell>
          <table:table-cell office:value-type="float" office:value="2.086268" calcext:value-type="float">
            <text:p>2,086268</text:p>
          </table:table-cell>
          <table:table-cell office:value-type="float" office:value="0.065604" calcext:value-type="float">
            <text:p>0,065604</text:p>
          </table:table-cell>
          <table:table-cell office:value-type="float" office:value="14" calcext:value-type="float">
            <text:p>14</text:p>
          </table:table-cell>
          <table:table-cell table:number-columns-repeated="6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.529658" calcext:value-type="float">
            <text:p>1,529658</text:p>
          </table:table-cell>
          <table:table-cell office:value-type="float" office:value="1.49283" calcext:value-type="float">
            <text:p>1,49283</text:p>
          </table:table-cell>
          <table:table-cell office:value-type="float" office:value="2.201514" calcext:value-type="float">
            <text:p>2,201514</text:p>
          </table:table-cell>
          <table:table-cell office:value-type="float" office:value="0.066121" calcext:value-type="float">
            <text:p>0,066121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.423343" calcext:value-type="float">
            <text:p>1,423343</text:p>
          </table:table-cell>
          <table:table-cell office:value-type="float" office:value="1.403311" calcext:value-type="float">
            <text:p>1,403311</text:p>
          </table:table-cell>
          <table:table-cell office:value-type="float" office:value="2.079698" calcext:value-type="float">
            <text:p>2,079698</text:p>
          </table:table-cell>
          <table:table-cell office:value-type="float" office:value="0.051565" calcext:value-type="float">
            <text:p>0,051565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1.66023" calcext:value-type="float">
            <text:p>1,66023</text:p>
          </table:table-cell>
          <table:table-cell office:value-type="float" office:value="1.622509" calcext:value-type="float">
            <text:p>1,622509</text:p>
          </table:table-cell>
          <table:table-cell office:value-type="float" office:value="2.983994" calcext:value-type="float">
            <text:p>2,983994</text:p>
          </table:table-cell>
          <table:table-cell office:value-type="float" office:value="0.117427" calcext:value-type="float">
            <text:p>0,117427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1.695069" calcext:value-type="float">
            <text:p>1,695069</text:p>
          </table:table-cell>
          <table:table-cell office:value-type="float" office:value="1.6449" calcext:value-type="float">
            <text:p>1,6449</text:p>
          </table:table-cell>
          <table:table-cell office:value-type="float" office:value="5.557585" calcext:value-type="float">
            <text:p>5,557585</text:p>
          </table:table-cell>
          <table:table-cell office:value-type="float" office:value="0.261187" calcext:value-type="float">
            <text:p>0,261187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1.691748" calcext:value-type="float">
            <text:p>1,691748</text:p>
          </table:table-cell>
          <table:table-cell office:value-type="float" office:value="1.663235" calcext:value-type="float">
            <text:p>1,663235</text:p>
          </table:table-cell>
          <table:table-cell office:value-type="float" office:value="3.022158" calcext:value-type="float">
            <text:p>3,022158</text:p>
          </table:table-cell>
          <table:table-cell office:value-type="float" office:value="0.092944" calcext:value-type="float">
            <text:p>0,092944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1.676485" calcext:value-type="float">
            <text:p>1,676485</text:p>
          </table:table-cell>
          <table:table-cell office:value-type="float" office:value="1.645165" calcext:value-type="float">
            <text:p>1,645165</text:p>
          </table:table-cell>
          <table:table-cell office:value-type="float" office:value="2.999542" calcext:value-type="float">
            <text:p>2,999542</text:p>
          </table:table-cell>
          <table:table-cell office:value-type="float" office:value="0.097552" calcext:value-type="float">
            <text:p>0,097552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1.693139" calcext:value-type="float">
            <text:p>1,693139</text:p>
          </table:table-cell>
          <table:table-cell office:value-type="float" office:value="1.66493" calcext:value-type="float">
            <text:p>1,66493</text:p>
          </table:table-cell>
          <table:table-cell office:value-type="float" office:value="2.444028" calcext:value-type="float">
            <text:p>2,444028</text:p>
          </table:table-cell>
          <table:table-cell office:value-type="float" office:value="0.084752" calcext:value-type="float">
            <text:p>0,084752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1.677795" calcext:value-type="float">
            <text:p>1,677795</text:p>
          </table:table-cell>
          <table:table-cell office:value-type="float" office:value="1.646" calcext:value-type="float">
            <text:p>1,646</text:p>
          </table:table-cell>
          <table:table-cell office:value-type="float" office:value="2.994143" calcext:value-type="float">
            <text:p>2,994143</text:p>
          </table:table-cell>
          <table:table-cell office:value-type="float" office:value="0.103177" calcext:value-type="float">
            <text:p>0,103177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1.699767" calcext:value-type="float">
            <text:p>1,699767</text:p>
          </table:table-cell>
          <table:table-cell office:value-type="float" office:value="1.666625" calcext:value-type="float">
            <text:p>1,666625</text:p>
          </table:table-cell>
          <table:table-cell office:value-type="float" office:value="3.006776" calcext:value-type="float">
            <text:p>3,006776</text:p>
          </table:table-cell>
          <table:table-cell office:value-type="float" office:value="0.102874" calcext:value-type="float">
            <text:p>0,102874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1.67451" calcext:value-type="float">
            <text:p>1,67451</text:p>
          </table:table-cell>
          <table:table-cell office:value-type="float" office:value="1.647531" calcext:value-type="float">
            <text:p>1,647531</text:p>
          </table:table-cell>
          <table:table-cell office:value-type="float" office:value="2.429786" calcext:value-type="float">
            <text:p>2,429786</text:p>
          </table:table-cell>
          <table:table-cell office:value-type="float" office:value="0.081241" calcext:value-type="float">
            <text:p>0,081241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 table:number-rows-repeated="2">
          <table:table-cell table:number-columns-repeated="73"/>
        </table:table-row>
        <table:table-row table:style-name="ro1">
          <table:table-cell office:value-type="string" calcext:value-type="string">
            <text:p>LINEAR CENTRALIZED BARRIER time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7258" calcext:value-type="float">
            <text:p>0,07258</text:p>
          </table:table-cell>
          <table:table-cell office:value-type="float" office:value="0.071479" calcext:value-type="float">
            <text:p>0,071479</text:p>
          </table:table-cell>
          <table:table-cell office:value-type="float" office:value="0.078829" calcext:value-type="float">
            <text:p>0,078829</text:p>
          </table:table-cell>
          <table:table-cell office:value-type="float" office:value="0.001545" calcext:value-type="float">
            <text:p>0,001545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200293" calcext:value-type="float">
            <text:p>0,200293</text:p>
          </table:table-cell>
          <table:table-cell office:value-type="float" office:value="0.198441" calcext:value-type="float">
            <text:p>0,198441</text:p>
          </table:table-cell>
          <table:table-cell office:value-type="float" office:value="0.219286" calcext:value-type="float">
            <text:p>0,219286</text:p>
          </table:table-cell>
          <table:table-cell office:value-type="float" office:value="0.002286" calcext:value-type="float">
            <text:p>0,002286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423911" calcext:value-type="float">
            <text:p>0,423911</text:p>
          </table:table-cell>
          <table:table-cell office:value-type="float" office:value="0.422734" calcext:value-type="float">
            <text:p>0,422734</text:p>
          </table:table-cell>
          <table:table-cell office:value-type="float" office:value="0.443945" calcext:value-type="float">
            <text:p>0,443945</text:p>
          </table:table-cell>
          <table:table-cell office:value-type="float" office:value="0.001114" calcext:value-type="float">
            <text:p>0,001114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562994" calcext:value-type="float">
            <text:p>0,562994</text:p>
          </table:table-cell>
          <table:table-cell office:value-type="float" office:value="0.5607" calcext:value-type="float">
            <text:p>0,5607</text:p>
          </table:table-cell>
          <table:table-cell office:value-type="float" office:value="0.584788" calcext:value-type="float">
            <text:p>0,584788</text:p>
          </table:table-cell>
          <table:table-cell office:value-type="float" office:value="0.001658" calcext:value-type="float">
            <text:p>0,001658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545938" calcext:value-type="float">
            <text:p>0,545938</text:p>
          </table:table-cell>
          <table:table-cell office:value-type="float" office:value="0.542558" calcext:value-type="float">
            <text:p>0,542558</text:p>
          </table:table-cell>
          <table:table-cell office:value-type="float" office:value="0.566001" calcext:value-type="float">
            <text:p>0,566001</text:p>
          </table:table-cell>
          <table:table-cell office:value-type="float" office:value="0.001553" calcext:value-type="float">
            <text:p>0,001553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587168" calcext:value-type="float">
            <text:p>0,587168</text:p>
          </table:table-cell>
          <table:table-cell office:value-type="float" office:value="0.582564" calcext:value-type="float">
            <text:p>0,582564</text:p>
          </table:table-cell>
          <table:table-cell office:value-type="float" office:value="0.637411" calcext:value-type="float">
            <text:p>0,637411</text:p>
          </table:table-cell>
          <table:table-cell office:value-type="float" office:value="0.003878" calcext:value-type="float">
            <text:p>0,003878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715445" calcext:value-type="float">
            <text:p>0,715445</text:p>
          </table:table-cell>
          <table:table-cell office:value-type="float" office:value="0.711643" calcext:value-type="float">
            <text:p>0,711643</text:p>
          </table:table-cell>
          <table:table-cell office:value-type="float" office:value="0.738492" calcext:value-type="float">
            <text:p>0,738492</text:p>
          </table:table-cell>
          <table:table-cell office:value-type="float" office:value="0.002245" calcext:value-type="float">
            <text:p>0,002245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616336" calcext:value-type="float">
            <text:p>0,616336</text:p>
          </table:table-cell>
          <table:table-cell office:value-type="float" office:value="0.611899" calcext:value-type="float">
            <text:p>0,611899</text:p>
          </table:table-cell>
          <table:table-cell office:value-type="float" office:value="0.637688" calcext:value-type="float">
            <text:p>0,637688</text:p>
          </table:table-cell>
          <table:table-cell office:value-type="float" office:value="0.001816" calcext:value-type="float">
            <text:p>0,001816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.613844" calcext:value-type="float">
            <text:p>0,613844</text:p>
          </table:table-cell>
          <table:table-cell office:value-type="float" office:value="0.609128" calcext:value-type="float">
            <text:p>0,609128</text:p>
          </table:table-cell>
          <table:table-cell office:value-type="float" office:value="0.637802" calcext:value-type="float">
            <text:p>0,637802</text:p>
          </table:table-cell>
          <table:table-cell office:value-type="float" office:value="0.002429" calcext:value-type="float">
            <text:p>0,002429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659787" calcext:value-type="float">
            <text:p>0,659787</text:p>
          </table:table-cell>
          <table:table-cell office:value-type="float" office:value="0.652079" calcext:value-type="float">
            <text:p>0,652079</text:p>
          </table:table-cell>
          <table:table-cell office:value-type="float" office:value="0.681475" calcext:value-type="float">
            <text:p>0,681475</text:p>
          </table:table-cell>
          <table:table-cell office:value-type="float" office:value="0.002873" calcext:value-type="float">
            <text:p>0,002873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.815833" calcext:value-type="float">
            <text:p>0,815833</text:p>
          </table:table-cell>
          <table:table-cell office:value-type="float" office:value="0.810316" calcext:value-type="float">
            <text:p>0,810316</text:p>
          </table:table-cell>
          <table:table-cell office:value-type="float" office:value="0.863539" calcext:value-type="float">
            <text:p>0,863539</text:p>
          </table:table-cell>
          <table:table-cell office:value-type="float" office:value="0.003267" calcext:value-type="float">
            <text:p>0,003267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.924471" calcext:value-type="float">
            <text:p>0,924471</text:p>
          </table:table-cell>
          <table:table-cell office:value-type="float" office:value="0.915007" calcext:value-type="float">
            <text:p>0,915007</text:p>
          </table:table-cell>
          <table:table-cell office:value-type="float" office:value="0.969409" calcext:value-type="float">
            <text:p>0,969409</text:p>
          </table:table-cell>
          <table:table-cell office:value-type="float" office:value="0.0045" calcext:value-type="float">
            <text:p>0,0045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1.072387" calcext:value-type="float">
            <text:p>1,072387</text:p>
          </table:table-cell>
          <table:table-cell office:value-type="float" office:value="1.048241" calcext:value-type="float">
            <text:p>1,048241</text:p>
          </table:table-cell>
          <table:table-cell office:value-type="float" office:value="1.111717" calcext:value-type="float">
            <text:p>1,111717</text:p>
          </table:table-cell>
          <table:table-cell office:value-type="float" office:value="0.009001" calcext:value-type="float">
            <text:p>0,009001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0.96635" calcext:value-type="float">
            <text:p>0,96635</text:p>
          </table:table-cell>
          <table:table-cell office:value-type="float" office:value="0.954038" calcext:value-type="float">
            <text:p>0,954038</text:p>
          </table:table-cell>
          <table:table-cell office:value-type="float" office:value="1.019745" calcext:value-type="float">
            <text:p>1,019745</text:p>
          </table:table-cell>
          <table:table-cell office:value-type="float" office:value="0.006054" calcext:value-type="float">
            <text:p>0,006054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0.854641" calcext:value-type="float">
            <text:p>0,854641</text:p>
          </table:table-cell>
          <table:table-cell office:value-type="float" office:value="0.834098" calcext:value-type="float">
            <text:p>0,834098</text:p>
          </table:table-cell>
          <table:table-cell office:value-type="float" office:value="0.89057" calcext:value-type="float">
            <text:p>0,89057</text:p>
          </table:table-cell>
          <table:table-cell office:value-type="float" office:value="0.006038" calcext:value-type="float">
            <text:p>0,006038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.165529" calcext:value-type="float">
            <text:p>1,165529</text:p>
          </table:table-cell>
          <table:table-cell office:value-type="float" office:value="1.155385" calcext:value-type="float">
            <text:p>1,155385</text:p>
          </table:table-cell>
          <table:table-cell office:value-type="float" office:value="1.210337" calcext:value-type="float">
            <text:p>1,210337</text:p>
          </table:table-cell>
          <table:table-cell office:value-type="float" office:value="0.00472" calcext:value-type="float">
            <text:p>0,00472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1.275933" calcext:value-type="float">
            <text:p>1,275933</text:p>
          </table:table-cell>
          <table:table-cell office:value-type="float" office:value="1.257088" calcext:value-type="float">
            <text:p>1,257088</text:p>
          </table:table-cell>
          <table:table-cell office:value-type="float" office:value="1.327287" calcext:value-type="float">
            <text:p>1,327287</text:p>
          </table:table-cell>
          <table:table-cell office:value-type="float" office:value="0.007637" calcext:value-type="float">
            <text:p>0,007637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1.117418" calcext:value-type="float">
            <text:p>1,117418</text:p>
          </table:table-cell>
          <table:table-cell office:value-type="float" office:value="1.101378" calcext:value-type="float">
            <text:p>1,101378</text:p>
          </table:table-cell>
          <table:table-cell office:value-type="float" office:value="1.200487" calcext:value-type="float">
            <text:p>1,200487</text:p>
          </table:table-cell>
          <table:table-cell office:value-type="float" office:value="0.00759" calcext:value-type="float">
            <text:p>0,00759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1.380346" calcext:value-type="float">
            <text:p>1,380346</text:p>
          </table:table-cell>
          <table:table-cell office:value-type="float" office:value="1.366592" calcext:value-type="float">
            <text:p>1,366592</text:p>
          </table:table-cell>
          <table:table-cell office:value-type="float" office:value="1.422048" calcext:value-type="float">
            <text:p>1,422048</text:p>
          </table:table-cell>
          <table:table-cell office:value-type="float" office:value="0.005708" calcext:value-type="float">
            <text:p>0,005708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.231761" calcext:value-type="float">
            <text:p>1,231761</text:p>
          </table:table-cell>
          <table:table-cell office:value-type="float" office:value="1.21687" calcext:value-type="float">
            <text:p>1,21687</text:p>
          </table:table-cell>
          <table:table-cell office:value-type="float" office:value="1.293807" calcext:value-type="float">
            <text:p>1,293807</text:p>
          </table:table-cell>
          <table:table-cell office:value-type="float" office:value="0.007132" calcext:value-type="float">
            <text:p>0,007132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1.341336" calcext:value-type="float">
            <text:p>1,341336</text:p>
          </table:table-cell>
          <table:table-cell office:value-type="float" office:value="1.324631" calcext:value-type="float">
            <text:p>1,324631</text:p>
          </table:table-cell>
          <table:table-cell office:value-type="float" office:value="1.403654" calcext:value-type="float">
            <text:p>1,403654</text:p>
          </table:table-cell>
          <table:table-cell office:value-type="float" office:value="0.007847" calcext:value-type="float">
            <text:p>0,007847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1.338007" calcext:value-type="float">
            <text:p>1,338007</text:p>
          </table:table-cell>
          <table:table-cell office:value-type="float" office:value="1.321014" calcext:value-type="float">
            <text:p>1,321014</text:p>
          </table:table-cell>
          <table:table-cell office:value-type="float" office:value="1.391166" calcext:value-type="float">
            <text:p>1,391166</text:p>
          </table:table-cell>
          <table:table-cell office:value-type="float" office:value="0.007758" calcext:value-type="float">
            <text:p>0,007758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1.478719" calcext:value-type="float">
            <text:p>1,478719</text:p>
          </table:table-cell>
          <table:table-cell office:value-type="float" office:value="1.46054" calcext:value-type="float">
            <text:p>1,46054</text:p>
          </table:table-cell>
          <table:table-cell office:value-type="float" office:value="1.527478" calcext:value-type="float">
            <text:p>1,527478</text:p>
          </table:table-cell>
          <table:table-cell office:value-type="float" office:value="0.007008" calcext:value-type="float">
            <text:p>0,007008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1.909702" calcext:value-type="float">
            <text:p>1,909702</text:p>
          </table:table-cell>
          <table:table-cell office:value-type="float" office:value="1.88682" calcext:value-type="float">
            <text:p>1,88682</text:p>
          </table:table-cell>
          <table:table-cell office:value-type="float" office:value="2.048311" calcext:value-type="float">
            <text:p>2,048311</text:p>
          </table:table-cell>
          <table:table-cell office:value-type="float" office:value="0.011303" calcext:value-type="float">
            <text:p>0,011303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.699944" calcext:value-type="float">
            <text:p>1,699944</text:p>
          </table:table-cell>
          <table:table-cell office:value-type="float" office:value="1.66372" calcext:value-type="float">
            <text:p>1,66372</text:p>
          </table:table-cell>
          <table:table-cell office:value-type="float" office:value="1.75368" calcext:value-type="float">
            <text:p>1,75368</text:p>
          </table:table-cell>
          <table:table-cell office:value-type="float" office:value="0.012334" calcext:value-type="float">
            <text:p>0,012334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1.840798" calcext:value-type="float">
            <text:p>1,840798</text:p>
          </table:table-cell>
          <table:table-cell office:value-type="float" office:value="1.805984" calcext:value-type="float">
            <text:p>1,805984</text:p>
          </table:table-cell>
          <table:table-cell office:value-type="float" office:value="1.925281" calcext:value-type="float">
            <text:p>1,925281</text:p>
          </table:table-cell>
          <table:table-cell office:value-type="float" office:value="0.013168" calcext:value-type="float">
            <text:p>0,013168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1.918558" calcext:value-type="float">
            <text:p>1,918558</text:p>
          </table:table-cell>
          <table:table-cell office:value-type="float" office:value="1.885711" calcext:value-type="float">
            <text:p>1,885711</text:p>
          </table:table-cell>
          <table:table-cell office:value-type="float" office:value="2.03778" calcext:value-type="float">
            <text:p>2,03778</text:p>
          </table:table-cell>
          <table:table-cell office:value-type="float" office:value="0.014285" calcext:value-type="float">
            <text:p>0,014285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1.999567" calcext:value-type="float">
            <text:p>1,999567</text:p>
          </table:table-cell>
          <table:table-cell office:value-type="float" office:value="1.956741" calcext:value-type="float">
            <text:p>1,956741</text:p>
          </table:table-cell>
          <table:table-cell office:value-type="float" office:value="2.081163" calcext:value-type="float">
            <text:p>2,081163</text:p>
          </table:table-cell>
          <table:table-cell office:value-type="float" office:value="0.014729" calcext:value-type="float">
            <text:p>0,014729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2.101261" calcext:value-type="float">
            <text:p>2,101261</text:p>
          </table:table-cell>
          <table:table-cell office:value-type="float" office:value="2.071709" calcext:value-type="float">
            <text:p>2,071709</text:p>
          </table:table-cell>
          <table:table-cell office:value-type="float" office:value="2.202568" calcext:value-type="float">
            <text:p>2,202568</text:p>
          </table:table-cell>
          <table:table-cell office:value-type="float" office:value="0.014072" calcext:value-type="float">
            <text:p>0,014072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2.122384" calcext:value-type="float">
            <text:p>2,122384</text:p>
          </table:table-cell>
          <table:table-cell office:value-type="float" office:value="2.084889" calcext:value-type="float">
            <text:p>2,084889</text:p>
          </table:table-cell>
          <table:table-cell office:value-type="float" office:value="2.250857" calcext:value-type="float">
            <text:p>2,250857</text:p>
          </table:table-cell>
          <table:table-cell office:value-type="float" office:value="0.014408" calcext:value-type="float">
            <text:p>0,014408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2.446433" calcext:value-type="float">
            <text:p>2,446433</text:p>
          </table:table-cell>
          <table:table-cell office:value-type="float" office:value="2.40952" calcext:value-type="float">
            <text:p>2,40952</text:p>
          </table:table-cell>
          <table:table-cell office:value-type="float" office:value="2.577223" calcext:value-type="float">
            <text:p>2,577223</text:p>
          </table:table-cell>
          <table:table-cell office:value-type="float" office:value="0.014788" calcext:value-type="float">
            <text:p>0,014788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.383063" calcext:value-type="float">
            <text:p>2,383063</text:p>
          </table:table-cell>
          <table:table-cell office:value-type="float" office:value="2.329068" calcext:value-type="float">
            <text:p>2,329068</text:p>
          </table:table-cell>
          <table:table-cell office:value-type="float" office:value="2.644199" calcext:value-type="float">
            <text:p>2,644199</text:p>
          </table:table-cell>
          <table:table-cell office:value-type="float" office:value="0.026708" calcext:value-type="float">
            <text:p>0,026708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2.368846" calcext:value-type="float">
            <text:p>2,368846</text:p>
          </table:table-cell>
          <table:table-cell office:value-type="float" office:value="2.32392" calcext:value-type="float">
            <text:p>2,32392</text:p>
          </table:table-cell>
          <table:table-cell office:value-type="float" office:value="2.468262" calcext:value-type="float">
            <text:p>2,468262</text:p>
          </table:table-cell>
          <table:table-cell office:value-type="float" office:value="0.016345" calcext:value-type="float">
            <text:p>0,016345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2.34958" calcext:value-type="float">
            <text:p>2,34958</text:p>
          </table:table-cell>
          <table:table-cell office:value-type="float" office:value="2.310865" calcext:value-type="float">
            <text:p>2,310865</text:p>
          </table:table-cell>
          <table:table-cell office:value-type="float" office:value="2.507395" calcext:value-type="float">
            <text:p>2,507395</text:p>
          </table:table-cell>
          <table:table-cell office:value-type="float" office:value="0.017575" calcext:value-type="float">
            <text:p>0,017575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2.24817" calcext:value-type="float">
            <text:p>2,24817</text:p>
          </table:table-cell>
          <table:table-cell office:value-type="float" office:value="2.196349" calcext:value-type="float">
            <text:p>2,196349</text:p>
          </table:table-cell>
          <table:table-cell office:value-type="float" office:value="2.384981" calcext:value-type="float">
            <text:p>2,384981</text:p>
          </table:table-cell>
          <table:table-cell office:value-type="float" office:value="0.018266" calcext:value-type="float">
            <text:p>0,018266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2.663148" calcext:value-type="float">
            <text:p>2,663148</text:p>
          </table:table-cell>
          <table:table-cell office:value-type="float" office:value="2.609051" calcext:value-type="float">
            <text:p>2,609051</text:p>
          </table:table-cell>
          <table:table-cell office:value-type="float" office:value="3.169227" calcext:value-type="float">
            <text:p>3,169227</text:p>
          </table:table-cell>
          <table:table-cell office:value-type="float" office:value="0.036157" calcext:value-type="float">
            <text:p>0,036157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2.823101" calcext:value-type="float">
            <text:p>2,823101</text:p>
          </table:table-cell>
          <table:table-cell office:value-type="float" office:value="2.772611" calcext:value-type="float">
            <text:p>2,772611</text:p>
          </table:table-cell>
          <table:table-cell office:value-type="float" office:value="3.294672" calcext:value-type="float">
            <text:p>3,294672</text:p>
          </table:table-cell>
          <table:table-cell office:value-type="float" office:value="0.027652" calcext:value-type="float">
            <text:p>0,027652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2.887258" calcext:value-type="float">
            <text:p>2,887258</text:p>
          </table:table-cell>
          <table:table-cell office:value-type="float" office:value="2.789667" calcext:value-type="float">
            <text:p>2,789667</text:p>
          </table:table-cell>
          <table:table-cell office:value-type="float" office:value="3.244571" calcext:value-type="float">
            <text:p>3,244571</text:p>
          </table:table-cell>
          <table:table-cell office:value-type="float" office:value="0.025004" calcext:value-type="float">
            <text:p>0,025004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2.630934" calcext:value-type="float">
            <text:p>2,630934</text:p>
          </table:table-cell>
          <table:table-cell office:value-type="float" office:value="2.578278" calcext:value-type="float">
            <text:p>2,578278</text:p>
          </table:table-cell>
          <table:table-cell office:value-type="float" office:value="3.957748" calcext:value-type="float">
            <text:p>3,957748</text:p>
          </table:table-cell>
          <table:table-cell office:value-type="float" office:value="0.066497" calcext:value-type="float">
            <text:p>0,066497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2.790108" calcext:value-type="float">
            <text:p>2,790108</text:p>
          </table:table-cell>
          <table:table-cell office:value-type="float" office:value="2.739879" calcext:value-type="float">
            <text:p>2,739879</text:p>
          </table:table-cell>
          <table:table-cell office:value-type="float" office:value="4.122381" calcext:value-type="float">
            <text:p>4,122381</text:p>
          </table:table-cell>
          <table:table-cell office:value-type="float" office:value="0.066245" calcext:value-type="float">
            <text:p>0,066245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2.875596" calcext:value-type="float">
            <text:p>2,875596</text:p>
          </table:table-cell>
          <table:table-cell office:value-type="float" office:value="2.824355" calcext:value-type="float">
            <text:p>2,824355</text:p>
          </table:table-cell>
          <table:table-cell office:value-type="float" office:value="4.208107" calcext:value-type="float">
            <text:p>4,208107</text:p>
          </table:table-cell>
          <table:table-cell office:value-type="float" office:value="0.066341" calcext:value-type="float">
            <text:p>0,066341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3.221993" calcext:value-type="float">
            <text:p>3,221993</text:p>
          </table:table-cell>
          <table:table-cell office:value-type="float" office:value="3.134251" calcext:value-type="float">
            <text:p>3,134251</text:p>
          </table:table-cell>
          <table:table-cell office:value-type="float" office:value="5.868897" calcext:value-type="float">
            <text:p>5,868897</text:p>
          </table:table-cell>
          <table:table-cell office:value-type="float" office:value="0.128926" calcext:value-type="float">
            <text:p>0,128926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3.280961" calcext:value-type="float">
            <text:p>3,280961</text:p>
          </table:table-cell>
          <table:table-cell office:value-type="float" office:value="3.210001" calcext:value-type="float">
            <text:p>3,210001</text:p>
          </table:table-cell>
          <table:table-cell office:value-type="float" office:value="5.870068" calcext:value-type="float">
            <text:p>5,870068</text:p>
          </table:table-cell>
          <table:table-cell office:value-type="float" office:value="0.12658" calcext:value-type="float">
            <text:p>0,12658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3.26732" calcext:value-type="float">
            <text:p>3,26732</text:p>
          </table:table-cell>
          <table:table-cell office:value-type="float" office:value="3.183205" calcext:value-type="float">
            <text:p>3,183205</text:p>
          </table:table-cell>
          <table:table-cell office:value-type="float" office:value="5.947083" calcext:value-type="float">
            <text:p>5,947083</text:p>
          </table:table-cell>
          <table:table-cell office:value-type="float" office:value="0.130937" calcext:value-type="float">
            <text:p>0,130937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3.282685" calcext:value-type="float">
            <text:p>3,282685</text:p>
          </table:table-cell>
          <table:table-cell office:value-type="float" office:value="3.211142" calcext:value-type="float">
            <text:p>3,211142</text:p>
          </table:table-cell>
          <table:table-cell office:value-type="float" office:value="5.927395" calcext:value-type="float">
            <text:p>5,927395</text:p>
          </table:table-cell>
          <table:table-cell office:value-type="float" office:value="0.13032" calcext:value-type="float">
            <text:p>0,13032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3.861639" calcext:value-type="float">
            <text:p>3,861639</text:p>
          </table:table-cell>
          <table:table-cell office:value-type="float" office:value="3.789217" calcext:value-type="float">
            <text:p>3,789217</text:p>
          </table:table-cell>
          <table:table-cell office:value-type="float" office:value="4.763884" calcext:value-type="float">
            <text:p>4,763884</text:p>
          </table:table-cell>
          <table:table-cell office:value-type="float" office:value="0.049962" calcext:value-type="float">
            <text:p>0,049962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3.32103" calcext:value-type="float">
            <text:p>3,32103</text:p>
          </table:table-cell>
          <table:table-cell office:value-type="float" office:value="3.238487" calcext:value-type="float">
            <text:p>3,238487</text:p>
          </table:table-cell>
          <table:table-cell office:value-type="float" office:value="3.607952" calcext:value-type="float">
            <text:p>3,607952</text:p>
          </table:table-cell>
          <table:table-cell office:value-type="float" office:value="0.033014" calcext:value-type="float">
            <text:p>0,033014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3.263942" calcext:value-type="float">
            <text:p>3,263942</text:p>
          </table:table-cell>
          <table:table-cell office:value-type="float" office:value="3.192876" calcext:value-type="float">
            <text:p>3,192876</text:p>
          </table:table-cell>
          <table:table-cell office:value-type="float" office:value="5.914629" calcext:value-type="float">
            <text:p>5,914629</text:p>
          </table:table-cell>
          <table:table-cell office:value-type="float" office:value="0.130073" calcext:value-type="float">
            <text:p>0,130073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3.857131" calcext:value-type="float">
            <text:p>3,857131</text:p>
          </table:table-cell>
          <table:table-cell office:value-type="float" office:value="3.758873" calcext:value-type="float">
            <text:p>3,758873</text:p>
          </table:table-cell>
          <table:table-cell office:value-type="float" office:value="6.444065" calcext:value-type="float">
            <text:p>6,444065</text:p>
          </table:table-cell>
          <table:table-cell office:value-type="float" office:value="0.120548" calcext:value-type="float">
            <text:p>0,120548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4.057145" calcext:value-type="float">
            <text:p>4,057145</text:p>
          </table:table-cell>
          <table:table-cell office:value-type="float" office:value="3.964231" calcext:value-type="float">
            <text:p>3,964231</text:p>
          </table:table-cell>
          <table:table-cell office:value-type="float" office:value="6.688001" calcext:value-type="float">
            <text:p>6,688001</text:p>
          </table:table-cell>
          <table:table-cell office:value-type="float" office:value="0.129228" calcext:value-type="float">
            <text:p>0,129228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4.144788" calcext:value-type="float">
            <text:p>4,144788</text:p>
          </table:table-cell>
          <table:table-cell office:value-type="float" office:value="4.048763" calcext:value-type="float">
            <text:p>4,048763</text:p>
          </table:table-cell>
          <table:table-cell office:value-type="float" office:value="4.312293" calcext:value-type="float">
            <text:p>4,312293</text:p>
          </table:table-cell>
          <table:table-cell office:value-type="float" office:value="0.029734" calcext:value-type="float">
            <text:p>0,029734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3.869128" calcext:value-type="float">
            <text:p>3,869128</text:p>
          </table:table-cell>
          <table:table-cell office:value-type="float" office:value="3.744372" calcext:value-type="float">
            <text:p>3,744372</text:p>
          </table:table-cell>
          <table:table-cell office:value-type="float" office:value="4.838384" calcext:value-type="float">
            <text:p>4,838384</text:p>
          </table:table-cell>
          <table:table-cell office:value-type="float" office:value="0.067586" calcext:value-type="float">
            <text:p>0,067586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4.146587" calcext:value-type="float">
            <text:p>4,146587</text:p>
          </table:table-cell>
          <table:table-cell office:value-type="float" office:value="4.079356" calcext:value-type="float">
            <text:p>4,079356</text:p>
          </table:table-cell>
          <table:table-cell office:value-type="float" office:value="6.805001" calcext:value-type="float">
            <text:p>6,805001</text:p>
          </table:table-cell>
          <table:table-cell office:value-type="float" office:value="0.136453" calcext:value-type="float">
            <text:p>0,136453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4.600547" calcext:value-type="float">
            <text:p>4,600547</text:p>
          </table:table-cell>
          <table:table-cell office:value-type="float" office:value="4.523119" calcext:value-type="float">
            <text:p>4,523119</text:p>
          </table:table-cell>
          <table:table-cell office:value-type="float" office:value="7.228657" calcext:value-type="float">
            <text:p>7,228657</text:p>
          </table:table-cell>
          <table:table-cell office:value-type="float" office:value="0.173687" calcext:value-type="float">
            <text:p>0,173687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4.438497" calcext:value-type="float">
            <text:p>4,438497</text:p>
          </table:table-cell>
          <table:table-cell office:value-type="float" office:value="4.362354" calcext:value-type="float">
            <text:p>4,362354</text:p>
          </table:table-cell>
          <table:table-cell office:value-type="float" office:value="7.061624" calcext:value-type="float">
            <text:p>7,061624</text:p>
          </table:table-cell>
          <table:table-cell office:value-type="float" office:value="0.1288" calcext:value-type="float">
            <text:p>0,1288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4.717964" calcext:value-type="float">
            <text:p>4,717964</text:p>
          </table:table-cell>
          <table:table-cell office:value-type="float" office:value="4.647758" calcext:value-type="float">
            <text:p>4,647758</text:p>
          </table:table-cell>
          <table:table-cell office:value-type="float" office:value="7.385216" calcext:value-type="float">
            <text:p>7,385216</text:p>
          </table:table-cell>
          <table:table-cell office:value-type="float" office:value="0.129394" calcext:value-type="float">
            <text:p>0,129394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4.86545" calcext:value-type="float">
            <text:p>4,86545</text:p>
          </table:table-cell>
          <table:table-cell office:value-type="float" office:value="4.793682" calcext:value-type="float">
            <text:p>4,793682</text:p>
          </table:table-cell>
          <table:table-cell office:value-type="float" office:value="7.457216" calcext:value-type="float">
            <text:p>7,457216</text:p>
          </table:table-cell>
          <table:table-cell office:value-type="float" office:value="0.13266" calcext:value-type="float">
            <text:p>0,13266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5.061224" calcext:value-type="float">
            <text:p>5,061224</text:p>
          </table:table-cell>
          <table:table-cell office:value-type="float" office:value="4.96979" calcext:value-type="float">
            <text:p>4,96979</text:p>
          </table:table-cell>
          <table:table-cell office:value-type="float" office:value="7.711699" calcext:value-type="float">
            <text:p>7,711699</text:p>
          </table:table-cell>
          <table:table-cell office:value-type="float" office:value="0.130909" calcext:value-type="float">
            <text:p>0,130909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5.298406" calcext:value-type="float">
            <text:p>5,298406</text:p>
          </table:table-cell>
          <table:table-cell office:value-type="float" office:value="5.224212" calcext:value-type="float">
            <text:p>5,224212</text:p>
          </table:table-cell>
          <table:table-cell office:value-type="float" office:value="6.272971" calcext:value-type="float">
            <text:p>6,272971</text:p>
          </table:table-cell>
          <table:table-cell office:value-type="float" office:value="0.068738" calcext:value-type="float">
            <text:p>0,068738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5.452868" calcext:value-type="float">
            <text:p>5,452868</text:p>
          </table:table-cell>
          <table:table-cell office:value-type="float" office:value="5.37382" calcext:value-type="float">
            <text:p>5,37382</text:p>
          </table:table-cell>
          <table:table-cell office:value-type="float" office:value="6.423455" calcext:value-type="float">
            <text:p>6,423455</text:p>
          </table:table-cell>
          <table:table-cell office:value-type="float" office:value="0.069569" calcext:value-type="float">
            <text:p>0,069569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5.440886" calcext:value-type="float">
            <text:p>5,440886</text:p>
          </table:table-cell>
          <table:table-cell office:value-type="float" office:value="5.36657" calcext:value-type="float">
            <text:p>5,36657</text:p>
          </table:table-cell>
          <table:table-cell office:value-type="float" office:value="6.156958" calcext:value-type="float">
            <text:p>6,156958</text:p>
          </table:table-cell>
          <table:table-cell office:value-type="float" office:value="0.049174" calcext:value-type="float">
            <text:p>0,049174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5.674777" calcext:value-type="float">
            <text:p>5,674777</text:p>
          </table:table-cell>
          <table:table-cell office:value-type="float" office:value="5.575648" calcext:value-type="float">
            <text:p>5,575648</text:p>
          </table:table-cell>
          <table:table-cell office:value-type="float" office:value="7.144282" calcext:value-type="float">
            <text:p>7,144282</text:p>
          </table:table-cell>
          <table:table-cell office:value-type="float" office:value="0.208485" calcext:value-type="float">
            <text:p>0,208485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5.983666" calcext:value-type="float">
            <text:p>5,983666</text:p>
          </table:table-cell>
          <table:table-cell office:value-type="float" office:value="5.874741" calcext:value-type="float">
            <text:p>5,874741</text:p>
          </table:table-cell>
          <table:table-cell office:value-type="float" office:value="8.527871" calcext:value-type="float">
            <text:p>8,527871</text:p>
          </table:table-cell>
          <table:table-cell office:value-type="float" office:value="0.244292" calcext:value-type="float">
            <text:p>0,244292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6.937997" calcext:value-type="float">
            <text:p>6,937997</text:p>
          </table:table-cell>
          <table:table-cell office:value-type="float" office:value="5.99535" calcext:value-type="float">
            <text:p>5,99535</text:p>
          </table:table-cell>
          <table:table-cell office:value-type="float" office:value="46.558878" calcext:value-type="float">
            <text:p>46,558878</text:p>
          </table:table-cell>
          <table:table-cell office:value-type="float" office:value="3.825694" calcext:value-type="float">
            <text:p>3,825694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6.335165" calcext:value-type="float">
            <text:p>6,335165</text:p>
          </table:table-cell>
          <table:table-cell office:value-type="float" office:value="6.173036" calcext:value-type="float">
            <text:p>6,173036</text:p>
          </table:table-cell>
          <table:table-cell office:value-type="float" office:value="11.590854" calcext:value-type="float">
            <text:p>11,590854</text:p>
          </table:table-cell>
          <table:table-cell office:value-type="float" office:value="0.40566" calcext:value-type="float">
            <text:p>0,40566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6.683042" calcext:value-type="float">
            <text:p>6,683042</text:p>
          </table:table-cell>
          <table:table-cell office:value-type="float" office:value="6.511909" calcext:value-type="float">
            <text:p>6,511909</text:p>
          </table:table-cell>
          <table:table-cell office:value-type="float" office:value="11.892166" calcext:value-type="float">
            <text:p>11,892166</text:p>
          </table:table-cell>
          <table:table-cell office:value-type="float" office:value="0.433487" calcext:value-type="float">
            <text:p>0,433487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6.606838" calcext:value-type="float">
            <text:p>6,606838</text:p>
          </table:table-cell>
          <table:table-cell office:value-type="float" office:value="6.432782" calcext:value-type="float">
            <text:p>6,432782</text:p>
          </table:table-cell>
          <table:table-cell office:value-type="float" office:value="11.828917" calcext:value-type="float">
            <text:p>11,828917</text:p>
          </table:table-cell>
          <table:table-cell office:value-type="float" office:value="0.459967" calcext:value-type="float">
            <text:p>0,459967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6.424594" calcext:value-type="float">
            <text:p>6,424594</text:p>
          </table:table-cell>
          <table:table-cell office:value-type="float" office:value="6.277254" calcext:value-type="float">
            <text:p>6,277254</text:p>
          </table:table-cell>
          <table:table-cell office:value-type="float" office:value="9.411431" calcext:value-type="float">
            <text:p>9,411431</text:p>
          </table:table-cell>
          <table:table-cell office:value-type="float" office:value="0.296662" calcext:value-type="float">
            <text:p>0,296662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6.636997" calcext:value-type="float">
            <text:p>6,636997</text:p>
          </table:table-cell>
          <table:table-cell office:value-type="float" office:value="6.516348" calcext:value-type="float">
            <text:p>6,516348</text:p>
          </table:table-cell>
          <table:table-cell office:value-type="float" office:value="9.568053" calcext:value-type="float">
            <text:p>9,568053</text:p>
          </table:table-cell>
          <table:table-cell office:value-type="float" office:value="0.266729" calcext:value-type="float">
            <text:p>0,266729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6.874453" calcext:value-type="float">
            <text:p>6,874453</text:p>
          </table:table-cell>
          <table:table-cell office:value-type="float" office:value="6.730031" calcext:value-type="float">
            <text:p>6,730031</text:p>
          </table:table-cell>
          <table:table-cell office:value-type="float" office:value="9.823238" calcext:value-type="float">
            <text:p>9,823238</text:p>
          </table:table-cell>
          <table:table-cell office:value-type="float" office:value="0.281103" calcext:value-type="float">
            <text:p>0,281103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6.797569" calcext:value-type="float">
            <text:p>6,797569</text:p>
          </table:table-cell>
          <table:table-cell office:value-type="float" office:value="6.611756" calcext:value-type="float">
            <text:p>6,611756</text:p>
          </table:table-cell>
          <table:table-cell office:value-type="float" office:value="11.997015" calcext:value-type="float">
            <text:p>11,997015</text:p>
          </table:table-cell>
          <table:table-cell office:value-type="float" office:value="0.469185" calcext:value-type="float">
            <text:p>0,469185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6.942243" calcext:value-type="float">
            <text:p>6,942243</text:p>
          </table:table-cell>
          <table:table-cell office:value-type="float" office:value="6.839499" calcext:value-type="float">
            <text:p>6,839499</text:p>
          </table:table-cell>
          <table:table-cell office:value-type="float" office:value="8.827678" calcext:value-type="float">
            <text:p>8,827678</text:p>
          </table:table-cell>
          <table:table-cell office:value-type="float" office:value="0.097073" calcext:value-type="float">
            <text:p>0,097073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 table:number-rows-repeated="2">
          <table:table-cell table:number-columns-repeated="73"/>
        </table:table-row>
        <table:table-row table:style-name="ro1">
          <table:table-cell office:value-type="string" calcext:value-type="string">
            <text:p>HYBRID BARRIER time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87708" calcext:value-type="float">
            <text:p>0,087708</text:p>
          </table:table-cell>
          <table:table-cell office:value-type="float" office:value="0.086894" calcext:value-type="float">
            <text:p>0,086894</text:p>
          </table:table-cell>
          <table:table-cell office:value-type="float" office:value="0.092823" calcext:value-type="float">
            <text:p>0,092823</text:p>
          </table:table-cell>
          <table:table-cell office:value-type="float" office:value="0.001258" calcext:value-type="float">
            <text:p>0,001258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191923" calcext:value-type="float">
            <text:p>0,191923</text:p>
          </table:table-cell>
          <table:table-cell office:value-type="float" office:value="0.179106" calcext:value-type="float">
            <text:p>0,179106</text:p>
          </table:table-cell>
          <table:table-cell office:value-type="float" office:value="0.199915" calcext:value-type="float">
            <text:p>0,199915</text:p>
          </table:table-cell>
          <table:table-cell office:value-type="float" office:value="0.002912" calcext:value-type="float">
            <text:p>0,002912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345299" calcext:value-type="float">
            <text:p>0,345299</text:p>
          </table:table-cell>
          <table:table-cell office:value-type="float" office:value="0.331823" calcext:value-type="float">
            <text:p>0,331823</text:p>
          </table:table-cell>
          <table:table-cell office:value-type="float" office:value="0.355316" calcext:value-type="float">
            <text:p>0,355316</text:p>
          </table:table-cell>
          <table:table-cell office:value-type="float" office:value="0.004849" calcext:value-type="float">
            <text:p>0,004849</text:p>
          </table:table-cell>
          <table:table-cell office:value-type="float" office:value="0" calcext:value-type="float">
            <text:p>0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402249" calcext:value-type="float">
            <text:p>0,402249</text:p>
          </table:table-cell>
          <table:table-cell office:value-type="float" office:value="0.397613" calcext:value-type="float">
            <text:p>0,397613</text:p>
          </table:table-cell>
          <table:table-cell office:value-type="float" office:value="0.425559" calcext:value-type="float">
            <text:p>0,425559</text:p>
          </table:table-cell>
          <table:table-cell office:value-type="float" office:value="0.002104" calcext:value-type="float">
            <text:p>0,002104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59504" calcext:value-type="float">
            <text:p>0,59504</text:p>
          </table:table-cell>
          <table:table-cell office:value-type="float" office:value="0.578288" calcext:value-type="float">
            <text:p>0,578288</text:p>
          </table:table-cell>
          <table:table-cell office:value-type="float" office:value="0.616608" calcext:value-type="float">
            <text:p>0,616608</text:p>
          </table:table-cell>
          <table:table-cell office:value-type="float" office:value="0.006884" calcext:value-type="float">
            <text:p>0,006884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560871" calcext:value-type="float">
            <text:p>0,560871</text:p>
          </table:table-cell>
          <table:table-cell office:value-type="float" office:value="0.5522" calcext:value-type="float">
            <text:p>0,5522</text:p>
          </table:table-cell>
          <table:table-cell office:value-type="float" office:value="0.59446" calcext:value-type="float">
            <text:p>0,59446</text:p>
          </table:table-cell>
          <table:table-cell office:value-type="float" office:value="0.003064" calcext:value-type="float">
            <text:p>0,003064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652264" calcext:value-type="float">
            <text:p>0,652264</text:p>
          </table:table-cell>
          <table:table-cell office:value-type="float" office:value="0.632704" calcext:value-type="float">
            <text:p>0,632704</text:p>
          </table:table-cell>
          <table:table-cell office:value-type="float" office:value="0.676503" calcext:value-type="float">
            <text:p>0,676503</text:p>
          </table:table-cell>
          <table:table-cell office:value-type="float" office:value="0.008375" calcext:value-type="float">
            <text:p>0,008375</text:p>
          </table:table-cell>
          <table:table-cell office:value-type="float" office:value="0" calcext:value-type="float">
            <text:p>0</text:p>
          </table:table-cell>
          <table:table-cell table:number-columns-repeated="6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603966" calcext:value-type="float">
            <text:p>0,603966</text:p>
          </table:table-cell>
          <table:table-cell office:value-type="float" office:value="0.592429" calcext:value-type="float">
            <text:p>0,592429</text:p>
          </table:table-cell>
          <table:table-cell office:value-type="float" office:value="0.630719" calcext:value-type="float">
            <text:p>0,630719</text:p>
          </table:table-cell>
          <table:table-cell office:value-type="float" office:value="0.003698" calcext:value-type="float">
            <text:p>0,003698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.803596" calcext:value-type="float">
            <text:p>0,803596</text:p>
          </table:table-cell>
          <table:table-cell office:value-type="float" office:value="0.777938" calcext:value-type="float">
            <text:p>0,777938</text:p>
          </table:table-cell>
          <table:table-cell office:value-type="float" office:value="0.865375" calcext:value-type="float">
            <text:p>0,865375</text:p>
          </table:table-cell>
          <table:table-cell office:value-type="float" office:value="0.012456" calcext:value-type="float">
            <text:p>0,012456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746432" calcext:value-type="float">
            <text:p>0,746432</text:p>
          </table:table-cell>
          <table:table-cell office:value-type="float" office:value="0.726971" calcext:value-type="float">
            <text:p>0,726971</text:p>
          </table:table-cell>
          <table:table-cell office:value-type="float" office:value="0.779916" calcext:value-type="float">
            <text:p>0,779916</text:p>
          </table:table-cell>
          <table:table-cell office:value-type="float" office:value="0.005647" calcext:value-type="float">
            <text:p>0,005647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.811265" calcext:value-type="float">
            <text:p>0,811265</text:p>
          </table:table-cell>
          <table:table-cell office:value-type="float" office:value="0.794461" calcext:value-type="float">
            <text:p>0,794461</text:p>
          </table:table-cell>
          <table:table-cell office:value-type="float" office:value="0.855164" calcext:value-type="float">
            <text:p>0,855164</text:p>
          </table:table-cell>
          <table:table-cell office:value-type="float" office:value="0.007727" calcext:value-type="float">
            <text:p>0,007727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.784946" calcext:value-type="float">
            <text:p>0,784946</text:p>
          </table:table-cell>
          <table:table-cell office:value-type="float" office:value="0.772086" calcext:value-type="float">
            <text:p>0,772086</text:p>
          </table:table-cell>
          <table:table-cell office:value-type="float" office:value="0.831562" calcext:value-type="float">
            <text:p>0,831562</text:p>
          </table:table-cell>
          <table:table-cell office:value-type="float" office:value="0.005926" calcext:value-type="float">
            <text:p>0,005926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.858166" calcext:value-type="float">
            <text:p>0,858166</text:p>
          </table:table-cell>
          <table:table-cell office:value-type="float" office:value="0.831141" calcext:value-type="float">
            <text:p>0,831141</text:p>
          </table:table-cell>
          <table:table-cell office:value-type="float" office:value="0.897722" calcext:value-type="float">
            <text:p>0,897722</text:p>
          </table:table-cell>
          <table:table-cell office:value-type="float" office:value="0.010959" calcext:value-type="float">
            <text:p>0,010959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0.864525" calcext:value-type="float">
            <text:p>0,864525</text:p>
          </table:table-cell>
          <table:table-cell office:value-type="float" office:value="0.846324" calcext:value-type="float">
            <text:p>0,846324</text:p>
          </table:table-cell>
          <table:table-cell office:value-type="float" office:value="0.906847" calcext:value-type="float">
            <text:p>0,906847</text:p>
          </table:table-cell>
          <table:table-cell office:value-type="float" office:value="0.007456" calcext:value-type="float">
            <text:p>0,00745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0.867295" calcext:value-type="float">
            <text:p>0,867295</text:p>
          </table:table-cell>
          <table:table-cell office:value-type="float" office:value="0.850098" calcext:value-type="float">
            <text:p>0,850098</text:p>
          </table:table-cell>
          <table:table-cell office:value-type="float" office:value="0.902121" calcext:value-type="float">
            <text:p>0,902121</text:p>
          </table:table-cell>
          <table:table-cell office:value-type="float" office:value="0.007873" calcext:value-type="float">
            <text:p>0,007873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0.837344" calcext:value-type="float">
            <text:p>0,837344</text:p>
          </table:table-cell>
          <table:table-cell office:value-type="float" office:value="0.82575" calcext:value-type="float">
            <text:p>0,82575</text:p>
          </table:table-cell>
          <table:table-cell office:value-type="float" office:value="0.862566" calcext:value-type="float">
            <text:p>0,862566</text:p>
          </table:table-cell>
          <table:table-cell office:value-type="float" office:value="0.004941" calcext:value-type="float">
            <text:p>0,004941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1.012146" calcext:value-type="float">
            <text:p>1,012146</text:p>
          </table:table-cell>
          <table:table-cell office:value-type="float" office:value="0.978894" calcext:value-type="float">
            <text:p>0,978894</text:p>
          </table:table-cell>
          <table:table-cell office:value-type="float" office:value="1.05621" calcext:value-type="float">
            <text:p>1,05621</text:p>
          </table:table-cell>
          <table:table-cell office:value-type="float" office:value="0.013617" calcext:value-type="float">
            <text:p>0,013617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0.949518" calcext:value-type="float">
            <text:p>0,949518</text:p>
          </table:table-cell>
          <table:table-cell office:value-type="float" office:value="0.923434" calcext:value-type="float">
            <text:p>0,923434</text:p>
          </table:table-cell>
          <table:table-cell office:value-type="float" office:value="1.007754" calcext:value-type="float">
            <text:p>1,007754</text:p>
          </table:table-cell>
          <table:table-cell office:value-type="float" office:value="0.009973" calcext:value-type="float">
            <text:p>0,009973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1.011315" calcext:value-type="float">
            <text:p>1,011315</text:p>
          </table:table-cell>
          <table:table-cell office:value-type="float" office:value="0.988847" calcext:value-type="float">
            <text:p>0,988847</text:p>
          </table:table-cell>
          <table:table-cell office:value-type="float" office:value="1.061585" calcext:value-type="float">
            <text:p>1,061585</text:p>
          </table:table-cell>
          <table:table-cell office:value-type="float" office:value="0.008985" calcext:value-type="float">
            <text:p>0,008985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.960157" calcext:value-type="float">
            <text:p>0,960157</text:p>
          </table:table-cell>
          <table:table-cell office:value-type="float" office:value="0.941543" calcext:value-type="float">
            <text:p>0,941543</text:p>
          </table:table-cell>
          <table:table-cell office:value-type="float" office:value="0.983707" calcext:value-type="float">
            <text:p>0,983707</text:p>
          </table:table-cell>
          <table:table-cell office:value-type="float" office:value="0.007147" calcext:value-type="float">
            <text:p>0,007147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1.027911" calcext:value-type="float">
            <text:p>1,027911</text:p>
          </table:table-cell>
          <table:table-cell office:value-type="float" office:value="1.005375" calcext:value-type="float">
            <text:p>1,005375</text:p>
          </table:table-cell>
          <table:table-cell office:value-type="float" office:value="1.083038" calcext:value-type="float">
            <text:p>1,083038</text:p>
          </table:table-cell>
          <table:table-cell office:value-type="float" office:value="0.008026" calcext:value-type="float">
            <text:p>0,00802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0.995528" calcext:value-type="float">
            <text:p>0,995528</text:p>
          </table:table-cell>
          <table:table-cell office:value-type="float" office:value="0.975941" calcext:value-type="float">
            <text:p>0,975941</text:p>
          </table:table-cell>
          <table:table-cell office:value-type="float" office:value="1.040284" calcext:value-type="float">
            <text:p>1,040284</text:p>
          </table:table-cell>
          <table:table-cell office:value-type="float" office:value="0.007604" calcext:value-type="float">
            <text:p>0,007604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1.031071" calcext:value-type="float">
            <text:p>1,031071</text:p>
          </table:table-cell>
          <table:table-cell office:value-type="float" office:value="1.013929" calcext:value-type="float">
            <text:p>1,013929</text:p>
          </table:table-cell>
          <table:table-cell office:value-type="float" office:value="1.094749" calcext:value-type="float">
            <text:p>1,094749</text:p>
          </table:table-cell>
          <table:table-cell office:value-type="float" office:value="0.007877" calcext:value-type="float">
            <text:p>0,007877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1.007033" calcext:value-type="float">
            <text:p>1,007033</text:p>
          </table:table-cell>
          <table:table-cell office:value-type="float" office:value="0.986585" calcext:value-type="float">
            <text:p>0,986585</text:p>
          </table:table-cell>
          <table:table-cell office:value-type="float" office:value="1.055362" calcext:value-type="float">
            <text:p>1,055362</text:p>
          </table:table-cell>
          <table:table-cell office:value-type="float" office:value="0.007726" calcext:value-type="float">
            <text:p>0,00772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.069455" calcext:value-type="float">
            <text:p>1,069455</text:p>
          </table:table-cell>
          <table:table-cell office:value-type="float" office:value="1.036085" calcext:value-type="float">
            <text:p>1,036085</text:p>
          </table:table-cell>
          <table:table-cell office:value-type="float" office:value="1.127393" calcext:value-type="float">
            <text:p>1,127393</text:p>
          </table:table-cell>
          <table:table-cell office:value-type="float" office:value="0.014921" calcext:value-type="float">
            <text:p>0,014921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1.076932" calcext:value-type="float">
            <text:p>1,076932</text:p>
          </table:table-cell>
          <table:table-cell office:value-type="float" office:value="1.04939" calcext:value-type="float">
            <text:p>1,04939</text:p>
          </table:table-cell>
          <table:table-cell office:value-type="float" office:value="1.143702" calcext:value-type="float">
            <text:p>1,143702</text:p>
          </table:table-cell>
          <table:table-cell office:value-type="float" office:value="0.010744" calcext:value-type="float">
            <text:p>0,010744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1.083458" calcext:value-type="float">
            <text:p>1,083458</text:p>
          </table:table-cell>
          <table:table-cell office:value-type="float" office:value="1.059596" calcext:value-type="float">
            <text:p>1,059596</text:p>
          </table:table-cell>
          <table:table-cell office:value-type="float" office:value="1.130846" calcext:value-type="float">
            <text:p>1,130846</text:p>
          </table:table-cell>
          <table:table-cell office:value-type="float" office:value="0.009384" calcext:value-type="float">
            <text:p>0,009384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1.083613" calcext:value-type="float">
            <text:p>1,083613</text:p>
          </table:table-cell>
          <table:table-cell office:value-type="float" office:value="1.057152" calcext:value-type="float">
            <text:p>1,057152</text:p>
          </table:table-cell>
          <table:table-cell office:value-type="float" office:value="1.107573" calcext:value-type="float">
            <text:p>1,107573</text:p>
          </table:table-cell>
          <table:table-cell office:value-type="float" office:value="0.008476" calcext:value-type="float">
            <text:p>0,008476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1.086713" calcext:value-type="float">
            <text:p>1,086713</text:p>
          </table:table-cell>
          <table:table-cell office:value-type="float" office:value="1.065925" calcext:value-type="float">
            <text:p>1,065925</text:p>
          </table:table-cell>
          <table:table-cell office:value-type="float" office:value="1.121444" calcext:value-type="float">
            <text:p>1,121444</text:p>
          </table:table-cell>
          <table:table-cell office:value-type="float" office:value="0.0082" calcext:value-type="float">
            <text:p>0,0082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.089072" calcext:value-type="float">
            <text:p>1,089072</text:p>
          </table:table-cell>
          <table:table-cell office:value-type="float" office:value="1.070484" calcext:value-type="float">
            <text:p>1,070484</text:p>
          </table:table-cell>
          <table:table-cell office:value-type="float" office:value="1.127604" calcext:value-type="float">
            <text:p>1,127604</text:p>
          </table:table-cell>
          <table:table-cell office:value-type="float" office:value="0.007346" calcext:value-type="float">
            <text:p>0,007346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1.090381" calcext:value-type="float">
            <text:p>1,090381</text:p>
          </table:table-cell>
          <table:table-cell office:value-type="float" office:value="1.072163" calcext:value-type="float">
            <text:p>1,072163</text:p>
          </table:table-cell>
          <table:table-cell office:value-type="float" office:value="1.157581" calcext:value-type="float">
            <text:p>1,157581</text:p>
          </table:table-cell>
          <table:table-cell office:value-type="float" office:value="0.008946" calcext:value-type="float">
            <text:p>0,008946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.073557" calcext:value-type="float">
            <text:p>1,073557</text:p>
          </table:table-cell>
          <table:table-cell office:value-type="float" office:value="1.056948" calcext:value-type="float">
            <text:p>1,056948</text:p>
          </table:table-cell>
          <table:table-cell office:value-type="float" office:value="1.109456" calcext:value-type="float">
            <text:p>1,109456</text:p>
          </table:table-cell>
          <table:table-cell office:value-type="float" office:value="0.007551" calcext:value-type="float">
            <text:p>0,007551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1.234493" calcext:value-type="float">
            <text:p>1,234493</text:p>
          </table:table-cell>
          <table:table-cell office:value-type="float" office:value="1.204799" calcext:value-type="float">
            <text:p>1,204799</text:p>
          </table:table-cell>
          <table:table-cell office:value-type="float" office:value="1.2829" calcext:value-type="float">
            <text:p>1,2829</text:p>
          </table:table-cell>
          <table:table-cell office:value-type="float" office:value="0.012659" calcext:value-type="float">
            <text:p>0,012659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1.182561" calcext:value-type="float">
            <text:p>1,182561</text:p>
          </table:table-cell>
          <table:table-cell office:value-type="float" office:value="1.158225" calcext:value-type="float">
            <text:p>1,158225</text:p>
          </table:table-cell>
          <table:table-cell office:value-type="float" office:value="1.26876" calcext:value-type="float">
            <text:p>1,26876</text:p>
          </table:table-cell>
          <table:table-cell office:value-type="float" office:value="0.011902" calcext:value-type="float">
            <text:p>0,011902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.235031" calcext:value-type="float">
            <text:p>1,235031</text:p>
          </table:table-cell>
          <table:table-cell office:value-type="float" office:value="1.213315" calcext:value-type="float">
            <text:p>1,213315</text:p>
          </table:table-cell>
          <table:table-cell office:value-type="float" office:value="1.302021" calcext:value-type="float">
            <text:p>1,302021</text:p>
          </table:table-cell>
          <table:table-cell office:value-type="float" office:value="0.010189" calcext:value-type="float">
            <text:p>0,010189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1.181264" calcext:value-type="float">
            <text:p>1,181264</text:p>
          </table:table-cell>
          <table:table-cell office:value-type="float" office:value="1.152866" calcext:value-type="float">
            <text:p>1,152866</text:p>
          </table:table-cell>
          <table:table-cell office:value-type="float" office:value="1.436478" calcext:value-type="float">
            <text:p>1,436478</text:p>
          </table:table-cell>
          <table:table-cell office:value-type="float" office:value="0.014475" calcext:value-type="float">
            <text:p>0,014475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1.246003" calcext:value-type="float">
            <text:p>1,246003</text:p>
          </table:table-cell>
          <table:table-cell office:value-type="float" office:value="1.223374" calcext:value-type="float">
            <text:p>1,223374</text:p>
          </table:table-cell>
          <table:table-cell office:value-type="float" office:value="1.493314" calcext:value-type="float">
            <text:p>1,493314</text:p>
          </table:table-cell>
          <table:table-cell office:value-type="float" office:value="0.017803" calcext:value-type="float">
            <text:p>0,017803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1.193271" calcext:value-type="float">
            <text:p>1,193271</text:p>
          </table:table-cell>
          <table:table-cell office:value-type="float" office:value="1.170077" calcext:value-type="float">
            <text:p>1,170077</text:p>
          </table:table-cell>
          <table:table-cell office:value-type="float" office:value="1.448001" calcext:value-type="float">
            <text:p>1,448001</text:p>
          </table:table-cell>
          <table:table-cell office:value-type="float" office:value="0.015202" calcext:value-type="float">
            <text:p>0,015202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1.255453" calcext:value-type="float">
            <text:p>1,255453</text:p>
          </table:table-cell>
          <table:table-cell office:value-type="float" office:value="1.233026" calcext:value-type="float">
            <text:p>1,233026</text:p>
          </table:table-cell>
          <table:table-cell office:value-type="float" office:value="1.920667" calcext:value-type="float">
            <text:p>1,920667</text:p>
          </table:table-cell>
          <table:table-cell office:value-type="float" office:value="0.033391" calcext:value-type="float">
            <text:p>0,033391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.193992" calcext:value-type="float">
            <text:p>1,193992</text:p>
          </table:table-cell>
          <table:table-cell office:value-type="float" office:value="1.175158" calcext:value-type="float">
            <text:p>1,175158</text:p>
          </table:table-cell>
          <table:table-cell office:value-type="float" office:value="1.874922" calcext:value-type="float">
            <text:p>1,874922</text:p>
          </table:table-cell>
          <table:table-cell office:value-type="float" office:value="0.03343" calcext:value-type="float">
            <text:p>0,03343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1.25253" calcext:value-type="float">
            <text:p>1,25253</text:p>
          </table:table-cell>
          <table:table-cell office:value-type="float" office:value="1.228463" calcext:value-type="float">
            <text:p>1,228463</text:p>
          </table:table-cell>
          <table:table-cell office:value-type="float" office:value="1.904132" calcext:value-type="float">
            <text:p>1,904132</text:p>
          </table:table-cell>
          <table:table-cell office:value-type="float" office:value="0.032789" calcext:value-type="float">
            <text:p>0,032789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1.226309" calcext:value-type="float">
            <text:p>1,226309</text:p>
          </table:table-cell>
          <table:table-cell office:value-type="float" office:value="1.200237" calcext:value-type="float">
            <text:p>1,200237</text:p>
          </table:table-cell>
          <table:table-cell office:value-type="float" office:value="1.894863" calcext:value-type="float">
            <text:p>1,894863</text:p>
          </table:table-cell>
          <table:table-cell office:value-type="float" office:value="0.0336" calcext:value-type="float">
            <text:p>0,0336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1.262297" calcext:value-type="float">
            <text:p>1,262297</text:p>
          </table:table-cell>
          <table:table-cell office:value-type="float" office:value="1.242315" calcext:value-type="float">
            <text:p>1,242315</text:p>
          </table:table-cell>
          <table:table-cell office:value-type="float" office:value="1.917558" calcext:value-type="float">
            <text:p>1,917558</text:p>
          </table:table-cell>
          <table:table-cell office:value-type="float" office:value="0.030872" calcext:value-type="float">
            <text:p>0,030872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1.235281" calcext:value-type="float">
            <text:p>1,235281</text:p>
          </table:table-cell>
          <table:table-cell office:value-type="float" office:value="1.209541" calcext:value-type="float">
            <text:p>1,209541</text:p>
          </table:table-cell>
          <table:table-cell office:value-type="float" office:value="1.906929" calcext:value-type="float">
            <text:p>1,906929</text:p>
          </table:table-cell>
          <table:table-cell office:value-type="float" office:value="0.04337" calcext:value-type="float">
            <text:p>0,04337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1.264536" calcext:value-type="float">
            <text:p>1,264536</text:p>
          </table:table-cell>
          <table:table-cell office:value-type="float" office:value="1.244272" calcext:value-type="float">
            <text:p>1,244272</text:p>
          </table:table-cell>
          <table:table-cell office:value-type="float" office:value="1.933378" calcext:value-type="float">
            <text:p>1,933378</text:p>
          </table:table-cell>
          <table:table-cell office:value-type="float" office:value="0.034555" calcext:value-type="float">
            <text:p>0,034555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1.240877" calcext:value-type="float">
            <text:p>1,240877</text:p>
          </table:table-cell>
          <table:table-cell office:value-type="float" office:value="1.221237" calcext:value-type="float">
            <text:p>1,221237</text:p>
          </table:table-cell>
          <table:table-cell office:value-type="float" office:value="1.895026" calcext:value-type="float">
            <text:p>1,895026</text:p>
          </table:table-cell>
          <table:table-cell office:value-type="float" office:value="0.033953" calcext:value-type="float">
            <text:p>0,033953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1.263524" calcext:value-type="float">
            <text:p>1,263524</text:p>
          </table:table-cell>
          <table:table-cell office:value-type="float" office:value="1.244494" calcext:value-type="float">
            <text:p>1,244494</text:p>
          </table:table-cell>
          <table:table-cell office:value-type="float" office:value="1.931964" calcext:value-type="float">
            <text:p>1,931964</text:p>
          </table:table-cell>
          <table:table-cell office:value-type="float" office:value="0.033049" calcext:value-type="float">
            <text:p>0,033049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1.28108" calcext:value-type="float">
            <text:p>1,28108</text:p>
          </table:table-cell>
          <table:table-cell office:value-type="float" office:value="1.22517" calcext:value-type="float">
            <text:p>1,22517</text:p>
          </table:table-cell>
          <table:table-cell office:value-type="float" office:value="3.244548" calcext:value-type="float">
            <text:p>3,244548</text:p>
          </table:table-cell>
          <table:table-cell office:value-type="float" office:value="0.184943" calcext:value-type="float">
            <text:p>0,184943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1.296739" calcext:value-type="float">
            <text:p>1,296739</text:p>
          </table:table-cell>
          <table:table-cell office:value-type="float" office:value="1.262963" calcext:value-type="float">
            <text:p>1,262963</text:p>
          </table:table-cell>
          <table:table-cell office:value-type="float" office:value="1.958722" calcext:value-type="float">
            <text:p>1,958722</text:p>
          </table:table-cell>
          <table:table-cell office:value-type="float" office:value="0.037686" calcext:value-type="float">
            <text:p>0,03768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.29795" calcext:value-type="float">
            <text:p>1,29795</text:p>
          </table:table-cell>
          <table:table-cell office:value-type="float" office:value="1.271471" calcext:value-type="float">
            <text:p>1,271471</text:p>
          </table:table-cell>
          <table:table-cell office:value-type="float" office:value="1.969062" calcext:value-type="float">
            <text:p>1,969062</text:p>
          </table:table-cell>
          <table:table-cell office:value-type="float" office:value="0.044053" calcext:value-type="float">
            <text:p>0,044053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1.299294" calcext:value-type="float">
            <text:p>1,299294</text:p>
          </table:table-cell>
          <table:table-cell office:value-type="float" office:value="1.273369" calcext:value-type="float">
            <text:p>1,273369</text:p>
          </table:table-cell>
          <table:table-cell office:value-type="float" office:value="1.955507" calcext:value-type="float">
            <text:p>1,955507</text:p>
          </table:table-cell>
          <table:table-cell office:value-type="float" office:value="0.031061" calcext:value-type="float">
            <text:p>0,031061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1.305993" calcext:value-type="float">
            <text:p>1,305993</text:p>
          </table:table-cell>
          <table:table-cell office:value-type="float" office:value="1.282307" calcext:value-type="float">
            <text:p>1,282307</text:p>
          </table:table-cell>
          <table:table-cell office:value-type="float" office:value="1.962385" calcext:value-type="float">
            <text:p>1,962385</text:p>
          </table:table-cell>
          <table:table-cell office:value-type="float" office:value="0.042882" calcext:value-type="float">
            <text:p>0,042882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1.308697" calcext:value-type="float">
            <text:p>1,308697</text:p>
          </table:table-cell>
          <table:table-cell office:value-type="float" office:value="1.286291" calcext:value-type="float">
            <text:p>1,286291</text:p>
          </table:table-cell>
          <table:table-cell office:value-type="float" office:value="1.96092" calcext:value-type="float">
            <text:p>1,96092</text:p>
          </table:table-cell>
          <table:table-cell office:value-type="float" office:value="0.032329" calcext:value-type="float">
            <text:p>0,032329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1.311946" calcext:value-type="float">
            <text:p>1,311946</text:p>
          </table:table-cell>
          <table:table-cell office:value-type="float" office:value="1.281881" calcext:value-type="float">
            <text:p>1,281881</text:p>
          </table:table-cell>
          <table:table-cell office:value-type="float" office:value="1.975311" calcext:value-type="float">
            <text:p>1,975311</text:p>
          </table:table-cell>
          <table:table-cell office:value-type="float" office:value="0.033208" calcext:value-type="float">
            <text:p>0,033208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1.308348" calcext:value-type="float">
            <text:p>1,308348</text:p>
          </table:table-cell>
          <table:table-cell office:value-type="float" office:value="1.286639" calcext:value-type="float">
            <text:p>1,286639</text:p>
          </table:table-cell>
          <table:table-cell office:value-type="float" office:value="1.538958" calcext:value-type="float">
            <text:p>1,538958</text:p>
          </table:table-cell>
          <table:table-cell office:value-type="float" office:value="0.013798" calcext:value-type="float">
            <text:p>0,013798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1.344708" calcext:value-type="float">
            <text:p>1,344708</text:p>
          </table:table-cell>
          <table:table-cell office:value-type="float" office:value="1.297994" calcext:value-type="float">
            <text:p>1,297994</text:p>
          </table:table-cell>
          <table:table-cell office:value-type="float" office:value="3.254907" calcext:value-type="float">
            <text:p>3,254907</text:p>
          </table:table-cell>
          <table:table-cell office:value-type="float" office:value="0.133876" calcext:value-type="float">
            <text:p>0,133876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1.320603" calcext:value-type="float">
            <text:p>1,320603</text:p>
          </table:table-cell>
          <table:table-cell office:value-type="float" office:value="1.297002" calcext:value-type="float">
            <text:p>1,297002</text:p>
          </table:table-cell>
          <table:table-cell office:value-type="float" office:value="1.978616" calcext:value-type="float">
            <text:p>1,978616</text:p>
          </table:table-cell>
          <table:table-cell office:value-type="float" office:value="0.037241" calcext:value-type="float">
            <text:p>0,037241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1.322654" calcext:value-type="float">
            <text:p>1,322654</text:p>
          </table:table-cell>
          <table:table-cell office:value-type="float" office:value="1.302205" calcext:value-type="float">
            <text:p>1,302205</text:p>
          </table:table-cell>
          <table:table-cell office:value-type="float" office:value="1.990405" calcext:value-type="float">
            <text:p>1,990405</text:p>
          </table:table-cell>
          <table:table-cell office:value-type="float" office:value="0.031554" calcext:value-type="float">
            <text:p>0,031554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1.321003" calcext:value-type="float">
            <text:p>1,321003</text:p>
          </table:table-cell>
          <table:table-cell office:value-type="float" office:value="1.295096" calcext:value-type="float">
            <text:p>1,295096</text:p>
          </table:table-cell>
          <table:table-cell office:value-type="float" office:value="1.999937" calcext:value-type="float">
            <text:p>1,999937</text:p>
          </table:table-cell>
          <table:table-cell office:value-type="float" office:value="0.045038" calcext:value-type="float">
            <text:p>0,045038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.324909" calcext:value-type="float">
            <text:p>1,324909</text:p>
          </table:table-cell>
          <table:table-cell office:value-type="float" office:value="1.304221" calcext:value-type="float">
            <text:p>1,304221</text:p>
          </table:table-cell>
          <table:table-cell office:value-type="float" office:value="1.567986" calcext:value-type="float">
            <text:p>1,567986</text:p>
          </table:table-cell>
          <table:table-cell office:value-type="float" office:value="0.013861" calcext:value-type="float">
            <text:p>0,013861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.318025" calcext:value-type="float">
            <text:p>1,318025</text:p>
          </table:table-cell>
          <table:table-cell office:value-type="float" office:value="1.297572" calcext:value-type="float">
            <text:p>1,297572</text:p>
          </table:table-cell>
          <table:table-cell office:value-type="float" office:value="1.553876" calcext:value-type="float">
            <text:p>1,553876</text:p>
          </table:table-cell>
          <table:table-cell office:value-type="float" office:value="0.013373" calcext:value-type="float">
            <text:p>0,013373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.334036" calcext:value-type="float">
            <text:p>1,334036</text:p>
          </table:table-cell>
          <table:table-cell office:value-type="float" office:value="1.305862" calcext:value-type="float">
            <text:p>1,305862</text:p>
          </table:table-cell>
          <table:table-cell office:value-type="float" office:value="1.706297" calcext:value-type="float">
            <text:p>1,706297</text:p>
          </table:table-cell>
          <table:table-cell office:value-type="float" office:value="0.056011" calcext:value-type="float">
            <text:p>0,056011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.32654" calcext:value-type="float">
            <text:p>1,32654</text:p>
          </table:table-cell>
          <table:table-cell office:value-type="float" office:value="1.301822" calcext:value-type="float">
            <text:p>1,301822</text:p>
          </table:table-cell>
          <table:table-cell office:value-type="float" office:value="1.709473" calcext:value-type="float">
            <text:p>1,709473</text:p>
          </table:table-cell>
          <table:table-cell office:value-type="float" office:value="0.050577" calcext:value-type="float">
            <text:p>0,050577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.464849" calcext:value-type="float">
            <text:p>1,464849</text:p>
          </table:table-cell>
          <table:table-cell office:value-type="float" office:value="1.297499" calcext:value-type="float">
            <text:p>1,297499</text:p>
          </table:table-cell>
          <table:table-cell office:value-type="float" office:value="6.673042" calcext:value-type="float">
            <text:p>6,673042</text:p>
          </table:table-cell>
          <table:table-cell office:value-type="float" office:value="0.696123" calcext:value-type="float">
            <text:p>0,696123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1.478107" calcext:value-type="float">
            <text:p>1,478107</text:p>
          </table:table-cell>
          <table:table-cell office:value-type="float" office:value="1.437079" calcext:value-type="float">
            <text:p>1,437079</text:p>
          </table:table-cell>
          <table:table-cell office:value-type="float" office:value="2.12937" calcext:value-type="float">
            <text:p>2,12937</text:p>
          </table:table-cell>
          <table:table-cell office:value-type="float" office:value="0.061314" calcext:value-type="float">
            <text:p>0,061314</text:p>
          </table:table-cell>
          <table:table-cell office:value-type="float" office:value="12" calcext:value-type="float">
            <text:p>12</text:p>
          </table:table-cell>
          <table:table-cell table:number-columns-repeated="6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1.417256" calcext:value-type="float">
            <text:p>1,417256</text:p>
          </table:table-cell>
          <table:table-cell office:value-type="float" office:value="1.376385" calcext:value-type="float">
            <text:p>1,376385</text:p>
          </table:table-cell>
          <table:table-cell office:value-type="float" office:value="2.073023" calcext:value-type="float">
            <text:p>2,073023</text:p>
          </table:table-cell>
          <table:table-cell office:value-type="float" office:value="0.057613" calcext:value-type="float">
            <text:p>0,057613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1.491357" calcext:value-type="float">
            <text:p>1,491357</text:p>
          </table:table-cell>
          <table:table-cell office:value-type="float" office:value="1.451802" calcext:value-type="float">
            <text:p>1,451802</text:p>
          </table:table-cell>
          <table:table-cell office:value-type="float" office:value="2.146452" calcext:value-type="float">
            <text:p>2,146452</text:p>
          </table:table-cell>
          <table:table-cell office:value-type="float" office:value="0.059855" calcext:value-type="float">
            <text:p>0,059855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1.429956" calcext:value-type="float">
            <text:p>1,429956</text:p>
          </table:table-cell>
          <table:table-cell office:value-type="float" office:value="1.397603" calcext:value-type="float">
            <text:p>1,397603</text:p>
          </table:table-cell>
          <table:table-cell office:value-type="float" office:value="2.090761" calcext:value-type="float">
            <text:p>2,090761</text:p>
          </table:table-cell>
          <table:table-cell office:value-type="float" office:value="0.064493" calcext:value-type="float">
            <text:p>0,064493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1.497112" calcext:value-type="float">
            <text:p>1,497112</text:p>
          </table:table-cell>
          <table:table-cell office:value-type="float" office:value="1.462552" calcext:value-type="float">
            <text:p>1,462552</text:p>
          </table:table-cell>
          <table:table-cell office:value-type="float" office:value="2.143252" calcext:value-type="float">
            <text:p>2,143252</text:p>
          </table:table-cell>
          <table:table-cell office:value-type="float" office:value="0.059634" calcext:value-type="float">
            <text:p>0,059634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1.433007" calcext:value-type="float">
            <text:p>1,433007</text:p>
          </table:table-cell>
          <table:table-cell office:value-type="float" office:value="1.401103" calcext:value-type="float">
            <text:p>1,401103</text:p>
          </table:table-cell>
          <table:table-cell office:value-type="float" office:value="2.090303" calcext:value-type="float">
            <text:p>2,090303</text:p>
          </table:table-cell>
          <table:table-cell office:value-type="float" office:value="0.046724" calcext:value-type="float">
            <text:p>0,046724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1.500494" calcext:value-type="float">
            <text:p>1,500494</text:p>
          </table:table-cell>
          <table:table-cell office:value-type="float" office:value="1.460923" calcext:value-type="float">
            <text:p>1,460923</text:p>
          </table:table-cell>
          <table:table-cell office:value-type="float" office:value="1.87503" calcext:value-type="float">
            <text:p>1,87503</text:p>
          </table:table-cell>
          <table:table-cell office:value-type="float" office:value="0.068745" calcext:value-type="float">
            <text:p>0,068745</text:p>
          </table:table-cell>
          <table:table-cell office:value-type="float" office:value="17" calcext:value-type="float">
            <text:p>17</text:p>
          </table:table-cell>
          <table:table-cell table:number-columns-repeated="6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1.438238" calcext:value-type="float">
            <text:p>1,438238</text:p>
          </table:table-cell>
          <table:table-cell office:value-type="float" office:value="1.40683" calcext:value-type="float">
            <text:p>1,40683</text:p>
          </table:table-cell>
          <table:table-cell office:value-type="float" office:value="1.806473" calcext:value-type="float">
            <text:p>1,806473</text:p>
          </table:table-cell>
          <table:table-cell office:value-type="float" office:value="0.051016" calcext:value-type="float">
            <text:p>0,051016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 table:number-rows-repeated="2">
          <table:table-cell table:number-columns-repeated="73"/>
        </table:table-row>
        <table:table-row table:style-name="ro1">
          <table:table-cell office:value-type="string" calcext:value-type="string">
            <text:p>LINEAR CENTRALIZED REDUCTION time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80382" calcext:value-type="float">
            <text:p>0,080382</text:p>
          </table:table-cell>
          <table:table-cell office:value-type="float" office:value="0.079266" calcext:value-type="float">
            <text:p>0,079266</text:p>
          </table:table-cell>
          <table:table-cell office:value-type="float" office:value="0.08655" calcext:value-type="float">
            <text:p>0,08655</text:p>
          </table:table-cell>
          <table:table-cell office:value-type="float" office:value="0.001816" calcext:value-type="float">
            <text:p>0,001816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297667" calcext:value-type="float">
            <text:p>0,297667</text:p>
          </table:table-cell>
          <table:table-cell office:value-type="float" office:value="0.292381" calcext:value-type="float">
            <text:p>0,292381</text:p>
          </table:table-cell>
          <table:table-cell office:value-type="float" office:value="0.307012" calcext:value-type="float">
            <text:p>0,307012</text:p>
          </table:table-cell>
          <table:table-cell office:value-type="float" office:value="0.002368" calcext:value-type="float">
            <text:p>0,002368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501675" calcext:value-type="float">
            <text:p>0,501675</text:p>
          </table:table-cell>
          <table:table-cell office:value-type="float" office:value="0.497677" calcext:value-type="float">
            <text:p>0,497677</text:p>
          </table:table-cell>
          <table:table-cell office:value-type="float" office:value="0.520921" calcext:value-type="float">
            <text:p>0,520921</text:p>
          </table:table-cell>
          <table:table-cell office:value-type="float" office:value="0.002143" calcext:value-type="float">
            <text:p>0,002143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687542" calcext:value-type="float">
            <text:p>0,687542</text:p>
          </table:table-cell>
          <table:table-cell office:value-type="float" office:value="0.684567" calcext:value-type="float">
            <text:p>0,684567</text:p>
          </table:table-cell>
          <table:table-cell office:value-type="float" office:value="0.705581" calcext:value-type="float">
            <text:p>0,705581</text:p>
          </table:table-cell>
          <table:table-cell office:value-type="float" office:value="0.001865" calcext:value-type="float">
            <text:p>0,001865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814311" calcext:value-type="float">
            <text:p>0,814311</text:p>
          </table:table-cell>
          <table:table-cell office:value-type="float" office:value="0.809879" calcext:value-type="float">
            <text:p>0,809879</text:p>
          </table:table-cell>
          <table:table-cell office:value-type="float" office:value="0.828102" calcext:value-type="float">
            <text:p>0,828102</text:p>
          </table:table-cell>
          <table:table-cell office:value-type="float" office:value="0.002354" calcext:value-type="float">
            <text:p>0,002354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906692" calcext:value-type="float">
            <text:p>0,906692</text:p>
          </table:table-cell>
          <table:table-cell office:value-type="float" office:value="0.901211" calcext:value-type="float">
            <text:p>0,901211</text:p>
          </table:table-cell>
          <table:table-cell office:value-type="float" office:value="0.9503" calcext:value-type="float">
            <text:p>0,9503</text:p>
          </table:table-cell>
          <table:table-cell office:value-type="float" office:value="0.003536" calcext:value-type="float">
            <text:p>0,003536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986824" calcext:value-type="float">
            <text:p>0,986824</text:p>
          </table:table-cell>
          <table:table-cell office:value-type="float" office:value="0.979679" calcext:value-type="float">
            <text:p>0,979679</text:p>
          </table:table-cell>
          <table:table-cell office:value-type="float" office:value="1.085647" calcext:value-type="float">
            <text:p>1,085647</text:p>
          </table:table-cell>
          <table:table-cell office:value-type="float" office:value="0.011941" calcext:value-type="float">
            <text:p>0,011941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998053" calcext:value-type="float">
            <text:p>0,998053</text:p>
          </table:table-cell>
          <table:table-cell office:value-type="float" office:value="0.992464" calcext:value-type="float">
            <text:p>0,992464</text:p>
          </table:table-cell>
          <table:table-cell office:value-type="float" office:value="1.043679" calcext:value-type="float">
            <text:p>1,043679</text:p>
          </table:table-cell>
          <table:table-cell office:value-type="float" office:value="0.003315" calcext:value-type="float">
            <text:p>0,003315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1.09379" calcext:value-type="float">
            <text:p>1,09379</text:p>
          </table:table-cell>
          <table:table-cell office:value-type="float" office:value="1.087697" calcext:value-type="float">
            <text:p>1,087697</text:p>
          </table:table-cell>
          <table:table-cell office:value-type="float" office:value="1.140092" calcext:value-type="float">
            <text:p>1,140092</text:p>
          </table:table-cell>
          <table:table-cell office:value-type="float" office:value="0.003623" calcext:value-type="float">
            <text:p>0,003623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.099759" calcext:value-type="float">
            <text:p>1,099759</text:p>
          </table:table-cell>
          <table:table-cell office:value-type="float" office:value="1.075639" calcext:value-type="float">
            <text:p>1,075639</text:p>
          </table:table-cell>
          <table:table-cell office:value-type="float" office:value="1.383638" calcext:value-type="float">
            <text:p>1,383638</text:p>
          </table:table-cell>
          <table:table-cell office:value-type="float" office:value="0.013528" calcext:value-type="float">
            <text:p>0,013528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.976053" calcext:value-type="float">
            <text:p>0,976053</text:p>
          </table:table-cell>
          <table:table-cell office:value-type="float" office:value="0.967277" calcext:value-type="float">
            <text:p>0,967277</text:p>
          </table:table-cell>
          <table:table-cell office:value-type="float" office:value="1.056511" calcext:value-type="float">
            <text:p>1,056511</text:p>
          </table:table-cell>
          <table:table-cell office:value-type="float" office:value="0.007492" calcext:value-type="float">
            <text:p>0,007492</text:p>
          </table:table-cell>
          <table:table-cell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.998724" calcext:value-type="float">
            <text:p>0,998724</text:p>
          </table:table-cell>
          <table:table-cell office:value-type="float" office:value="0.992843" calcext:value-type="float">
            <text:p>0,992843</text:p>
          </table:table-cell>
          <table:table-cell office:value-type="float" office:value="1.043253" calcext:value-type="float">
            <text:p>1,043253</text:p>
          </table:table-cell>
          <table:table-cell office:value-type="float" office:value="0.00333" calcext:value-type="float">
            <text:p>0,00333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1.145823" calcext:value-type="float">
            <text:p>1,145823</text:p>
          </table:table-cell>
          <table:table-cell office:value-type="float" office:value="1.127853" calcext:value-type="float">
            <text:p>1,127853</text:p>
          </table:table-cell>
          <table:table-cell office:value-type="float" office:value="1.222631" calcext:value-type="float">
            <text:p>1,222631</text:p>
          </table:table-cell>
          <table:table-cell office:value-type="float" office:value="0.006889" calcext:value-type="float">
            <text:p>0,006889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.240192" calcext:value-type="float">
            <text:p>1,240192</text:p>
          </table:table-cell>
          <table:table-cell office:value-type="float" office:value="1.231185" calcext:value-type="float">
            <text:p>1,231185</text:p>
          </table:table-cell>
          <table:table-cell office:value-type="float" office:value="1.628828" calcext:value-type="float">
            <text:p>1,628828</text:p>
          </table:table-cell>
          <table:table-cell office:value-type="float" office:value="0.017922" calcext:value-type="float">
            <text:p>0,017922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1.138545" calcext:value-type="float">
            <text:p>1,138545</text:p>
          </table:table-cell>
          <table:table-cell office:value-type="float" office:value="1.12901" calcext:value-type="float">
            <text:p>1,12901</text:p>
          </table:table-cell>
          <table:table-cell office:value-type="float" office:value="1.200959" calcext:value-type="float">
            <text:p>1,200959</text:p>
          </table:table-cell>
          <table:table-cell office:value-type="float" office:value="0.005565" calcext:value-type="float">
            <text:p>0,005565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.383288" calcext:value-type="float">
            <text:p>1,383288</text:p>
          </table:table-cell>
          <table:table-cell office:value-type="float" office:value="1.374443" calcext:value-type="float">
            <text:p>1,374443</text:p>
          </table:table-cell>
          <table:table-cell office:value-type="float" office:value="1.631629" calcext:value-type="float">
            <text:p>1,631629</text:p>
          </table:table-cell>
          <table:table-cell office:value-type="float" office:value="0.012558" calcext:value-type="float">
            <text:p>0,012558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1.406539" calcext:value-type="float">
            <text:p>1,406539</text:p>
          </table:table-cell>
          <table:table-cell office:value-type="float" office:value="1.392482" calcext:value-type="float">
            <text:p>1,392482</text:p>
          </table:table-cell>
          <table:table-cell office:value-type="float" office:value="1.681184" calcext:value-type="float">
            <text:p>1,681184</text:p>
          </table:table-cell>
          <table:table-cell office:value-type="float" office:value="0.013976" calcext:value-type="float">
            <text:p>0,01397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1.37823" calcext:value-type="float">
            <text:p>1,37823</text:p>
          </table:table-cell>
          <table:table-cell office:value-type="float" office:value="1.362799" calcext:value-type="float">
            <text:p>1,362799</text:p>
          </table:table-cell>
          <table:table-cell office:value-type="float" office:value="1.615344" calcext:value-type="float">
            <text:p>1,615344</text:p>
          </table:table-cell>
          <table:table-cell office:value-type="float" office:value="0.012627" calcext:value-type="float">
            <text:p>0,012627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1.5215" calcext:value-type="float">
            <text:p>1,5215</text:p>
          </table:table-cell>
          <table:table-cell office:value-type="float" office:value="1.511634" calcext:value-type="float">
            <text:p>1,511634</text:p>
          </table:table-cell>
          <table:table-cell office:value-type="float" office:value="1.878429" calcext:value-type="float">
            <text:p>1,878429</text:p>
          </table:table-cell>
          <table:table-cell office:value-type="float" office:value="0.016704" calcext:value-type="float">
            <text:p>0,016704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.447723" calcext:value-type="float">
            <text:p>1,447723</text:p>
          </table:table-cell>
          <table:table-cell office:value-type="float" office:value="1.433829" calcext:value-type="float">
            <text:p>1,433829</text:p>
          </table:table-cell>
          <table:table-cell office:value-type="float" office:value="1.779633" calcext:value-type="float">
            <text:p>1,779633</text:p>
          </table:table-cell>
          <table:table-cell office:value-type="float" office:value="0.016079" calcext:value-type="float">
            <text:p>0,016079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1.575936" calcext:value-type="float">
            <text:p>1,575936</text:p>
          </table:table-cell>
          <table:table-cell office:value-type="float" office:value="1.554384" calcext:value-type="float">
            <text:p>1,554384</text:p>
          </table:table-cell>
          <table:table-cell office:value-type="float" office:value="2.117287" calcext:value-type="float">
            <text:p>2,117287</text:p>
          </table:table-cell>
          <table:table-cell office:value-type="float" office:value="0.025589" calcext:value-type="float">
            <text:p>0,025589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1.548627" calcext:value-type="float">
            <text:p>1,548627</text:p>
          </table:table-cell>
          <table:table-cell office:value-type="float" office:value="1.534821" calcext:value-type="float">
            <text:p>1,534821</text:p>
          </table:table-cell>
          <table:table-cell office:value-type="float" office:value="1.764875" calcext:value-type="float">
            <text:p>1,764875</text:p>
          </table:table-cell>
          <table:table-cell office:value-type="float" office:value="0.011028" calcext:value-type="float">
            <text:p>0,011028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1.673206" calcext:value-type="float">
            <text:p>1,673206</text:p>
          </table:table-cell>
          <table:table-cell office:value-type="float" office:value="1.65464" calcext:value-type="float">
            <text:p>1,65464</text:p>
          </table:table-cell>
          <table:table-cell office:value-type="float" office:value="1.788797" calcext:value-type="float">
            <text:p>1,788797</text:p>
          </table:table-cell>
          <table:table-cell office:value-type="float" office:value="0.011106" calcext:value-type="float">
            <text:p>0,01110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1.926513" calcext:value-type="float">
            <text:p>1,926513</text:p>
          </table:table-cell>
          <table:table-cell office:value-type="float" office:value="1.900773" calcext:value-type="float">
            <text:p>1,900773</text:p>
          </table:table-cell>
          <table:table-cell office:value-type="float" office:value="2.11892" calcext:value-type="float">
            <text:p>2,11892</text:p>
          </table:table-cell>
          <table:table-cell office:value-type="float" office:value="0.015623" calcext:value-type="float">
            <text:p>0,015623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.848236" calcext:value-type="float">
            <text:p>1,848236</text:p>
          </table:table-cell>
          <table:table-cell office:value-type="float" office:value="1.820773" calcext:value-type="float">
            <text:p>1,820773</text:p>
          </table:table-cell>
          <table:table-cell office:value-type="float" office:value="1.953593" calcext:value-type="float">
            <text:p>1,953593</text:p>
          </table:table-cell>
          <table:table-cell office:value-type="float" office:value="0.011823" calcext:value-type="float">
            <text:p>0,011823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1.930606" calcext:value-type="float">
            <text:p>1,930606</text:p>
          </table:table-cell>
          <table:table-cell office:value-type="float" office:value="1.905202" calcext:value-type="float">
            <text:p>1,905202</text:p>
          </table:table-cell>
          <table:table-cell office:value-type="float" office:value="2.042999" calcext:value-type="float">
            <text:p>2,042999</text:p>
          </table:table-cell>
          <table:table-cell office:value-type="float" office:value="0.013736" calcext:value-type="float">
            <text:p>0,01373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2.016285" calcext:value-type="float">
            <text:p>2,016285</text:p>
          </table:table-cell>
          <table:table-cell office:value-type="float" office:value="1.98289" calcext:value-type="float">
            <text:p>1,98289</text:p>
          </table:table-cell>
          <table:table-cell office:value-type="float" office:value="2.213264" calcext:value-type="float">
            <text:p>2,213264</text:p>
          </table:table-cell>
          <table:table-cell office:value-type="float" office:value="0.016119" calcext:value-type="float">
            <text:p>0,016119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2.060946" calcext:value-type="float">
            <text:p>2,060946</text:p>
          </table:table-cell>
          <table:table-cell office:value-type="float" office:value="2.030491" calcext:value-type="float">
            <text:p>2,030491</text:p>
          </table:table-cell>
          <table:table-cell office:value-type="float" office:value="2.268373" calcext:value-type="float">
            <text:p>2,268373</text:p>
          </table:table-cell>
          <table:table-cell office:value-type="float" office:value="0.015621" calcext:value-type="float">
            <text:p>0,015621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2.14472" calcext:value-type="float">
            <text:p>2,14472</text:p>
          </table:table-cell>
          <table:table-cell office:value-type="float" office:value="2.113927" calcext:value-type="float">
            <text:p>2,113927</text:p>
          </table:table-cell>
          <table:table-cell office:value-type="float" office:value="2.405662" calcext:value-type="float">
            <text:p>2,405662</text:p>
          </table:table-cell>
          <table:table-cell office:value-type="float" office:value="0.016931" calcext:value-type="float">
            <text:p>0,016931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2.221695" calcext:value-type="float">
            <text:p>2,221695</text:p>
          </table:table-cell>
          <table:table-cell office:value-type="float" office:value="2.192841" calcext:value-type="float">
            <text:p>2,192841</text:p>
          </table:table-cell>
          <table:table-cell office:value-type="float" office:value="2.475535" calcext:value-type="float">
            <text:p>2,475535</text:p>
          </table:table-cell>
          <table:table-cell office:value-type="float" office:value="0.016158" calcext:value-type="float">
            <text:p>0,016158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2.423617" calcext:value-type="float">
            <text:p>2,423617</text:p>
          </table:table-cell>
          <table:table-cell office:value-type="float" office:value="2.39388" calcext:value-type="float">
            <text:p>2,39388</text:p>
          </table:table-cell>
          <table:table-cell office:value-type="float" office:value="2.691495" calcext:value-type="float">
            <text:p>2,691495</text:p>
          </table:table-cell>
          <table:table-cell office:value-type="float" office:value="0.018243" calcext:value-type="float">
            <text:p>0,018243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.400679" calcext:value-type="float">
            <text:p>2,400679</text:p>
          </table:table-cell>
          <table:table-cell office:value-type="float" office:value="2.361489" calcext:value-type="float">
            <text:p>2,361489</text:p>
          </table:table-cell>
          <table:table-cell office:value-type="float" office:value="2.674918" calcext:value-type="float">
            <text:p>2,674918</text:p>
          </table:table-cell>
          <table:table-cell office:value-type="float" office:value="0.018923" calcext:value-type="float">
            <text:p>0,018923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2.366549" calcext:value-type="float">
            <text:p>2,366549</text:p>
          </table:table-cell>
          <table:table-cell office:value-type="float" office:value="2.310904" calcext:value-type="float">
            <text:p>2,310904</text:p>
          </table:table-cell>
          <table:table-cell office:value-type="float" office:value="2.747222" calcext:value-type="float">
            <text:p>2,747222</text:p>
          </table:table-cell>
          <table:table-cell office:value-type="float" office:value="0.038925" calcext:value-type="float">
            <text:p>0,038925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2.528861" calcext:value-type="float">
            <text:p>2,528861</text:p>
          </table:table-cell>
          <table:table-cell office:value-type="float" office:value="2.488083" calcext:value-type="float">
            <text:p>2,488083</text:p>
          </table:table-cell>
          <table:table-cell office:value-type="float" office:value="2.650481" calcext:value-type="float">
            <text:p>2,650481</text:p>
          </table:table-cell>
          <table:table-cell office:value-type="float" office:value="0.016011" calcext:value-type="float">
            <text:p>0,016011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2.528957" calcext:value-type="float">
            <text:p>2,528957</text:p>
          </table:table-cell>
          <table:table-cell office:value-type="float" office:value="2.48752" calcext:value-type="float">
            <text:p>2,48752</text:p>
          </table:table-cell>
          <table:table-cell office:value-type="float" office:value="2.744229" calcext:value-type="float">
            <text:p>2,744229</text:p>
          </table:table-cell>
          <table:table-cell office:value-type="float" office:value="0.018996" calcext:value-type="float">
            <text:p>0,01899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2.604821" calcext:value-type="float">
            <text:p>2,604821</text:p>
          </table:table-cell>
          <table:table-cell office:value-type="float" office:value="2.558794" calcext:value-type="float">
            <text:p>2,558794</text:p>
          </table:table-cell>
          <table:table-cell office:value-type="float" office:value="3.295845" calcext:value-type="float">
            <text:p>3,295845</text:p>
          </table:table-cell>
          <table:table-cell office:value-type="float" office:value="0.034683" calcext:value-type="float">
            <text:p>0,034683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2.864323" calcext:value-type="float">
            <text:p>2,864323</text:p>
          </table:table-cell>
          <table:table-cell office:value-type="float" office:value="2.820088" calcext:value-type="float">
            <text:p>2,820088</text:p>
          </table:table-cell>
          <table:table-cell office:value-type="float" office:value="3.598687" calcext:value-type="float">
            <text:p>3,598687</text:p>
          </table:table-cell>
          <table:table-cell office:value-type="float" office:value="0.044403" calcext:value-type="float">
            <text:p>0,044403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2.957009" calcext:value-type="float">
            <text:p>2,957009</text:p>
          </table:table-cell>
          <table:table-cell office:value-type="float" office:value="2.917769" calcext:value-type="float">
            <text:p>2,917769</text:p>
          </table:table-cell>
          <table:table-cell office:value-type="float" office:value="3.737718" calcext:value-type="float">
            <text:p>3,737718</text:p>
          </table:table-cell>
          <table:table-cell office:value-type="float" office:value="0.049528" calcext:value-type="float">
            <text:p>0,049528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3.014951" calcext:value-type="float">
            <text:p>3,014951</text:p>
          </table:table-cell>
          <table:table-cell office:value-type="float" office:value="2.963635" calcext:value-type="float">
            <text:p>2,963635</text:p>
          </table:table-cell>
          <table:table-cell office:value-type="float" office:value="3.550274" calcext:value-type="float">
            <text:p>3,550274</text:p>
          </table:table-cell>
          <table:table-cell office:value-type="float" office:value="0.036596" calcext:value-type="float">
            <text:p>0,03659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3.068124" calcext:value-type="float">
            <text:p>3,068124</text:p>
          </table:table-cell>
          <table:table-cell office:value-type="float" office:value="3.024651" calcext:value-type="float">
            <text:p>3,024651</text:p>
          </table:table-cell>
          <table:table-cell office:value-type="float" office:value="4.399114" calcext:value-type="float">
            <text:p>4,399114</text:p>
          </table:table-cell>
          <table:table-cell office:value-type="float" office:value="0.092552" calcext:value-type="float">
            <text:p>0,092552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3.237897" calcext:value-type="float">
            <text:p>3,237897</text:p>
          </table:table-cell>
          <table:table-cell office:value-type="float" office:value="3.170423" calcext:value-type="float">
            <text:p>3,170423</text:p>
          </table:table-cell>
          <table:table-cell office:value-type="float" office:value="3.565423" calcext:value-type="float">
            <text:p>3,565423</text:p>
          </table:table-cell>
          <table:table-cell office:value-type="float" office:value="0.028818" calcext:value-type="float">
            <text:p>0,028818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3.29212" calcext:value-type="float">
            <text:p>3,29212</text:p>
          </table:table-cell>
          <table:table-cell office:value-type="float" office:value="3.224987" calcext:value-type="float">
            <text:p>3,224987</text:p>
          </table:table-cell>
          <table:table-cell office:value-type="float" office:value="5.950022" calcext:value-type="float">
            <text:p>5,950022</text:p>
          </table:table-cell>
          <table:table-cell office:value-type="float" office:value="0.134537" calcext:value-type="float">
            <text:p>0,134537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3.314651" calcext:value-type="float">
            <text:p>3,314651</text:p>
          </table:table-cell>
          <table:table-cell office:value-type="float" office:value="3.253407" calcext:value-type="float">
            <text:p>3,253407</text:p>
          </table:table-cell>
          <table:table-cell office:value-type="float" office:value="5.993474" calcext:value-type="float">
            <text:p>5,993474</text:p>
          </table:table-cell>
          <table:table-cell office:value-type="float" office:value="0.123366" calcext:value-type="float">
            <text:p>0,123366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3.419763" calcext:value-type="float">
            <text:p>3,419763</text:p>
          </table:table-cell>
          <table:table-cell office:value-type="float" office:value="3.33269" calcext:value-type="float">
            <text:p>3,33269</text:p>
          </table:table-cell>
          <table:table-cell office:value-type="float" office:value="6.067318" calcext:value-type="float">
            <text:p>6,067318</text:p>
          </table:table-cell>
          <table:table-cell office:value-type="float" office:value="0.125572" calcext:value-type="float">
            <text:p>0,125572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3.711215" calcext:value-type="float">
            <text:p>3,711215</text:p>
          </table:table-cell>
          <table:table-cell office:value-type="float" office:value="3.634437" calcext:value-type="float">
            <text:p>3,634437</text:p>
          </table:table-cell>
          <table:table-cell office:value-type="float" office:value="6.34927" calcext:value-type="float">
            <text:p>6,34927</text:p>
          </table:table-cell>
          <table:table-cell office:value-type="float" office:value="0.132792" calcext:value-type="float">
            <text:p>0,132792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3.962663" calcext:value-type="float">
            <text:p>3,962663</text:p>
          </table:table-cell>
          <table:table-cell office:value-type="float" office:value="3.893873" calcext:value-type="float">
            <text:p>3,893873</text:p>
          </table:table-cell>
          <table:table-cell office:value-type="float" office:value="6.629752" calcext:value-type="float">
            <text:p>6,629752</text:p>
          </table:table-cell>
          <table:table-cell office:value-type="float" office:value="0.134161" calcext:value-type="float">
            <text:p>0,134161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3.652259" calcext:value-type="float">
            <text:p>3,652259</text:p>
          </table:table-cell>
          <table:table-cell office:value-type="float" office:value="3.577703" calcext:value-type="float">
            <text:p>3,577703</text:p>
          </table:table-cell>
          <table:table-cell office:value-type="float" office:value="6.284004" calcext:value-type="float">
            <text:p>6,284004</text:p>
          </table:table-cell>
          <table:table-cell office:value-type="float" office:value="0.132274" calcext:value-type="float">
            <text:p>0,132274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3.789991" calcext:value-type="float">
            <text:p>3,789991</text:p>
          </table:table-cell>
          <table:table-cell office:value-type="float" office:value="3.691812" calcext:value-type="float">
            <text:p>3,691812</text:p>
          </table:table-cell>
          <table:table-cell office:value-type="float" office:value="8.547476" calcext:value-type="float">
            <text:p>8,547476</text:p>
          </table:table-cell>
          <table:table-cell office:value-type="float" office:value="0.221162" calcext:value-type="float">
            <text:p>0,221162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4.180264" calcext:value-type="float">
            <text:p>4,180264</text:p>
          </table:table-cell>
          <table:table-cell office:value-type="float" office:value="4.098513" calcext:value-type="float">
            <text:p>4,098513</text:p>
          </table:table-cell>
          <table:table-cell office:value-type="float" office:value="6.776844" calcext:value-type="float">
            <text:p>6,776844</text:p>
          </table:table-cell>
          <table:table-cell office:value-type="float" office:value="0.144587" calcext:value-type="float">
            <text:p>0,144587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4.40079" calcext:value-type="float">
            <text:p>4,40079</text:p>
          </table:table-cell>
          <table:table-cell office:value-type="float" office:value="4.320685" calcext:value-type="float">
            <text:p>4,320685</text:p>
          </table:table-cell>
          <table:table-cell office:value-type="float" office:value="7.018905" calcext:value-type="float">
            <text:p>7,018905</text:p>
          </table:table-cell>
          <table:table-cell office:value-type="float" office:value="0.131302" calcext:value-type="float">
            <text:p>0,131302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4.311627" calcext:value-type="float">
            <text:p>4,311627</text:p>
          </table:table-cell>
          <table:table-cell office:value-type="float" office:value="4.236138" calcext:value-type="float">
            <text:p>4,236138</text:p>
          </table:table-cell>
          <table:table-cell office:value-type="float" office:value="6.960875" calcext:value-type="float">
            <text:p>6,960875</text:p>
          </table:table-cell>
          <table:table-cell office:value-type="float" office:value="0.128732" calcext:value-type="float">
            <text:p>0,128732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4.590445" calcext:value-type="float">
            <text:p>4,590445</text:p>
          </table:table-cell>
          <table:table-cell office:value-type="float" office:value="4.512871" calcext:value-type="float">
            <text:p>4,512871</text:p>
          </table:table-cell>
          <table:table-cell office:value-type="float" office:value="5.896583" calcext:value-type="float">
            <text:p>5,896583</text:p>
          </table:table-cell>
          <table:table-cell office:value-type="float" office:value="0.065558" calcext:value-type="float">
            <text:p>0,065558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4.661664" calcext:value-type="float">
            <text:p>4,661664</text:p>
          </table:table-cell>
          <table:table-cell office:value-type="float" office:value="4.607871" calcext:value-type="float">
            <text:p>4,607871</text:p>
          </table:table-cell>
          <table:table-cell office:value-type="float" office:value="5.749991" calcext:value-type="float">
            <text:p>5,749991</text:p>
          </table:table-cell>
          <table:table-cell office:value-type="float" office:value="0.054975" calcext:value-type="float">
            <text:p>0,054975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5.006389" calcext:value-type="float">
            <text:p>5,006389</text:p>
          </table:table-cell>
          <table:table-cell office:value-type="float" office:value="4.925931" calcext:value-type="float">
            <text:p>4,925931</text:p>
          </table:table-cell>
          <table:table-cell office:value-type="float" office:value="6.189628" calcext:value-type="float">
            <text:p>6,189628</text:p>
          </table:table-cell>
          <table:table-cell office:value-type="float" office:value="0.063559" calcext:value-type="float">
            <text:p>0,063559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4.900699" calcext:value-type="float">
            <text:p>4,900699</text:p>
          </table:table-cell>
          <table:table-cell office:value-type="float" office:value="4.832447" calcext:value-type="float">
            <text:p>4,832447</text:p>
          </table:table-cell>
          <table:table-cell office:value-type="float" office:value="7.55331" calcext:value-type="float">
            <text:p>7,55331</text:p>
          </table:table-cell>
          <table:table-cell office:value-type="float" office:value="0.146037" calcext:value-type="float">
            <text:p>0,146037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5.166512" calcext:value-type="float">
            <text:p>5,166512</text:p>
          </table:table-cell>
          <table:table-cell office:value-type="float" office:value="5.088477" calcext:value-type="float">
            <text:p>5,088477</text:p>
          </table:table-cell>
          <table:table-cell office:value-type="float" office:value="6.581016" calcext:value-type="float">
            <text:p>6,581016</text:p>
          </table:table-cell>
          <table:table-cell office:value-type="float" office:value="0.074939" calcext:value-type="float">
            <text:p>0,074939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5.45848" calcext:value-type="float">
            <text:p>5,45848</text:p>
          </table:table-cell>
          <table:table-cell office:value-type="float" office:value="5.388867" calcext:value-type="float">
            <text:p>5,388867</text:p>
          </table:table-cell>
          <table:table-cell office:value-type="float" office:value="5.719927" calcext:value-type="float">
            <text:p>5,719927</text:p>
          </table:table-cell>
          <table:table-cell office:value-type="float" office:value="0.031559" calcext:value-type="float">
            <text:p>0,031559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5.722644" calcext:value-type="float">
            <text:p>5,722644</text:p>
          </table:table-cell>
          <table:table-cell office:value-type="float" office:value="5.651821" calcext:value-type="float">
            <text:p>5,651821</text:p>
          </table:table-cell>
          <table:table-cell office:value-type="float" office:value="8.350339" calcext:value-type="float">
            <text:p>8,350339</text:p>
          </table:table-cell>
          <table:table-cell office:value-type="float" office:value="0.128964" calcext:value-type="float">
            <text:p>0,128964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5.822231" calcext:value-type="float">
            <text:p>5,822231</text:p>
          </table:table-cell>
          <table:table-cell office:value-type="float" office:value="5.74524" calcext:value-type="float">
            <text:p>5,74524</text:p>
          </table:table-cell>
          <table:table-cell office:value-type="float" office:value="8.471745" calcext:value-type="float">
            <text:p>8,471745</text:p>
          </table:table-cell>
          <table:table-cell office:value-type="float" office:value="0.123398" calcext:value-type="float">
            <text:p>0,123398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5.860345" calcext:value-type="float">
            <text:p>5,860345</text:p>
          </table:table-cell>
          <table:table-cell office:value-type="float" office:value="5.768475" calcext:value-type="float">
            <text:p>5,768475</text:p>
          </table:table-cell>
          <table:table-cell office:value-type="float" office:value="8.537291" calcext:value-type="float">
            <text:p>8,537291</text:p>
          </table:table-cell>
          <table:table-cell office:value-type="float" office:value="0.13273" calcext:value-type="float">
            <text:p>0,13273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6.020314" calcext:value-type="float">
            <text:p>6,020314</text:p>
          </table:table-cell>
          <table:table-cell office:value-type="float" office:value="5.942442" calcext:value-type="float">
            <text:p>5,942442</text:p>
          </table:table-cell>
          <table:table-cell office:value-type="float" office:value="8.702352" calcext:value-type="float">
            <text:p>8,702352</text:p>
          </table:table-cell>
          <table:table-cell office:value-type="float" office:value="0.177561" calcext:value-type="float">
            <text:p>0,177561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6.077591" calcext:value-type="float">
            <text:p>6,077591</text:p>
          </table:table-cell>
          <table:table-cell office:value-type="float" office:value="5.95985" calcext:value-type="float">
            <text:p>5,95985</text:p>
          </table:table-cell>
          <table:table-cell office:value-type="float" office:value="7.578592" calcext:value-type="float">
            <text:p>7,578592</text:p>
          </table:table-cell>
          <table:table-cell office:value-type="float" office:value="0.238209" calcext:value-type="float">
            <text:p>0,238209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6.465731" calcext:value-type="float">
            <text:p>6,465731</text:p>
          </table:table-cell>
          <table:table-cell office:value-type="float" office:value="6.308412" calcext:value-type="float">
            <text:p>6,308412</text:p>
          </table:table-cell>
          <table:table-cell office:value-type="float" office:value="9.456553" calcext:value-type="float">
            <text:p>9,456553</text:p>
          </table:table-cell>
          <table:table-cell office:value-type="float" office:value="0.301323" calcext:value-type="float">
            <text:p>0,301323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6.593929" calcext:value-type="float">
            <text:p>6,593929</text:p>
          </table:table-cell>
          <table:table-cell office:value-type="float" office:value="6.424222" calcext:value-type="float">
            <text:p>6,424222</text:p>
          </table:table-cell>
          <table:table-cell office:value-type="float" office:value="11.813137" calcext:value-type="float">
            <text:p>11,813137</text:p>
          </table:table-cell>
          <table:table-cell office:value-type="float" office:value="0.403218" calcext:value-type="float">
            <text:p>0,403218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6.919634" calcext:value-type="float">
            <text:p>6,919634</text:p>
          </table:table-cell>
          <table:table-cell office:value-type="float" office:value="6.783844" calcext:value-type="float">
            <text:p>6,783844</text:p>
          </table:table-cell>
          <table:table-cell office:value-type="float" office:value="12.222666" calcext:value-type="float">
            <text:p>12,222666</text:p>
          </table:table-cell>
          <table:table-cell office:value-type="float" office:value="0.35722" calcext:value-type="float">
            <text:p>0,35722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7.508043" calcext:value-type="float">
            <text:p>7,508043</text:p>
          </table:table-cell>
          <table:table-cell office:value-type="float" office:value="7.251187" calcext:value-type="float">
            <text:p>7,251187</text:p>
          </table:table-cell>
          <table:table-cell office:value-type="float" office:value="33.318321" calcext:value-type="float">
            <text:p>33,318321</text:p>
          </table:table-cell>
          <table:table-cell office:value-type="float" office:value="1.326952" calcext:value-type="float">
            <text:p>1,326952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7.216776" calcext:value-type="float">
            <text:p>7,216776</text:p>
          </table:table-cell>
          <table:table-cell office:value-type="float" office:value="7.056375" calcext:value-type="float">
            <text:p>7,056375</text:p>
          </table:table-cell>
          <table:table-cell office:value-type="float" office:value="12.477412" calcext:value-type="float">
            <text:p>12,477412</text:p>
          </table:table-cell>
          <table:table-cell office:value-type="float" office:value="0.38098" calcext:value-type="float">
            <text:p>0,38098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7.039555" calcext:value-type="float">
            <text:p>7,039555</text:p>
          </table:table-cell>
          <table:table-cell office:value-type="float" office:value="6.87991" calcext:value-type="float">
            <text:p>6,87991</text:p>
          </table:table-cell>
          <table:table-cell office:value-type="float" office:value="12.394224" calcext:value-type="float">
            <text:p>12,394224</text:p>
          </table:table-cell>
          <table:table-cell office:value-type="float" office:value="0.278871" calcext:value-type="float">
            <text:p>0,278871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7.366425" calcext:value-type="float">
            <text:p>7,366425</text:p>
          </table:table-cell>
          <table:table-cell office:value-type="float" office:value="7.227686" calcext:value-type="float">
            <text:p>7,227686</text:p>
          </table:table-cell>
          <table:table-cell office:value-type="float" office:value="12.596601" calcext:value-type="float">
            <text:p>12,596601</text:p>
          </table:table-cell>
          <table:table-cell office:value-type="float" office:value="0.304033" calcext:value-type="float">
            <text:p>0,304033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7.549905" calcext:value-type="float">
            <text:p>7,549905</text:p>
          </table:table-cell>
          <table:table-cell office:value-type="float" office:value="7.390155" calcext:value-type="float">
            <text:p>7,390155</text:p>
          </table:table-cell>
          <table:table-cell office:value-type="float" office:value="10.629202" calcext:value-type="float">
            <text:p>10,629202</text:p>
          </table:table-cell>
          <table:table-cell office:value-type="float" office:value="0.37786" calcext:value-type="float">
            <text:p>0,37786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7.527554" calcext:value-type="float">
            <text:p>7,527554</text:p>
          </table:table-cell>
          <table:table-cell office:value-type="float" office:value="7.332687" calcext:value-type="float">
            <text:p>7,332687</text:p>
          </table:table-cell>
          <table:table-cell office:value-type="float" office:value="10.502015" calcext:value-type="float">
            <text:p>10,502015</text:p>
          </table:table-cell>
          <table:table-cell office:value-type="float" office:value="0.22041" calcext:value-type="float">
            <text:p>0,22041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7.729247" calcext:value-type="float">
            <text:p>7,729247</text:p>
          </table:table-cell>
          <table:table-cell office:value-type="float" office:value="7.568934" calcext:value-type="float">
            <text:p>7,568934</text:p>
          </table:table-cell>
          <table:table-cell office:value-type="float" office:value="12.938381" calcext:value-type="float">
            <text:p>12,938381</text:p>
          </table:table-cell>
          <table:table-cell office:value-type="float" office:value="0.400052" calcext:value-type="float">
            <text:p>0,400052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 table:number-rows-repeated="2">
          <table:table-cell table:number-columns-repeated="73"/>
        </table:table-row>
        <table:table-row table:style-name="ro1">
          <table:table-cell office:value-type="string" calcext:value-type="string">
            <text:p>HYBRID REDUCTION time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9021" calcext:value-type="float">
            <text:p>0,099021</text:p>
          </table:table-cell>
          <table:table-cell office:value-type="float" office:value="0.098025" calcext:value-type="float">
            <text:p>0,098025</text:p>
          </table:table-cell>
          <table:table-cell office:value-type="float" office:value="0.107878" calcext:value-type="float">
            <text:p>0,107878</text:p>
          </table:table-cell>
          <table:table-cell office:value-type="float" office:value="0.002058" calcext:value-type="float">
            <text:p>0,002058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277072" calcext:value-type="float">
            <text:p>0,277072</text:p>
          </table:table-cell>
          <table:table-cell office:value-type="float" office:value="0.268437" calcext:value-type="float">
            <text:p>0,268437</text:p>
          </table:table-cell>
          <table:table-cell office:value-type="float" office:value="0.292097" calcext:value-type="float">
            <text:p>0,292097</text:p>
          </table:table-cell>
          <table:table-cell office:value-type="float" office:value="0.003039" calcext:value-type="float">
            <text:p>0,003039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412563" calcext:value-type="float">
            <text:p>0,412563</text:p>
          </table:table-cell>
          <table:table-cell office:value-type="float" office:value="0.40516" calcext:value-type="float">
            <text:p>0,40516</text:p>
          </table:table-cell>
          <table:table-cell office:value-type="float" office:value="0.431291" calcext:value-type="float">
            <text:p>0,431291</text:p>
          </table:table-cell>
          <table:table-cell office:value-type="float" office:value="0.00425" calcext:value-type="float">
            <text:p>0,00425</text:p>
          </table:table-cell>
          <table:table-cell office:value-type="float" office:value="9" calcext:value-type="float">
            <text:p>9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523723" calcext:value-type="float">
            <text:p>0,523723</text:p>
          </table:table-cell>
          <table:table-cell office:value-type="float" office:value="0.517248" calcext:value-type="float">
            <text:p>0,517248</text:p>
          </table:table-cell>
          <table:table-cell office:value-type="float" office:value="0.550099" calcext:value-type="float">
            <text:p>0,550099</text:p>
          </table:table-cell>
          <table:table-cell office:value-type="float" office:value="0.003366" calcext:value-type="float">
            <text:p>0,00336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67126" calcext:value-type="float">
            <text:p>0,67126</text:p>
          </table:table-cell>
          <table:table-cell office:value-type="float" office:value="0.659186" calcext:value-type="float">
            <text:p>0,659186</text:p>
          </table:table-cell>
          <table:table-cell office:value-type="float" office:value="0.690915" calcext:value-type="float">
            <text:p>0,690915</text:p>
          </table:table-cell>
          <table:table-cell office:value-type="float" office:value="0.005497" calcext:value-type="float">
            <text:p>0,005497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639087" calcext:value-type="float">
            <text:p>0,639087</text:p>
          </table:table-cell>
          <table:table-cell office:value-type="float" office:value="0.633872" calcext:value-type="float">
            <text:p>0,633872</text:p>
          </table:table-cell>
          <table:table-cell office:value-type="float" office:value="0.663272" calcext:value-type="float">
            <text:p>0,663272</text:p>
          </table:table-cell>
          <table:table-cell office:value-type="float" office:value="0.002812" calcext:value-type="float">
            <text:p>0,002812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729419" calcext:value-type="float">
            <text:p>0,729419</text:p>
          </table:table-cell>
          <table:table-cell office:value-type="float" office:value="0.710639" calcext:value-type="float">
            <text:p>0,710639</text:p>
          </table:table-cell>
          <table:table-cell office:value-type="float" office:value="0.760336" calcext:value-type="float">
            <text:p>0,760336</text:p>
          </table:table-cell>
          <table:table-cell office:value-type="float" office:value="0.007085" calcext:value-type="float">
            <text:p>0,007085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762698" calcext:value-type="float">
            <text:p>0,762698</text:p>
          </table:table-cell>
          <table:table-cell office:value-type="float" office:value="0.749998" calcext:value-type="float">
            <text:p>0,749998</text:p>
          </table:table-cell>
          <table:table-cell office:value-type="float" office:value="0.780637" calcext:value-type="float">
            <text:p>0,780637</text:p>
          </table:table-cell>
          <table:table-cell office:value-type="float" office:value="0.004038" calcext:value-type="float">
            <text:p>0,004038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.891514" calcext:value-type="float">
            <text:p>0,891514</text:p>
          </table:table-cell>
          <table:table-cell office:value-type="float" office:value="0.869175" calcext:value-type="float">
            <text:p>0,869175</text:p>
          </table:table-cell>
          <table:table-cell office:value-type="float" office:value="0.923816" calcext:value-type="float">
            <text:p>0,923816</text:p>
          </table:table-cell>
          <table:table-cell office:value-type="float" office:value="0.008523" calcext:value-type="float">
            <text:p>0,008523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832105" calcext:value-type="float">
            <text:p>0,832105</text:p>
          </table:table-cell>
          <table:table-cell office:value-type="float" office:value="0.819969" calcext:value-type="float">
            <text:p>0,819969</text:p>
          </table:table-cell>
          <table:table-cell office:value-type="float" office:value="0.881613" calcext:value-type="float">
            <text:p>0,881613</text:p>
          </table:table-cell>
          <table:table-cell office:value-type="float" office:value="0.005695" calcext:value-type="float">
            <text:p>0,005695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.895215" calcext:value-type="float">
            <text:p>0,895215</text:p>
          </table:table-cell>
          <table:table-cell office:value-type="float" office:value="0.886246" calcext:value-type="float">
            <text:p>0,886246</text:p>
          </table:table-cell>
          <table:table-cell office:value-type="float" office:value="0.995948" calcext:value-type="float">
            <text:p>0,995948</text:p>
          </table:table-cell>
          <table:table-cell office:value-type="float" office:value="0.006297" calcext:value-type="float">
            <text:p>0,006297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.871393" calcext:value-type="float">
            <text:p>0,871393</text:p>
          </table:table-cell>
          <table:table-cell office:value-type="float" office:value="0.857691" calcext:value-type="float">
            <text:p>0,857691</text:p>
          </table:table-cell>
          <table:table-cell office:value-type="float" office:value="0.922589" calcext:value-type="float">
            <text:p>0,922589</text:p>
          </table:table-cell>
          <table:table-cell office:value-type="float" office:value="0.005945" calcext:value-type="float">
            <text:p>0,005945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.941264" calcext:value-type="float">
            <text:p>0,941264</text:p>
          </table:table-cell>
          <table:table-cell office:value-type="float" office:value="0.914214" calcext:value-type="float">
            <text:p>0,914214</text:p>
          </table:table-cell>
          <table:table-cell office:value-type="float" office:value="0.990046" calcext:value-type="float">
            <text:p>0,990046</text:p>
          </table:table-cell>
          <table:table-cell office:value-type="float" office:value="0.009678" calcext:value-type="float">
            <text:p>0,009678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0.956175" calcext:value-type="float">
            <text:p>0,956175</text:p>
          </table:table-cell>
          <table:table-cell office:value-type="float" office:value="0.932999" calcext:value-type="float">
            <text:p>0,932999</text:p>
          </table:table-cell>
          <table:table-cell office:value-type="float" office:value="0.996199" calcext:value-type="float">
            <text:p>0,996199</text:p>
          </table:table-cell>
          <table:table-cell office:value-type="float" office:value="0.0086" calcext:value-type="float">
            <text:p>0,0086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0.979645" calcext:value-type="float">
            <text:p>0,979645</text:p>
          </table:table-cell>
          <table:table-cell office:value-type="float" office:value="0.946695" calcext:value-type="float">
            <text:p>0,946695</text:p>
          </table:table-cell>
          <table:table-cell office:value-type="float" office:value="1.023917" calcext:value-type="float">
            <text:p>1,023917</text:p>
          </table:table-cell>
          <table:table-cell office:value-type="float" office:value="0.00845" calcext:value-type="float">
            <text:p>0,00845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.028598" calcext:value-type="float">
            <text:p>1,028598</text:p>
          </table:table-cell>
          <table:table-cell office:value-type="float" office:value="1.01444" calcext:value-type="float">
            <text:p>1,01444</text:p>
          </table:table-cell>
          <table:table-cell office:value-type="float" office:value="1.073034" calcext:value-type="float">
            <text:p>1,073034</text:p>
          </table:table-cell>
          <table:table-cell office:value-type="float" office:value="0.006154" calcext:value-type="float">
            <text:p>0,006154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1.11985" calcext:value-type="float">
            <text:p>1,11985</text:p>
          </table:table-cell>
          <table:table-cell office:value-type="float" office:value="1.088913" calcext:value-type="float">
            <text:p>1,088913</text:p>
          </table:table-cell>
          <table:table-cell office:value-type="float" office:value="1.185244" calcext:value-type="float">
            <text:p>1,185244</text:p>
          </table:table-cell>
          <table:table-cell office:value-type="float" office:value="0.010868" calcext:value-type="float">
            <text:p>0,010868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1.057649" calcext:value-type="float">
            <text:p>1,057649</text:p>
          </table:table-cell>
          <table:table-cell office:value-type="float" office:value="1.032988" calcext:value-type="float">
            <text:p>1,032988</text:p>
          </table:table-cell>
          <table:table-cell office:value-type="float" office:value="1.110679" calcext:value-type="float">
            <text:p>1,110679</text:p>
          </table:table-cell>
          <table:table-cell office:value-type="float" office:value="0.00941" calcext:value-type="float">
            <text:p>0,00941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1.130172" calcext:value-type="float">
            <text:p>1,130172</text:p>
          </table:table-cell>
          <table:table-cell office:value-type="float" office:value="1.09971" calcext:value-type="float">
            <text:p>1,09971</text:p>
          </table:table-cell>
          <table:table-cell office:value-type="float" office:value="1.181616" calcext:value-type="float">
            <text:p>1,181616</text:p>
          </table:table-cell>
          <table:table-cell office:value-type="float" office:value="0.008923" calcext:value-type="float">
            <text:p>0,008923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.061215" calcext:value-type="float">
            <text:p>1,061215</text:p>
          </table:table-cell>
          <table:table-cell office:value-type="float" office:value="1.044464" calcext:value-type="float">
            <text:p>1,044464</text:p>
          </table:table-cell>
          <table:table-cell office:value-type="float" office:value="1.125897" calcext:value-type="float">
            <text:p>1,125897</text:p>
          </table:table-cell>
          <table:table-cell office:value-type="float" office:value="0.007648" calcext:value-type="float">
            <text:p>0,007648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1.12909" calcext:value-type="float">
            <text:p>1,12909</text:p>
          </table:table-cell>
          <table:table-cell office:value-type="float" office:value="1.10589" calcext:value-type="float">
            <text:p>1,10589</text:p>
          </table:table-cell>
          <table:table-cell office:value-type="float" office:value="1.17335" calcext:value-type="float">
            <text:p>1,17335</text:p>
          </table:table-cell>
          <table:table-cell office:value-type="float" office:value="0.007329" calcext:value-type="float">
            <text:p>0,007329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1.103113" calcext:value-type="float">
            <text:p>1,103113</text:p>
          </table:table-cell>
          <table:table-cell office:value-type="float" office:value="1.081507" calcext:value-type="float">
            <text:p>1,081507</text:p>
          </table:table-cell>
          <table:table-cell office:value-type="float" office:value="1.131577" calcext:value-type="float">
            <text:p>1,131577</text:p>
          </table:table-cell>
          <table:table-cell office:value-type="float" office:value="0.008116" calcext:value-type="float">
            <text:p>0,008116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1.133988" calcext:value-type="float">
            <text:p>1,133988</text:p>
          </table:table-cell>
          <table:table-cell office:value-type="float" office:value="1.114991" calcext:value-type="float">
            <text:p>1,114991</text:p>
          </table:table-cell>
          <table:table-cell office:value-type="float" office:value="1.18496" calcext:value-type="float">
            <text:p>1,18496</text:p>
          </table:table-cell>
          <table:table-cell office:value-type="float" office:value="0.00814" calcext:value-type="float">
            <text:p>0,00814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1.129813" calcext:value-type="float">
            <text:p>1,129813</text:p>
          </table:table-cell>
          <table:table-cell office:value-type="float" office:value="1.10669" calcext:value-type="float">
            <text:p>1,10669</text:p>
          </table:table-cell>
          <table:table-cell office:value-type="float" office:value="1.175588" calcext:value-type="float">
            <text:p>1,175588</text:p>
          </table:table-cell>
          <table:table-cell office:value-type="float" office:value="0.009331" calcext:value-type="float">
            <text:p>0,009331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.175248" calcext:value-type="float">
            <text:p>1,175248</text:p>
          </table:table-cell>
          <table:table-cell office:value-type="float" office:value="1.150026" calcext:value-type="float">
            <text:p>1,150026</text:p>
          </table:table-cell>
          <table:table-cell office:value-type="float" office:value="1.250287" calcext:value-type="float">
            <text:p>1,250287</text:p>
          </table:table-cell>
          <table:table-cell office:value-type="float" office:value="0.011412" calcext:value-type="float">
            <text:p>0,011412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1.186351" calcext:value-type="float">
            <text:p>1,186351</text:p>
          </table:table-cell>
          <table:table-cell office:value-type="float" office:value="1.166459" calcext:value-type="float">
            <text:p>1,166459</text:p>
          </table:table-cell>
          <table:table-cell office:value-type="float" office:value="1.236647" calcext:value-type="float">
            <text:p>1,236647</text:p>
          </table:table-cell>
          <table:table-cell office:value-type="float" office:value="0.00903" calcext:value-type="float">
            <text:p>0,00903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1.184437" calcext:value-type="float">
            <text:p>1,184437</text:p>
          </table:table-cell>
          <table:table-cell office:value-type="float" office:value="1.163518" calcext:value-type="float">
            <text:p>1,163518</text:p>
          </table:table-cell>
          <table:table-cell office:value-type="float" office:value="1.229526" calcext:value-type="float">
            <text:p>1,229526</text:p>
          </table:table-cell>
          <table:table-cell office:value-type="float" office:value="0.00923" calcext:value-type="float">
            <text:p>0,00923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1.185746" calcext:value-type="float">
            <text:p>1,185746</text:p>
          </table:table-cell>
          <table:table-cell office:value-type="float" office:value="1.164702" calcext:value-type="float">
            <text:p>1,164702</text:p>
          </table:table-cell>
          <table:table-cell office:value-type="float" office:value="1.244749" calcext:value-type="float">
            <text:p>1,244749</text:p>
          </table:table-cell>
          <table:table-cell office:value-type="float" office:value="0.009783" calcext:value-type="float">
            <text:p>0,009783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1.195482" calcext:value-type="float">
            <text:p>1,195482</text:p>
          </table:table-cell>
          <table:table-cell office:value-type="float" office:value="1.177116" calcext:value-type="float">
            <text:p>1,177116</text:p>
          </table:table-cell>
          <table:table-cell office:value-type="float" office:value="1.243885" calcext:value-type="float">
            <text:p>1,243885</text:p>
          </table:table-cell>
          <table:table-cell office:value-type="float" office:value="0.00825" calcext:value-type="float">
            <text:p>0,00825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.2053" calcext:value-type="float">
            <text:p>1,2053</text:p>
          </table:table-cell>
          <table:table-cell office:value-type="float" office:value="1.185866" calcext:value-type="float">
            <text:p>1,185866</text:p>
          </table:table-cell>
          <table:table-cell office:value-type="float" office:value="1.255525" calcext:value-type="float">
            <text:p>1,255525</text:p>
          </table:table-cell>
          <table:table-cell office:value-type="float" office:value="0.008308" calcext:value-type="float">
            <text:p>0,008308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1.190749" calcext:value-type="float">
            <text:p>1,190749</text:p>
          </table:table-cell>
          <table:table-cell office:value-type="float" office:value="1.174119" calcext:value-type="float">
            <text:p>1,174119</text:p>
          </table:table-cell>
          <table:table-cell office:value-type="float" office:value="1.235463" calcext:value-type="float">
            <text:p>1,235463</text:p>
          </table:table-cell>
          <table:table-cell office:value-type="float" office:value="0.008136" calcext:value-type="float">
            <text:p>0,008136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.299747" calcext:value-type="float">
            <text:p>1,299747</text:p>
          </table:table-cell>
          <table:table-cell office:value-type="float" office:value="1.28444" calcext:value-type="float">
            <text:p>1,28444</text:p>
          </table:table-cell>
          <table:table-cell office:value-type="float" office:value="1.357388" calcext:value-type="float">
            <text:p>1,357388</text:p>
          </table:table-cell>
          <table:table-cell office:value-type="float" office:value="0.008374" calcext:value-type="float">
            <text:p>0,008374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1.366621" calcext:value-type="float">
            <text:p>1,366621</text:p>
          </table:table-cell>
          <table:table-cell office:value-type="float" office:value="1.338174" calcext:value-type="float">
            <text:p>1,338174</text:p>
          </table:table-cell>
          <table:table-cell office:value-type="float" office:value="1.419739" calcext:value-type="float">
            <text:p>1,419739</text:p>
          </table:table-cell>
          <table:table-cell office:value-type="float" office:value="0.012321" calcext:value-type="float">
            <text:p>0,012321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1.315069" calcext:value-type="float">
            <text:p>1,315069</text:p>
          </table:table-cell>
          <table:table-cell office:value-type="float" office:value="1.283061" calcext:value-type="float">
            <text:p>1,283061</text:p>
          </table:table-cell>
          <table:table-cell office:value-type="float" office:value="1.427869" calcext:value-type="float">
            <text:p>1,427869</text:p>
          </table:table-cell>
          <table:table-cell office:value-type="float" office:value="0.013709" calcext:value-type="float">
            <text:p>0,013709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.367226" calcext:value-type="float">
            <text:p>1,367226</text:p>
          </table:table-cell>
          <table:table-cell office:value-type="float" office:value="1.3404" calcext:value-type="float">
            <text:p>1,3404</text:p>
          </table:table-cell>
          <table:table-cell office:value-type="float" office:value="1.422213" calcext:value-type="float">
            <text:p>1,422213</text:p>
          </table:table-cell>
          <table:table-cell office:value-type="float" office:value="0.010316" calcext:value-type="float">
            <text:p>0,01031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1.316411" calcext:value-type="float">
            <text:p>1,316411</text:p>
          </table:table-cell>
          <table:table-cell office:value-type="float" office:value="1.28776" calcext:value-type="float">
            <text:p>1,28776</text:p>
          </table:table-cell>
          <table:table-cell office:value-type="float" office:value="1.559453" calcext:value-type="float">
            <text:p>1,559453</text:p>
          </table:table-cell>
          <table:table-cell office:value-type="float" office:value="0.018926" calcext:value-type="float">
            <text:p>0,018926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1.373909" calcext:value-type="float">
            <text:p>1,373909</text:p>
          </table:table-cell>
          <table:table-cell office:value-type="float" office:value="1.348893" calcext:value-type="float">
            <text:p>1,348893</text:p>
          </table:table-cell>
          <table:table-cell office:value-type="float" office:value="1.628563" calcext:value-type="float">
            <text:p>1,628563</text:p>
          </table:table-cell>
          <table:table-cell office:value-type="float" office:value="0.015101" calcext:value-type="float">
            <text:p>0,015101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1.320096" calcext:value-type="float">
            <text:p>1,320096</text:p>
          </table:table-cell>
          <table:table-cell office:value-type="float" office:value="1.296815" calcext:value-type="float">
            <text:p>1,296815</text:p>
          </table:table-cell>
          <table:table-cell office:value-type="float" office:value="1.553364" calcext:value-type="float">
            <text:p>1,553364</text:p>
          </table:table-cell>
          <table:table-cell office:value-type="float" office:value="0.014355" calcext:value-type="float">
            <text:p>0,014355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1.378282" calcext:value-type="float">
            <text:p>1,378282</text:p>
          </table:table-cell>
          <table:table-cell office:value-type="float" office:value="1.356029" calcext:value-type="float">
            <text:p>1,356029</text:p>
          </table:table-cell>
          <table:table-cell office:value-type="float" office:value="2.043737" calcext:value-type="float">
            <text:p>2,043737</text:p>
          </table:table-cell>
          <table:table-cell office:value-type="float" office:value="0.031247" calcext:value-type="float">
            <text:p>0,031247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.316381" calcext:value-type="float">
            <text:p>1,316381</text:p>
          </table:table-cell>
          <table:table-cell office:value-type="float" office:value="1.292525" calcext:value-type="float">
            <text:p>1,292525</text:p>
          </table:table-cell>
          <table:table-cell office:value-type="float" office:value="1.963523" calcext:value-type="float">
            <text:p>1,963523</text:p>
          </table:table-cell>
          <table:table-cell office:value-type="float" office:value="0.034294" calcext:value-type="float">
            <text:p>0,034294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1.376106" calcext:value-type="float">
            <text:p>1,376106</text:p>
          </table:table-cell>
          <table:table-cell office:value-type="float" office:value="1.353447" calcext:value-type="float">
            <text:p>1,353447</text:p>
          </table:table-cell>
          <table:table-cell office:value-type="float" office:value="2.046968" calcext:value-type="float">
            <text:p>2,046968</text:p>
          </table:table-cell>
          <table:table-cell office:value-type="float" office:value="0.044376" calcext:value-type="float">
            <text:p>0,04437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1.366114" calcext:value-type="float">
            <text:p>1,366114</text:p>
          </table:table-cell>
          <table:table-cell office:value-type="float" office:value="1.339744" calcext:value-type="float">
            <text:p>1,339744</text:p>
          </table:table-cell>
          <table:table-cell office:value-type="float" office:value="2.016222" calcext:value-type="float">
            <text:p>2,016222</text:p>
          </table:table-cell>
          <table:table-cell office:value-type="float" office:value="0.035263" calcext:value-type="float">
            <text:p>0,035263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1.385381" calcext:value-type="float">
            <text:p>1,385381</text:p>
          </table:table-cell>
          <table:table-cell office:value-type="float" office:value="1.363596" calcext:value-type="float">
            <text:p>1,363596</text:p>
          </table:table-cell>
          <table:table-cell office:value-type="float" office:value="2.047722" calcext:value-type="float">
            <text:p>2,047722</text:p>
          </table:table-cell>
          <table:table-cell office:value-type="float" office:value="0.03088" calcext:value-type="float">
            <text:p>0,03088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1.355128" calcext:value-type="float">
            <text:p>1,355128</text:p>
          </table:table-cell>
          <table:table-cell office:value-type="float" office:value="1.331478" calcext:value-type="float">
            <text:p>1,331478</text:p>
          </table:table-cell>
          <table:table-cell office:value-type="float" office:value="1.609922" calcext:value-type="float">
            <text:p>1,609922</text:p>
          </table:table-cell>
          <table:table-cell office:value-type="float" office:value="0.015028" calcext:value-type="float">
            <text:p>0,015028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1.387224" calcext:value-type="float">
            <text:p>1,387224</text:p>
          </table:table-cell>
          <table:table-cell office:value-type="float" office:value="1.365209" calcext:value-type="float">
            <text:p>1,365209</text:p>
          </table:table-cell>
          <table:table-cell office:value-type="float" office:value="2.050538" calcext:value-type="float">
            <text:p>2,050538</text:p>
          </table:table-cell>
          <table:table-cell office:value-type="float" office:value="0.04405" calcext:value-type="float">
            <text:p>0,04405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1.361067" calcext:value-type="float">
            <text:p>1,361067</text:p>
          </table:table-cell>
          <table:table-cell office:value-type="float" office:value="1.340486" calcext:value-type="float">
            <text:p>1,340486</text:p>
          </table:table-cell>
          <table:table-cell office:value-type="float" office:value="2.03355" calcext:value-type="float">
            <text:p>2,03355</text:p>
          </table:table-cell>
          <table:table-cell office:value-type="float" office:value="0.04462" calcext:value-type="float">
            <text:p>0,04462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1.417547" calcext:value-type="float">
            <text:p>1,417547</text:p>
          </table:table-cell>
          <table:table-cell office:value-type="float" office:value="1.384221" calcext:value-type="float">
            <text:p>1,384221</text:p>
          </table:table-cell>
          <table:table-cell office:value-type="float" office:value="1.645668" calcext:value-type="float">
            <text:p>1,645668</text:p>
          </table:table-cell>
          <table:table-cell office:value-type="float" office:value="0.018348" calcext:value-type="float">
            <text:p>0,018348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1.365905" calcext:value-type="float">
            <text:p>1,365905</text:p>
          </table:table-cell>
          <table:table-cell office:value-type="float" office:value="1.344182" calcext:value-type="float">
            <text:p>1,344182</text:p>
          </table:table-cell>
          <table:table-cell office:value-type="float" office:value="2.03594" calcext:value-type="float">
            <text:p>2,03594</text:p>
          </table:table-cell>
          <table:table-cell office:value-type="float" office:value="0.043232" calcext:value-type="float">
            <text:p>0,043232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1.417916" calcext:value-type="float">
            <text:p>1,417916</text:p>
          </table:table-cell>
          <table:table-cell office:value-type="float" office:value="1.38549" calcext:value-type="float">
            <text:p>1,38549</text:p>
          </table:table-cell>
          <table:table-cell office:value-type="float" office:value="2.063127" calcext:value-type="float">
            <text:p>2,063127</text:p>
          </table:table-cell>
          <table:table-cell office:value-type="float" office:value="0.030863" calcext:value-type="float">
            <text:p>0,030863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.426805" calcext:value-type="float">
            <text:p>1,426805</text:p>
          </table:table-cell>
          <table:table-cell office:value-type="float" office:value="1.390728" calcext:value-type="float">
            <text:p>1,390728</text:p>
          </table:table-cell>
          <table:table-cell office:value-type="float" office:value="2.074522" calcext:value-type="float">
            <text:p>2,074522</text:p>
          </table:table-cell>
          <table:table-cell office:value-type="float" office:value="0.035305" calcext:value-type="float">
            <text:p>0,035305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1.419699" calcext:value-type="float">
            <text:p>1,419699</text:p>
          </table:table-cell>
          <table:table-cell office:value-type="float" office:value="1.390647" calcext:value-type="float">
            <text:p>1,390647</text:p>
          </table:table-cell>
          <table:table-cell office:value-type="float" office:value="2.124268" calcext:value-type="float">
            <text:p>2,124268</text:p>
          </table:table-cell>
          <table:table-cell office:value-type="float" office:value="0.036519" calcext:value-type="float">
            <text:p>0,036519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1.426346" calcext:value-type="float">
            <text:p>1,426346</text:p>
          </table:table-cell>
          <table:table-cell office:value-type="float" office:value="1.402017" calcext:value-type="float">
            <text:p>1,402017</text:p>
          </table:table-cell>
          <table:table-cell office:value-type="float" office:value="2.080405" calcext:value-type="float">
            <text:p>2,080405</text:p>
          </table:table-cell>
          <table:table-cell office:value-type="float" office:value="0.03295" calcext:value-type="float">
            <text:p>0,03295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1.424272" calcext:value-type="float">
            <text:p>1,424272</text:p>
          </table:table-cell>
          <table:table-cell office:value-type="float" office:value="1.400775" calcext:value-type="float">
            <text:p>1,400775</text:p>
          </table:table-cell>
          <table:table-cell office:value-type="float" office:value="2.090201" calcext:value-type="float">
            <text:p>2,090201</text:p>
          </table:table-cell>
          <table:table-cell office:value-type="float" office:value="0.044618" calcext:value-type="float">
            <text:p>0,044618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1.433728" calcext:value-type="float">
            <text:p>1,433728</text:p>
          </table:table-cell>
          <table:table-cell office:value-type="float" office:value="1.407146" calcext:value-type="float">
            <text:p>1,407146</text:p>
          </table:table-cell>
          <table:table-cell office:value-type="float" office:value="2.107881" calcext:value-type="float">
            <text:p>2,107881</text:p>
          </table:table-cell>
          <table:table-cell office:value-type="float" office:value="0.04591" calcext:value-type="float">
            <text:p>0,04591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1.429442" calcext:value-type="float">
            <text:p>1,429442</text:p>
          </table:table-cell>
          <table:table-cell office:value-type="float" office:value="1.406521" calcext:value-type="float">
            <text:p>1,406521</text:p>
          </table:table-cell>
          <table:table-cell office:value-type="float" office:value="2.087241" calcext:value-type="float">
            <text:p>2,087241</text:p>
          </table:table-cell>
          <table:table-cell office:value-type="float" office:value="0.044646" calcext:value-type="float">
            <text:p>0,044646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1.434879" calcext:value-type="float">
            <text:p>1,434879</text:p>
          </table:table-cell>
          <table:table-cell office:value-type="float" office:value="1.414189" calcext:value-type="float">
            <text:p>1,414189</text:p>
          </table:table-cell>
          <table:table-cell office:value-type="float" office:value="2.095534" calcext:value-type="float">
            <text:p>2,095534</text:p>
          </table:table-cell>
          <table:table-cell office:value-type="float" office:value="0.030746" calcext:value-type="float">
            <text:p>0,030746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1.43468" calcext:value-type="float">
            <text:p>1,43468</text:p>
          </table:table-cell>
          <table:table-cell office:value-type="float" office:value="1.415958" calcext:value-type="float">
            <text:p>1,415958</text:p>
          </table:table-cell>
          <table:table-cell office:value-type="float" office:value="1.668797" calcext:value-type="float">
            <text:p>1,668797</text:p>
          </table:table-cell>
          <table:table-cell office:value-type="float" office:value="0.013601" calcext:value-type="float">
            <text:p>0,013601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1.445267" calcext:value-type="float">
            <text:p>1,445267</text:p>
          </table:table-cell>
          <table:table-cell office:value-type="float" office:value="1.424045" calcext:value-type="float">
            <text:p>1,424045</text:p>
          </table:table-cell>
          <table:table-cell office:value-type="float" office:value="1.68638" calcext:value-type="float">
            <text:p>1,68638</text:p>
          </table:table-cell>
          <table:table-cell office:value-type="float" office:value="0.01382" calcext:value-type="float">
            <text:p>0,01382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1.443327" calcext:value-type="float">
            <text:p>1,443327</text:p>
          </table:table-cell>
          <table:table-cell office:value-type="float" office:value="1.42283" calcext:value-type="float">
            <text:p>1,42283</text:p>
          </table:table-cell>
          <table:table-cell office:value-type="float" office:value="2.09821" calcext:value-type="float">
            <text:p>2,09821</text:p>
          </table:table-cell>
          <table:table-cell office:value-type="float" office:value="0.03444" calcext:value-type="float">
            <text:p>0,03444</text:p>
          </table:table-cell>
          <table:table-cell office:value-type="float" office:value="3" calcext:value-type="float">
            <text:p>3</text:p>
          </table:table-cell>
          <table:table-cell table:number-columns-repeated="6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.445211" calcext:value-type="float">
            <text:p>1,445211</text:p>
          </table:table-cell>
          <table:table-cell office:value-type="float" office:value="1.419642" calcext:value-type="float">
            <text:p>1,419642</text:p>
          </table:table-cell>
          <table:table-cell office:value-type="float" office:value="1.688079" calcext:value-type="float">
            <text:p>1,688079</text:p>
          </table:table-cell>
          <table:table-cell office:value-type="float" office:value="0.01438" calcext:value-type="float">
            <text:p>0,01438</text:p>
          </table:table-cell>
          <table:table-cell office:value-type="float" office:value="2" calcext:value-type="float">
            <text:p>2</text:p>
          </table:table-cell>
          <table:table-cell table:number-columns-repeated="6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.440671" calcext:value-type="float">
            <text:p>1,440671</text:p>
          </table:table-cell>
          <table:table-cell office:value-type="float" office:value="1.420014" calcext:value-type="float">
            <text:p>1,420014</text:p>
          </table:table-cell>
          <table:table-cell office:value-type="float" office:value="1.699535" calcext:value-type="float">
            <text:p>1,699535</text:p>
          </table:table-cell>
          <table:table-cell office:value-type="float" office:value="0.018084" calcext:value-type="float">
            <text:p>0,018084</text:p>
          </table:table-cell>
          <table:table-cell office:value-type="float" office:value="4" calcext:value-type="float">
            <text:p>4</text:p>
          </table:table-cell>
          <table:table-cell table:number-columns-repeated="6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.451655" calcext:value-type="float">
            <text:p>1,451655</text:p>
          </table:table-cell>
          <table:table-cell office:value-type="float" office:value="1.429529" calcext:value-type="float">
            <text:p>1,429529</text:p>
          </table:table-cell>
          <table:table-cell office:value-type="float" office:value="1.824859" calcext:value-type="float">
            <text:p>1,824859</text:p>
          </table:table-cell>
          <table:table-cell office:value-type="float" office:value="0.036826" calcext:value-type="float">
            <text:p>0,036826</text:p>
          </table:table-cell>
          <table:table-cell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.4423" calcext:value-type="float">
            <text:p>1,4423</text:p>
          </table:table-cell>
          <table:table-cell office:value-type="float" office:value="1.423052" calcext:value-type="float">
            <text:p>1,423052</text:p>
          </table:table-cell>
          <table:table-cell office:value-type="float" office:value="1.822109" calcext:value-type="float">
            <text:p>1,822109</text:p>
          </table:table-cell>
          <table:table-cell office:value-type="float" office:value="0.018794" calcext:value-type="float">
            <text:p>0,018794</text:p>
          </table:table-cell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.608368" calcext:value-type="float">
            <text:p>1,608368</text:p>
          </table:table-cell>
          <table:table-cell office:value-type="float" office:value="1.577361" calcext:value-type="float">
            <text:p>1,577361</text:p>
          </table:table-cell>
          <table:table-cell office:value-type="float" office:value="2.934808" calcext:value-type="float">
            <text:p>2,934808</text:p>
          </table:table-cell>
          <table:table-cell office:value-type="float" office:value="0.114825" calcext:value-type="float">
            <text:p>0,114825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1.650586" calcext:value-type="float">
            <text:p>1,650586</text:p>
          </table:table-cell>
          <table:table-cell office:value-type="float" office:value="1.608297" calcext:value-type="float">
            <text:p>1,608297</text:p>
          </table:table-cell>
          <table:table-cell office:value-type="float" office:value="2.983011" calcext:value-type="float">
            <text:p>2,983011</text:p>
          </table:table-cell>
          <table:table-cell office:value-type="float" office:value="0.108463" calcext:value-type="float">
            <text:p>0,108463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1.62926" calcext:value-type="float">
            <text:p>1,62926</text:p>
          </table:table-cell>
          <table:table-cell office:value-type="float" office:value="1.546704" calcext:value-type="float">
            <text:p>1,546704</text:p>
          </table:table-cell>
          <table:table-cell office:value-type="float" office:value="2.918339" calcext:value-type="float">
            <text:p>2,918339</text:p>
          </table:table-cell>
          <table:table-cell office:value-type="float" office:value="0.186428" calcext:value-type="float">
            <text:p>0,186428</text:p>
          </table:table-cell>
          <table:table-cell office:value-type="float" office:value="21" calcext:value-type="float">
            <text:p>21</text:p>
          </table:table-cell>
          <table:table-cell table:number-columns-repeated="6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1.663768" calcext:value-type="float">
            <text:p>1,663768</text:p>
          </table:table-cell>
          <table:table-cell office:value-type="float" office:value="1.62225" calcext:value-type="float">
            <text:p>1,62225</text:p>
          </table:table-cell>
          <table:table-cell office:value-type="float" office:value="2.967424" calcext:value-type="float">
            <text:p>2,967424</text:p>
          </table:table-cell>
          <table:table-cell office:value-type="float" office:value="0.113929" calcext:value-type="float">
            <text:p>0,113929</text:p>
          </table:table-cell>
          <table:table-cell office:value-type="float" office:value="8" calcext:value-type="float">
            <text:p>8</text:p>
          </table:table-cell>
          <table:table-cell table:number-columns-repeated="6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1.598787" calcext:value-type="float">
            <text:p>1,598787</text:p>
          </table:table-cell>
          <table:table-cell office:value-type="float" office:value="1.559447" calcext:value-type="float">
            <text:p>1,559447</text:p>
          </table:table-cell>
          <table:table-cell office:value-type="float" office:value="2.929237" calcext:value-type="float">
            <text:p>2,929237</text:p>
          </table:table-cell>
          <table:table-cell office:value-type="float" office:value="0.095897" calcext:value-type="float">
            <text:p>0,095897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1.684865" calcext:value-type="float">
            <text:p>1,684865</text:p>
          </table:table-cell>
          <table:table-cell office:value-type="float" office:value="1.633079" calcext:value-type="float">
            <text:p>1,633079</text:p>
          </table:table-cell>
          <table:table-cell office:value-type="float" office:value="2.994065" calcext:value-type="float">
            <text:p>2,994065</text:p>
          </table:table-cell>
          <table:table-cell office:value-type="float" office:value="0.095488" calcext:value-type="float">
            <text:p>0,095488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1.598033" calcext:value-type="float">
            <text:p>1,598033</text:p>
          </table:table-cell>
          <table:table-cell office:value-type="float" office:value="1.562594" calcext:value-type="float">
            <text:p>1,562594</text:p>
          </table:table-cell>
          <table:table-cell office:value-type="float" office:value="2.38688" calcext:value-type="float">
            <text:p>2,38688</text:p>
          </table:table-cell>
          <table:table-cell office:value-type="float" office:value="0.085504" calcext:value-type="float">
            <text:p>0,085504</text:p>
          </table:table-cell>
          <table:table-cell office:value-type="float" office:value="7" calcext:value-type="float">
            <text:p>7</text:p>
          </table:table-cell>
          <table:table-cell table:number-columns-repeated="6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1.689665" calcext:value-type="float">
            <text:p>1,689665</text:p>
          </table:table-cell>
          <table:table-cell office:value-type="float" office:value="1.632603" calcext:value-type="float">
            <text:p>1,632603</text:p>
          </table:table-cell>
          <table:table-cell office:value-type="float" office:value="2.753214" calcext:value-type="float">
            <text:p>2,753214</text:p>
          </table:table-cell>
          <table:table-cell office:value-type="float" office:value="0.087486" calcext:value-type="float">
            <text:p>0,087486</text:p>
          </table:table-cell>
          <table:table-cell office:value-type="float" office:value="6" calcext:value-type="float">
            <text:p>6</text:p>
          </table:table-cell>
          <table:table-cell table:number-columns-repeated="6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1.615391" calcext:value-type="float">
            <text:p>1,615391</text:p>
          </table:table-cell>
          <table:table-cell office:value-type="float" office:value="1.570744" calcext:value-type="float">
            <text:p>1,570744</text:p>
          </table:table-cell>
          <table:table-cell office:value-type="float" office:value="4.982876" calcext:value-type="float">
            <text:p>4,982876</text:p>
          </table:table-cell>
          <table:table-cell office:value-type="float" office:value="0.190841" calcext:value-type="float">
            <text:p>0,190841</text:p>
          </table:table-cell>
          <table:table-cell office:value-type="float" office:value="11" calcext:value-type="float">
            <text:p>11</text:p>
          </table:table-cell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142" meta:object-count="0"/>
    <meta:generator>LibreOffice/5.3.6.1$Linux_X86_64 LibreOffice_project/30$Build-1</meta:generator>
  </office:meta>
</office:document-meta>
</file>